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.97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16.14mm"/>
    </style:style>
    <style:style style:name="co4" style:family="table-column">
      <style:table-column-properties fo:break-before="auto" style:column-width="21.04mm"/>
    </style:style>
    <style:style style:name="co5" style:family="table-column">
      <style:table-column-properties fo:break-before="auto" style:column-width="18.87mm"/>
    </style:style>
    <style:style style:name="co6" style:family="table-column">
      <style:table-column-properties fo:break-before="auto" style:column-width="22.95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19.14mm"/>
    </style:style>
    <style:style style:name="co9" style:family="table-column">
      <style:table-column-properties fo:break-before="auto" style:column-width="20.5mm"/>
    </style:style>
    <style:style style:name="co10" style:family="table-column">
      <style:table-column-properties fo:break-before="auto" style:column-width="18.04mm"/>
    </style:style>
    <style:style style:name="co11" style:family="table-column">
      <style:table-column-properties fo:break-before="auto" style:column-width="20.78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19.69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ff99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style:font-name-asian="Droid Sans Fallback" style:font-name-complex="FreeSans"/>
    </style:style>
    <style:style style:name="ce14" style:family="table-cell" style:parent-style-name="Default" style:data-style-name="N1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/>
    </style:style>
    <style:style style:name="ce15" style:family="table-cell" style:parent-style-name="Default" style:data-style-name="N1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16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7" style:family="table-cell" style:parent-style-name="Default" style:data-style-name="N1">
      <style:table-cell-properties fo:background-color="#00cc00" style:text-align-source="fix" style:repeat-content="false" fo:border="0.06pt solid #000000" style:vertical-align="middle"/>
      <style:paragraph-properties fo:text-align="center" fo:margin-left="0mm"/>
    </style:style>
    <style:style style:name="ce18" style:family="table-cell" style:parent-style-name="Default" style:data-style-name="N1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19" style:family="table-cell" style:parent-style-name="Default" style:data-style-name="N1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fo:border-bottom="0.06pt solid #000000" fo:background-color="#ff99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106">
      <style:table-cell-properties fo:background-color="#ffff00" style:text-align-source="fix" style:repeat-content="false" fo:border="0.06pt solid #000000" style:vertical-align="middle"/>
      <style:paragraph-properties fo:text-align="center" fo:margin-left="0mm"/>
    </style:style>
    <style:style style:name="ce22" style:family="table-cell" style:parent-style-name="Default" style:data-style-name="N106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106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style:font-name-asian="Droid Sans Fallback" style:font-name-complex="FreeSans"/>
    </style:style>
    <style:style style:name="ce25" style:family="table-cell" style:parent-style-name="Default" style:data-style-name="N2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style:font-name="Liberation Sans" style:font-name-asian="Droid Sans Fallback" style:font-name-complex="FreeSans"/>
    </style:style>
    <style:style style:name="ce26" style:family="table-cell" style:parent-style-name="Default" style:data-style-name="N106">
      <style:table-cell-properties fo:border-bottom="0.06pt solid #000000" fo:background-color="#ff99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7" style:family="table-cell" style:parent-style-name="Default" style:data-style-name="N106">
      <style:table-cell-properties style:text-align-source="fix" style:repeat-content="false" fo:border="none" style:vertical-align="middle"/>
      <style:paragraph-properties fo:text-align="center" fo:margin-left="0mm"/>
    </style:style>
    <style:style style:name="ce28" style:family="table-cell" style:parent-style-name="Default" style:data-style-name="N106">
      <style:table-cell-properties style:text-align-source="fix" style:repeat-content="false" style:vertical-align="middle"/>
      <style:paragraph-properties fo:text-align="center" fo:margin-left="0mm"/>
    </style:style>
    <style:style style:name="ce29" style:family="table-cell" style:parent-style-name="Default" style:data-style-name="N106"/>
    <style:style style:name="ce30" style:family="table-cell" style:parent-style-name="Default" style:data-style-name="N106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1" style:family="table-cell" style:parent-style-name="Default" style:data-style-name="N107">
      <style:table-cell-properties fo:border-bottom="0.06pt solid #000000" fo:background-color="#ff99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Ubuntu" fo:language="none" fo:country="none" fo:font-weight="bold" style:font-name-asian="Ubuntu" style:language-asian="none" style:country-asian="none" style:font-weight-asian="bold" style:font-name-complex="Ubuntu" style:language-complex="none" style:country-complex="none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/>
    </style:style>
    <style:style style:name="ce35" style:family="table-cell" style:parent-style-name="Default" style:data-style-name="N2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/>
    </style:style>
    <style:style style:name="ce36" style:family="table-cell" style:parent-style-name="Default" style:data-style-name="N2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37" style:family="table-cell" style:parent-style-name="Default" style:data-style-name="N2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Liberation Sans" style:font-name-asian="Droid Sans Fallback" style:font-name-complex="FreeSans"/>
    </style:style>
    <style:style style:name="ce38" style:family="table-cell" style:parent-style-name="Default" style:data-style-name="N2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color="#000000" style:font-name="Liberation Sans" style:font-name-asian="Droid Sans Fallback" style:font-name-complex="FreeSans"/>
    </style:style>
    <style:style style:name="ce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ffffff"/>
    </style:style>
    <style:style style:name="ce4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9"/>
        <table:table-column table:style-name="co11" table:default-cell-style-name="ce29"/>
        <table:table-column table:style-name="co9" table:default-cell-style-name="Default"/>
        <table:table-column table:style-name="co1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Low Level Threading Mechanisms</text:p>
          </table:table-cell>
          <table:covered-table-cell table:number-columns-repeated="8" table:style-name="ce9"/>
          <table:covered-table-cell table:number-columns-repeated="2" table:style-name="ce21"/>
          <table:covered-table-cell table:style-name="ce32"/>
          <table:table-cell table:style-name="ce32"/>
          <table:table-cell table:style-name="ce5" office:value-type="string" calcext:value-type="string" table:number-columns-spanned="12" table:number-rows-spanned="1">
            <text:p>FastFlow framework</text:p>
          </table:table-cell>
          <table:covered-table-cell table:number-columns-repeated="8" table:style-name="ce9"/>
          <table:covered-table-cell table:number-columns-repeated="2" table:style-name="ce21"/>
          <table:covered-table-cell table:style-name="ce32"/>
        </table:table-row>
        <table:table-row table:style-name="ro1">
          <table:table-cell table:style-name="ce2" office:value-type="string" calcext:value-type="string" table:number-columns-spanned="1" table:number-rows-spanned="2">
            <text:p>NUM</text:p>
            <text:p>THREADS</text:p>
          </table:table-cell>
          <table:table-cell table:style-name="ce10" office:value-type="string" calcext:value-type="string" table:number-columns-spanned="11" table:number-rows-spanned="1">
            <text:p>XEON HOST</text:p>
          </table:table-cell>
          <table:covered-table-cell table:number-columns-repeated="7" table:style-name="ce2"/>
          <table:covered-table-cell table:number-columns-repeated="2" table:style-name="ce22"/>
          <table:covered-table-cell table:style-name="ce33"/>
          <table:table-cell table:style-name="ce33"/>
          <table:table-cell table:style-name="ce2" office:value-type="string" calcext:value-type="string" table:number-columns-spanned="1" table:number-rows-spanned="2">
            <text:p>NUM</text:p>
            <text:p>THREADS</text:p>
          </table:table-cell>
          <table:table-cell table:style-name="ce10" office:value-type="string" calcext:value-type="string" table:number-columns-spanned="11" table:number-rows-spanned="1">
            <text:p>XEON HOST</text:p>
          </table:table-cell>
          <table:covered-table-cell table:number-columns-repeated="7" table:style-name="ce2"/>
          <table:covered-table-cell table:number-columns-repeated="2" table:style-name="ce22"/>
          <table:covered-table-cell table:style-name="ce33"/>
        </table:table-row>
        <table:table-row table:style-name="ro2">
          <table:covered-table-cell table:style-name="ce2"/>
          <table:table-cell table:style-name="ce2" office:value-type="string" calcext:value-type="string">
            <text:p>INIT</text:p>
            <text:p>PHASE</text:p>
          </table:table-cell>
          <table:table-cell table:style-name="ce2" office:value-type="string" calcext:value-type="string">
            <text:p>COPY</text:p>
            <text:p>BORDER</text:p>
          </table:table-cell>
          <table:table-cell table:style-name="ce2" office:value-type="string" calcext:value-type="string">
            <text:p>CREATING</text:p>
            <text:p>THREADS</text:p>
          </table:table-cell>
          <table:table-cell table:style-name="ce2" office:value-type="string" calcext:value-type="string">
            <text:p>BARRIER</text:p>
            <text:p>PHASE</text:p>
          </table:table-cell>
          <table:table-cell table:style-name="ce2" office:value-type="string" calcext:value-type="string">
            <text:p>COMPLETE</text:p>
            <text:p>GOL</text:p>
          </table:table-cell>
          <table:table-cell table:style-name="ce2" office:value-type="string" calcext:value-type="string">
            <text:p>Completion</text:p>
            <text:p>Time (ms)</text:p>
          </table:table-cell>
          <table:table-cell table:style-name="ce19" office:value-type="string" calcext:value-type="string">
            <text:p>Overhead</text:p>
            <text:p>(ms)</text:p>
          </table:table-cell>
          <table:table-cell table:style-name="ce2" office:value-type="string" calcext:value-type="string">
            <text:p>Ideal Time</text:p>
            <text:p>(ms)</text:p>
          </table:table-cell>
          <table:table-cell table:style-name="ce22" office:value-type="string" calcext:value-type="string">
            <text:p>Speedup</text:p>
          </table:table-cell>
          <table:table-cell table:style-name="ce30" office:value-type="string" calcext:value-type="string">
            <text:p>Scalability</text:p>
          </table:table-cell>
          <table:table-cell table:style-name="ce2" office:value-type="string" calcext:value-type="string">
            <text:p>Efficiency</text:p>
          </table:table-cell>
          <table:table-cell table:style-name="ce33"/>
          <table:covered-table-cell table:style-name="ce2"/>
          <table:table-cell table:style-name="ce2" office:value-type="string" calcext:value-type="string">
            <text:p>INIT</text:p>
            <text:p>PHASE</text:p>
          </table:table-cell>
          <table:table-cell table:style-name="ce2" office:value-type="string" calcext:value-type="string">
            <text:p>COPY</text:p>
            <text:p>BORDER</text:p>
          </table:table-cell>
          <table:table-cell table:style-name="ce2" office:value-type="string" calcext:value-type="string">
            <text:p>CREATING</text:p>
            <text:p>THREADS</text:p>
          </table:table-cell>
          <table:table-cell table:style-name="ce2" office:value-type="string" calcext:value-type="string">
            <text:p>BARRIER</text:p>
            <text:p>PHASE</text:p>
          </table:table-cell>
          <table:table-cell table:style-name="ce2" office:value-type="string" calcext:value-type="string">
            <text:p>COMPLETE</text:p>
            <text:p>GOL</text:p>
          </table:table-cell>
          <table:table-cell table:style-name="ce2" office:value-type="string" calcext:value-type="string">
            <text:p>Completion</text:p>
            <text:p>Time (ms)</text:p>
          </table:table-cell>
          <table:table-cell table:style-name="ce19" office:value-type="string" calcext:value-type="string">
            <text:p>Overhead</text:p>
            <text:p>(ms)</text:p>
          </table:table-cell>
          <table:table-cell table:style-name="ce2" office:value-type="string" calcext:value-type="string">
            <text:p>Ideal Time</text:p>
            <text:p>(ms)</text:p>
          </table:table-cell>
          <table:table-cell table:style-name="ce22" office:value-type="string" calcext:value-type="string">
            <text:p>Speedup</text:p>
          </table:table-cell>
          <table:table-cell table:style-name="ce30" office:value-type="string" calcext:value-type="string">
            <text:p>Scalability</text:p>
          </table:table-cell>
          <table:table-cell table:style-name="ce2" office:value-type="string" calcext:value-type="string">
            <text:p>Efficiency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867687" calcext:value-type="float">
            <text:p>867687</text:p>
          </table:table-cell>
          <table:table-cell table:style-name="ce3" office:value-type="float" office:value="5739" calcext:value-type="float">
            <text:p>573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3" office:value-type="float" office:value="16675225" calcext:value-type="float">
            <text:p>16675225</text:p>
          </table:table-cell>
          <table:table-cell table:style-name="ce14" table:formula="of:=([.F4]+[.B4])/1000" office:value-type="float" office:value="17542.912" calcext:value-type="float">
            <text:p>17543</text:p>
          </table:table-cell>
          <table:table-cell table:style-name="ce14" table:number-columns-repeated="2"/>
          <table:table-cell table:style-name="ce23" table:number-columns-repeated="2"/>
          <table:table-cell table:style-name="ce34"/>
          <table:table-cell table:style-name="ce32"/>
          <table:table-cell table:style-name="ce3" office:value-type="float" office:value="0" calcext:value-type="float">
            <text:p>0</text:p>
          </table:table-cell>
          <table:table-cell table:style-name="ce3" office:value-type="float" office:value="792558" calcext:value-type="float">
            <text:p>792558</text:p>
          </table:table-cell>
          <table:table-cell table:style-name="ce3" office:value-type="float" office:value="5884" calcext:value-type="float">
            <text:p>588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8246084" calcext:value-type="float">
            <text:p>18246084</text:p>
          </table:table-cell>
          <table:table-cell table:style-name="ce14" table:formula="of:=([.S4]+[.O4])/1000" office:value-type="float" office:value="19038.642" calcext:value-type="float">
            <text:p>19039</text:p>
          </table:table-cell>
          <table:table-cell table:style-name="ce14" table:number-columns-repeated="2"/>
          <table:table-cell table:style-name="ce23" table:number-columns-repeated="2"/>
          <table:table-cell table:style-name="ce3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865267" calcext:value-type="float">
            <text:p>865267</text:p>
          </table:table-cell>
          <table:table-cell table:style-name="ce3" office:value-type="float" office:value="10070" calcext:value-type="float">
            <text:p>1007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5577" calcext:value-type="float">
            <text:p>5577</text:p>
          </table:table-cell>
          <table:table-cell table:style-name="ce3" office:value-type="float" office:value="17017433" calcext:value-type="float">
            <text:p>17017433</text:p>
          </table:table-cell>
          <table:table-cell table:style-name="ce14" table:formula="of:=([.F5]+[.B5])/1000" office:value-type="float" office:value="17882.7" calcext:value-type="float">
            <text:p>17883</text:p>
          </table:table-cell>
          <table:table-cell table:style-name="ce14" table:formula="of:=([.D5]+[.E5])/1000" office:value-type="float" office:value="5.62" calcext:value-type="float">
            <text:p>6</text:p>
          </table:table-cell>
          <table:table-cell table:style-name="ce14" table:formula="of:=[.$G$4]/[.$A5]" office:value-type="float" office:value="17542.912" calcext:value-type="float">
            <text:p>17543</text:p>
          </table:table-cell>
          <table:table-cell table:style-name="ce24" table:formula="of:=[.$G$4]/[.G5]" office:value-type="float" office:value="0.980999066136545" calcext:value-type="float">
            <text:p>0,98</text:p>
          </table:table-cell>
          <table:table-cell table:style-name="ce24" table:formula="of:=[.$G$5]/[.G5]" office:value-type="float" office:value="1" calcext:value-type="float">
            <text:p>1,00</text:p>
          </table:table-cell>
          <table:table-cell table:style-name="ce35" table:formula="of:=[.I5]/[.G5]" office:value-type="float" office:value="0.980999066136545" calcext:value-type="float">
            <text:p>0,98</text:p>
          </table:table-cell>
          <table:table-cell table:style-name="ce40"/>
          <table:table-cell table:style-name="ce3" office:value-type="float" office:value="1" calcext:value-type="float">
            <text:p>1</text:p>
          </table:table-cell>
          <table:table-cell table:style-name="ce3" office:value-type="float" office:value="538541" calcext:value-type="float">
            <text:p>538541</text:p>
          </table:table-cell>
          <table:table-cell table:style-name="ce3" office:value-type="float" office:value="14943" calcext:value-type="float">
            <text:p>14943</text:p>
          </table:table-cell>
          <table:table-cell table:style-name="ce3" office:value-type="float" office:value="4361" calcext:value-type="float">
            <text:p>436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563649" calcext:value-type="float">
            <text:p>19563649</text:p>
          </table:table-cell>
          <table:table-cell table:style-name="ce14" table:formula="of:=([.S5]+[.O5])/1000" office:value-type="float" office:value="20102.19" calcext:value-type="float">
            <text:p>20102</text:p>
          </table:table-cell>
          <table:table-cell table:style-name="ce14" table:formula="of:=([.Q5]+[.R5])/1000" office:value-type="float" office:value="4.379" calcext:value-type="float">
            <text:p>4</text:p>
          </table:table-cell>
          <table:table-cell table:style-name="ce14" table:formula="of:=[.$T$4]/[.$N5]" office:value-type="float" office:value="19038.642" calcext:value-type="float">
            <text:p>19039</text:p>
          </table:table-cell>
          <table:table-cell table:style-name="ce24" table:formula="of:=[.$T$4]/[.T5]" office:value-type="float" office:value="0.947092928680905" calcext:value-type="float">
            <text:p>0,95</text:p>
          </table:table-cell>
          <table:table-cell table:style-name="ce24" table:formula="of:=[.$T$5]/[.T5]" office:value-type="float" office:value="1" calcext:value-type="float">
            <text:p>1,00</text:p>
          </table:table-cell>
          <table:table-cell table:style-name="ce35" table:formula="of:=[.V5]/[.T5]" office:value-type="float" office:value="0.947092928680905" calcext:value-type="float">
            <text:p>0,95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991134" calcext:value-type="float">
            <text:p>991134</text:p>
          </table:table-cell>
          <table:table-cell table:style-name="ce3" office:value-type="float" office:value="7569" calcext:value-type="float">
            <text:p>7569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5957" calcext:value-type="float">
            <text:p>5957</text:p>
          </table:table-cell>
          <table:table-cell table:style-name="ce3" office:value-type="float" office:value="8913073" calcext:value-type="float">
            <text:p>8913073</text:p>
          </table:table-cell>
          <table:table-cell table:style-name="ce14" table:formula="of:=([.F6]+[.B6])/1000" office:value-type="float" office:value="9904.207" calcext:value-type="float">
            <text:p>9904</text:p>
          </table:table-cell>
          <table:table-cell table:style-name="ce14" table:formula="of:=([.D6]+[.E6])/1000" office:value-type="float" office:value="6.035" calcext:value-type="float">
            <text:p>6</text:p>
          </table:table-cell>
          <table:table-cell table:style-name="ce14" table:formula="of:=[.$G$4]/[.$A6]" office:value-type="float" office:value="8771.456" calcext:value-type="float">
            <text:p>8771</text:p>
          </table:table-cell>
          <table:table-cell table:style-name="ce24" table:formula="of:=[.$G$4]/[.G6]" office:value-type="float" office:value="1.77125861767631" calcext:value-type="float">
            <text:p>1,77</text:p>
          </table:table-cell>
          <table:table-cell table:style-name="ce24" table:formula="of:=[.$G$5]/[.G6]" office:value-type="float" office:value="1.80556605894849" calcext:value-type="float">
            <text:p>1,81</text:p>
          </table:table-cell>
          <table:table-cell table:style-name="ce35" table:formula="of:=[.I6]/[.G6]" office:value-type="float" office:value="0.885629308838153" calcext:value-type="float">
            <text:p>0,89</text:p>
          </table:table-cell>
          <table:table-cell table:style-name="ce40"/>
          <table:table-cell table:style-name="ce3" office:value-type="float" office:value="2" calcext:value-type="float">
            <text:p>2</text:p>
          </table:table-cell>
          <table:table-cell table:style-name="ce3" office:value-type="float" office:value="540069" calcext:value-type="float">
            <text:p>540069</text:p>
          </table:table-cell>
          <table:table-cell table:style-name="ce3" office:value-type="float" office:value="12552" calcext:value-type="float">
            <text:p>12552</text:p>
          </table:table-cell>
          <table:table-cell table:style-name="ce3" office:value-type="float" office:value="4650" calcext:value-type="float">
            <text:p>4650</text:p>
          </table:table-cell>
          <table:table-cell table:style-name="ce3" office:value-type="float" office:value="166775" calcext:value-type="float">
            <text:p>166775</text:p>
          </table:table-cell>
          <table:table-cell table:style-name="ce3" office:value-type="float" office:value="8579238" calcext:value-type="float">
            <text:p>8579238</text:p>
          </table:table-cell>
          <table:table-cell table:style-name="ce14" table:formula="of:=([.S6]+[.O6])/1000" office:value-type="float" office:value="9119.307" calcext:value-type="float">
            <text:p>9119</text:p>
          </table:table-cell>
          <table:table-cell table:style-name="ce14" table:formula="of:=([.Q6]+[.R6])/1000" office:value-type="float" office:value="171.425" calcext:value-type="float">
            <text:p>171</text:p>
          </table:table-cell>
          <table:table-cell table:style-name="ce14" table:formula="of:=[.$T$4]/[.$N6]" office:value-type="float" office:value="9519.321" calcext:value-type="float">
            <text:p>9519</text:p>
          </table:table-cell>
          <table:table-cell table:style-name="ce24" table:formula="of:=[.$T$4]/[.T6]" office:value-type="float" office:value="2.08772903467336" calcext:value-type="float">
            <text:p>2,09</text:p>
          </table:table-cell>
          <table:table-cell table:style-name="ce24" table:formula="of:=[.$T$5]/[.T6]" office:value-type="float" office:value="2.20435500197548" calcext:value-type="float">
            <text:p>2,20</text:p>
          </table:table-cell>
          <table:table-cell table:style-name="ce35" table:formula="of:=[.V6]/[.T6]" office:value-type="float" office:value="1.04386451733668" calcext:value-type="float">
            <text:p>1,04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932717" calcext:value-type="float">
            <text:p>932717</text:p>
          </table:table-cell>
          <table:table-cell table:style-name="ce3" office:value-type="float" office:value="7649" calcext:value-type="float">
            <text:p>7649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5975" calcext:value-type="float">
            <text:p>5975</text:p>
          </table:table-cell>
          <table:table-cell table:style-name="ce3" office:value-type="float" office:value="6134532" calcext:value-type="float">
            <text:p>6134532</text:p>
          </table:table-cell>
          <table:table-cell table:style-name="ce14" table:formula="of:=([.F7]+[.B7])/1000" office:value-type="float" office:value="7067.249" calcext:value-type="float">
            <text:p>7067</text:p>
          </table:table-cell>
          <table:table-cell table:style-name="ce14" table:formula="of:=([.D7]+[.E7])/1000" office:value-type="float" office:value="6.083" calcext:value-type="float">
            <text:p>6</text:p>
          </table:table-cell>
          <table:table-cell table:style-name="ce14" table:formula="of:=[.$G$4]/[.$A7]" office:value-type="float" office:value="5847.63733333333" calcext:value-type="float">
            <text:p>5848</text:p>
          </table:table-cell>
          <table:table-cell table:style-name="ce24" table:formula="of:=[.$G$4]/[.G7]" office:value-type="float" office:value="2.48228299300053" calcext:value-type="float">
            <text:p>2,48</text:p>
          </table:table-cell>
          <table:table-cell table:style-name="ce24" table:formula="of:=[.$G$5]/[.G7]" office:value-type="float" office:value="2.53036223854572" calcext:value-type="float">
            <text:p>2,53</text:p>
          </table:table-cell>
          <table:table-cell table:style-name="ce35" table:formula="of:=[.I7]/[.G7]" office:value-type="float" office:value="0.82742766433351" calcext:value-type="float">
            <text:p>0,83</text:p>
          </table:table-cell>
          <table:table-cell table:style-name="ce40"/>
          <table:table-cell table:style-name="ce3" office:value-type="float" office:value="3" calcext:value-type="float">
            <text:p>3</text:p>
          </table:table-cell>
          <table:table-cell table:style-name="ce3" office:value-type="float" office:value="572229" calcext:value-type="float">
            <text:p>572229</text:p>
          </table:table-cell>
          <table:table-cell table:style-name="ce3" office:value-type="float" office:value="16007" calcext:value-type="float">
            <text:p>16007</text:p>
          </table:table-cell>
          <table:table-cell table:style-name="ce3" office:value-type="float" office:value="15107" calcext:value-type="float">
            <text:p>15107</text:p>
          </table:table-cell>
          <table:table-cell table:style-name="ce3" office:value-type="float" office:value="275417" calcext:value-type="float">
            <text:p>275417</text:p>
          </table:table-cell>
          <table:table-cell table:style-name="ce3" office:value-type="float" office:value="11044095" calcext:value-type="float">
            <text:p>11044095</text:p>
          </table:table-cell>
          <table:table-cell table:style-name="ce14" table:formula="of:=([.S7]+[.O7])/1000" office:value-type="float" office:value="11616.324" calcext:value-type="float">
            <text:p>11616</text:p>
          </table:table-cell>
          <table:table-cell table:style-name="ce14" table:formula="of:=([.Q7]+[.R7])/1000" office:value-type="float" office:value="290.524" calcext:value-type="float">
            <text:p>291</text:p>
          </table:table-cell>
          <table:table-cell table:style-name="ce14" table:formula="of:=[.$T$4]/[.$N7]" office:value-type="float" office:value="6346.214" calcext:value-type="float">
            <text:p>6346</text:p>
          </table:table-cell>
          <table:table-cell table:style-name="ce24" table:formula="of:=[.$T$4]/[.T7]" office:value-type="float" office:value="1.63895583490956" calcext:value-type="float">
            <text:p>1,64</text:p>
          </table:table-cell>
          <table:table-cell table:style-name="ce24" table:formula="of:=[.$T$5]/[.T7]" office:value-type="float" office:value="1.73051216546646" calcext:value-type="float">
            <text:p>1,73</text:p>
          </table:table-cell>
          <table:table-cell table:style-name="ce35" table:formula="of:=[.V7]/[.T7]" office:value-type="float" office:value="0.546318611636521" calcext:value-type="float">
            <text:p>0,55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512322" calcext:value-type="float">
            <text:p>512322</text:p>
          </table:table-cell>
          <table:table-cell table:style-name="ce3" office:value-type="float" office:value="7672" calcext:value-type="float">
            <text:p>7672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6578" calcext:value-type="float">
            <text:p>6578</text:p>
          </table:table-cell>
          <table:table-cell table:style-name="ce3" office:value-type="float" office:value="4869716" calcext:value-type="float">
            <text:p>4869716</text:p>
          </table:table-cell>
          <table:table-cell table:style-name="ce14" table:formula="of:=([.F8]+[.B8])/1000" office:value-type="float" office:value="5382.038" calcext:value-type="float">
            <text:p>5382</text:p>
          </table:table-cell>
          <table:table-cell table:style-name="ce14" table:formula="of:=([.D8]+[.E8])/1000" office:value-type="float" office:value="6.715" calcext:value-type="float">
            <text:p>7</text:p>
          </table:table-cell>
          <table:table-cell table:style-name="ce14" table:formula="of:=[.$G$4]/[.$A8]" office:value-type="float" office:value="4385.728" calcext:value-type="float">
            <text:p>4386</text:p>
          </table:table-cell>
          <table:table-cell table:style-name="ce24" table:formula="of:=[.$G$4]/[.G8]" office:value-type="float" office:value="3.25952956853891" calcext:value-type="float">
            <text:p>3,26</text:p>
          </table:table-cell>
          <table:table-cell table:style-name="ce24" table:formula="of:=[.$G$5]/[.G8]" office:value-type="float" office:value="3.3226632736521" calcext:value-type="float">
            <text:p>3,32</text:p>
          </table:table-cell>
          <table:table-cell table:style-name="ce35" table:formula="of:=[.I8]/[.G8]" office:value-type="float" office:value="0.814882392134727" calcext:value-type="float">
            <text:p>0,81</text:p>
          </table:table-cell>
          <table:table-cell table:style-name="ce40"/>
          <table:table-cell table:style-name="ce3" office:value-type="float" office:value="4" calcext:value-type="float">
            <text:p>4</text:p>
          </table:table-cell>
          <table:table-cell table:style-name="ce3" office:value-type="float" office:value="526509" calcext:value-type="float">
            <text:p>526509</text:p>
          </table:table-cell>
          <table:table-cell table:style-name="ce3" office:value-type="float" office:value="13269" calcext:value-type="float">
            <text:p>13269</text:p>
          </table:table-cell>
          <table:table-cell table:style-name="ce3" office:value-type="float" office:value="4011" calcext:value-type="float">
            <text:p>4011</text:p>
          </table:table-cell>
          <table:table-cell table:style-name="ce3" office:value-type="float" office:value="209188" calcext:value-type="float">
            <text:p>209188</text:p>
          </table:table-cell>
          <table:table-cell table:style-name="ce3" office:value-type="float" office:value="4799213" calcext:value-type="float">
            <text:p>4799213</text:p>
          </table:table-cell>
          <table:table-cell table:style-name="ce14" table:formula="of:=([.S8]+[.O8])/1000" office:value-type="float" office:value="5325.722" calcext:value-type="float">
            <text:p>5326</text:p>
          </table:table-cell>
          <table:table-cell table:style-name="ce14" table:formula="of:=([.Q8]+[.R8])/1000" office:value-type="float" office:value="213.199" calcext:value-type="float">
            <text:p>213</text:p>
          </table:table-cell>
          <table:table-cell table:style-name="ce14" table:formula="of:=[.$T$4]/[.$N8]" office:value-type="float" office:value="4759.6605" calcext:value-type="float">
            <text:p>4760</text:p>
          </table:table-cell>
          <table:table-cell table:style-name="ce24" table:formula="of:=[.$T$4]/[.T8]" office:value-type="float" office:value="3.57484712870856" calcext:value-type="float">
            <text:p>3,57</text:p>
          </table:table-cell>
          <table:table-cell table:style-name="ce24" table:formula="of:=[.$T$5]/[.T8]" office:value-type="float" office:value="3.77454737592387" calcext:value-type="float">
            <text:p>3,77</text:p>
          </table:table-cell>
          <table:table-cell table:style-name="ce35" table:formula="of:=[.V8]/[.T8]" office:value-type="float" office:value="0.89371178217714" calcext:value-type="float">
            <text:p>0,89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509878" calcext:value-type="float">
            <text:p>509878</text:p>
          </table:table-cell>
          <table:table-cell table:style-name="ce3" office:value-type="float" office:value="7756" calcext:value-type="float">
            <text:p>7756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843" calcext:value-type="float">
            <text:p>6843</text:p>
          </table:table-cell>
          <table:table-cell table:style-name="ce3" office:value-type="float" office:value="4122165" calcext:value-type="float">
            <text:p>4122165</text:p>
          </table:table-cell>
          <table:table-cell table:style-name="ce14" table:formula="of:=([.F9]+[.B9])/1000" office:value-type="float" office:value="4632.043" calcext:value-type="float">
            <text:p>4632</text:p>
          </table:table-cell>
          <table:table-cell table:style-name="ce14" table:formula="of:=([.D9]+[.E9])/1000" office:value-type="float" office:value="7.003" calcext:value-type="float">
            <text:p>7</text:p>
          </table:table-cell>
          <table:table-cell table:style-name="ce14" table:formula="of:=[.$G$4]/[.$A9]" office:value-type="float" office:value="3508.5824" calcext:value-type="float">
            <text:p>3509</text:p>
          </table:table-cell>
          <table:table-cell table:style-name="ce24" table:formula="of:=[.$G$4]/[.G9]" office:value-type="float" office:value="3.78729472070963" calcext:value-type="float">
            <text:p>3,79</text:p>
          </table:table-cell>
          <table:table-cell table:style-name="ce24" table:formula="of:=[.$G$5]/[.G9]" office:value-type="float" office:value="3.86065068912357" calcext:value-type="float">
            <text:p>3,86</text:p>
          </table:table-cell>
          <table:table-cell table:style-name="ce35" table:formula="of:=[.I9]/[.G9]" office:value-type="float" office:value="0.757458944141926" calcext:value-type="float">
            <text:p>0,76</text:p>
          </table:table-cell>
          <table:table-cell table:style-name="ce40"/>
          <table:table-cell table:style-name="ce3" office:value-type="float" office:value="5" calcext:value-type="float">
            <text:p>5</text:p>
          </table:table-cell>
          <table:table-cell table:style-name="ce3" office:value-type="float" office:value="547720" calcext:value-type="float">
            <text:p>547720</text:p>
          </table:table-cell>
          <table:table-cell table:style-name="ce3" office:value-type="float" office:value="11342" calcext:value-type="float">
            <text:p>11342</text:p>
          </table:table-cell>
          <table:table-cell table:style-name="ce3" office:value-type="float" office:value="4254" calcext:value-type="float">
            <text:p>4254</text:p>
          </table:table-cell>
          <table:table-cell table:style-name="ce3" office:value-type="float" office:value="272444" calcext:value-type="float">
            <text:p>272444</text:p>
          </table:table-cell>
          <table:table-cell table:style-name="ce3" office:value-type="float" office:value="4633186" calcext:value-type="float">
            <text:p>4633186</text:p>
          </table:table-cell>
          <table:table-cell table:style-name="ce14" table:formula="of:=([.S9]+[.O9])/1000" office:value-type="float" office:value="5180.906" calcext:value-type="float">
            <text:p>5181</text:p>
          </table:table-cell>
          <table:table-cell table:style-name="ce14" table:formula="of:=([.Q9]+[.R9])/1000" office:value-type="float" office:value="276.698" calcext:value-type="float">
            <text:p>277</text:p>
          </table:table-cell>
          <table:table-cell table:style-name="ce14" table:formula="of:=[.$T$4]/[.$N9]" office:value-type="float" office:value="3807.7284" calcext:value-type="float">
            <text:p>3808</text:p>
          </table:table-cell>
          <table:table-cell table:style-name="ce24" table:formula="of:=[.$T$4]/[.T9]" office:value-type="float" office:value="3.67477078333403" calcext:value-type="float">
            <text:p>3,67</text:p>
          </table:table-cell>
          <table:table-cell table:style-name="ce24" table:formula="of:=[.$T$5]/[.T9]" office:value-type="float" office:value="3.88005302547469" calcext:value-type="float">
            <text:p>3,88</text:p>
          </table:table-cell>
          <table:table-cell table:style-name="ce35" table:formula="of:=[.V9]/[.T9]" office:value-type="float" office:value="0.734954156666807" calcext:value-type="float">
            <text:p>0,73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509536" calcext:value-type="float">
            <text:p>509536</text:p>
          </table:table-cell>
          <table:table-cell table:style-name="ce3" office:value-type="float" office:value="7479" calcext:value-type="float">
            <text:p>7479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7331" calcext:value-type="float">
            <text:p>7331</text:p>
          </table:table-cell>
          <table:table-cell table:style-name="ce3" office:value-type="float" office:value="3518273" calcext:value-type="float">
            <text:p>3518273</text:p>
          </table:table-cell>
          <table:table-cell table:style-name="ce14" table:formula="of:=([.F10]+[.B10])/1000" office:value-type="float" office:value="4027.809" calcext:value-type="float">
            <text:p>4028</text:p>
          </table:table-cell>
          <table:table-cell table:style-name="ce14" table:formula="of:=([.D10]+[.E10])/1000" office:value-type="float" office:value="7.485" calcext:value-type="float">
            <text:p>7</text:p>
          </table:table-cell>
          <table:table-cell table:style-name="ce14" table:formula="of:=[.$G$4]/[.$A10]" office:value-type="float" office:value="2923.81866666667" calcext:value-type="float">
            <text:p>2924</text:p>
          </table:table-cell>
          <table:table-cell table:style-name="ce24" table:formula="of:=[.$G$4]/[.G10]" office:value-type="float" office:value="4.35544783776986" calcext:value-type="float">
            <text:p>4,36</text:p>
          </table:table-cell>
          <table:table-cell table:style-name="ce24" table:formula="of:=[.$G$5]/[.G10]" office:value-type="float" office:value="4.43980834245119" calcext:value-type="float">
            <text:p>4,44</text:p>
          </table:table-cell>
          <table:table-cell table:style-name="ce35" table:formula="of:=[.I10]/[.G10]" office:value-type="float" office:value="0.725907972961644" calcext:value-type="float">
            <text:p>0,73</text:p>
          </table:table-cell>
          <table:table-cell table:style-name="ce40"/>
          <table:table-cell table:style-name="ce3" office:value-type="float" office:value="6" calcext:value-type="float">
            <text:p>6</text:p>
          </table:table-cell>
          <table:table-cell table:style-name="ce3" office:value-type="float" office:value="656303" calcext:value-type="float">
            <text:p>656303</text:p>
          </table:table-cell>
          <table:table-cell table:style-name="ce3" office:value-type="float" office:value="17345" calcext:value-type="float">
            <text:p>17345</text:p>
          </table:table-cell>
          <table:table-cell table:style-name="ce3" office:value-type="float" office:value="26784" calcext:value-type="float">
            <text:p>26784</text:p>
          </table:table-cell>
          <table:table-cell table:style-name="ce3" office:value-type="float" office:value="614000" calcext:value-type="float">
            <text:p>614000</text:p>
          </table:table-cell>
          <table:table-cell table:style-name="ce3" office:value-type="float" office:value="7345486" calcext:value-type="float">
            <text:p>7345486</text:p>
          </table:table-cell>
          <table:table-cell table:style-name="ce14" table:formula="of:=([.S10]+[.O10])/1000" office:value-type="float" office:value="8001.789" calcext:value-type="float">
            <text:p>8002</text:p>
          </table:table-cell>
          <table:table-cell table:style-name="ce14" table:formula="of:=([.Q10]+[.R10])/1000" office:value-type="float" office:value="640.784" calcext:value-type="float">
            <text:p>641</text:p>
          </table:table-cell>
          <table:table-cell table:style-name="ce14" table:formula="of:=[.$T$4]/[.$N10]" office:value-type="float" office:value="3173.107" calcext:value-type="float">
            <text:p>3173</text:p>
          </table:table-cell>
          <table:table-cell table:style-name="ce24" table:formula="of:=[.$T$4]/[.T10]" office:value-type="float" office:value="2.37929817944462" calcext:value-type="float">
            <text:p>2,38</text:p>
          </table:table-cell>
          <table:table-cell table:style-name="ce24" table:formula="of:=[.$T$5]/[.T10]" office:value-type="float" office:value="2.5122119566012" calcext:value-type="float">
            <text:p>2,51</text:p>
          </table:table-cell>
          <table:table-cell table:style-name="ce35" table:formula="of:=[.V10]/[.T10]" office:value-type="float" office:value="0.396549696574104" calcext:value-type="float">
            <text:p>0,40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509353" calcext:value-type="float">
            <text:p>509353</text:p>
          </table:table-cell>
          <table:table-cell table:style-name="ce3" office:value-type="float" office:value="7346" calcext:value-type="float">
            <text:p>7346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7361" calcext:value-type="float">
            <text:p>7361</text:p>
          </table:table-cell>
          <table:table-cell table:style-name="ce3" office:value-type="float" office:value="3063414" calcext:value-type="float">
            <text:p>3063414</text:p>
          </table:table-cell>
          <table:table-cell table:style-name="ce14" table:formula="of:=([.F11]+[.B11])/1000" office:value-type="float" office:value="3572.767" calcext:value-type="float">
            <text:p>3573</text:p>
          </table:table-cell>
          <table:table-cell table:style-name="ce14" table:formula="of:=([.D11]+[.E11])/1000" office:value-type="float" office:value="7.543" calcext:value-type="float">
            <text:p>8</text:p>
          </table:table-cell>
          <table:table-cell table:style-name="ce14" table:formula="of:=[.$G$4]/[.$A11]" office:value-type="float" office:value="2506.13028571429" calcext:value-type="float">
            <text:p>2506</text:p>
          </table:table-cell>
          <table:table-cell table:style-name="ce24" table:formula="of:=[.$G$4]/[.G11]" office:value-type="float" office:value="4.91017522273353" calcext:value-type="float">
            <text:p>4,91</text:p>
          </table:table-cell>
          <table:table-cell table:style-name="ce24" table:formula="of:=[.$G$5]/[.G11]" office:value-type="float" office:value="5.00528022118431" calcext:value-type="float">
            <text:p>5,01</text:p>
          </table:table-cell>
          <table:table-cell table:style-name="ce35" table:formula="of:=[.I11]/[.G11]" office:value-type="float" office:value="0.701453603247647" calcext:value-type="float">
            <text:p>0,70</text:p>
          </table:table-cell>
          <table:table-cell table:style-name="ce40"/>
          <table:table-cell table:style-name="ce3" office:value-type="float" office:value="7" calcext:value-type="float">
            <text:p>7</text:p>
          </table:table-cell>
          <table:table-cell table:style-name="ce3" office:value-type="float" office:value="682521" calcext:value-type="float">
            <text:p>682521</text:p>
          </table:table-cell>
          <table:table-cell table:style-name="ce3" office:value-type="float" office:value="15093" calcext:value-type="float">
            <text:p>15093</text:p>
          </table:table-cell>
          <table:table-cell table:style-name="ce3" office:value-type="float" office:value="5313" calcext:value-type="float">
            <text:p>5313</text:p>
          </table:table-cell>
          <table:table-cell table:style-name="ce3" office:value-type="float" office:value="795636" calcext:value-type="float">
            <text:p>795636</text:p>
          </table:table-cell>
          <table:table-cell table:style-name="ce3" office:value-type="float" office:value="4173852" calcext:value-type="float">
            <text:p>4173852</text:p>
          </table:table-cell>
          <table:table-cell table:style-name="ce14" table:formula="of:=([.S11]+[.O11])/1000" office:value-type="float" office:value="4856.373" calcext:value-type="float">
            <text:p>4856</text:p>
          </table:table-cell>
          <table:table-cell table:style-name="ce14" table:formula="of:=([.Q11]+[.R11])/1000" office:value-type="float" office:value="800.949" calcext:value-type="float">
            <text:p>801</text:p>
          </table:table-cell>
          <table:table-cell table:style-name="ce14" table:formula="of:=[.$T$4]/[.$N11]" office:value-type="float" office:value="2719.806" calcext:value-type="float">
            <text:p>2720</text:p>
          </table:table-cell>
          <table:table-cell table:style-name="ce24" table:formula="of:=[.$T$4]/[.T11]" office:value-type="float" office:value="3.92034178593778" calcext:value-type="float">
            <text:p>3,92</text:p>
          </table:table-cell>
          <table:table-cell table:style-name="ce24" table:formula="of:=[.$T$5]/[.T11]" office:value-type="float" office:value="4.13934226221915" calcext:value-type="float">
            <text:p>4,14</text:p>
          </table:table-cell>
          <table:table-cell table:style-name="ce35" table:formula="of:=[.V11]/[.T11]" office:value-type="float" office:value="0.56004882656254" calcext:value-type="float">
            <text:p>0,56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509341" calcext:value-type="float">
            <text:p>509341</text:p>
          </table:table-cell>
          <table:table-cell table:style-name="ce3" office:value-type="float" office:value="7356" calcext:value-type="float">
            <text:p>7356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7444" calcext:value-type="float">
            <text:p>7444</text:p>
          </table:table-cell>
          <table:table-cell table:style-name="ce3" office:value-type="float" office:value="2742993" calcext:value-type="float">
            <text:p>2742993</text:p>
          </table:table-cell>
          <table:table-cell table:style-name="ce14" table:formula="of:=([.F12]+[.B12])/1000" office:value-type="float" office:value="3252.334" calcext:value-type="float">
            <text:p>3252</text:p>
          </table:table-cell>
          <table:table-cell table:style-name="ce14" table:formula="of:=([.D12]+[.E12])/1000" office:value-type="float" office:value="7.661" calcext:value-type="float">
            <text:p>8</text:p>
          </table:table-cell>
          <table:table-cell table:style-name="ce14" table:formula="of:=[.$G$4]/[.$A12]" office:value-type="float" office:value="2192.864" calcext:value-type="float">
            <text:p>2193</text:p>
          </table:table-cell>
          <table:table-cell table:style-name="ce24" table:formula="of:=[.$G$4]/[.G12]" office:value-type="float" office:value="5.39394539429222" calcext:value-type="float">
            <text:p>5,39</text:p>
          </table:table-cell>
          <table:table-cell table:style-name="ce24" table:formula="of:=[.$G$5]/[.G12]" office:value-type="float" office:value="5.49842051892579" calcext:value-type="float">
            <text:p>5,50</text:p>
          </table:table-cell>
          <table:table-cell table:style-name="ce35" table:formula="of:=[.I12]/[.G12]" office:value-type="float" office:value="0.674243174286528" calcext:value-type="float">
            <text:p>0,67</text:p>
          </table:table-cell>
          <table:table-cell table:style-name="ce40"/>
          <table:table-cell table:style-name="ce3" office:value-type="float" office:value="8" calcext:value-type="float">
            <text:p>8</text:p>
          </table:table-cell>
          <table:table-cell table:style-name="ce3" office:value-type="float" office:value="786375" calcext:value-type="float">
            <text:p>786375</text:p>
          </table:table-cell>
          <table:table-cell table:style-name="ce3" office:value-type="float" office:value="10908" calcext:value-type="float">
            <text:p>10908</text:p>
          </table:table-cell>
          <table:table-cell table:style-name="ce3" office:value-type="float" office:value="4447" calcext:value-type="float">
            <text:p>4447</text:p>
          </table:table-cell>
          <table:table-cell table:style-name="ce3" office:value-type="float" office:value="664978" calcext:value-type="float">
            <text:p>664978</text:p>
          </table:table-cell>
          <table:table-cell table:style-name="ce3" office:value-type="float" office:value="3286621" calcext:value-type="float">
            <text:p>3286621</text:p>
          </table:table-cell>
          <table:table-cell table:style-name="ce14" table:formula="of:=([.S12]+[.O12])/1000" office:value-type="float" office:value="4072.996" calcext:value-type="float">
            <text:p>4073</text:p>
          </table:table-cell>
          <table:table-cell table:style-name="ce14" table:formula="of:=([.Q12]+[.R12])/1000" office:value-type="float" office:value="669.425" calcext:value-type="float">
            <text:p>669</text:p>
          </table:table-cell>
          <table:table-cell table:style-name="ce14" table:formula="of:=[.$T$4]/[.$N12]" office:value-type="float" office:value="2379.83025" calcext:value-type="float">
            <text:p>2380</text:p>
          </table:table-cell>
          <table:table-cell table:style-name="ce24" table:formula="of:=[.$T$4]/[.T12]" office:value-type="float" office:value="4.67435813833355" calcext:value-type="float">
            <text:p>4,67</text:p>
          </table:table-cell>
          <table:table-cell table:style-name="ce24" table:formula="of:=[.$T$5]/[.T12]" office:value-type="float" office:value="4.93547992681554" calcext:value-type="float">
            <text:p>4,94</text:p>
          </table:table-cell>
          <table:table-cell table:style-name="ce35" table:formula="of:=[.V12]/[.T12]" office:value-type="float" office:value="0.584294767291694" calcext:value-type="float">
            <text:p>0,58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509674" calcext:value-type="float">
            <text:p>509674</text:p>
          </table:table-cell>
          <table:table-cell table:style-name="ce3" office:value-type="float" office:value="7514" calcext:value-type="float">
            <text:p>7514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8007" calcext:value-type="float">
            <text:p>8007</text:p>
          </table:table-cell>
          <table:table-cell table:style-name="ce3" office:value-type="float" office:value="2513568" calcext:value-type="float">
            <text:p>2513568</text:p>
          </table:table-cell>
          <table:table-cell table:style-name="ce14" table:formula="of:=([.F13]+[.B13])/1000" office:value-type="float" office:value="3023.242" calcext:value-type="float">
            <text:p>3023</text:p>
          </table:table-cell>
          <table:table-cell table:style-name="ce14" table:formula="of:=([.D13]+[.E13])/1000" office:value-type="float" office:value="8.248" calcext:value-type="float">
            <text:p>8</text:p>
          </table:table-cell>
          <table:table-cell table:style-name="ce14" table:formula="of:=[.$G$4]/[.$A13]" office:value-type="float" office:value="1949.21244444444" calcext:value-type="float">
            <text:p>1949</text:p>
          </table:table-cell>
          <table:table-cell table:style-name="ce24" table:formula="of:=[.$G$4]/[.G13]" office:value-type="float" office:value="5.80268202148554" calcext:value-type="float">
            <text:p>5,80</text:p>
          </table:table-cell>
          <table:table-cell table:style-name="ce24" table:formula="of:=[.$G$5]/[.G13]" office:value-type="float" office:value="5.91507395041482" calcext:value-type="float">
            <text:p>5,92</text:p>
          </table:table-cell>
          <table:table-cell table:style-name="ce35" table:formula="of:=[.I13]/[.G13]" office:value-type="float" office:value="0.644742446831727" calcext:value-type="float">
            <text:p>0,64</text:p>
          </table:table-cell>
          <table:table-cell table:style-name="ce40"/>
          <table:table-cell table:style-name="ce3" office:value-type="float" office:value="9" calcext:value-type="float">
            <text:p>9</text:p>
          </table:table-cell>
          <table:table-cell table:style-name="ce3" office:value-type="float" office:value="806508" calcext:value-type="float">
            <text:p>806508</text:p>
          </table:table-cell>
          <table:table-cell table:style-name="ce3" office:value-type="float" office:value="18311" calcext:value-type="float">
            <text:p>18311</text:p>
          </table:table-cell>
          <table:table-cell table:style-name="ce3" office:value-type="float" office:value="8209" calcext:value-type="float">
            <text:p>8209</text:p>
          </table:table-cell>
          <table:table-cell table:style-name="ce3" office:value-type="float" office:value="672729" calcext:value-type="float">
            <text:p>672729</text:p>
          </table:table-cell>
          <table:table-cell table:style-name="ce3" office:value-type="float" office:value="3546769" calcext:value-type="float">
            <text:p>3546769</text:p>
          </table:table-cell>
          <table:table-cell table:style-name="ce14" table:formula="of:=([.S13]+[.O13])/1000" office:value-type="float" office:value="4353.277" calcext:value-type="float">
            <text:p>4353</text:p>
          </table:table-cell>
          <table:table-cell table:style-name="ce14" table:formula="of:=([.Q13]+[.R13])/1000" office:value-type="float" office:value="680.938" calcext:value-type="float">
            <text:p>681</text:p>
          </table:table-cell>
          <table:table-cell table:style-name="ce14" table:formula="of:=[.$T$4]/[.$N13]" office:value-type="float" office:value="2115.40466666667" calcext:value-type="float">
            <text:p>2115</text:p>
          </table:table-cell>
          <table:table-cell table:style-name="ce24" table:formula="of:=[.$T$4]/[.T13]" office:value-type="float" office:value="4.37340467882012" calcext:value-type="float">
            <text:p>4,37</text:p>
          </table:table-cell>
          <table:table-cell table:style-name="ce24" table:formula="of:=[.$T$5]/[.T13]" office:value-type="float" office:value="4.61771442524792" calcext:value-type="float">
            <text:p>4,62</text:p>
          </table:table-cell>
          <table:table-cell table:style-name="ce35" table:formula="of:=[.V13]/[.T13]" office:value-type="float" office:value="0.485933853202235" calcext:value-type="float">
            <text:p>0,49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509844" calcext:value-type="float">
            <text:p>509844</text:p>
          </table:table-cell>
          <table:table-cell table:style-name="ce3" office:value-type="float" office:value="7491" calcext:value-type="float">
            <text:p>7491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8222" calcext:value-type="float">
            <text:p>8222</text:p>
          </table:table-cell>
          <table:table-cell table:style-name="ce3" office:value-type="float" office:value="2368109" calcext:value-type="float">
            <text:p>2368109</text:p>
          </table:table-cell>
          <table:table-cell table:style-name="ce14" table:formula="of:=([.F14]+[.B14])/1000" office:value-type="float" office:value="2877.953" calcext:value-type="float">
            <text:p>2878</text:p>
          </table:table-cell>
          <table:table-cell table:style-name="ce14" table:formula="of:=([.D14]+[.E14])/1000" office:value-type="float" office:value="8.481" calcext:value-type="float">
            <text:p>8</text:p>
          </table:table-cell>
          <table:table-cell table:style-name="ce14" table:formula="of:=[.$G$4]/[.$A14]" office:value-type="float" office:value="1754.2912" calcext:value-type="float">
            <text:p>1754</text:p>
          </table:table-cell>
          <table:table-cell table:style-name="ce24" table:formula="of:=[.$G$4]/[.G14]" office:value-type="float" office:value="6.09562143648628" calcext:value-type="float">
            <text:p>6,10</text:p>
          </table:table-cell>
          <table:table-cell table:style-name="ce24" table:formula="of:=[.$G$5]/[.G14]" office:value-type="float" office:value="6.21368729788152" calcext:value-type="float">
            <text:p>6,21</text:p>
          </table:table-cell>
          <table:table-cell table:style-name="ce35" table:formula="of:=[.I14]/[.G14]" office:value-type="float" office:value="0.609562143648628" calcext:value-type="float">
            <text:p>0,61</text:p>
          </table:table-cell>
          <table:table-cell table:style-name="ce40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756256" calcext:value-type="float">
            <text:p>756256</text:p>
          </table:table-cell>
          <table:table-cell table:style-name="ce3" office:value-type="float" office:value="9829" calcext:value-type="float">
            <text:p>9829</text:p>
          </table:table-cell>
          <table:table-cell table:style-name="ce3" office:value-type="float" office:value="28603" calcext:value-type="float">
            <text:p>28603</text:p>
          </table:table-cell>
          <table:table-cell table:style-name="ce3" office:value-type="float" office:value="581364" calcext:value-type="float">
            <text:p>581364</text:p>
          </table:table-cell>
          <table:table-cell table:style-name="ce3" office:value-type="float" office:value="4838643" calcext:value-type="float">
            <text:p>4838643</text:p>
          </table:table-cell>
          <table:table-cell table:style-name="ce14" table:formula="of:=([.S14]+[.O14])/1000" office:value-type="float" office:value="5594.899" calcext:value-type="float">
            <text:p>5595</text:p>
          </table:table-cell>
          <table:table-cell table:style-name="ce14" table:formula="of:=([.Q14]+[.R14])/1000" office:value-type="float" office:value="609.967" calcext:value-type="float">
            <text:p>610</text:p>
          </table:table-cell>
          <table:table-cell table:style-name="ce14" table:formula="of:=[.$T$4]/[.$N14]" office:value-type="float" office:value="1903.8642" calcext:value-type="float">
            <text:p>1904</text:p>
          </table:table-cell>
          <table:table-cell table:style-name="ce24" table:formula="of:=[.$T$4]/[.T14]" office:value-type="float" office:value="3.40285713826112" calcext:value-type="float">
            <text:p>3,40</text:p>
          </table:table-cell>
          <table:table-cell table:style-name="ce24" table:formula="of:=[.$T$5]/[.T14]" office:value-type="float" office:value="3.5929495778208" calcext:value-type="float">
            <text:p>3,59</text:p>
          </table:table-cell>
          <table:table-cell table:style-name="ce35" table:formula="of:=[.V14]/[.T14]" office:value-type="float" office:value="0.340285713826112" calcext:value-type="float">
            <text:p>0,34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510724" calcext:value-type="float">
            <text:p>510724</text:p>
          </table:table-cell>
          <table:table-cell table:style-name="ce3" office:value-type="float" office:value="7432" calcext:value-type="float">
            <text:p>7432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8307" calcext:value-type="float">
            <text:p>8307</text:p>
          </table:table-cell>
          <table:table-cell table:style-name="ce3" office:value-type="float" office:value="2182905" calcext:value-type="float">
            <text:p>2182905</text:p>
          </table:table-cell>
          <table:table-cell table:style-name="ce14" table:formula="of:=([.F15]+[.B15])/1000" office:value-type="float" office:value="2693.629" calcext:value-type="float">
            <text:p>2694</text:p>
          </table:table-cell>
          <table:table-cell table:style-name="ce14" table:formula="of:=([.D15]+[.E15])/1000" office:value-type="float" office:value="8.591" calcext:value-type="float">
            <text:p>9</text:p>
          </table:table-cell>
          <table:table-cell table:style-name="ce14" table:formula="of:=[.$G$4]/[.$A15]" office:value-type="float" office:value="1594.81018181818" calcext:value-type="float">
            <text:p>1595</text:p>
          </table:table-cell>
          <table:table-cell table:style-name="ce24" table:formula="of:=[.$G$4]/[.G15]" office:value-type="float" office:value="6.51274247492881" calcext:value-type="float">
            <text:p>6,51</text:p>
          </table:table-cell>
          <table:table-cell table:style-name="ce24" table:formula="of:=[.$G$5]/[.G15]" office:value-type="float" office:value="6.63888753796458" calcext:value-type="float">
            <text:p>6,64</text:p>
          </table:table-cell>
          <table:table-cell table:style-name="ce35" table:formula="of:=[.I15]/[.G15]" office:value-type="float" office:value="0.5920674977208" calcext:value-type="float">
            <text:p>0,59</text:p>
          </table:table-cell>
          <table:table-cell table:style-name="ce40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742235" calcext:value-type="float">
            <text:p>742235</text:p>
          </table:table-cell>
          <table:table-cell table:style-name="ce3" office:value-type="float" office:value="10196" calcext:value-type="float">
            <text:p>10196</text:p>
          </table:table-cell>
          <table:table-cell table:style-name="ce3" office:value-type="float" office:value="16130" calcext:value-type="float">
            <text:p>16130</text:p>
          </table:table-cell>
          <table:table-cell table:style-name="ce3" office:value-type="float" office:value="430664" calcext:value-type="float">
            <text:p>430664</text:p>
          </table:table-cell>
          <table:table-cell table:style-name="ce3" office:value-type="float" office:value="3621560" calcext:value-type="float">
            <text:p>3621560</text:p>
          </table:table-cell>
          <table:table-cell table:style-name="ce14" table:formula="of:=([.S15]+[.O15])/1000" office:value-type="float" office:value="4363.795" calcext:value-type="float">
            <text:p>4364</text:p>
          </table:table-cell>
          <table:table-cell table:style-name="ce14" table:formula="of:=([.Q15]+[.R15])/1000" office:value-type="float" office:value="446.794" calcext:value-type="float">
            <text:p>447</text:p>
          </table:table-cell>
          <table:table-cell table:style-name="ce14" table:formula="of:=[.$T$4]/[.$N15]" office:value-type="float" office:value="1730.78563636364" calcext:value-type="float">
            <text:p>1731</text:p>
          </table:table-cell>
          <table:table-cell table:style-name="ce24" table:formula="of:=[.$T$4]/[.T15]" office:value-type="float" office:value="4.36286351673257" calcext:value-type="float">
            <text:p>4,36</text:p>
          </table:table-cell>
          <table:table-cell table:style-name="ce24" table:formula="of:=[.$T$5]/[.T15]" office:value-type="float" office:value="4.60658440646272" calcext:value-type="float">
            <text:p>4,61</text:p>
          </table:table-cell>
          <table:table-cell table:style-name="ce35" table:formula="of:=[.V15]/[.T15]" office:value-type="float" office:value="0.396623956066597" calcext:value-type="float">
            <text:p>0,40</text:p>
          </table:table-cell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office:value-type="float" office:value="510445" calcext:value-type="float">
            <text:p>510445</text:p>
          </table:table-cell>
          <table:table-cell table:style-name="ce4" office:value-type="float" office:value="7538" calcext:value-type="float">
            <text:p>7538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8757" calcext:value-type="float">
            <text:p>8757</text:p>
          </table:table-cell>
          <table:table-cell table:style-name="ce4" office:value-type="float" office:value="2043659" calcext:value-type="float">
            <text:p>2043659</text:p>
          </table:table-cell>
          <table:table-cell table:style-name="ce15" table:formula="of:=([.F16]+[.B16])/1000" office:value-type="float" office:value="2554.104" calcext:value-type="float">
            <text:p>2554</text:p>
          </table:table-cell>
          <table:table-cell table:style-name="ce15" table:formula="of:=([.D16]+[.E16])/1000" office:value-type="float" office:value="9.068" calcext:value-type="float">
            <text:p>9</text:p>
          </table:table-cell>
          <table:table-cell table:style-name="ce15" table:formula="of:=[.$G$4]/[.$A16]" office:value-type="float" office:value="1461.90933333333" calcext:value-type="float">
            <text:p>1462</text:p>
          </table:table-cell>
          <table:table-cell table:style-name="ce25" table:formula="of:=[.$G$4]/[.G16]" office:value-type="float" office:value="6.86851905795535" calcext:value-type="float">
            <text:p>6,87</text:p>
          </table:table-cell>
          <table:table-cell table:style-name="ce25" table:formula="of:=[.$G$5]/[.G16]" office:value-type="float" office:value="7.00155514419147" calcext:value-type="float">
            <text:p>7,00</text:p>
          </table:table-cell>
          <table:table-cell table:style-name="ce36" table:formula="of:=[.I16]/[.G16]" office:value-type="float" office:value="0.572376588162946" calcext:value-type="float">
            <text:p>0,57</text:p>
          </table:table-cell>
          <table:table-cell table:style-name="ce40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770996" calcext:value-type="float">
            <text:p>770996</text:p>
          </table:table-cell>
          <table:table-cell table:style-name="ce3" office:value-type="float" office:value="9401" calcext:value-type="float">
            <text:p>9401</text:p>
          </table:table-cell>
          <table:table-cell table:style-name="ce3" office:value-type="float" office:value="6070" calcext:value-type="float">
            <text:p>6070</text:p>
          </table:table-cell>
          <table:table-cell table:style-name="ce3" office:value-type="float" office:value="649194" calcext:value-type="float">
            <text:p>649194</text:p>
          </table:table-cell>
          <table:table-cell table:style-name="ce3" office:value-type="float" office:value="2710739" calcext:value-type="float">
            <text:p>2710739</text:p>
          </table:table-cell>
          <table:table-cell table:style-name="ce14" table:formula="of:=([.S16]+[.O16])/1000" office:value-type="float" office:value="3481.735" calcext:value-type="float">
            <text:p>3482</text:p>
          </table:table-cell>
          <table:table-cell table:style-name="ce14" table:formula="of:=([.Q16]+[.R16])/1000" office:value-type="float" office:value="655.264" calcext:value-type="float">
            <text:p>655</text:p>
          </table:table-cell>
          <table:table-cell table:style-name="ce14" table:formula="of:=[.$T$4]/[.$N16]" office:value-type="float" office:value="1586.5535" calcext:value-type="float">
            <text:p>1587</text:p>
          </table:table-cell>
          <table:table-cell table:style-name="ce24" table:formula="of:=[.$T$4]/[.T16]" office:value-type="float" office:value="5.46814792050515" calcext:value-type="float">
            <text:p>5,47</text:p>
          </table:table-cell>
          <table:table-cell table:style-name="ce24" table:formula="of:=[.$T$5]/[.T16]" office:value-type="float" office:value="5.77361286829698" calcext:value-type="float">
            <text:p>5,77</text:p>
          </table:table-cell>
          <table:table-cell table:style-name="ce35" table:formula="of:=[.V16]/[.T16]" office:value-type="float" office:value="0.455678993375429" calcext:value-type="float">
            <text:p>0,46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float" office:value="510180" calcext:value-type="float">
            <text:p>510180</text:p>
          </table:table-cell>
          <table:table-cell table:style-name="ce3" office:value-type="float" office:value="7489" calcext:value-type="float">
            <text:p>7489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453807" calcext:value-type="float">
            <text:p>453807</text:p>
          </table:table-cell>
          <table:table-cell table:style-name="ce3" office:value-type="float" office:value="2419718" calcext:value-type="float">
            <text:p>2419718</text:p>
          </table:table-cell>
          <table:table-cell table:style-name="ce14" table:formula="of:=([.F17]+[.B17])/1000" office:value-type="float" office:value="2929.898" calcext:value-type="float">
            <text:p>2930</text:p>
          </table:table-cell>
          <table:table-cell table:style-name="ce14" table:formula="of:=([.D17]+[.E17])/1000" office:value-type="float" office:value="454.135" calcext:value-type="float">
            <text:p>454</text:p>
          </table:table-cell>
          <table:table-cell table:style-name="ce14" table:formula="of:=[.$G$4]/[.$A17]" office:value-type="float" office:value="1349.45476923077" calcext:value-type="float">
            <text:p>1349</text:p>
          </table:table-cell>
          <table:table-cell table:style-name="ce24" table:formula="of:=[.$G$4]/[.G17]" office:value-type="float" office:value="5.98755041984397" calcext:value-type="float">
            <text:p>5,99</text:p>
          </table:table-cell>
          <table:table-cell table:style-name="ce24" table:formula="of:=[.$G$5]/[.G17]" office:value-type="float" office:value="6.10352305779928" calcext:value-type="float">
            <text:p>6,10</text:p>
          </table:table-cell>
          <table:table-cell table:style-name="ce35" table:formula="of:=[.I17]/[.G17]" office:value-type="float" office:value="0.460580801526459" calcext:value-type="float">
            <text:p>0,46</text:p>
          </table:table-cell>
          <table:table-cell table:style-name="ce40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708777" calcext:value-type="float">
            <text:p>708777</text:p>
          </table:table-cell>
          <table:table-cell table:style-name="ce4" office:value-type="float" office:value="11415" calcext:value-type="float">
            <text:p>11415</text:p>
          </table:table-cell>
          <table:table-cell table:style-name="ce4" office:value-type="float" office:value="5003" calcext:value-type="float">
            <text:p>5003</text:p>
          </table:table-cell>
          <table:table-cell table:style-name="ce4" office:value-type="float" office:value="389726" calcext:value-type="float">
            <text:p>389726</text:p>
          </table:table-cell>
          <table:table-cell table:style-name="ce4" office:value-type="float" office:value="2473957" calcext:value-type="float">
            <text:p>2473957</text:p>
          </table:table-cell>
          <table:table-cell table:style-name="ce15" table:formula="of:=([.S17]+[.O17])/1000" office:value-type="float" office:value="3182.734" calcext:value-type="float">
            <text:p>3183</text:p>
          </table:table-cell>
          <table:table-cell table:style-name="ce15" table:formula="of:=([.Q17]+[.R17])/1000" office:value-type="float" office:value="394.729" calcext:value-type="float">
            <text:p>395</text:p>
          </table:table-cell>
          <table:table-cell table:style-name="ce15" table:formula="of:=[.$T$4]/[.$N17]" office:value-type="float" office:value="1464.51092307692" calcext:value-type="float">
            <text:p>1465</text:p>
          </table:table-cell>
          <table:table-cell table:style-name="ce25" table:formula="of:=[.$T$4]/[.T17]" office:value-type="float" office:value="5.981851452242" calcext:value-type="float">
            <text:p>5,98</text:p>
          </table:table-cell>
          <table:table-cell table:style-name="ce25" table:formula="of:=[.$T$5]/[.T17]" office:value-type="float" office:value="6.31601321379669" calcext:value-type="float">
            <text:p>6,32</text:p>
          </table:table-cell>
          <table:table-cell table:style-name="ce36" table:formula="of:=[.V17]/[.T17]" office:value-type="float" office:value="0.460142419403231" calcext:value-type="float">
            <text:p>0,46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509052" calcext:value-type="float">
            <text:p>509052</text:p>
          </table:table-cell>
          <table:table-cell table:style-name="ce3" office:value-type="float" office:value="8309" calcext:value-type="float">
            <text:p>8309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478783" calcext:value-type="float">
            <text:p>478783</text:p>
          </table:table-cell>
          <table:table-cell table:style-name="ce3" office:value-type="float" office:value="2325110" calcext:value-type="float">
            <text:p>2325110</text:p>
          </table:table-cell>
          <table:table-cell table:style-name="ce14" table:formula="of:=([.F18]+[.B18])/1000" office:value-type="float" office:value="2834.162" calcext:value-type="float">
            <text:p>2834</text:p>
          </table:table-cell>
          <table:table-cell table:style-name="ce14" table:formula="of:=([.D18]+[.E18])/1000" office:value-type="float" office:value="479.264" calcext:value-type="float">
            <text:p>479</text:p>
          </table:table-cell>
          <table:table-cell table:style-name="ce14" table:formula="of:=[.$G$4]/[.$A18]" office:value-type="float" office:value="1253.06514285714" calcext:value-type="float">
            <text:p>1253</text:p>
          </table:table-cell>
          <table:table-cell table:style-name="ce24" table:formula="of:=[.$G$4]/[.G18]" office:value-type="float" office:value="6.18980566389642" calcext:value-type="float">
            <text:p>6,19</text:p>
          </table:table-cell>
          <table:table-cell table:style-name="ce24" table:formula="of:=[.$G$5]/[.G18]" office:value-type="float" office:value="6.30969577603539" calcext:value-type="float">
            <text:p>6,31</text:p>
          </table:table-cell>
          <table:table-cell table:style-name="ce35" table:formula="of:=[.I18]/[.G18]" office:value-type="float" office:value="0.442128975992601" calcext:value-type="float">
            <text:p>0,44</text:p>
          </table:table-cell>
          <table:table-cell table:style-name="ce40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680993" calcext:value-type="float">
            <text:p>680993</text:p>
          </table:table-cell>
          <table:table-cell table:style-name="ce3" office:value-type="float" office:value="10873" calcext:value-type="float">
            <text:p>10873</text:p>
          </table:table-cell>
          <table:table-cell table:style-name="ce3" office:value-type="float" office:value="5629" calcext:value-type="float">
            <text:p>5629</text:p>
          </table:table-cell>
          <table:table-cell table:style-name="ce3" office:value-type="float" office:value="623827" calcext:value-type="float">
            <text:p>623827</text:p>
          </table:table-cell>
          <table:table-cell table:style-name="ce3" office:value-type="float" office:value="2652786" calcext:value-type="float">
            <text:p>2652786</text:p>
          </table:table-cell>
          <table:table-cell table:style-name="ce14" table:formula="of:=([.S18]+[.O18])/1000" office:value-type="float" office:value="3333.779" calcext:value-type="float">
            <text:p>3334</text:p>
          </table:table-cell>
          <table:table-cell table:style-name="ce14" table:formula="of:=([.Q18]+[.R18])/1000" office:value-type="float" office:value="629.456" calcext:value-type="float">
            <text:p>629</text:p>
          </table:table-cell>
          <table:table-cell table:style-name="ce14" table:formula="of:=[.$T$4]/[.$N18]" office:value-type="float" office:value="1359.903" calcext:value-type="float">
            <text:p>1360</text:p>
          </table:table-cell>
          <table:table-cell table:style-name="ce24" table:formula="of:=[.$T$4]/[.T18]" office:value-type="float" office:value="5.71082906215439" calcext:value-type="float">
            <text:p>5,71</text:p>
          </table:table-cell>
          <table:table-cell table:style-name="ce24" table:formula="of:=[.$T$5]/[.T18]" office:value-type="float" office:value="6.02985080894684" calcext:value-type="float">
            <text:p>6,03</text:p>
          </table:table-cell>
          <table:table-cell table:style-name="ce35" table:formula="of:=[.V18]/[.T18]" office:value-type="float" office:value="0.407916361582456" calcext:value-type="float">
            <text:p>0,41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float" office:value="510393" calcext:value-type="float">
            <text:p>510393</text:p>
          </table:table-cell>
          <table:table-cell table:style-name="ce3" office:value-type="float" office:value="7640" calcext:value-type="float">
            <text:p>7640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654832" calcext:value-type="float">
            <text:p>654832</text:p>
          </table:table-cell>
          <table:table-cell table:style-name="ce3" office:value-type="float" office:value="2476891" calcext:value-type="float">
            <text:p>2476891</text:p>
          </table:table-cell>
          <table:table-cell table:style-name="ce14" table:formula="of:=([.F19]+[.B19])/1000" office:value-type="float" office:value="2987.284" calcext:value-type="float">
            <text:p>2987</text:p>
          </table:table-cell>
          <table:table-cell table:style-name="ce14" table:formula="of:=([.D19]+[.E19])/1000" office:value-type="float" office:value="655.213" calcext:value-type="float">
            <text:p>655</text:p>
          </table:table-cell>
          <table:table-cell table:style-name="ce14" table:formula="of:=[.$G$4]/[.$A19]" office:value-type="float" office:value="1169.52746666667" calcext:value-type="float">
            <text:p>1170</text:p>
          </table:table-cell>
          <table:table-cell table:style-name="ce24" table:formula="of:=[.$G$4]/[.G19]" office:value-type="float" office:value="5.87252902636643" calcext:value-type="float">
            <text:p>5,87</text:p>
          </table:table-cell>
          <table:table-cell table:style-name="ce24" table:formula="of:=[.$G$5]/[.G19]" office:value-type="float" office:value="5.98627381929539" calcext:value-type="float">
            <text:p>5,99</text:p>
          </table:table-cell>
          <table:table-cell table:style-name="ce35" table:formula="of:=[.I19]/[.G19]" office:value-type="float" office:value="0.391501935091095" calcext:value-type="float">
            <text:p>0,39</text:p>
          </table:table-cell>
          <table:table-cell table:style-name="ce40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606511" calcext:value-type="float">
            <text:p>606511</text:p>
          </table:table-cell>
          <table:table-cell table:style-name="ce3" office:value-type="float" office:value="17838" calcext:value-type="float">
            <text:p>17838</text:p>
          </table:table-cell>
          <table:table-cell table:style-name="ce3" office:value-type="float" office:value="29777" calcext:value-type="float">
            <text:p>29777</text:p>
          </table:table-cell>
          <table:table-cell table:style-name="ce3" office:value-type="float" office:value="1857923" calcext:value-type="float">
            <text:p>1857923</text:p>
          </table:table-cell>
          <table:table-cell table:style-name="ce3" office:value-type="float" office:value="4574909" calcext:value-type="float">
            <text:p>4574909</text:p>
          </table:table-cell>
          <table:table-cell table:style-name="ce14" table:formula="of:=([.S19]+[.O19])/1000" office:value-type="float" office:value="5181.42" calcext:value-type="float">
            <text:p>5181</text:p>
          </table:table-cell>
          <table:table-cell table:style-name="ce14" table:formula="of:=([.Q19]+[.R19])/1000" office:value-type="float" office:value="1887.7" calcext:value-type="float">
            <text:p>1888</text:p>
          </table:table-cell>
          <table:table-cell table:style-name="ce14" table:formula="of:=[.$T$4]/[.$N19]" office:value-type="float" office:value="1269.2428" calcext:value-type="float">
            <text:p>1269</text:p>
          </table:table-cell>
          <table:table-cell table:style-name="ce24" table:formula="of:=[.$T$4]/[.T19]" office:value-type="float" office:value="3.67440624384821" calcext:value-type="float">
            <text:p>3,67</text:p>
          </table:table-cell>
          <table:table-cell table:style-name="ce24" table:formula="of:=[.$T$5]/[.T19]" office:value-type="float" office:value="3.87966812186621" calcext:value-type="float">
            <text:p>3,88</text:p>
          </table:table-cell>
          <table:table-cell table:style-name="ce35" table:formula="of:=[.V19]/[.T19]" office:value-type="float" office:value="0.244960416256547" calcext:value-type="float">
            <text:p>0,24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581011" calcext:value-type="float">
            <text:p>581011</text:p>
          </table:table-cell>
          <table:table-cell table:style-name="ce3" office:value-type="float" office:value="7563" calcext:value-type="float">
            <text:p>7563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714598" calcext:value-type="float">
            <text:p>714598</text:p>
          </table:table-cell>
          <table:table-cell table:style-name="ce3" office:value-type="float" office:value="2502657" calcext:value-type="float">
            <text:p>2502657</text:p>
          </table:table-cell>
          <table:table-cell table:style-name="ce14" table:formula="of:=([.F20]+[.B20])/1000" office:value-type="float" office:value="3083.668" calcext:value-type="float">
            <text:p>3084</text:p>
          </table:table-cell>
          <table:table-cell table:style-name="ce14" table:formula="of:=([.D20]+[.E20])/1000" office:value-type="float" office:value="715.005" calcext:value-type="float">
            <text:p>715</text:p>
          </table:table-cell>
          <table:table-cell table:style-name="ce14" table:formula="of:=[.$G$4]/[.$A20]" office:value-type="float" office:value="1096.432" calcext:value-type="float">
            <text:p>1096</text:p>
          </table:table-cell>
          <table:table-cell table:style-name="ce24" table:formula="of:=[.$G$4]/[.G20]" office:value-type="float" office:value="5.6889755965947" calcext:value-type="float">
            <text:p>5,69</text:p>
          </table:table-cell>
          <table:table-cell table:style-name="ce24" table:formula="of:=[.$G$5]/[.G20]" office:value-type="float" office:value="5.79916515007452" calcext:value-type="float">
            <text:p>5,80</text:p>
          </table:table-cell>
          <table:table-cell table:style-name="ce35" table:formula="of:=[.I20]/[.G20]" office:value-type="float" office:value="0.355560974787169" calcext:value-type="float">
            <text:p>0,36</text:p>
          </table:table-cell>
          <table:table-cell table:style-name="ce40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676033" calcext:value-type="float">
            <text:p>676033</text:p>
          </table:table-cell>
          <table:table-cell table:style-name="ce3" office:value-type="float" office:value="10351" calcext:value-type="float">
            <text:p>10351</text:p>
          </table:table-cell>
          <table:table-cell table:style-name="ce3" office:value-type="float" office:value="30930" calcext:value-type="float">
            <text:p>30930</text:p>
          </table:table-cell>
          <table:table-cell table:style-name="ce3" office:value-type="float" office:value="2308234" calcext:value-type="float">
            <text:p>2308234</text:p>
          </table:table-cell>
          <table:table-cell table:style-name="ce3" office:value-type="float" office:value="5057165" calcext:value-type="float">
            <text:p>5057165</text:p>
          </table:table-cell>
          <table:table-cell table:style-name="ce14" table:formula="of:=([.S20]+[.O20])/1000" office:value-type="float" office:value="5733.198" calcext:value-type="float">
            <text:p>5733</text:p>
          </table:table-cell>
          <table:table-cell table:style-name="ce14" table:formula="of:=([.Q20]+[.R20])/1000" office:value-type="float" office:value="2339.164" calcext:value-type="float">
            <text:p>2339</text:p>
          </table:table-cell>
          <table:table-cell table:style-name="ce14" table:formula="of:=[.$T$4]/[.$N20]" office:value-type="float" office:value="1189.915125" calcext:value-type="float">
            <text:p>1190</text:p>
          </table:table-cell>
          <table:table-cell table:style-name="ce24" table:formula="of:=[.$T$4]/[.T20]" office:value-type="float" office:value="3.32077175775196" calcext:value-type="float">
            <text:p>3,32</text:p>
          </table:table-cell>
          <table:table-cell table:style-name="ce24" table:formula="of:=[.$T$5]/[.T20]" office:value-type="float" office:value="3.50627869471803" calcext:value-type="float">
            <text:p>3,51</text:p>
          </table:table-cell>
          <table:table-cell table:style-name="ce35" table:formula="of:=[.V20]/[.T20]" office:value-type="float" office:value="0.207548234859497" calcext:value-type="float">
            <text:p>0,21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NUM</text:p>
            <text:p>THREADS</text:p>
          </table:table-cell>
          <table:table-cell table:style-name="ce11" office:value-type="string" calcext:value-type="string" table:number-columns-spanned="6" table:number-rows-spanned="1">
            <text:p>XEON PHI</text:p>
          </table:table-cell>
          <table:covered-table-cell table:number-columns-repeated="5" table:style-name="ce12"/>
          <table:table-cell table:style-name="ce20" office:value-type="string" calcext:value-type="string" table:number-columns-spanned="3" table:number-rows-spanned="1">
            <text:p>RATIO WITH HOST : </text:p>
          </table:table-cell>
          <table:covered-table-cell table:style-name="ce20"/>
          <table:covered-table-cell table:style-name="ce26"/>
          <table:table-cell table:style-name="ce31" table:formula="of:=[.F23]/[.F4]" office:value-type="float" office:value="8.07448295300363" calcext:value-type="float" table:number-columns-spanned="2" table:number-rows-spanned="1">
            <text:p>8,1</text:p>
          </table:table-cell>
          <table:covered-table-cell table:style-name="ce20"/>
          <table:table-cell table:style-name="ce32"/>
          <table:table-cell table:style-name="ce2" office:value-type="string" calcext:value-type="string" table:number-columns-spanned="1" table:number-rows-spanned="2">
            <text:p>NUM</text:p>
            <text:p>THREADS</text:p>
          </table:table-cell>
          <table:table-cell table:style-name="ce11" office:value-type="string" calcext:value-type="string" table:number-columns-spanned="6" table:number-rows-spanned="1">
            <text:p>XEON PHI</text:p>
          </table:table-cell>
          <table:covered-table-cell table:number-columns-repeated="5" table:style-name="ce12"/>
          <table:table-cell table:style-name="ce20" office:value-type="string" calcext:value-type="string" table:number-columns-spanned="3" table:number-rows-spanned="1">
            <text:p>RATIO WITH HOST : </text:p>
          </table:table-cell>
          <table:covered-table-cell table:style-name="ce20"/>
          <table:covered-table-cell table:style-name="ce26"/>
          <table:table-cell table:style-name="ce31" table:formula="of:=[.S23]/[.S4]" office:value-type="float" office:value="7.37835006130631" calcext:value-type="float" table:number-columns-spanned="2" table:number-rows-spanned="1">
            <text:p>7,4</text:p>
          </table:table-cell>
          <table:covered-table-cell table:style-name="ce20"/>
        </table:table-row>
        <table:table-row table:style-name="ro2">
          <table:covered-table-cell table:style-name="ce2"/>
          <table:table-cell table:style-name="ce2" office:value-type="string" calcext:value-type="string">
            <text:p>INIT</text:p>
            <text:p>PHASE</text:p>
          </table:table-cell>
          <table:table-cell table:style-name="ce2" office:value-type="string" calcext:value-type="string">
            <text:p>COPY</text:p>
            <text:p>BORDER</text:p>
          </table:table-cell>
          <table:table-cell table:style-name="ce2" office:value-type="string" calcext:value-type="string">
            <text:p>CREATING</text:p>
            <text:p>THREADS</text:p>
          </table:table-cell>
          <table:table-cell table:style-name="ce2" office:value-type="string" calcext:value-type="string">
            <text:p>BARRIER</text:p>
            <text:p>PHASE</text:p>
          </table:table-cell>
          <table:table-cell table:style-name="ce2" office:value-type="string" calcext:value-type="string">
            <text:p>COMPLETE</text:p>
            <text:p>GOL</text:p>
          </table:table-cell>
          <table:table-cell table:style-name="ce2" office:value-type="string" calcext:value-type="string">
            <text:p>Completion</text:p>
            <text:p>Time (ms)</text:p>
          </table:table-cell>
          <table:table-cell table:style-name="ce19" office:value-type="string" calcext:value-type="string">
            <text:p>Overhead</text:p>
            <text:p>(ms)</text:p>
          </table:table-cell>
          <table:table-cell table:style-name="ce2" office:value-type="string" calcext:value-type="string">
            <text:p>Ideal Time</text:p>
            <text:p>(ms)</text:p>
          </table:table-cell>
          <table:table-cell table:style-name="ce22" office:value-type="string" calcext:value-type="string">
            <text:p>Speedup</text:p>
          </table:table-cell>
          <table:table-cell table:style-name="ce30" office:value-type="string" calcext:value-type="string">
            <text:p>Scalability</text:p>
          </table:table-cell>
          <table:table-cell table:style-name="ce2" office:value-type="string" calcext:value-type="string">
            <text:p>Efficiency</text:p>
          </table:table-cell>
          <table:table-cell table:style-name="ce32"/>
          <table:covered-table-cell table:style-name="ce2"/>
          <table:table-cell table:style-name="ce2" office:value-type="string" calcext:value-type="string">
            <text:p>INIT</text:p>
            <text:p>PHASE</text:p>
          </table:table-cell>
          <table:table-cell table:style-name="ce2" office:value-type="string" calcext:value-type="string">
            <text:p>COPY</text:p>
            <text:p>BORDER</text:p>
          </table:table-cell>
          <table:table-cell table:style-name="ce2" office:value-type="string" calcext:value-type="string">
            <text:p>CREATING</text:p>
            <text:p>THREADS</text:p>
          </table:table-cell>
          <table:table-cell table:style-name="ce2" office:value-type="string" calcext:value-type="string">
            <text:p>BARRIER</text:p>
            <text:p>PHASE</text:p>
          </table:table-cell>
          <table:table-cell table:style-name="ce2" office:value-type="string" calcext:value-type="string">
            <text:p>COMPLETE</text:p>
            <text:p>GOL</text:p>
          </table:table-cell>
          <table:table-cell table:style-name="ce2" office:value-type="string" calcext:value-type="string">
            <text:p>Completion</text:p>
            <text:p>Time (ms)</text:p>
          </table:table-cell>
          <table:table-cell table:style-name="ce19" office:value-type="string" calcext:value-type="string">
            <text:p>Overhead</text:p>
            <text:p>(ms)</text:p>
          </table:table-cell>
          <table:table-cell table:style-name="ce2" office:value-type="string" calcext:value-type="string">
            <text:p>Ideal Time</text:p>
            <text:p>(ms)</text:p>
          </table:table-cell>
          <table:table-cell table:style-name="ce22" office:value-type="string" calcext:value-type="string">
            <text:p>Speedup</text:p>
          </table:table-cell>
          <table:table-cell table:style-name="ce30" office:value-type="string" calcext:value-type="string">
            <text:p>Scalability</text:p>
          </table:table-cell>
          <table:table-cell table:style-name="ce2" office:value-type="string" calcext:value-type="string">
            <text:p>Efficiency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4325185" calcext:value-type="float">
            <text:p>4325185</text:p>
          </table:table-cell>
          <table:table-cell table:style-name="ce3" office:value-type="float" office:value="200398" calcext:value-type="float">
            <text:p>20039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34643820" calcext:value-type="float">
            <text:p>134643820</text:p>
          </table:table-cell>
          <table:table-cell table:style-name="ce16" table:formula="of:=([.F23]+[.B23])/1000" office:value-type="float" office:value="138969.005" calcext:value-type="float">
            <text:p>138969</text:p>
          </table:table-cell>
          <table:table-cell table:style-name="ce16"/>
          <table:table-cell table:style-name="ce3"/>
          <table:table-cell table:style-name="ce23" table:number-columns-repeated="2"/>
          <table:table-cell table:style-name="ce6"/>
          <table:table-cell table:style-name="ce32"/>
          <table:table-cell table:style-name="ce3" office:value-type="float" office:value="0" calcext:value-type="float">
            <text:p>0</text:p>
          </table:table-cell>
          <table:table-cell table:style-name="ce3" office:value-type="float" office:value="4325010" calcext:value-type="float">
            <text:p>4325010</text:p>
          </table:table-cell>
          <table:table-cell table:style-name="ce3" office:value-type="float" office:value="200843" calcext:value-type="float">
            <text:p>20084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34625995" calcext:value-type="float">
            <text:p>134625995</text:p>
          </table:table-cell>
          <table:table-cell table:style-name="ce16" table:formula="of:=([.S23]+[.O23])/1000" office:value-type="float" office:value="138951.005" calcext:value-type="float">
            <text:p>138951</text:p>
          </table:table-cell>
          <table:table-cell table:style-name="ce16"/>
          <table:table-cell table:style-name="ce3"/>
          <table:table-cell table:style-name="ce23" table:number-columns-repeated="2"/>
          <table:table-cell table:style-name="ce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4325222" calcext:value-type="float">
            <text:p>4325222</text:p>
          </table:table-cell>
          <table:table-cell table:style-name="ce3" office:value-type="float" office:value="205443" calcext:value-type="float">
            <text:p>205443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134374850" calcext:value-type="float">
            <text:p>134374850</text:p>
          </table:table-cell>
          <table:table-cell table:style-name="ce3" office:value-type="float" office:value="134590676" calcext:value-type="float">
            <text:p>134590676</text:p>
          </table:table-cell>
          <table:table-cell table:style-name="ce16" table:formula="of:=([.F24]+[.B24])/1000" office:value-type="float" office:value="138915.898" calcext:value-type="float">
            <text:p>138916</text:p>
          </table:table-cell>
          <table:table-cell table:style-name="ce16" table:formula="of:=([.D24]+[.E24])/1000" office:value-type="float" office:value="134375.429" calcext:value-type="float">
            <text:p>134375</text:p>
          </table:table-cell>
          <table:table-cell table:style-name="ce16" table:formula="of:=[.$G$23]/[.$A24]" office:value-type="float" office:value="138969.005" calcext:value-type="float">
            <text:p>138969</text:p>
          </table:table-cell>
          <table:table-cell table:style-name="ce24" table:formula="of:=[.$G$23]/[.G24]" office:value-type="float" office:value="1.00038229605657" calcext:value-type="float">
            <text:p>1,00</text:p>
          </table:table-cell>
          <table:table-cell table:style-name="ce24" table:formula="of:=[.$G$24]/[.G24]" office:value-type="float" office:value="1" calcext:value-type="float">
            <text:p>1,00</text:p>
          </table:table-cell>
          <table:table-cell table:style-name="ce37" table:formula="of:=[.I24]/[.G24]" office:value-type="float" office:value="1.00038229605657" calcext:value-type="float">
            <text:p>1,00</text:p>
          </table:table-cell>
          <table:table-cell table:style-name="ce40"/>
          <table:table-cell table:style-name="ce3" office:value-type="float" office:value="1" calcext:value-type="float">
            <text:p>1</text:p>
          </table:table-cell>
          <table:table-cell table:style-name="ce3" office:value-type="float" office:value="4325024" calcext:value-type="float">
            <text:p>4325024</text:p>
          </table:table-cell>
          <table:table-cell table:style-name="ce3" office:value-type="float" office:value="204543" calcext:value-type="float">
            <text:p>204543</text:p>
          </table:table-cell>
          <table:table-cell table:style-name="ce3" office:value-type="float" office:value="1131" calcext:value-type="float">
            <text:p>1131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129842034" calcext:value-type="float">
            <text:p>129842034</text:p>
          </table:table-cell>
          <table:table-cell table:style-name="ce16" table:formula="of:=([.S24]+[.O24])/1000" office:value-type="float" office:value="134167.058" calcext:value-type="float">
            <text:p>134167</text:p>
          </table:table-cell>
          <table:table-cell table:style-name="ce16" table:formula="of:=([.Q24]+[.R24])/1000" office:value-type="float" office:value="1.66" calcext:value-type="float">
            <text:p>2</text:p>
          </table:table-cell>
          <table:table-cell table:style-name="ce16" table:formula="of:=[.$T$23]/[.$N24]" office:value-type="float" office:value="138951.005" calcext:value-type="float">
            <text:p>138951</text:p>
          </table:table-cell>
          <table:table-cell table:style-name="ce24" table:formula="of:=[.$T$23]/[.T24]" office:value-type="float" office:value="1.03565664382385" calcext:value-type="float">
            <text:p>1,04</text:p>
          </table:table-cell>
          <table:table-cell table:style-name="ce24" table:formula="of:=[.$T$24]/[.T24]" office:value-type="float" office:value="1" calcext:value-type="float">
            <text:p>1,00</text:p>
          </table:table-cell>
          <table:table-cell table:style-name="ce37" table:formula="of:=[.V24]/[.T24]" office:value-type="float" office:value="1.03565664382385" calcext:value-type="float">
            <text:p>1,04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4324690" calcext:value-type="float">
            <text:p>4324690</text:p>
          </table:table-cell>
          <table:table-cell table:style-name="ce3" office:value-type="float" office:value="212222" calcext:value-type="float">
            <text:p>212222</text:p>
          </table:table-cell>
          <table:table-cell table:style-name="ce3" office:value-type="float" office:value="3081" calcext:value-type="float">
            <text:p>3081</text:p>
          </table:table-cell>
          <table:table-cell table:style-name="ce3" office:value-type="float" office:value="27228982" calcext:value-type="float">
            <text:p>27228982</text:p>
          </table:table-cell>
          <table:table-cell table:style-name="ce3" office:value-type="float" office:value="40167147" calcext:value-type="float">
            <text:p>40167147</text:p>
          </table:table-cell>
          <table:table-cell table:style-name="ce16" table:formula="of:=([.F25]+[.B25])/1000" office:value-type="float" office:value="44491.837" calcext:value-type="float">
            <text:p>44492</text:p>
          </table:table-cell>
          <table:table-cell table:style-name="ce16" table:formula="of:=([.D25]+[.E25])/1000" office:value-type="float" office:value="27232.063" calcext:value-type="float">
            <text:p>27232</text:p>
          </table:table-cell>
          <table:table-cell table:style-name="ce16" table:formula="of:=[.$G$23]/[.$A25]" office:value-type="float" office:value="13896.9005" calcext:value-type="float">
            <text:p>13897</text:p>
          </table:table-cell>
          <table:table-cell table:style-name="ce24" table:formula="of:=[.$G$23]/[.G25]" office:value-type="float" office:value="3.12347195284384" calcext:value-type="float">
            <text:p>3,12</text:p>
          </table:table-cell>
          <table:table-cell table:style-name="ce24" table:formula="of:=[.$G$24]/[.G25]" office:value-type="float" office:value="3.12227831815531" calcext:value-type="float">
            <text:p>3,12</text:p>
          </table:table-cell>
          <table:table-cell table:style-name="ce37" table:formula="of:=[.I25]/[.G25]" office:value-type="float" office:value="0.312347195284384" calcext:value-type="float">
            <text:p>0,31</text:p>
          </table:table-cell>
          <table:table-cell table:style-name="ce40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324944" calcext:value-type="float">
            <text:p>4324944</text:p>
          </table:table-cell>
          <table:table-cell table:style-name="ce3" office:value-type="float" office:value="212831" calcext:value-type="float">
            <text:p>212831</text:p>
          </table:table-cell>
          <table:table-cell table:style-name="ce3" office:value-type="float" office:value="3828" calcext:value-type="float">
            <text:p>3828</text:p>
          </table:table-cell>
          <table:table-cell table:style-name="ce3" office:value-type="float" office:value="9197693" calcext:value-type="float">
            <text:p>9197693</text:p>
          </table:table-cell>
          <table:table-cell table:style-name="ce3" office:value-type="float" office:value="13005687" calcext:value-type="float">
            <text:p>13005687</text:p>
          </table:table-cell>
          <table:table-cell table:style-name="ce16" table:formula="of:=([.S25]+[.O25])/1000" office:value-type="float" office:value="17330.631" calcext:value-type="float">
            <text:p>17331</text:p>
          </table:table-cell>
          <table:table-cell table:style-name="ce16" table:formula="of:=([.Q25]+[.R25])/1000" office:value-type="float" office:value="9201.521" calcext:value-type="float">
            <text:p>9202</text:p>
          </table:table-cell>
          <table:table-cell table:style-name="ce16" table:formula="of:=[.$T$23]/[.$N25]" office:value-type="float" office:value="13895.1005" calcext:value-type="float">
            <text:p>13895</text:p>
          </table:table-cell>
          <table:table-cell table:style-name="ce24" table:formula="of:=[.$T$23]/[.T25]" office:value-type="float" office:value="8.01765411772947" calcext:value-type="float">
            <text:p>8,02</text:p>
          </table:table-cell>
          <table:table-cell table:style-name="ce24" table:formula="of:=[.$T$24]/[.T25]" office:value-type="float" office:value="7.74161413972751" calcext:value-type="float">
            <text:p>7,74</text:p>
          </table:table-cell>
          <table:table-cell table:style-name="ce37" table:formula="of:=[.V25]/[.T25]" office:value-type="float" office:value="0.801765411772947" calcext:value-type="float">
            <text:p>0,80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4324793" calcext:value-type="float">
            <text:p>4324793</text:p>
          </table:table-cell>
          <table:table-cell table:style-name="ce3" office:value-type="float" office:value="219056" calcext:value-type="float">
            <text:p>219056</text:p>
          </table:table-cell>
          <table:table-cell table:style-name="ce3" office:value-type="float" office:value="5968" calcext:value-type="float">
            <text:p>5968</text:p>
          </table:table-cell>
          <table:table-cell table:style-name="ce3" office:value-type="float" office:value="3303915" calcext:value-type="float">
            <text:p>3303915</text:p>
          </table:table-cell>
          <table:table-cell table:style-name="ce3" office:value-type="float" office:value="10104465" calcext:value-type="float">
            <text:p>10104465</text:p>
          </table:table-cell>
          <table:table-cell table:style-name="ce16" table:formula="of:=([.F26]+[.B26])/1000" office:value-type="float" office:value="14429.258" calcext:value-type="float">
            <text:p>14429</text:p>
          </table:table-cell>
          <table:table-cell table:style-name="ce16" table:formula="of:=([.D26]+[.E26])/1000" office:value-type="float" office:value="3309.883" calcext:value-type="float">
            <text:p>3310</text:p>
          </table:table-cell>
          <table:table-cell table:style-name="ce16" table:formula="of:=[.$G$23]/[.$A26]" office:value-type="float" office:value="6948.45025" calcext:value-type="float">
            <text:p>6948</text:p>
          </table:table-cell>
          <table:table-cell table:style-name="ce24" table:formula="of:=[.$G$23]/[.G26]" office:value-type="float" office:value="9.63105691228198" calcext:value-type="float">
            <text:p>9,63</text:p>
          </table:table-cell>
          <table:table-cell table:style-name="ce24" table:formula="of:=[.$G$24]/[.G26]" office:value-type="float" office:value="9.62737640424754" calcext:value-type="float">
            <text:p>9,63</text:p>
          </table:table-cell>
          <table:table-cell table:style-name="ce37" table:formula="of:=[.I26]/[.G26]" office:value-type="float" office:value="0.481552845614099" calcext:value-type="float">
            <text:p>0,48</text:p>
          </table:table-cell>
          <table:table-cell table:style-name="ce40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4325090" calcext:value-type="float">
            <text:p>4325090</text:p>
          </table:table-cell>
          <table:table-cell table:style-name="ce3" office:value-type="float" office:value="220541" calcext:value-type="float">
            <text:p>220541</text:p>
          </table:table-cell>
          <table:table-cell table:style-name="ce3" office:value-type="float" office:value="6943" calcext:value-type="float">
            <text:p>6943</text:p>
          </table:table-cell>
          <table:table-cell table:style-name="ce3" office:value-type="float" office:value="4934555" calcext:value-type="float">
            <text:p>4934555</text:p>
          </table:table-cell>
          <table:table-cell table:style-name="ce3" office:value-type="float" office:value="7424567" calcext:value-type="float">
            <text:p>7424567</text:p>
          </table:table-cell>
          <table:table-cell table:style-name="ce16" table:formula="of:=([.S26]+[.O26])/1000" office:value-type="float" office:value="11749.657" calcext:value-type="float">
            <text:p>11750</text:p>
          </table:table-cell>
          <table:table-cell table:style-name="ce16" table:formula="of:=([.Q26]+[.R26])/1000" office:value-type="float" office:value="4941.498" calcext:value-type="float">
            <text:p>4941</text:p>
          </table:table-cell>
          <table:table-cell table:style-name="ce16" table:formula="of:=[.$T$23]/[.$N26]" office:value-type="float" office:value="6947.55025" calcext:value-type="float">
            <text:p>6948</text:p>
          </table:table-cell>
          <table:table-cell table:style-name="ce24" table:formula="of:=[.$T$23]/[.T26]" office:value-type="float" office:value="11.8259626642718" calcext:value-type="float">
            <text:p>11,83</text:p>
          </table:table-cell>
          <table:table-cell table:style-name="ce24" table:formula="of:=[.$T$24]/[.T26]" office:value-type="float" office:value="11.4188063532408" calcext:value-type="float">
            <text:p>11,42</text:p>
          </table:table-cell>
          <table:table-cell table:style-name="ce37" table:formula="of:=[.V26]/[.T26]" office:value-type="float" office:value="0.591298133213591" calcext:value-type="float">
            <text:p>0,59</text:p>
          </table:table-cell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float" office:value="4325968" calcext:value-type="float">
            <text:p>4325968</text:p>
          </table:table-cell>
          <table:table-cell table:style-name="ce3" office:value-type="float" office:value="228090" calcext:value-type="float">
            <text:p>228090</text:p>
          </table:table-cell>
          <table:table-cell table:style-name="ce3" office:value-type="float" office:value="8913" calcext:value-type="float">
            <text:p>8913</text:p>
          </table:table-cell>
          <table:table-cell table:style-name="ce3" office:value-type="float" office:value="540140" calcext:value-type="float">
            <text:p>540140</text:p>
          </table:table-cell>
          <table:table-cell table:style-name="ce3" office:value-type="float" office:value="5268680" calcext:value-type="float">
            <text:p>5268680</text:p>
          </table:table-cell>
          <table:table-cell table:style-name="ce16" table:formula="of:=([.F27]+[.B27])/1000" office:value-type="float" office:value="9594.648" calcext:value-type="float">
            <text:p>9595</text:p>
          </table:table-cell>
          <table:table-cell table:style-name="ce16" table:formula="of:=([.D27]+[.E27])/1000" office:value-type="float" office:value="549.053" calcext:value-type="float">
            <text:p>549</text:p>
          </table:table-cell>
          <table:table-cell table:style-name="ce16" table:formula="of:=[.$G$23]/[.$A27]" office:value-type="float" office:value="4632.30016666667" calcext:value-type="float">
            <text:p>4632</text:p>
          </table:table-cell>
          <table:table-cell table:style-name="ce24" table:formula="of:=[.$G$23]/[.G27]" office:value-type="float" office:value="14.4840128580017" calcext:value-type="float">
            <text:p>14,48</text:p>
          </table:table-cell>
          <table:table-cell table:style-name="ce24" table:formula="of:=[.$G$24]/[.G27]" office:value-type="float" office:value="14.4784777930363" calcext:value-type="float">
            <text:p>14,48</text:p>
          </table:table-cell>
          <table:table-cell table:style-name="ce37" table:formula="of:=[.I27]/[.G27]" office:value-type="float" office:value="0.482800428600056" calcext:value-type="float">
            <text:p>0,48</text:p>
          </table:table-cell>
          <table:table-cell table:style-name="ce40"/>
          <table:table-cell table:style-name="ce3" office:value-type="float" office:value="30" calcext:value-type="float">
            <text:p>30</text:p>
          </table:table-cell>
          <table:table-cell table:style-name="ce3" office:value-type="float" office:value="4324805" calcext:value-type="float">
            <text:p>4324805</text:p>
          </table:table-cell>
          <table:table-cell table:style-name="ce3" office:value-type="float" office:value="228861" calcext:value-type="float">
            <text:p>228861</text:p>
          </table:table-cell>
          <table:table-cell table:style-name="ce3" office:value-type="float" office:value="10197" calcext:value-type="float">
            <text:p>10197</text:p>
          </table:table-cell>
          <table:table-cell table:style-name="ce3" office:value-type="float" office:value="3123191" calcext:value-type="float">
            <text:p>3123191</text:p>
          </table:table-cell>
          <table:table-cell table:style-name="ce3" office:value-type="float" office:value="4905987" calcext:value-type="float">
            <text:p>4905987</text:p>
          </table:table-cell>
          <table:table-cell table:style-name="ce16" table:formula="of:=([.S27]+[.O27])/1000" office:value-type="float" office:value="9230.792" calcext:value-type="float">
            <text:p>9231</text:p>
          </table:table-cell>
          <table:table-cell table:style-name="ce16" table:formula="of:=([.Q27]+[.R27])/1000" office:value-type="float" office:value="3133.388" calcext:value-type="float">
            <text:p>3133</text:p>
          </table:table-cell>
          <table:table-cell table:style-name="ce16" table:formula="of:=[.$T$23]/[.$N27]" office:value-type="float" office:value="4631.70016666667" calcext:value-type="float">
            <text:p>4632</text:p>
          </table:table-cell>
          <table:table-cell table:style-name="ce24" table:formula="of:=[.$T$23]/[.T27]" office:value-type="float" office:value="15.0529884109619" calcext:value-type="float">
            <text:p>15,05</text:p>
          </table:table-cell>
          <table:table-cell table:style-name="ce24" table:formula="of:=[.$T$24]/[.T27]" office:value-type="float" office:value="14.5347287643357" calcext:value-type="float">
            <text:p>14,53</text:p>
          </table:table-cell>
          <table:table-cell table:style-name="ce37" table:formula="of:=[.V27]/[.T27]" office:value-type="float" office:value="0.501766280365397" calcext:value-type="float">
            <text:p>0,50</text:p>
          </table:table-cell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office:value-type="float" office:value="4324666" calcext:value-type="float">
            <text:p>4324666</text:p>
          </table:table-cell>
          <table:table-cell table:style-name="ce3" office:value-type="float" office:value="236920" calcext:value-type="float">
            <text:p>236920</text:p>
          </table:table-cell>
          <table:table-cell table:style-name="ce3" office:value-type="float" office:value="12044" calcext:value-type="float">
            <text:p>12044</text:p>
          </table:table-cell>
          <table:table-cell table:style-name="ce3" office:value-type="float" office:value="4494402" calcext:value-type="float">
            <text:p>4494402</text:p>
          </table:table-cell>
          <table:table-cell table:style-name="ce3" office:value-type="float" office:value="8121591" calcext:value-type="float">
            <text:p>8121591</text:p>
          </table:table-cell>
          <table:table-cell table:style-name="ce16" table:formula="of:=([.F28]+[.B28])/1000" office:value-type="float" office:value="12446.257" calcext:value-type="float">
            <text:p>12446</text:p>
          </table:table-cell>
          <table:table-cell table:style-name="ce16" table:formula="of:=([.D28]+[.E28])/1000" office:value-type="float" office:value="4506.446" calcext:value-type="float">
            <text:p>4506</text:p>
          </table:table-cell>
          <table:table-cell table:style-name="ce16" table:formula="of:=[.$G$23]/[.$A28]" office:value-type="float" office:value="3474.225125" calcext:value-type="float">
            <text:p>3474</text:p>
          </table:table-cell>
          <table:table-cell table:style-name="ce24" table:formula="of:=[.$G$23]/[.G28]" office:value-type="float" office:value="11.165525908713" calcext:value-type="float">
            <text:p>11,17</text:p>
          </table:table-cell>
          <table:table-cell table:style-name="ce24" table:formula="of:=[.$G$24]/[.G28]" office:value-type="float" office:value="11.1612590034096" calcext:value-type="float">
            <text:p>11,16</text:p>
          </table:table-cell>
          <table:table-cell table:style-name="ce37" table:formula="of:=[.I28]/[.G28]" office:value-type="float" office:value="0.279138147717824" calcext:value-type="float">
            <text:p>0,28</text:p>
          </table:table-cell>
          <table:table-cell table:style-name="ce40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4324903" calcext:value-type="float">
            <text:p>4324903</text:p>
          </table:table-cell>
          <table:table-cell table:style-name="ce3" office:value-type="float" office:value="237246" calcext:value-type="float">
            <text:p>237246</text:p>
          </table:table-cell>
          <table:table-cell table:style-name="ce3" office:value-type="float" office:value="13542" calcext:value-type="float">
            <text:p>13542</text:p>
          </table:table-cell>
          <table:table-cell table:style-name="ce3" office:value-type="float" office:value="2122868" calcext:value-type="float">
            <text:p>2122868</text:p>
          </table:table-cell>
          <table:table-cell table:style-name="ce3" office:value-type="float" office:value="3860207" calcext:value-type="float">
            <text:p>3860207</text:p>
          </table:table-cell>
          <table:table-cell table:style-name="ce16" table:formula="of:=([.S28]+[.O28])/1000" office:value-type="float" office:value="8185.11" calcext:value-type="float">
            <text:p>8185</text:p>
          </table:table-cell>
          <table:table-cell table:style-name="ce16" table:formula="of:=([.Q28]+[.R28])/1000" office:value-type="float" office:value="2136.41" calcext:value-type="float">
            <text:p>2136</text:p>
          </table:table-cell>
          <table:table-cell table:style-name="ce16" table:formula="of:=[.$T$23]/[.$N28]" office:value-type="float" office:value="3473.775125" calcext:value-type="float">
            <text:p>3474</text:p>
          </table:table-cell>
          <table:table-cell table:style-name="ce24" table:formula="of:=[.$T$23]/[.T28]" office:value-type="float" office:value="16.976070572051" calcext:value-type="float">
            <text:p>16,98</text:p>
          </table:table-cell>
          <table:table-cell table:style-name="ce24" table:formula="of:=[.$T$24]/[.T28]" office:value-type="float" office:value="16.3916010902725" calcext:value-type="float">
            <text:p>16,39</text:p>
          </table:table-cell>
          <table:table-cell table:style-name="ce37" table:formula="of:=[.V28]/[.T28]" office:value-type="float" office:value="0.424401764301274" calcext:value-type="float">
            <text:p>0,42</text:p>
          </table:table-cell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4324756" calcext:value-type="float">
            <text:p>4324756</text:p>
          </table:table-cell>
          <table:table-cell table:style-name="ce3" office:value-type="float" office:value="246119" calcext:value-type="float">
            <text:p>246119</text:p>
          </table:table-cell>
          <table:table-cell table:style-name="ce3" office:value-type="float" office:value="15247" calcext:value-type="float">
            <text:p>15247</text:p>
          </table:table-cell>
          <table:table-cell table:style-name="ce3" office:value-type="float" office:value="5647894" calcext:value-type="float">
            <text:p>5647894</text:p>
          </table:table-cell>
          <table:table-cell table:style-name="ce3" office:value-type="float" office:value="8947938" calcext:value-type="float">
            <text:p>8947938</text:p>
          </table:table-cell>
          <table:table-cell table:style-name="ce16" table:formula="of:=([.F29]+[.B29])/1000" office:value-type="float" office:value="13272.694" calcext:value-type="float">
            <text:p>13273</text:p>
          </table:table-cell>
          <table:table-cell table:style-name="ce16" table:formula="of:=([.D29]+[.E29])/1000" office:value-type="float" office:value="5663.141" calcext:value-type="float">
            <text:p>5663</text:p>
          </table:table-cell>
          <table:table-cell table:style-name="ce16" table:formula="of:=[.$G$23]/[.$A29]" office:value-type="float" office:value="2779.3801" calcext:value-type="float">
            <text:p>2779</text:p>
          </table:table-cell>
          <table:table-cell table:style-name="ce24" table:formula="of:=[.$G$23]/[.G29]" office:value-type="float" office:value="10.4702937474487" calcext:value-type="float">
            <text:p>10,47</text:p>
          </table:table-cell>
          <table:table-cell table:style-name="ce24" table:formula="of:=[.$G$24]/[.G29]" office:value-type="float" office:value="10.4662925250895" calcext:value-type="float">
            <text:p>10,47</text:p>
          </table:table-cell>
          <table:table-cell table:style-name="ce37" table:formula="of:=[.I29]/[.G29]" office:value-type="float" office:value="0.209405874948974" calcext:value-type="float">
            <text:p>0,21</text:p>
          </table:table-cell>
          <table:table-cell table:style-name="ce40"/>
          <table:table-cell table:style-name="ce3" office:value-type="float" office:value="50" calcext:value-type="float">
            <text:p>50</text:p>
          </table:table-cell>
          <table:table-cell table:style-name="ce3" office:value-type="float" office:value="4325061" calcext:value-type="float">
            <text:p>4325061</text:p>
          </table:table-cell>
          <table:table-cell table:style-name="ce3" office:value-type="float" office:value="245444" calcext:value-type="float">
            <text:p>245444</text:p>
          </table:table-cell>
          <table:table-cell table:style-name="ce3" office:value-type="float" office:value="17041" calcext:value-type="float">
            <text:p>17041</text:p>
          </table:table-cell>
          <table:table-cell table:style-name="ce3" office:value-type="float" office:value="1830959" calcext:value-type="float">
            <text:p>1830959</text:p>
          </table:table-cell>
          <table:table-cell table:style-name="ce3" office:value-type="float" office:value="2961695" calcext:value-type="float">
            <text:p>2961695</text:p>
          </table:table-cell>
          <table:table-cell table:style-name="ce16" table:formula="of:=([.S29]+[.O29])/1000" office:value-type="float" office:value="7286.756" calcext:value-type="float">
            <text:p>7287</text:p>
          </table:table-cell>
          <table:table-cell table:style-name="ce16" table:formula="of:=([.Q29]+[.R29])/1000" office:value-type="float" office:value="1848" calcext:value-type="float">
            <text:p>1848</text:p>
          </table:table-cell>
          <table:table-cell table:style-name="ce16" table:formula="of:=[.$T$23]/[.$N29]" office:value-type="float" office:value="2779.0201" calcext:value-type="float">
            <text:p>2779</text:p>
          </table:table-cell>
          <table:table-cell table:style-name="ce24" table:formula="of:=[.$T$23]/[.T29]" office:value-type="float" office:value="19.0689800783778" calcext:value-type="float">
            <text:p>19,07</text:p>
          </table:table-cell>
          <table:table-cell table:style-name="ce24" table:formula="of:=[.$T$24]/[.T29]" office:value-type="float" office:value="18.4124537722959" calcext:value-type="float">
            <text:p>18,41</text:p>
          </table:table-cell>
          <table:table-cell table:style-name="ce37" table:formula="of:=[.V29]/[.T29]" office:value-type="float" office:value="0.381379601567556" calcext:value-type="float">
            <text:p>0,38</text:p>
          </table:table-cell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4325014" calcext:value-type="float">
            <text:p>4325014</text:p>
          </table:table-cell>
          <table:table-cell table:style-name="ce3" office:value-type="float" office:value="279611" calcext:value-type="float">
            <text:p>279611</text:p>
          </table:table-cell>
          <table:table-cell table:style-name="ce3" office:value-type="float" office:value="18687" calcext:value-type="float">
            <text:p>18687</text:p>
          </table:table-cell>
          <table:table-cell table:style-name="ce3" office:value-type="float" office:value="7095943" calcext:value-type="float">
            <text:p>7095943</text:p>
          </table:table-cell>
          <table:table-cell table:style-name="ce3" office:value-type="float" office:value="10017243" calcext:value-type="float">
            <text:p>10017243</text:p>
          </table:table-cell>
          <table:table-cell table:style-name="ce16" table:formula="of:=([.F30]+[.B30])/1000" office:value-type="float" office:value="14342.257" calcext:value-type="float">
            <text:p>14342</text:p>
          </table:table-cell>
          <table:table-cell table:style-name="ce16" table:formula="of:=([.D30]+[.E30])/1000" office:value-type="float" office:value="7114.63" calcext:value-type="float">
            <text:p>7115</text:p>
          </table:table-cell>
          <table:table-cell table:style-name="ce16" table:formula="of:=[.$G$23]/[.$A30]" office:value-type="float" office:value="2316.15008333333" calcext:value-type="float">
            <text:p>2316</text:p>
          </table:table-cell>
          <table:table-cell table:style-name="ce24" table:formula="of:=[.$G$23]/[.G30]" office:value-type="float" office:value="9.68947948708491" calcext:value-type="float">
            <text:p>9,69</text:p>
          </table:table-cell>
          <table:table-cell table:style-name="ce24" table:formula="of:=[.$G$24]/[.G30]" office:value-type="float" office:value="9.68577665286572" calcext:value-type="float">
            <text:p>9,69</text:p>
          </table:table-cell>
          <table:table-cell table:style-name="ce37" table:formula="of:=[.I30]/[.G30]" office:value-type="float" office:value="0.161491324784749" calcext:value-type="float">
            <text:p>0,16</text:p>
          </table:table-cell>
          <table:table-cell table:style-name="ce40"/>
          <table:table-cell table:style-name="ce3" office:value-type="float" office:value="60" calcext:value-type="float">
            <text:p>60</text:p>
          </table:table-cell>
          <table:table-cell table:style-name="ce3" office:value-type="float" office:value="4325016" calcext:value-type="float">
            <text:p>4325016</text:p>
          </table:table-cell>
          <table:table-cell table:style-name="ce3" office:value-type="float" office:value="252177" calcext:value-type="float">
            <text:p>252177</text:p>
          </table:table-cell>
          <table:table-cell table:style-name="ce3" office:value-type="float" office:value="20771" calcext:value-type="float">
            <text:p>20771</text:p>
          </table:table-cell>
          <table:table-cell table:style-name="ce3" office:value-type="float" office:value="1442535" calcext:value-type="float">
            <text:p>1442535</text:p>
          </table:table-cell>
          <table:table-cell table:style-name="ce3" office:value-type="float" office:value="2473023" calcext:value-type="float">
            <text:p>2473023</text:p>
          </table:table-cell>
          <table:table-cell table:style-name="ce16" table:formula="of:=([.S30]+[.O30])/1000" office:value-type="float" office:value="6798.039" calcext:value-type="float">
            <text:p>6798</text:p>
          </table:table-cell>
          <table:table-cell table:style-name="ce16" table:formula="of:=([.Q30]+[.R30])/1000" office:value-type="float" office:value="1463.306" calcext:value-type="float">
            <text:p>1463</text:p>
          </table:table-cell>
          <table:table-cell table:style-name="ce16" table:formula="of:=[.$T$23]/[.$N30]" office:value-type="float" office:value="2315.85008333333" calcext:value-type="float">
            <text:p>2316</text:p>
          </table:table-cell>
          <table:table-cell table:style-name="ce24" table:formula="of:=[.$T$23]/[.T30]" office:value-type="float" office:value="20.4398658201284" calcext:value-type="float">
            <text:p>20,44</text:p>
          </table:table-cell>
          <table:table-cell table:style-name="ce24" table:formula="of:=[.$T$24]/[.T30]" office:value-type="float" office:value="19.7361412607371" calcext:value-type="float">
            <text:p>19,74</text:p>
          </table:table-cell>
          <table:table-cell table:style-name="ce37" table:formula="of:=[.V30]/[.T30]" office:value-type="float" office:value="0.340664430335474" calcext:value-type="float">
            <text:p>0,34</text:p>
          </table:table-cell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4325280" calcext:value-type="float">
            <text:p>4325280</text:p>
          </table:table-cell>
          <table:table-cell table:style-name="ce3" office:value-type="float" office:value="278779" calcext:value-type="float">
            <text:p>278779</text:p>
          </table:table-cell>
          <table:table-cell table:style-name="ce3" office:value-type="float" office:value="22495" calcext:value-type="float">
            <text:p>22495</text:p>
          </table:table-cell>
          <table:table-cell table:style-name="ce3" office:value-type="float" office:value="3896658" calcext:value-type="float">
            <text:p>3896658</text:p>
          </table:table-cell>
          <table:table-cell table:style-name="ce3" office:value-type="float" office:value="6125232" calcext:value-type="float">
            <text:p>6125232</text:p>
          </table:table-cell>
          <table:table-cell table:style-name="ce16" table:formula="of:=([.F31]+[.B31])/1000" office:value-type="float" office:value="10450.512" calcext:value-type="float">
            <text:p>10451</text:p>
          </table:table-cell>
          <table:table-cell table:style-name="ce16" table:formula="of:=([.D31]+[.E31])/1000" office:value-type="float" office:value="3919.153" calcext:value-type="float">
            <text:p>3919</text:p>
          </table:table-cell>
          <table:table-cell table:style-name="ce16" table:formula="of:=[.$G$23]/[.$A31]" office:value-type="float" office:value="1985.2715" calcext:value-type="float">
            <text:p>1985</text:p>
          </table:table-cell>
          <table:table-cell table:style-name="ce24" table:formula="of:=[.$G$23]/[.G31]" office:value-type="float" office:value="13.2978178485418" calcext:value-type="float">
            <text:p>13,30</text:p>
          </table:table-cell>
          <table:table-cell table:style-name="ce24" table:formula="of:=[.$G$24]/[.G31]" office:value-type="float" office:value="13.2927360879543" calcext:value-type="float">
            <text:p>13,29</text:p>
          </table:table-cell>
          <table:table-cell table:style-name="ce37" table:formula="of:=[.I31]/[.G31]" office:value-type="float" office:value="0.18996882640774" calcext:value-type="float">
            <text:p>0,19</text:p>
          </table:table-cell>
          <table:table-cell table:style-name="ce40"/>
          <table:table-cell table:style-name="ce3" office:value-type="float" office:value="70" calcext:value-type="float">
            <text:p>70</text:p>
          </table:table-cell>
          <table:table-cell table:style-name="ce3" office:value-type="float" office:value="4324906" calcext:value-type="float">
            <text:p>4324906</text:p>
          </table:table-cell>
          <table:table-cell table:style-name="ce3" office:value-type="float" office:value="251846" calcext:value-type="float">
            <text:p>251846</text:p>
          </table:table-cell>
          <table:table-cell table:style-name="ce3" office:value-type="float" office:value="24485" calcext:value-type="float">
            <text:p>24485</text:p>
          </table:table-cell>
          <table:table-cell table:style-name="ce3" office:value-type="float" office:value="1199723" calcext:value-type="float">
            <text:p>1199723</text:p>
          </table:table-cell>
          <table:table-cell table:style-name="ce3" office:value-type="float" office:value="2196501" calcext:value-type="float">
            <text:p>2196501</text:p>
          </table:table-cell>
          <table:table-cell table:style-name="ce16" table:formula="of:=([.S31]+[.O31])/1000" office:value-type="float" office:value="6521.407" calcext:value-type="float">
            <text:p>6521</text:p>
          </table:table-cell>
          <table:table-cell table:style-name="ce16" table:formula="of:=([.Q31]+[.R31])/1000" office:value-type="float" office:value="1224.208" calcext:value-type="float">
            <text:p>1224</text:p>
          </table:table-cell>
          <table:table-cell table:style-name="ce16" table:formula="of:=[.$T$23]/[.$N31]" office:value-type="float" office:value="1985.01435714286" calcext:value-type="float">
            <text:p>1985</text:p>
          </table:table-cell>
          <table:table-cell table:style-name="ce24" table:formula="of:=[.$T$23]/[.T31]" office:value-type="float" office:value="21.3069058563589" calcext:value-type="float">
            <text:p>21,31</text:p>
          </table:table-cell>
          <table:table-cell table:style-name="ce24" table:formula="of:=[.$T$24]/[.T31]" office:value-type="float" office:value="20.5733299577836" calcext:value-type="float">
            <text:p>20,57</text:p>
          </table:table-cell>
          <table:table-cell table:style-name="ce37" table:formula="of:=[.V31]/[.T31]" office:value-type="float" office:value="0.304384369376556" calcext:value-type="float">
            <text:p>0,30</text:p>
          </table:table-cell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3" office:value-type="float" office:value="4325104" calcext:value-type="float">
            <text:p>4325104</text:p>
          </table:table-cell>
          <table:table-cell table:style-name="ce3" office:value-type="float" office:value="276563" calcext:value-type="float">
            <text:p>276563</text:p>
          </table:table-cell>
          <table:table-cell table:style-name="ce3" office:value-type="float" office:value="26646" calcext:value-type="float">
            <text:p>26646</text:p>
          </table:table-cell>
          <table:table-cell table:style-name="ce3" office:value-type="float" office:value="5584838" calcext:value-type="float">
            <text:p>5584838</text:p>
          </table:table-cell>
          <table:table-cell table:style-name="ce3" office:value-type="float" office:value="7707012" calcext:value-type="float">
            <text:p>7707012</text:p>
          </table:table-cell>
          <table:table-cell table:style-name="ce16" table:formula="of:=([.F32]+[.B32])/1000" office:value-type="float" office:value="12032.116" calcext:value-type="float">
            <text:p>12032</text:p>
          </table:table-cell>
          <table:table-cell table:style-name="ce16" table:formula="of:=([.D32]+[.E32])/1000" office:value-type="float" office:value="5611.484" calcext:value-type="float">
            <text:p>5611</text:p>
          </table:table-cell>
          <table:table-cell table:style-name="ce16" table:formula="of:=[.$G$23]/[.$A32]" office:value-type="float" office:value="1737.1125625" calcext:value-type="float">
            <text:p>1737</text:p>
          </table:table-cell>
          <table:table-cell table:style-name="ce24" table:formula="of:=[.$G$23]/[.G32]" office:value-type="float" office:value="11.549839197029" calcext:value-type="float">
            <text:p>11,55</text:p>
          </table:table-cell>
          <table:table-cell table:style-name="ce24" table:formula="of:=[.$G$24]/[.G32]" office:value-type="float" office:value="11.5454254264171" calcext:value-type="float">
            <text:p>11,55</text:p>
          </table:table-cell>
          <table:table-cell table:style-name="ce37" table:formula="of:=[.I32]/[.G32]" office:value-type="float" office:value="0.144372989962863" calcext:value-type="float">
            <text:p>0,14</text:p>
          </table:table-cell>
          <table:table-cell table:style-name="ce40"/>
          <table:table-cell table:style-name="ce3" office:value-type="float" office:value="80" calcext:value-type="float">
            <text:p>80</text:p>
          </table:table-cell>
          <table:table-cell table:style-name="ce3" office:value-type="float" office:value="4325481" calcext:value-type="float">
            <text:p>4325481</text:p>
          </table:table-cell>
          <table:table-cell table:style-name="ce3" office:value-type="float" office:value="251830" calcext:value-type="float">
            <text:p>251830</text:p>
          </table:table-cell>
          <table:table-cell table:style-name="ce3" office:value-type="float" office:value="28424" calcext:value-type="float">
            <text:p>28424</text:p>
          </table:table-cell>
          <table:table-cell table:style-name="ce3" office:value-type="float" office:value="1111914" calcext:value-type="float">
            <text:p>1111914</text:p>
          </table:table-cell>
          <table:table-cell table:style-name="ce3" office:value-type="float" office:value="2006467" calcext:value-type="float">
            <text:p>2006467</text:p>
          </table:table-cell>
          <table:table-cell table:style-name="ce16" table:formula="of:=([.S32]+[.O32])/1000" office:value-type="float" office:value="6331.948" calcext:value-type="float">
            <text:p>6332</text:p>
          </table:table-cell>
          <table:table-cell table:style-name="ce16" table:formula="of:=([.Q32]+[.R32])/1000" office:value-type="float" office:value="1140.338" calcext:value-type="float">
            <text:p>1140</text:p>
          </table:table-cell>
          <table:table-cell table:style-name="ce16" table:formula="of:=[.$T$23]/[.$N32]" office:value-type="float" office:value="1736.8875625" calcext:value-type="float">
            <text:p>1737</text:p>
          </table:table-cell>
          <table:table-cell table:style-name="ce24" table:formula="of:=[.$T$23]/[.T32]" office:value-type="float" office:value="21.9444324242713" calcext:value-type="float">
            <text:p>21,94</text:p>
          </table:table-cell>
          <table:table-cell table:style-name="ce24" table:formula="of:=[.$T$24]/[.T32]" office:value-type="float" office:value="21.1889071104185" calcext:value-type="float">
            <text:p>21,19</text:p>
          </table:table-cell>
          <table:table-cell table:style-name="ce37" table:formula="of:=[.V32]/[.T32]" office:value-type="float" office:value="0.274305405303392" calcext:value-type="float">
            <text:p>0,27</text:p>
          </table:table-cell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office:value-type="float" office:value="4325127" calcext:value-type="float">
            <text:p>4325127</text:p>
          </table:table-cell>
          <table:table-cell table:style-name="ce3" office:value-type="float" office:value="276106" calcext:value-type="float">
            <text:p>276106</text:p>
          </table:table-cell>
          <table:table-cell table:style-name="ce3" office:value-type="float" office:value="32472" calcext:value-type="float">
            <text:p>32472</text:p>
          </table:table-cell>
          <table:table-cell table:style-name="ce3" office:value-type="float" office:value="641150" calcext:value-type="float">
            <text:p>641150</text:p>
          </table:table-cell>
          <table:table-cell table:style-name="ce3" office:value-type="float" office:value="2481540" calcext:value-type="float">
            <text:p>2481540</text:p>
          </table:table-cell>
          <table:table-cell table:style-name="ce16" table:formula="of:=([.F33]+[.B33])/1000" office:value-type="float" office:value="6806.667" calcext:value-type="float">
            <text:p>6807</text:p>
          </table:table-cell>
          <table:table-cell table:style-name="ce16" table:formula="of:=([.D33]+[.E33])/1000" office:value-type="float" office:value="673.622" calcext:value-type="float">
            <text:p>674</text:p>
          </table:table-cell>
          <table:table-cell table:style-name="ce16" table:formula="of:=[.$G$23]/[.$A33]" office:value-type="float" office:value="1544.10005555556" calcext:value-type="float">
            <text:p>1544</text:p>
          </table:table-cell>
          <table:table-cell table:style-name="ce24" table:formula="of:=[.$G$23]/[.G33]" office:value-type="float" office:value="20.4166011059451" calcext:value-type="float">
            <text:p>20,42</text:p>
          </table:table-cell>
          <table:table-cell table:style-name="ce24" table:formula="of:=[.$G$24]/[.G33]" office:value-type="float" office:value="20.4087989026053" calcext:value-type="float">
            <text:p>20,41</text:p>
          </table:table-cell>
          <table:table-cell table:style-name="ce37" table:formula="of:=[.I33]/[.G33]" office:value-type="float" office:value="0.22685112339939" calcext:value-type="float">
            <text:p>0,23</text:p>
          </table:table-cell>
          <table:table-cell table:style-name="ce40"/>
          <table:table-cell table:style-name="ce3" office:value-type="float" office:value="90" calcext:value-type="float">
            <text:p>90</text:p>
          </table:table-cell>
          <table:table-cell table:style-name="ce3" office:value-type="float" office:value="4324358" calcext:value-type="float">
            <text:p>4324358</text:p>
          </table:table-cell>
          <table:table-cell table:style-name="ce3" office:value-type="float" office:value="259381" calcext:value-type="float">
            <text:p>259381</text:p>
          </table:table-cell>
          <table:table-cell table:style-name="ce3" office:value-type="float" office:value="32997" calcext:value-type="float">
            <text:p>32997</text:p>
          </table:table-cell>
          <table:table-cell table:style-name="ce3" office:value-type="float" office:value="1017772" calcext:value-type="float">
            <text:p>1017772</text:p>
          </table:table-cell>
          <table:table-cell table:style-name="ce3" office:value-type="float" office:value="1877554" calcext:value-type="float">
            <text:p>1877554</text:p>
          </table:table-cell>
          <table:table-cell table:style-name="ce16" table:formula="of:=([.S33]+[.O33])/1000" office:value-type="float" office:value="6201.912" calcext:value-type="float">
            <text:p>6202</text:p>
          </table:table-cell>
          <table:table-cell table:style-name="ce16" table:formula="of:=([.Q33]+[.R33])/1000" office:value-type="float" office:value="1050.769" calcext:value-type="float">
            <text:p>1051</text:p>
          </table:table-cell>
          <table:table-cell table:style-name="ce16" table:formula="of:=[.$T$23]/[.$N33]" office:value-type="float" office:value="1543.90005555556" calcext:value-type="float">
            <text:p>1544</text:p>
          </table:table-cell>
          <table:table-cell table:style-name="ce24" table:formula="of:=[.$T$23]/[.T33]" office:value-type="float" office:value="22.4045431473391" calcext:value-type="float">
            <text:p>22,40</text:p>
          </table:table-cell>
          <table:table-cell table:style-name="ce24" table:formula="of:=[.$T$24]/[.T33]" office:value-type="float" office:value="21.6331766719683" calcext:value-type="float">
            <text:p>21,63</text:p>
          </table:table-cell>
          <table:table-cell table:style-name="ce37" table:formula="of:=[.V33]/[.T33]" office:value-type="float" office:value="0.248939368303767" calcext:value-type="float">
            <text:p>0,25</text:p>
          </table:table-cell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325431" calcext:value-type="float">
            <text:p>4325431</text:p>
          </table:table-cell>
          <table:table-cell table:style-name="ce3" office:value-type="float" office:value="276493" calcext:value-type="float">
            <text:p>276493</text:p>
          </table:table-cell>
          <table:table-cell table:style-name="ce3" office:value-type="float" office:value="36683" calcext:value-type="float">
            <text:p>36683</text:p>
          </table:table-cell>
          <table:table-cell table:style-name="ce3" office:value-type="float" office:value="754546" calcext:value-type="float">
            <text:p>754546</text:p>
          </table:table-cell>
          <table:table-cell table:style-name="ce3" office:value-type="float" office:value="2464743" calcext:value-type="float">
            <text:p>2464743</text:p>
          </table:table-cell>
          <table:table-cell table:style-name="ce16" table:formula="of:=([.F34]+[.B34])/1000" office:value-type="float" office:value="6790.174" calcext:value-type="float">
            <text:p>6790</text:p>
          </table:table-cell>
          <table:table-cell table:style-name="ce16" table:formula="of:=([.D34]+[.E34])/1000" office:value-type="float" office:value="791.229" calcext:value-type="float">
            <text:p>791</text:p>
          </table:table-cell>
          <table:table-cell table:style-name="ce16" table:formula="of:=[.$G$23]/[.$A34]" office:value-type="float" office:value="1389.69005" calcext:value-type="float">
            <text:p>1390</text:p>
          </table:table-cell>
          <table:table-cell table:style-name="ce24" table:formula="of:=[.$G$23]/[.G34]" office:value-type="float" office:value="20.4661920298361" calcext:value-type="float">
            <text:p>20,47</text:p>
          </table:table-cell>
          <table:table-cell table:style-name="ce24" table:formula="of:=[.$G$24]/[.G34]" office:value-type="float" office:value="20.4583708753266" calcext:value-type="float">
            <text:p>20,46</text:p>
          </table:table-cell>
          <table:table-cell table:style-name="ce37" table:formula="of:=[.I34]/[.G34]" office:value-type="float" office:value="0.204661920298361" calcext:value-type="float">
            <text:p>0,20</text:p>
          </table:table-cell>
          <table:table-cell table:style-name="ce40"/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324776" calcext:value-type="float">
            <text:p>4324776</text:p>
          </table:table-cell>
          <table:table-cell table:style-name="ce3" office:value-type="float" office:value="261318" calcext:value-type="float">
            <text:p>261318</text:p>
          </table:table-cell>
          <table:table-cell table:style-name="ce3" office:value-type="float" office:value="37745" calcext:value-type="float">
            <text:p>37745</text:p>
          </table:table-cell>
          <table:table-cell table:style-name="ce3" office:value-type="float" office:value="837793" calcext:value-type="float">
            <text:p>837793</text:p>
          </table:table-cell>
          <table:table-cell table:style-name="ce3" office:value-type="float" office:value="1767629" calcext:value-type="float">
            <text:p>1767629</text:p>
          </table:table-cell>
          <table:table-cell table:style-name="ce16" table:formula="of:=([.S34]+[.O34])/1000" office:value-type="float" office:value="6092.405" calcext:value-type="float">
            <text:p>6092</text:p>
          </table:table-cell>
          <table:table-cell table:style-name="ce16" table:formula="of:=([.Q34]+[.R34])/1000" office:value-type="float" office:value="875.538" calcext:value-type="float">
            <text:p>876</text:p>
          </table:table-cell>
          <table:table-cell table:style-name="ce16" table:formula="of:=[.$T$23]/[.$N34]" office:value-type="float" office:value="1389.51005" calcext:value-type="float">
            <text:p>1390</text:p>
          </table:table-cell>
          <table:table-cell table:style-name="ce24" table:formula="of:=[.$T$23]/[.T34]" office:value-type="float" office:value="22.8072501746026" calcext:value-type="float">
            <text:p>22,81</text:p>
          </table:table-cell>
          <table:table-cell table:style-name="ce24" table:formula="of:=[.$T$24]/[.T34]" office:value-type="float" office:value="22.0220188907336" calcext:value-type="float">
            <text:p>22,02</text:p>
          </table:table-cell>
          <table:table-cell table:style-name="ce37" table:formula="of:=[.V34]/[.T34]" office:value-type="float" office:value="0.228072501746026" calcext:value-type="float">
            <text:p>0,23</text:p>
          </table:table-cell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4325061" calcext:value-type="float">
            <text:p>4325061</text:p>
          </table:table-cell>
          <table:table-cell table:style-name="ce4" office:value-type="float" office:value="278804" calcext:value-type="float">
            <text:p>278804</text:p>
          </table:table-cell>
          <table:table-cell table:style-name="ce4" office:value-type="float" office:value="41788" calcext:value-type="float">
            <text:p>41788</text:p>
          </table:table-cell>
          <table:table-cell table:style-name="ce4" office:value-type="float" office:value="581710" calcext:value-type="float">
            <text:p>581710</text:p>
          </table:table-cell>
          <table:table-cell table:style-name="ce4" office:value-type="float" office:value="2150262" calcext:value-type="float">
            <text:p>2150262</text:p>
          </table:table-cell>
          <table:table-cell table:style-name="ce17" table:formula="of:=([.F35]+[.B35])/1000" office:value-type="float" office:value="6475.323" calcext:value-type="float">
            <text:p>6475</text:p>
          </table:table-cell>
          <table:table-cell table:style-name="ce17" table:formula="of:=([.D35]+[.E35])/1000" office:value-type="float" office:value="623.498" calcext:value-type="float">
            <text:p>623</text:p>
          </table:table-cell>
          <table:table-cell table:style-name="ce17" table:formula="of:=[.$G$23]/[.$A35]" office:value-type="float" office:value="1263.35459090909" calcext:value-type="float">
            <text:p>1263</text:p>
          </table:table-cell>
          <table:table-cell table:style-name="ce25" table:formula="of:=[.$G$23]/[.G35]" office:value-type="float" office:value="21.4613240142615" calcext:value-type="float">
            <text:p>21,46</text:p>
          </table:table-cell>
          <table:table-cell table:style-name="ce25" table:formula="of:=[.$G$24]/[.G35]" office:value-type="float" office:value="21.4531225701019" calcext:value-type="float">
            <text:p>21,45</text:p>
          </table:table-cell>
          <table:table-cell table:style-name="ce38" table:formula="of:=[.I35]/[.G35]" office:value-type="float" office:value="0.195102945584196" calcext:value-type="float">
            <text:p>0,20</text:p>
          </table:table-cell>
          <table:table-cell table:style-name="ce40"/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4324722" calcext:value-type="float">
            <text:p>4324722</text:p>
          </table:table-cell>
          <table:table-cell table:style-name="ce4" office:value-type="float" office:value="261332" calcext:value-type="float">
            <text:p>261332</text:p>
          </table:table-cell>
          <table:table-cell table:style-name="ce4" office:value-type="float" office:value="42580" calcext:value-type="float">
            <text:p>42580</text:p>
          </table:table-cell>
          <table:table-cell table:style-name="ce4" office:value-type="float" office:value="769320" calcext:value-type="float">
            <text:p>769320</text:p>
          </table:table-cell>
          <table:table-cell table:style-name="ce4" office:value-type="float" office:value="1669863" calcext:value-type="float">
            <text:p>1669863</text:p>
          </table:table-cell>
          <table:table-cell table:style-name="ce17" table:formula="of:=([.S35]+[.O35])/1000" office:value-type="float" office:value="5994.585" calcext:value-type="float">
            <text:p>5995</text:p>
          </table:table-cell>
          <table:table-cell table:style-name="ce17" table:formula="of:=([.Q35]+[.R35])/1000" office:value-type="float" office:value="811.9" calcext:value-type="float">
            <text:p>812</text:p>
          </table:table-cell>
          <table:table-cell table:style-name="ce17" table:formula="of:=[.$T$23]/[.$N35]" office:value-type="float" office:value="1263.19095454545" calcext:value-type="float">
            <text:p>1263</text:p>
          </table:table-cell>
          <table:table-cell table:style-name="ce25" table:formula="of:=[.$T$23]/[.T35]" office:value-type="float" office:value="23.1794202601181" calcext:value-type="float">
            <text:p>23,18</text:p>
          </table:table-cell>
          <table:table-cell table:style-name="ce25" table:formula="of:=[.$T$24]/[.T35]" office:value-type="float" office:value="22.3813755247444" calcext:value-type="float">
            <text:p>22,38</text:p>
          </table:table-cell>
          <table:table-cell table:style-name="ce38" table:formula="of:=[.V35]/[.T35]" office:value-type="float" office:value="0.21072200236471" calcext:value-type="float">
            <text:p>0,21</text:p>
          </table:table-cell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4325361" calcext:value-type="float">
            <text:p>4325361</text:p>
          </table:table-cell>
          <table:table-cell table:style-name="ce3" office:value-type="float" office:value="284415" calcext:value-type="float">
            <text:p>284415</text:p>
          </table:table-cell>
          <table:table-cell table:style-name="ce3" office:value-type="float" office:value="44472" calcext:value-type="float">
            <text:p>44472</text:p>
          </table:table-cell>
          <table:table-cell table:style-name="ce3" office:value-type="float" office:value="1532000" calcext:value-type="float">
            <text:p>1532000</text:p>
          </table:table-cell>
          <table:table-cell table:style-name="ce3" office:value-type="float" office:value="3132647" calcext:value-type="float">
            <text:p>3132647</text:p>
          </table:table-cell>
          <table:table-cell table:style-name="ce16" table:formula="of:=([.F36]+[.B36])/1000" office:value-type="float" office:value="7458.008" calcext:value-type="float">
            <text:p>7458</text:p>
          </table:table-cell>
          <table:table-cell table:style-name="ce16" table:formula="of:=([.D36]+[.E36])/1000" office:value-type="float" office:value="1576.472" calcext:value-type="float">
            <text:p>1576</text:p>
          </table:table-cell>
          <table:table-cell table:style-name="ce16" table:formula="of:=[.$G$23]/[.$A36]" office:value-type="float" office:value="1158.07504166667" calcext:value-type="float">
            <text:p>1158</text:p>
          </table:table-cell>
          <table:table-cell table:style-name="ce24" table:formula="of:=[.$G$23]/[.G36]" office:value-type="float" office:value="18.6335285507873" calcext:value-type="float">
            <text:p>18,63</text:p>
          </table:table-cell>
          <table:table-cell table:style-name="ce24" table:formula="of:=[.$G$24]/[.G36]" office:value-type="float" office:value="18.626407748557" calcext:value-type="float">
            <text:p>18,63</text:p>
          </table:table-cell>
          <table:table-cell table:style-name="ce37" table:formula="of:=[.I36]/[.G36]" office:value-type="float" office:value="0.155279404589894" calcext:value-type="float">
            <text:p>0,16</text:p>
          </table:table-cell>
          <table:table-cell table:style-name="ce40"/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4324831" calcext:value-type="float">
            <text:p>4324831</text:p>
          </table:table-cell>
          <table:table-cell table:style-name="ce3" office:value-type="float" office:value="265273" calcext:value-type="float">
            <text:p>265273</text:p>
          </table:table-cell>
          <table:table-cell table:style-name="ce3" office:value-type="float" office:value="47969" calcext:value-type="float">
            <text:p>47969</text:p>
          </table:table-cell>
          <table:table-cell table:style-name="ce3" office:value-type="float" office:value="705801" calcext:value-type="float">
            <text:p>705801</text:p>
          </table:table-cell>
          <table:table-cell table:style-name="ce3" office:value-type="float" office:value="1692996" calcext:value-type="float">
            <text:p>1692996</text:p>
          </table:table-cell>
          <table:table-cell table:style-name="ce16" table:formula="of:=([.S36]+[.O36])/1000" office:value-type="float" office:value="6017.827" calcext:value-type="float">
            <text:p>6018</text:p>
          </table:table-cell>
          <table:table-cell table:style-name="ce16" table:formula="of:=([.Q36]+[.R36])/1000" office:value-type="float" office:value="753.77" calcext:value-type="float">
            <text:p>754</text:p>
          </table:table-cell>
          <table:table-cell table:style-name="ce16" table:formula="of:=[.$T$23]/[.$N36]" office:value-type="float" office:value="1157.92504166667" calcext:value-type="float">
            <text:p>1158</text:p>
          </table:table-cell>
          <table:table-cell table:style-name="ce24" table:formula="of:=[.$T$23]/[.T36]" office:value-type="float" office:value="23.0898969013233" calcext:value-type="float">
            <text:p>23,09</text:p>
          </table:table-cell>
          <table:table-cell table:style-name="ce24" table:formula="of:=[.$T$24]/[.T36]" office:value-type="float" office:value="22.2949343675051" calcext:value-type="float">
            <text:p>22,29</text:p>
          </table:table-cell>
          <table:table-cell table:style-name="ce37" table:formula="of:=[.V36]/[.T36]" office:value-type="float" office:value="0.192415807511028" calcext:value-type="float">
            <text:p>0,19</text:p>
          </table:table-cell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4325246" calcext:value-type="float">
            <text:p>4325246</text:p>
          </table:table-cell>
          <table:table-cell table:style-name="ce3" office:value-type="float" office:value="292023" calcext:value-type="float">
            <text:p>292023</text:p>
          </table:table-cell>
          <table:table-cell table:style-name="ce3" office:value-type="float" office:value="48731" calcext:value-type="float">
            <text:p>48731</text:p>
          </table:table-cell>
          <table:table-cell table:style-name="ce3" office:value-type="float" office:value="2232551" calcext:value-type="float">
            <text:p>2232551</text:p>
          </table:table-cell>
          <table:table-cell table:style-name="ce3" office:value-type="float" office:value="3805249" calcext:value-type="float">
            <text:p>3805249</text:p>
          </table:table-cell>
          <table:table-cell table:style-name="ce16" table:formula="of:=([.F37]+[.B37])/1000" office:value-type="float" office:value="8130.495" calcext:value-type="float">
            <text:p>8130</text:p>
          </table:table-cell>
          <table:table-cell table:style-name="ce16" table:formula="of:=([.D37]+[.E37])/1000" office:value-type="float" office:value="2281.282" calcext:value-type="float">
            <text:p>2281</text:p>
          </table:table-cell>
          <table:table-cell table:style-name="ce16" table:formula="of:=[.$G$23]/[.$A37]" office:value-type="float" office:value="1068.99234615385" calcext:value-type="float">
            <text:p>1069</text:p>
          </table:table-cell>
          <table:table-cell table:style-name="ce24" table:formula="of:=[.$G$23]/[.G37]" office:value-type="float" office:value="17.0923178724051" calcext:value-type="float">
            <text:p>17,09</text:p>
          </table:table-cell>
          <table:table-cell table:style-name="ce24" table:formula="of:=[.$G$24]/[.G37]" office:value-type="float" office:value="17.0857860437772" calcext:value-type="float">
            <text:p>17,09</text:p>
          </table:table-cell>
          <table:table-cell table:style-name="ce37" table:formula="of:=[.I37]/[.G37]" office:value-type="float" office:value="0.13147936824927" calcext:value-type="float">
            <text:p>0,13</text:p>
          </table:table-cell>
          <table:table-cell table:style-name="ce40"/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4324865" calcext:value-type="float">
            <text:p>4324865</text:p>
          </table:table-cell>
          <table:table-cell table:style-name="ce3" office:value-type="float" office:value="267545" calcext:value-type="float">
            <text:p>267545</text:p>
          </table:table-cell>
          <table:table-cell table:style-name="ce3" office:value-type="float" office:value="52510" calcext:value-type="float">
            <text:p>52510</text:p>
          </table:table-cell>
          <table:table-cell table:style-name="ce3" office:value-type="float" office:value="933377" calcext:value-type="float">
            <text:p>933377</text:p>
          </table:table-cell>
          <table:table-cell table:style-name="ce3" office:value-type="float" office:value="1769809" calcext:value-type="float">
            <text:p>1769809</text:p>
          </table:table-cell>
          <table:table-cell table:style-name="ce16" table:formula="of:=([.S37]+[.O37])/1000" office:value-type="float" office:value="6094.674" calcext:value-type="float">
            <text:p>6095</text:p>
          </table:table-cell>
          <table:table-cell table:style-name="ce16" table:formula="of:=([.Q37]+[.R37])/1000" office:value-type="float" office:value="985.887" calcext:value-type="float">
            <text:p>986</text:p>
          </table:table-cell>
          <table:table-cell table:style-name="ce16" table:formula="of:=[.$T$23]/[.$N37]" office:value-type="float" office:value="1068.85388461538" calcext:value-type="float">
            <text:p>1069</text:p>
          </table:table-cell>
          <table:table-cell table:style-name="ce24" table:formula="of:=[.$T$23]/[.T37]" office:value-type="float" office:value="22.7987592117314" calcext:value-type="float">
            <text:p>22,80</text:p>
          </table:table-cell>
          <table:table-cell table:style-name="ce24" table:formula="of:=[.$T$24]/[.T37]" office:value-type="float" office:value="22.0138202633972" calcext:value-type="float">
            <text:p>22,01</text:p>
          </table:table-cell>
          <table:table-cell table:style-name="ce37" table:formula="of:=[.V37]/[.T37]" office:value-type="float" office:value="0.175375070859472" calcext:value-type="float">
            <text:p>0,18</text:p>
          </table:table-cell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4324956" calcext:value-type="float">
            <text:p>4324956</text:p>
          </table:table-cell>
          <table:table-cell table:style-name="ce3" office:value-type="float" office:value="293098" calcext:value-type="float">
            <text:p>293098</text:p>
          </table:table-cell>
          <table:table-cell table:style-name="ce3" office:value-type="float" office:value="54365" calcext:value-type="float">
            <text:p>54365</text:p>
          </table:table-cell>
          <table:table-cell table:style-name="ce3" office:value-type="float" office:value="1003655" calcext:value-type="float">
            <text:p>1003655</text:p>
          </table:table-cell>
          <table:table-cell table:style-name="ce3" office:value-type="float" office:value="2469901" calcext:value-type="float">
            <text:p>2469901</text:p>
          </table:table-cell>
          <table:table-cell table:style-name="ce16" table:formula="of:=([.F38]+[.B38])/1000" office:value-type="float" office:value="6794.857" calcext:value-type="float">
            <text:p>6795</text:p>
          </table:table-cell>
          <table:table-cell table:style-name="ce16" table:formula="of:=([.D38]+[.E38])/1000" office:value-type="float" office:value="1058.02" calcext:value-type="float">
            <text:p>1058</text:p>
          </table:table-cell>
          <table:table-cell table:style-name="ce16" table:formula="of:=[.$G$23]/[.$A38]" office:value-type="float" office:value="992.63575" calcext:value-type="float">
            <text:p>993</text:p>
          </table:table-cell>
          <table:table-cell table:style-name="ce24" table:formula="of:=[.$G$23]/[.G38]" office:value-type="float" office:value="20.4520867768078" calcext:value-type="float">
            <text:p>20,45</text:p>
          </table:table-cell>
          <table:table-cell table:style-name="ce24" table:formula="of:=[.$G$24]/[.G38]" office:value-type="float" office:value="20.4442710126203" calcext:value-type="float">
            <text:p>20,44</text:p>
          </table:table-cell>
          <table:table-cell table:style-name="ce37" table:formula="of:=[.I38]/[.G38]" office:value-type="float" office:value="0.146086334120056" calcext:value-type="float">
            <text:p>0,15</text:p>
          </table:table-cell>
          <table:table-cell table:style-name="ce40"/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4324792" calcext:value-type="float">
            <text:p>4324792</text:p>
          </table:table-cell>
          <table:table-cell table:style-name="ce3" office:value-type="float" office:value="265250" calcext:value-type="float">
            <text:p>265250</text:p>
          </table:table-cell>
          <table:table-cell table:style-name="ce3" office:value-type="float" office:value="58540" calcext:value-type="float">
            <text:p>58540</text:p>
          </table:table-cell>
          <table:table-cell table:style-name="ce3" office:value-type="float" office:value="970689" calcext:value-type="float">
            <text:p>970689</text:p>
          </table:table-cell>
          <table:table-cell table:style-name="ce3" office:value-type="float" office:value="1866211" calcext:value-type="float">
            <text:p>1866211</text:p>
          </table:table-cell>
          <table:table-cell table:style-name="ce16" table:formula="of:=([.S38]+[.O38])/1000" office:value-type="float" office:value="6191.003" calcext:value-type="float">
            <text:p>6191</text:p>
          </table:table-cell>
          <table:table-cell table:style-name="ce16" table:formula="of:=([.Q38]+[.R38])/1000" office:value-type="float" office:value="1029.229" calcext:value-type="float">
            <text:p>1029</text:p>
          </table:table-cell>
          <table:table-cell table:style-name="ce16" table:formula="of:=[.$T$23]/[.$N38]" office:value-type="float" office:value="992.507178571429" calcext:value-type="float">
            <text:p>993</text:p>
          </table:table-cell>
          <table:table-cell table:style-name="ce24" table:formula="of:=[.$T$23]/[.T38]" office:value-type="float" office:value="22.4440215906857" calcext:value-type="float">
            <text:p>22,44</text:p>
          </table:table-cell>
          <table:table-cell table:style-name="ce24" table:formula="of:=[.$T$24]/[.T38]" office:value-type="float" office:value="21.6712959111795" calcext:value-type="float">
            <text:p>21,67</text:p>
          </table:table-cell>
          <table:table-cell table:style-name="ce37" table:formula="of:=[.V38]/[.T38]" office:value-type="float" office:value="0.160314439933469" calcext:value-type="float">
            <text:p>0,16</text:p>
          </table:table-cell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4325235" calcext:value-type="float">
            <text:p>4325235</text:p>
          </table:table-cell>
          <table:table-cell table:style-name="ce3" office:value-type="float" office:value="293601" calcext:value-type="float">
            <text:p>293601</text:p>
          </table:table-cell>
          <table:table-cell table:style-name="ce3" office:value-type="float" office:value="60001" calcext:value-type="float">
            <text:p>60001</text:p>
          </table:table-cell>
          <table:table-cell table:style-name="ce3" office:value-type="float" office:value="983159" calcext:value-type="float">
            <text:p>983159</text:p>
          </table:table-cell>
          <table:table-cell table:style-name="ce3" office:value-type="float" office:value="2422950" calcext:value-type="float">
            <text:p>2422950</text:p>
          </table:table-cell>
          <table:table-cell table:style-name="ce16" table:formula="of:=([.F39]+[.B39])/1000" office:value-type="float" office:value="6748.185" calcext:value-type="float">
            <text:p>6748</text:p>
          </table:table-cell>
          <table:table-cell table:style-name="ce16" table:formula="of:=([.D39]+[.E39])/1000" office:value-type="float" office:value="1043.16" calcext:value-type="float">
            <text:p>1043</text:p>
          </table:table-cell>
          <table:table-cell table:style-name="ce16" table:formula="of:=[.$G$23]/[.$A39]" office:value-type="float" office:value="926.460033333333" calcext:value-type="float">
            <text:p>926</text:p>
          </table:table-cell>
          <table:table-cell table:style-name="ce24" table:formula="of:=[.$G$23]/[.G39]" office:value-type="float" office:value="20.5935381143226" calcext:value-type="float">
            <text:p>20,59</text:p>
          </table:table-cell>
          <table:table-cell table:style-name="ce24" table:formula="of:=[.$G$24]/[.G39]" office:value-type="float" office:value="20.5856682945118" calcext:value-type="float">
            <text:p>20,59</text:p>
          </table:table-cell>
          <table:table-cell table:style-name="ce37" table:formula="of:=[.I39]/[.G39]" office:value-type="float" office:value="0.137290254095484" calcext:value-type="float">
            <text:p>0,14</text:p>
          </table:table-cell>
          <table:table-cell table:style-name="ce40"/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4325085" calcext:value-type="float">
            <text:p>4325085</text:p>
          </table:table-cell>
          <table:table-cell table:style-name="ce3" office:value-type="float" office:value="272683" calcext:value-type="float">
            <text:p>272683</text:p>
          </table:table-cell>
          <table:table-cell table:style-name="ce3" office:value-type="float" office:value="63719" calcext:value-type="float">
            <text:p>63719</text:p>
          </table:table-cell>
          <table:table-cell table:style-name="ce3" office:value-type="float" office:value="944257" calcext:value-type="float">
            <text:p>944257</text:p>
          </table:table-cell>
          <table:table-cell table:style-name="ce3" office:value-type="float" office:value="1788643" calcext:value-type="float">
            <text:p>1788643</text:p>
          </table:table-cell>
          <table:table-cell table:style-name="ce16" table:formula="of:=([.S39]+[.O39])/1000" office:value-type="float" office:value="6113.728" calcext:value-type="float">
            <text:p>6114</text:p>
          </table:table-cell>
          <table:table-cell table:style-name="ce16" table:formula="of:=([.Q39]+[.R39])/1000" office:value-type="float" office:value="1007.976" calcext:value-type="float">
            <text:p>1008</text:p>
          </table:table-cell>
          <table:table-cell table:style-name="ce16" table:formula="of:=[.$T$23]/[.$N39]" office:value-type="float" office:value="926.340033333333" calcext:value-type="float">
            <text:p>926</text:p>
          </table:table-cell>
          <table:table-cell table:style-name="ce24" table:formula="of:=[.$T$23]/[.T39]" office:value-type="float" office:value="22.7277047654066" calcext:value-type="float">
            <text:p>22,73</text:p>
          </table:table-cell>
          <table:table-cell table:style-name="ce24" table:formula="of:=[.$T$24]/[.T39]" office:value-type="float" office:value="21.9452121520617" calcext:value-type="float">
            <text:p>21,95</text:p>
          </table:table-cell>
          <table:table-cell table:style-name="ce37" table:formula="of:=[.V39]/[.T39]" office:value-type="float" office:value="0.151518031769378" calcext:value-type="float">
            <text:p>0,15</text:p>
          </table:table-cell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4325202" calcext:value-type="float">
            <text:p>4325202</text:p>
          </table:table-cell>
          <table:table-cell table:style-name="ce3" office:value-type="float" office:value="295519" calcext:value-type="float">
            <text:p>295519</text:p>
          </table:table-cell>
          <table:table-cell table:style-name="ce3" office:value-type="float" office:value="66620" calcext:value-type="float">
            <text:p>66620</text:p>
          </table:table-cell>
          <table:table-cell table:style-name="ce3" office:value-type="float" office:value="980075" calcext:value-type="float">
            <text:p>980075</text:p>
          </table:table-cell>
          <table:table-cell table:style-name="ce3" office:value-type="float" office:value="2338624" calcext:value-type="float">
            <text:p>2338624</text:p>
          </table:table-cell>
          <table:table-cell table:style-name="ce16" table:formula="of:=([.F40]+[.B40])/1000" office:value-type="float" office:value="6663.826" calcext:value-type="float">
            <text:p>6664</text:p>
          </table:table-cell>
          <table:table-cell table:style-name="ce16" table:formula="of:=([.D40]+[.E40])/1000" office:value-type="float" office:value="1046.695" calcext:value-type="float">
            <text:p>1047</text:p>
          </table:table-cell>
          <table:table-cell table:style-name="ce16" table:formula="of:=[.$G$23]/[.$A40]" office:value-type="float" office:value="868.55628125" calcext:value-type="float">
            <text:p>869</text:p>
          </table:table-cell>
          <table:table-cell table:style-name="ce24" table:formula="of:=[.$G$23]/[.G40]" office:value-type="float" office:value="20.854236740275" calcext:value-type="float">
            <text:p>20,85</text:p>
          </table:table-cell>
          <table:table-cell table:style-name="ce24" table:formula="of:=[.$G$24]/[.G40]" office:value-type="float" office:value="20.8462672944942" calcext:value-type="float">
            <text:p>20,85</text:p>
          </table:table-cell>
          <table:table-cell table:style-name="ce37" table:formula="of:=[.I40]/[.G40]" office:value-type="float" office:value="0.130338979626719" calcext:value-type="float">
            <text:p>0,13</text:p>
          </table:table-cell>
          <table:table-cell table:style-name="ce40"/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4325163" calcext:value-type="float">
            <text:p>4325163</text:p>
          </table:table-cell>
          <table:table-cell table:style-name="ce3" office:value-type="float" office:value="275219" calcext:value-type="float">
            <text:p>275219</text:p>
          </table:table-cell>
          <table:table-cell table:style-name="ce3" office:value-type="float" office:value="69450" calcext:value-type="float">
            <text:p>69450</text:p>
          </table:table-cell>
          <table:table-cell table:style-name="ce3" office:value-type="float" office:value="730933" calcext:value-type="float">
            <text:p>730933</text:p>
          </table:table-cell>
          <table:table-cell table:style-name="ce3" office:value-type="float" office:value="1740703" calcext:value-type="float">
            <text:p>1740703</text:p>
          </table:table-cell>
          <table:table-cell table:style-name="ce16" table:formula="of:=([.S40]+[.O40])/1000" office:value-type="float" office:value="6065.866" calcext:value-type="float">
            <text:p>6066</text:p>
          </table:table-cell>
          <table:table-cell table:style-name="ce16" table:formula="of:=([.Q40]+[.R40])/1000" office:value-type="float" office:value="800.383" calcext:value-type="float">
            <text:p>800</text:p>
          </table:table-cell>
          <table:table-cell table:style-name="ce16" table:formula="of:=[.$T$23]/[.$N40]" office:value-type="float" office:value="868.44378125" calcext:value-type="float">
            <text:p>868</text:p>
          </table:table-cell>
          <table:table-cell table:style-name="ce24" table:formula="of:=[.$T$23]/[.T40]" office:value-type="float" office:value="22.9070350383606" calcext:value-type="float">
            <text:p>22,91</text:p>
          </table:table-cell>
          <table:table-cell table:style-name="ce24" table:formula="of:=[.$T$24]/[.T40]" office:value-type="float" office:value="22.1183682593714" calcext:value-type="float">
            <text:p>22,12</text:p>
          </table:table-cell>
          <table:table-cell table:style-name="ce37" table:formula="of:=[.V40]/[.T40]" office:value-type="float" office:value="0.143168968989753" calcext:value-type="float">
            <text:p>0,14</text:p>
          </table:table-cell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4325625" calcext:value-type="float">
            <text:p>4325625</text:p>
          </table:table-cell>
          <table:table-cell table:style-name="ce3" office:value-type="float" office:value="294994" calcext:value-type="float">
            <text:p>294994</text:p>
          </table:table-cell>
          <table:table-cell table:style-name="ce3" office:value-type="float" office:value="71185" calcext:value-type="float">
            <text:p>71185</text:p>
          </table:table-cell>
          <table:table-cell table:style-name="ce3" office:value-type="float" office:value="905984" calcext:value-type="float">
            <text:p>905984</text:p>
          </table:table-cell>
          <table:table-cell table:style-name="ce3" office:value-type="float" office:value="2239193" calcext:value-type="float">
            <text:p>2239193</text:p>
          </table:table-cell>
          <table:table-cell table:style-name="ce16" table:formula="of:=([.F41]+[.B41])/1000" office:value-type="float" office:value="6564.818" calcext:value-type="float">
            <text:p>6565</text:p>
          </table:table-cell>
          <table:table-cell table:style-name="ce16" table:formula="of:=([.D41]+[.E41])/1000" office:value-type="float" office:value="977.169" calcext:value-type="float">
            <text:p>977</text:p>
          </table:table-cell>
          <table:table-cell table:style-name="ce16" table:formula="of:=[.$G$23]/[.$A41]" office:value-type="float" office:value="817.464735294118" calcext:value-type="float">
            <text:p>817</text:p>
          </table:table-cell>
          <table:table-cell table:style-name="ce24" table:formula="of:=[.$G$23]/[.G41]" office:value-type="float" office:value="21.1687521268678" calcext:value-type="float">
            <text:p>21,17</text:p>
          </table:table-cell>
          <table:table-cell table:style-name="ce24" table:formula="of:=[.$G$24]/[.G41]" office:value-type="float" office:value="21.1606624890439" calcext:value-type="float">
            <text:p>21,16</text:p>
          </table:table-cell>
          <table:table-cell table:style-name="ce37" table:formula="of:=[.I41]/[.G41]" office:value-type="float" office:value="0.124522071334516" calcext:value-type="float">
            <text:p>0,12</text:p>
          </table:table-cell>
          <table:table-cell table:style-name="ce40"/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4325029" calcext:value-type="float">
            <text:p>4325029</text:p>
          </table:table-cell>
          <table:table-cell table:style-name="ce3" office:value-type="float" office:value="276324" calcext:value-type="float">
            <text:p>276324</text:p>
          </table:table-cell>
          <table:table-cell table:style-name="ce3" office:value-type="float" office:value="76506" calcext:value-type="float">
            <text:p>76506</text:p>
          </table:table-cell>
          <table:table-cell table:style-name="ce3" office:value-type="float" office:value="774170" calcext:value-type="float">
            <text:p>774170</text:p>
          </table:table-cell>
          <table:table-cell table:style-name="ce3" office:value-type="float" office:value="1745085" calcext:value-type="float">
            <text:p>1745085</text:p>
          </table:table-cell>
          <table:table-cell table:style-name="ce16" table:formula="of:=([.S41]+[.O41])/1000" office:value-type="float" office:value="6070.114" calcext:value-type="float">
            <text:p>6070</text:p>
          </table:table-cell>
          <table:table-cell table:style-name="ce16" table:formula="of:=([.Q41]+[.R41])/1000" office:value-type="float" office:value="850.676" calcext:value-type="float">
            <text:p>851</text:p>
          </table:table-cell>
          <table:table-cell table:style-name="ce16" table:formula="of:=[.$T$23]/[.$N41]" office:value-type="float" office:value="817.358852941177" calcext:value-type="float">
            <text:p>817</text:p>
          </table:table-cell>
          <table:table-cell table:style-name="ce24" table:formula="of:=[.$T$23]/[.T41]" office:value-type="float" office:value="22.8910041887187" calcext:value-type="float">
            <text:p>22,89</text:p>
          </table:table-cell>
          <table:table-cell table:style-name="ce24" table:formula="of:=[.$T$24]/[.T41]" office:value-type="float" office:value="22.1028893361805" calcext:value-type="float">
            <text:p>22,10</text:p>
          </table:table-cell>
          <table:table-cell table:style-name="ce37" table:formula="of:=[.V41]/[.T41]" office:value-type="float" office:value="0.134652965815992" calcext:value-type="float">
            <text:p>0,13</text:p>
          </table:table-cell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4325697" calcext:value-type="float">
            <text:p>4325697</text:p>
          </table:table-cell>
          <table:table-cell table:style-name="ce3" office:value-type="float" office:value="308982" calcext:value-type="float">
            <text:p>308982</text:p>
          </table:table-cell>
          <table:table-cell table:style-name="ce3" office:value-type="float" office:value="76717" calcext:value-type="float">
            <text:p>76717</text:p>
          </table:table-cell>
          <table:table-cell table:style-name="ce3" office:value-type="float" office:value="817173" calcext:value-type="float">
            <text:p>817173</text:p>
          </table:table-cell>
          <table:table-cell table:style-name="ce3" office:value-type="float" office:value="2345957" calcext:value-type="float">
            <text:p>2345957</text:p>
          </table:table-cell>
          <table:table-cell table:style-name="ce16" table:formula="of:=([.F42]+[.B42])/1000" office:value-type="float" office:value="6671.654" calcext:value-type="float">
            <text:p>6672</text:p>
          </table:table-cell>
          <table:table-cell table:style-name="ce16" table:formula="of:=([.D42]+[.E42])/1000" office:value-type="float" office:value="893.89" calcext:value-type="float">
            <text:p>894</text:p>
          </table:table-cell>
          <table:table-cell table:style-name="ce16" table:formula="of:=[.$G$23]/[.$A42]" office:value-type="float" office:value="772.050027777778" calcext:value-type="float">
            <text:p>772</text:p>
          </table:table-cell>
          <table:table-cell table:style-name="ce24" table:formula="of:=[.$G$23]/[.G42]" office:value-type="float" office:value="20.8297680005588" calcext:value-type="float">
            <text:p>20,83</text:p>
          </table:table-cell>
          <table:table-cell table:style-name="ce24" table:formula="of:=[.$G$24]/[.G42]" office:value-type="float" office:value="20.8218079055059" calcext:value-type="float">
            <text:p>20,82</text:p>
          </table:table-cell>
          <table:table-cell table:style-name="ce37" table:formula="of:=[.I42]/[.G42]" office:value-type="float" office:value="0.115720933336438" calcext:value-type="float">
            <text:p>0,12</text:p>
          </table:table-cell>
          <table:table-cell table:style-name="ce40"/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4325687" calcext:value-type="float">
            <text:p>4325687</text:p>
          </table:table-cell>
          <table:table-cell table:style-name="ce3" office:value-type="float" office:value="276781" calcext:value-type="float">
            <text:p>276781</text:p>
          </table:table-cell>
          <table:table-cell table:style-name="ce3" office:value-type="float" office:value="80597" calcext:value-type="float">
            <text:p>80597</text:p>
          </table:table-cell>
          <table:table-cell table:style-name="ce3" office:value-type="float" office:value="813251" calcext:value-type="float">
            <text:p>813251</text:p>
          </table:table-cell>
          <table:table-cell table:style-name="ce3" office:value-type="float" office:value="1826596" calcext:value-type="float">
            <text:p>1826596</text:p>
          </table:table-cell>
          <table:table-cell table:style-name="ce16" table:formula="of:=([.S42]+[.O42])/1000" office:value-type="float" office:value="6152.283" calcext:value-type="float">
            <text:p>6152</text:p>
          </table:table-cell>
          <table:table-cell table:style-name="ce16" table:formula="of:=([.Q42]+[.R42])/1000" office:value-type="float" office:value="893.848" calcext:value-type="float">
            <text:p>894</text:p>
          </table:table-cell>
          <table:table-cell table:style-name="ce16" table:formula="of:=[.$T$23]/[.$N42]" office:value-type="float" office:value="771.950027777778" calcext:value-type="float">
            <text:p>772</text:p>
          </table:table-cell>
          <table:table-cell table:style-name="ce24" table:formula="of:=[.$T$23]/[.T42]" office:value-type="float" office:value="22.5852752547306" calcext:value-type="float">
            <text:p>22,59</text:p>
          </table:table-cell>
          <table:table-cell table:style-name="ce24" table:formula="of:=[.$T$24]/[.T42]" office:value-type="float" office:value="21.807686349929" calcext:value-type="float">
            <text:p>21,81</text:p>
          </table:table-cell>
          <table:table-cell table:style-name="ce37" table:formula="of:=[.V42]/[.T42]" office:value-type="float" office:value="0.12547375141517" calcext:value-type="float">
            <text:p>0,13</text:p>
          </table:table-cell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4325805" calcext:value-type="float">
            <text:p>4325805</text:p>
          </table:table-cell>
          <table:table-cell table:style-name="ce3" office:value-type="float" office:value="312157" calcext:value-type="float">
            <text:p>312157</text:p>
          </table:table-cell>
          <table:table-cell table:style-name="ce3" office:value-type="float" office:value="84800" calcext:value-type="float">
            <text:p>84800</text:p>
          </table:table-cell>
          <table:table-cell table:style-name="ce3" office:value-type="float" office:value="941023" calcext:value-type="float">
            <text:p>941023</text:p>
          </table:table-cell>
          <table:table-cell table:style-name="ce3" office:value-type="float" office:value="2469915" calcext:value-type="float">
            <text:p>2469915</text:p>
          </table:table-cell>
          <table:table-cell table:style-name="ce16" table:formula="of:=([.F43]+[.B43])/1000" office:value-type="float" office:value="6795.72" calcext:value-type="float">
            <text:p>6796</text:p>
          </table:table-cell>
          <table:table-cell table:style-name="ce16" table:formula="of:=([.D43]+[.E43])/1000" office:value-type="float" office:value="1025.823" calcext:value-type="float">
            <text:p>1026</text:p>
          </table:table-cell>
          <table:table-cell table:style-name="ce16" table:formula="of:=[.$G$23]/[.$A43]" office:value-type="float" office:value="731.415815789474" calcext:value-type="float">
            <text:p>731</text:p>
          </table:table-cell>
          <table:table-cell table:style-name="ce24" table:formula="of:=[.$G$23]/[.G43]" office:value-type="float" office:value="20.4494895316464" calcext:value-type="float">
            <text:p>20,45</text:p>
          </table:table-cell>
          <table:table-cell table:style-name="ce24" table:formula="of:=[.$G$24]/[.G43]" office:value-type="float" office:value="20.441674759996" calcext:value-type="float">
            <text:p>20,44</text:p>
          </table:table-cell>
          <table:table-cell table:style-name="ce37" table:formula="of:=[.I43]/[.G43]" office:value-type="float" office:value="0.107628892271823" calcext:value-type="float">
            <text:p>0,11</text:p>
          </table:table-cell>
          <table:table-cell table:style-name="ce40"/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4325335" calcext:value-type="float">
            <text:p>4325335</text:p>
          </table:table-cell>
          <table:table-cell table:style-name="ce3" office:value-type="float" office:value="288556" calcext:value-type="float">
            <text:p>288556</text:p>
          </table:table-cell>
          <table:table-cell table:style-name="ce3" office:value-type="float" office:value="87108" calcext:value-type="float">
            <text:p>87108</text:p>
          </table:table-cell>
          <table:table-cell table:style-name="ce3" office:value-type="float" office:value="945023" calcext:value-type="float">
            <text:p>945023</text:p>
          </table:table-cell>
          <table:table-cell table:style-name="ce3" office:value-type="float" office:value="1878372" calcext:value-type="float">
            <text:p>1878372</text:p>
          </table:table-cell>
          <table:table-cell table:style-name="ce16" table:formula="of:=([.S43]+[.O43])/1000" office:value-type="float" office:value="6203.707" calcext:value-type="float">
            <text:p>6204</text:p>
          </table:table-cell>
          <table:table-cell table:style-name="ce16" table:formula="of:=([.Q43]+[.R43])/1000" office:value-type="float" office:value="1032.131" calcext:value-type="float">
            <text:p>1032</text:p>
          </table:table-cell>
          <table:table-cell table:style-name="ce16" table:formula="of:=[.$T$23]/[.$N43]" office:value-type="float" office:value="731.321078947368" calcext:value-type="float">
            <text:p>731</text:p>
          </table:table-cell>
          <table:table-cell table:style-name="ce24" table:formula="of:=[.$T$23]/[.T43]" office:value-type="float" office:value="22.3980605467022" calcext:value-type="float">
            <text:p>22,40</text:p>
          </table:table-cell>
          <table:table-cell table:style-name="ce24" table:formula="of:=[.$T$24]/[.T43]" office:value-type="float" office:value="21.6269172609216" calcext:value-type="float">
            <text:p>21,63</text:p>
          </table:table-cell>
          <table:table-cell table:style-name="ce37" table:formula="of:=[.V43]/[.T43]" office:value-type="float" office:value="0.117884529193169" calcext:value-type="float">
            <text:p>0,12</text:p>
          </table:table-cell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325869" calcext:value-type="float">
            <text:p>4325869</text:p>
          </table:table-cell>
          <table:table-cell table:style-name="ce3" office:value-type="float" office:value="307996" calcext:value-type="float">
            <text:p>307996</text:p>
          </table:table-cell>
          <table:table-cell table:style-name="ce3" office:value-type="float" office:value="89692" calcext:value-type="float">
            <text:p>89692</text:p>
          </table:table-cell>
          <table:table-cell table:style-name="ce3" office:value-type="float" office:value="988399" calcext:value-type="float">
            <text:p>988399</text:p>
          </table:table-cell>
          <table:table-cell table:style-name="ce3" office:value-type="float" office:value="2490865" calcext:value-type="float">
            <text:p>2490865</text:p>
          </table:table-cell>
          <table:table-cell table:style-name="ce16" table:formula="of:=([.F44]+[.B44])/1000" office:value-type="float" office:value="6816.734" calcext:value-type="float">
            <text:p>6817</text:p>
          </table:table-cell>
          <table:table-cell table:style-name="ce16" table:formula="of:=([.D44]+[.E44])/1000" office:value-type="float" office:value="1078.091" calcext:value-type="float">
            <text:p>1078</text:p>
          </table:table-cell>
          <table:table-cell table:style-name="ce16" table:formula="of:=[.$G$23]/[.$A44]" office:value-type="float" office:value="694.845025" calcext:value-type="float">
            <text:p>695</text:p>
          </table:table-cell>
          <table:table-cell table:style-name="ce24" table:formula="of:=[.$G$23]/[.G44]" office:value-type="float" office:value="20.3864497279782" calcext:value-type="float">
            <text:p>20,39</text:p>
          </table:table-cell>
          <table:table-cell table:style-name="ce24" table:formula="of:=[.$G$24]/[.G44]" office:value-type="float" office:value="20.3786590469864" calcext:value-type="float">
            <text:p>20,38</text:p>
          </table:table-cell>
          <table:table-cell table:style-name="ce37" table:formula="of:=[.I44]/[.G44]" office:value-type="float" office:value="0.101932248639891" calcext:value-type="float">
            <text:p>0,10</text:p>
          </table:table-cell>
          <table:table-cell table:style-name="ce40"/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325051" calcext:value-type="float">
            <text:p>4325051</text:p>
          </table:table-cell>
          <table:table-cell table:style-name="ce3" office:value-type="float" office:value="289006" calcext:value-type="float">
            <text:p>289006</text:p>
          </table:table-cell>
          <table:table-cell table:style-name="ce3" office:value-type="float" office:value="94234" calcext:value-type="float">
            <text:p>94234</text:p>
          </table:table-cell>
          <table:table-cell table:style-name="ce3" office:value-type="float" office:value="976571" calcext:value-type="float">
            <text:p>976571</text:p>
          </table:table-cell>
          <table:table-cell table:style-name="ce3" office:value-type="float" office:value="1910875" calcext:value-type="float">
            <text:p>1910875</text:p>
          </table:table-cell>
          <table:table-cell table:style-name="ce16" table:formula="of:=([.S44]+[.O44])/1000" office:value-type="float" office:value="6235.926" calcext:value-type="float">
            <text:p>6236</text:p>
          </table:table-cell>
          <table:table-cell table:style-name="ce16" table:formula="of:=([.Q44]+[.R44])/1000" office:value-type="float" office:value="1070.805" calcext:value-type="float">
            <text:p>1071</text:p>
          </table:table-cell>
          <table:table-cell table:style-name="ce16" table:formula="of:=[.$T$23]/[.$N44]" office:value-type="float" office:value="694.755025" calcext:value-type="float">
            <text:p>695</text:p>
          </table:table-cell>
          <table:table-cell table:style-name="ce24" table:formula="of:=[.$T$23]/[.T44]" office:value-type="float" office:value="22.2823370578804" calcext:value-type="float">
            <text:p>22,28</text:p>
          </table:table-cell>
          <table:table-cell table:style-name="ce24" table:formula="of:=[.$T$24]/[.T44]" office:value-type="float" office:value="21.5151780184691" calcext:value-type="float">
            <text:p>21,52</text:p>
          </table:table-cell>
          <table:table-cell table:style-name="ce37" table:formula="of:=[.V44]/[.T44]" office:value-type="float" office:value="0.111411685289402" calcext:value-type="float">
            <text:p>0,11</text:p>
          </table:table-cell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4325913" calcext:value-type="float">
            <text:p>4325913</text:p>
          </table:table-cell>
          <table:table-cell table:style-name="ce3" office:value-type="float" office:value="308787" calcext:value-type="float">
            <text:p>308787</text:p>
          </table:table-cell>
          <table:table-cell table:style-name="ce3" office:value-type="float" office:value="97215" calcext:value-type="float">
            <text:p>97215</text:p>
          </table:table-cell>
          <table:table-cell table:style-name="ce3" office:value-type="float" office:value="991878" calcext:value-type="float">
            <text:p>991878</text:p>
          </table:table-cell>
          <table:table-cell table:style-name="ce3" office:value-type="float" office:value="2472927" calcext:value-type="float">
            <text:p>2472927</text:p>
          </table:table-cell>
          <table:table-cell table:style-name="ce16" table:formula="of:=([.F45]+[.B45])/1000" office:value-type="float" office:value="6798.84" calcext:value-type="float">
            <text:p>6799</text:p>
          </table:table-cell>
          <table:table-cell table:style-name="ce16" table:formula="of:=([.D45]+[.E45])/1000" office:value-type="float" office:value="1089.093" calcext:value-type="float">
            <text:p>1089</text:p>
          </table:table-cell>
          <table:table-cell table:style-name="ce16" table:formula="of:=[.$G$23]/[.$A45]" office:value-type="float" office:value="661.757166666667" calcext:value-type="float">
            <text:p>662</text:p>
          </table:table-cell>
          <table:table-cell table:style-name="ce24" table:formula="of:=[.$G$23]/[.G45]" office:value-type="float" office:value="20.4401052238323" calcext:value-type="float">
            <text:p>20,44</text:p>
          </table:table-cell>
          <table:table-cell table:style-name="ce24" table:formula="of:=[.$G$24]/[.G45]" office:value-type="float" office:value="20.4322940383948" calcext:value-type="float">
            <text:p>20,43</text:p>
          </table:table-cell>
          <table:table-cell table:style-name="ce37" table:formula="of:=[.I45]/[.G45]" office:value-type="float" office:value="0.0973338343992014" calcext:value-type="float">
            <text:p>0,10</text:p>
          </table:table-cell>
          <table:table-cell table:style-name="ce40"/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4325348" calcext:value-type="float">
            <text:p>4325348</text:p>
          </table:table-cell>
          <table:table-cell table:style-name="ce3" office:value-type="float" office:value="289272" calcext:value-type="float">
            <text:p>289272</text:p>
          </table:table-cell>
          <table:table-cell table:style-name="ce3" office:value-type="float" office:value="100577" calcext:value-type="float">
            <text:p>100577</text:p>
          </table:table-cell>
          <table:table-cell table:style-name="ce3" office:value-type="float" office:value="977406" calcext:value-type="float">
            <text:p>977406</text:p>
          </table:table-cell>
          <table:table-cell table:style-name="ce3" office:value-type="float" office:value="1862880" calcext:value-type="float">
            <text:p>1862880</text:p>
          </table:table-cell>
          <table:table-cell table:style-name="ce16" table:formula="of:=([.S45]+[.O45])/1000" office:value-type="float" office:value="6188.228" calcext:value-type="float">
            <text:p>6188</text:p>
          </table:table-cell>
          <table:table-cell table:style-name="ce16" table:formula="of:=([.Q45]+[.R45])/1000" office:value-type="float" office:value="1077.983" calcext:value-type="float">
            <text:p>1078</text:p>
          </table:table-cell>
          <table:table-cell table:style-name="ce16" table:formula="of:=[.$T$23]/[.$N45]" office:value-type="float" office:value="661.671452380952" calcext:value-type="float">
            <text:p>662</text:p>
          </table:table-cell>
          <table:table-cell table:style-name="ce24" table:formula="of:=[.$T$23]/[.T45]" office:value-type="float" office:value="22.4540862101396" calcext:value-type="float">
            <text:p>22,45</text:p>
          </table:table-cell>
          <table:table-cell table:style-name="ce24" table:formula="of:=[.$T$24]/[.T45]" office:value-type="float" office:value="21.6810140156439" calcext:value-type="float">
            <text:p>21,68</text:p>
          </table:table-cell>
          <table:table-cell table:style-name="ce37" table:formula="of:=[.V45]/[.T45]" office:value-type="float" office:value="0.106924220048284" calcext:value-type="float">
            <text:p>0,11</text:p>
          </table:table-cell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4326338" calcext:value-type="float">
            <text:p>4326338</text:p>
          </table:table-cell>
          <table:table-cell table:style-name="ce3" office:value-type="float" office:value="307893" calcext:value-type="float">
            <text:p>307893</text:p>
          </table:table-cell>
          <table:table-cell table:style-name="ce3" office:value-type="float" office:value="104763" calcext:value-type="float">
            <text:p>104763</text:p>
          </table:table-cell>
          <table:table-cell table:style-name="ce3" office:value-type="float" office:value="963048" calcext:value-type="float">
            <text:p>963048</text:p>
          </table:table-cell>
          <table:table-cell table:style-name="ce3" office:value-type="float" office:value="2418912" calcext:value-type="float">
            <text:p>2418912</text:p>
          </table:table-cell>
          <table:table-cell table:style-name="ce16" table:formula="of:=([.F46]+[.B46])/1000" office:value-type="float" office:value="6745.25" calcext:value-type="float">
            <text:p>6745</text:p>
          </table:table-cell>
          <table:table-cell table:style-name="ce16" table:formula="of:=([.D46]+[.E46])/1000" office:value-type="float" office:value="1067.811" calcext:value-type="float">
            <text:p>1068</text:p>
          </table:table-cell>
          <table:table-cell table:style-name="ce16" table:formula="of:=[.$G$23]/[.$A46]" office:value-type="float" office:value="631.677295454546" calcext:value-type="float">
            <text:p>632</text:p>
          </table:table-cell>
          <table:table-cell table:style-name="ce24" table:formula="of:=[.$G$23]/[.G46]" office:value-type="float" office:value="20.6024987954487" calcext:value-type="float">
            <text:p>20,60</text:p>
          </table:table-cell>
          <table:table-cell table:style-name="ce24" table:formula="of:=[.$G$24]/[.G46]" office:value-type="float" office:value="20.5946255513139" calcext:value-type="float">
            <text:p>20,59</text:p>
          </table:table-cell>
          <table:table-cell table:style-name="ce37" table:formula="of:=[.I46]/[.G46]" office:value-type="float" office:value="0.0936477217974939" calcext:value-type="float">
            <text:p>0,09</text:p>
          </table:table-cell>
          <table:table-cell table:style-name="ce40"/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4325573" calcext:value-type="float">
            <text:p>4325573</text:p>
          </table:table-cell>
          <table:table-cell table:style-name="ce3" office:value-type="float" office:value="291012" calcext:value-type="float">
            <text:p>291012</text:p>
          </table:table-cell>
          <table:table-cell table:style-name="ce3" office:value-type="float" office:value="110354" calcext:value-type="float">
            <text:p>110354</text:p>
          </table:table-cell>
          <table:table-cell table:style-name="ce3" office:value-type="float" office:value="947747" calcext:value-type="float">
            <text:p>947747</text:p>
          </table:table-cell>
          <table:table-cell table:style-name="ce3" office:value-type="float" office:value="1869918" calcext:value-type="float">
            <text:p>1869918</text:p>
          </table:table-cell>
          <table:table-cell table:style-name="ce16" table:formula="of:=([.S46]+[.O46])/1000" office:value-type="float" office:value="6195.491" calcext:value-type="float">
            <text:p>6195</text:p>
          </table:table-cell>
          <table:table-cell table:style-name="ce16" table:formula="of:=([.Q46]+[.R46])/1000" office:value-type="float" office:value="1058.101" calcext:value-type="float">
            <text:p>1058</text:p>
          </table:table-cell>
          <table:table-cell table:style-name="ce16" table:formula="of:=[.$T$23]/[.$N46]" office:value-type="float" office:value="631.595477272727" calcext:value-type="float">
            <text:p>632</text:p>
          </table:table-cell>
          <table:table-cell table:style-name="ce24" table:formula="of:=[.$T$23]/[.T46]" office:value-type="float" office:value="22.4277631910046" calcext:value-type="float">
            <text:p>22,43</text:p>
          </table:table-cell>
          <table:table-cell table:style-name="ce24" table:formula="of:=[.$T$24]/[.T46]" office:value-type="float" office:value="21.6555972722743" calcext:value-type="float">
            <text:p>21,66</text:p>
          </table:table-cell>
          <table:table-cell table:style-name="ce37" table:formula="of:=[.V46]/[.T46]" office:value-type="float" office:value="0.10194437814093" calcext:value-type="float">
            <text:p>0,10</text:p>
          </table:table-cell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4325172" calcext:value-type="float">
            <text:p>4325172</text:p>
          </table:table-cell>
          <table:table-cell table:style-name="ce3" office:value-type="float" office:value="308410" calcext:value-type="float">
            <text:p>308410</text:p>
          </table:table-cell>
          <table:table-cell table:style-name="ce3" office:value-type="float" office:value="112689" calcext:value-type="float">
            <text:p>112689</text:p>
          </table:table-cell>
          <table:table-cell table:style-name="ce3" office:value-type="float" office:value="1042560" calcext:value-type="float">
            <text:p>1042560</text:p>
          </table:table-cell>
          <table:table-cell table:style-name="ce3" office:value-type="float" office:value="2440039" calcext:value-type="float">
            <text:p>2440039</text:p>
          </table:table-cell>
          <table:table-cell table:style-name="ce16" table:formula="of:=([.F47]+[.B47])/1000" office:value-type="float" office:value="6765.211" calcext:value-type="float">
            <text:p>6765</text:p>
          </table:table-cell>
          <table:table-cell table:style-name="ce16" table:formula="of:=([.D47]+[.E47])/1000" office:value-type="float" office:value="1155.249" calcext:value-type="float">
            <text:p>1155</text:p>
          </table:table-cell>
          <table:table-cell table:style-name="ce16" table:formula="of:=[.$G$23]/[.$A47]" office:value-type="float" office:value="604.213065217391" calcext:value-type="float">
            <text:p>604</text:p>
          </table:table-cell>
          <table:table-cell table:style-name="ce24" table:formula="of:=[.$G$23]/[.G47]" office:value-type="float" office:value="20.5417103768086" calcext:value-type="float">
            <text:p>20,54</text:p>
          </table:table-cell>
          <table:table-cell table:style-name="ce24" table:formula="of:=[.$G$24]/[.G47]" office:value-type="float" office:value="20.5338603629658" calcext:value-type="float">
            <text:p>20,53</text:p>
          </table:table-cell>
          <table:table-cell table:style-name="ce37" table:formula="of:=[.I47]/[.G47]" office:value-type="float" office:value="0.0893117842469941" calcext:value-type="float">
            <text:p>0,09</text:p>
          </table:table-cell>
          <table:table-cell table:style-name="ce40"/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4325598" calcext:value-type="float">
            <text:p>4325598</text:p>
          </table:table-cell>
          <table:table-cell table:style-name="ce3" office:value-type="float" office:value="292697" calcext:value-type="float">
            <text:p>292697</text:p>
          </table:table-cell>
          <table:table-cell table:style-name="ce3" office:value-type="float" office:value="115712" calcext:value-type="float">
            <text:p>115712</text:p>
          </table:table-cell>
          <table:table-cell table:style-name="ce3" office:value-type="float" office:value="939316" calcext:value-type="float">
            <text:p>939316</text:p>
          </table:table-cell>
          <table:table-cell table:style-name="ce3" office:value-type="float" office:value="1848633" calcext:value-type="float">
            <text:p>1848633</text:p>
          </table:table-cell>
          <table:table-cell table:style-name="ce16" table:formula="of:=([.S47]+[.O47])/1000" office:value-type="float" office:value="6174.231" calcext:value-type="float">
            <text:p>6174</text:p>
          </table:table-cell>
          <table:table-cell table:style-name="ce16" table:formula="of:=([.Q47]+[.R47])/1000" office:value-type="float" office:value="1055.028" calcext:value-type="float">
            <text:p>1055</text:p>
          </table:table-cell>
          <table:table-cell table:style-name="ce16" table:formula="of:=[.$T$23]/[.$N47]" office:value-type="float" office:value="604.134804347826" calcext:value-type="float">
            <text:p>604</text:p>
          </table:table-cell>
          <table:table-cell table:style-name="ce24" table:formula="of:=[.$T$23]/[.T47]" office:value-type="float" office:value="22.5049896902141" calcext:value-type="float">
            <text:p>22,50</text:p>
          </table:table-cell>
          <table:table-cell table:style-name="ce24" table:formula="of:=[.$T$24]/[.T47]" office:value-type="float" office:value="21.7301649387592" calcext:value-type="float">
            <text:p>21,73</text:p>
          </table:table-cell>
          <table:table-cell table:style-name="ce37" table:formula="of:=[.V47]/[.T47]" office:value-type="float" office:value="0.0978477812618002" calcext:value-type="float">
            <text:p>0,10</text:p>
          </table:table-cell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4324989" calcext:value-type="float">
            <text:p>4324989</text:p>
          </table:table-cell>
          <table:table-cell table:style-name="ce3" office:value-type="float" office:value="353780" calcext:value-type="float">
            <text:p>353780</text:p>
          </table:table-cell>
          <table:table-cell table:style-name="ce3" office:value-type="float" office:value="122863" calcext:value-type="float">
            <text:p>122863</text:p>
          </table:table-cell>
          <table:table-cell table:style-name="ce3" office:value-type="float" office:value="2700813" calcext:value-type="float">
            <text:p>2700813</text:p>
          </table:table-cell>
          <table:table-cell table:style-name="ce3" office:value-type="float" office:value="4193957" calcext:value-type="float">
            <text:p>4193957</text:p>
          </table:table-cell>
          <table:table-cell table:style-name="ce16" table:formula="of:=([.F48]+[.B48])/1000" office:value-type="float" office:value="8518.946" calcext:value-type="float">
            <text:p>8519</text:p>
          </table:table-cell>
          <table:table-cell table:style-name="ce16" table:formula="of:=([.D48]+[.E48])/1000" office:value-type="float" office:value="2823.676" calcext:value-type="float">
            <text:p>2824</text:p>
          </table:table-cell>
          <table:table-cell table:style-name="ce16" table:formula="of:=[.$G$23]/[.$A48]" office:value-type="float" office:value="579.037520833333" calcext:value-type="float">
            <text:p>579</text:p>
          </table:table-cell>
          <table:table-cell table:style-name="ce24" table:formula="of:=[.$G$23]/[.G48]" office:value-type="float" office:value="16.3129341352792" calcext:value-type="float">
            <text:p>16,31</text:p>
          </table:table-cell>
          <table:table-cell table:style-name="ce24" table:formula="of:=[.$G$24]/[.G48]" office:value-type="float" office:value="16.3067001481169" calcext:value-type="float">
            <text:p>16,31</text:p>
          </table:table-cell>
          <table:table-cell table:style-name="ce37" table:formula="of:=[.I48]/[.G48]" office:value-type="float" office:value="0.0679705588969966" calcext:value-type="float">
            <text:p>0,07</text:p>
          </table:table-cell>
          <table:table-cell table:style-name="ce40"/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4324556" calcext:value-type="float">
            <text:p>4324556</text:p>
          </table:table-cell>
          <table:table-cell table:style-name="ce3" office:value-type="float" office:value="293069" calcext:value-type="float">
            <text:p>293069</text:p>
          </table:table-cell>
          <table:table-cell table:style-name="ce3" office:value-type="float" office:value="122515" calcext:value-type="float">
            <text:p>122515</text:p>
          </table:table-cell>
          <table:table-cell table:style-name="ce3" office:value-type="float" office:value="887304" calcext:value-type="float">
            <text:p>887304</text:p>
          </table:table-cell>
          <table:table-cell table:style-name="ce3" office:value-type="float" office:value="1941595" calcext:value-type="float">
            <text:p>1941595</text:p>
          </table:table-cell>
          <table:table-cell table:style-name="ce16" table:formula="of:=([.S48]+[.O48])/1000" office:value-type="float" office:value="6266.151" calcext:value-type="float">
            <text:p>6266</text:p>
          </table:table-cell>
          <table:table-cell table:style-name="ce16" table:formula="of:=([.Q48]+[.R48])/1000" office:value-type="float" office:value="1009.819" calcext:value-type="float">
            <text:p>1010</text:p>
          </table:table-cell>
          <table:table-cell table:style-name="ce16" table:formula="of:=[.$T$23]/[.$N48]" office:value-type="float" office:value="578.962520833333" calcext:value-type="float">
            <text:p>579</text:p>
          </table:table-cell>
          <table:table-cell table:style-name="ce24" table:formula="of:=[.$T$23]/[.T48]" office:value-type="float" office:value="22.1748574204484" calcext:value-type="float">
            <text:p>22,17</text:p>
          </table:table-cell>
          <table:table-cell table:style-name="ce24" table:formula="of:=[.$T$24]/[.T48]" office:value-type="float" office:value="21.4113987996778" calcext:value-type="float">
            <text:p>21,41</text:p>
          </table:table-cell>
          <table:table-cell table:style-name="ce37" table:formula="of:=[.V48]/[.T48]" office:value-type="float" office:value="0.0923952392518682" calcext:value-type="float">
            <text:p>0,09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Low Level Threading Mechanisms + Vectorization</text:p>
          </table:table-cell>
          <table:covered-table-cell table:number-columns-repeated="8" table:style-name="ce9"/>
          <table:covered-table-cell table:number-columns-repeated="2" table:style-name="ce21"/>
          <table:covered-table-cell table:style-name="ce32"/>
          <table:table-cell table:style-name="ce32"/>
          <table:table-cell table:style-name="ce5" office:value-type="string" calcext:value-type="string" table:number-columns-spanned="12" table:number-rows-spanned="1">
            <text:p>FastFlow framework + Vectorization</text:p>
          </table:table-cell>
          <table:covered-table-cell table:number-columns-repeated="8" table:style-name="ce9"/>
          <table:covered-table-cell table:number-columns-repeated="2" table:style-name="ce21"/>
          <table:covered-table-cell table:style-name="ce32"/>
        </table:table-row>
        <table:table-row table:style-name="ro1">
          <table:table-cell table:style-name="ce2" office:value-type="string" calcext:value-type="string" table:number-columns-spanned="1" table:number-rows-spanned="2">
            <text:p>NUM</text:p>
            <text:p>THREADS</text:p>
          </table:table-cell>
          <table:table-cell table:style-name="ce10" office:value-type="string" calcext:value-type="string" table:number-columns-spanned="11" table:number-rows-spanned="1">
            <text:p>XEON HOST</text:p>
          </table:table-cell>
          <table:covered-table-cell table:number-columns-repeated="7" table:style-name="ce2"/>
          <table:covered-table-cell table:number-columns-repeated="2" table:style-name="ce22"/>
          <table:covered-table-cell table:style-name="ce33"/>
          <table:table-cell table:style-name="ce32"/>
          <table:table-cell table:style-name="ce2" office:value-type="string" calcext:value-type="string" table:number-columns-spanned="1" table:number-rows-spanned="2">
            <text:p>NUM</text:p>
            <text:p>THREADS</text:p>
          </table:table-cell>
          <table:table-cell table:style-name="ce10" office:value-type="string" calcext:value-type="string" table:number-columns-spanned="11" table:number-rows-spanned="1">
            <text:p>XEON HOST</text:p>
          </table:table-cell>
          <table:covered-table-cell table:number-columns-repeated="7" table:style-name="ce2"/>
          <table:covered-table-cell table:number-columns-repeated="2" table:style-name="ce22"/>
          <table:covered-table-cell table:style-name="ce33"/>
        </table:table-row>
        <table:table-row table:style-name="ro2">
          <table:covered-table-cell table:style-name="ce2"/>
          <table:table-cell table:style-name="ce2" office:value-type="string" calcext:value-type="string">
            <text:p>INIT</text:p>
            <text:p>PHASE</text:p>
          </table:table-cell>
          <table:table-cell table:style-name="ce2" office:value-type="string" calcext:value-type="string">
            <text:p>COPY</text:p>
            <text:p>BORDER</text:p>
          </table:table-cell>
          <table:table-cell table:style-name="ce2" office:value-type="string" calcext:value-type="string">
            <text:p>CREATING</text:p>
            <text:p>THREADS</text:p>
          </table:table-cell>
          <table:table-cell table:style-name="ce2" office:value-type="string" calcext:value-type="string">
            <text:p>BARRIER</text:p>
            <text:p>PHASE</text:p>
          </table:table-cell>
          <table:table-cell table:style-name="ce2" office:value-type="string" calcext:value-type="string">
            <text:p>COMPLETE</text:p>
            <text:p>GOL</text:p>
          </table:table-cell>
          <table:table-cell table:style-name="ce2" office:value-type="string" calcext:value-type="string">
            <text:p>Completion</text:p>
            <text:p>Time (ms)</text:p>
          </table:table-cell>
          <table:table-cell table:style-name="ce19" office:value-type="string" calcext:value-type="string">
            <text:p>Overhead</text:p>
            <text:p>(ms)</text:p>
          </table:table-cell>
          <table:table-cell table:style-name="ce2" office:value-type="string" calcext:value-type="string">
            <text:p>Ideal Time</text:p>
            <text:p>(ms)</text:p>
          </table:table-cell>
          <table:table-cell table:style-name="ce22" office:value-type="string" calcext:value-type="string">
            <text:p>Speedup</text:p>
          </table:table-cell>
          <table:table-cell table:style-name="ce30" office:value-type="string" calcext:value-type="string">
            <text:p>Scalability</text:p>
          </table:table-cell>
          <table:table-cell table:style-name="ce2" office:value-type="string" calcext:value-type="string">
            <text:p>Efficiency</text:p>
          </table:table-cell>
          <table:table-cell table:style-name="ce32"/>
          <table:covered-table-cell table:style-name="ce2"/>
          <table:table-cell table:style-name="ce2" office:value-type="string" calcext:value-type="string">
            <text:p>INIT</text:p>
            <text:p>PHASE</text:p>
          </table:table-cell>
          <table:table-cell table:style-name="ce2" office:value-type="string" calcext:value-type="string">
            <text:p>COPY</text:p>
            <text:p>BORDER</text:p>
          </table:table-cell>
          <table:table-cell table:style-name="ce2" office:value-type="string" calcext:value-type="string">
            <text:p>CREATING</text:p>
            <text:p>THREADS</text:p>
          </table:table-cell>
          <table:table-cell table:style-name="ce2" office:value-type="string" calcext:value-type="string">
            <text:p>BARRIER</text:p>
            <text:p>PHASE</text:p>
          </table:table-cell>
          <table:table-cell table:style-name="ce2" office:value-type="string" calcext:value-type="string">
            <text:p>COMPLETE</text:p>
            <text:p>GOL</text:p>
          </table:table-cell>
          <table:table-cell table:style-name="ce2" office:value-type="string" calcext:value-type="string">
            <text:p>Completion</text:p>
            <text:p>Time (ms)</text:p>
          </table:table-cell>
          <table:table-cell table:style-name="ce19" office:value-type="string" calcext:value-type="string">
            <text:p>Overhead</text:p>
            <text:p>(ms)</text:p>
          </table:table-cell>
          <table:table-cell table:style-name="ce2" office:value-type="string" calcext:value-type="string">
            <text:p>Ideal Time</text:p>
            <text:p>(ms)</text:p>
          </table:table-cell>
          <table:table-cell table:style-name="ce22" office:value-type="string" calcext:value-type="string">
            <text:p>Speedup</text:p>
          </table:table-cell>
          <table:table-cell table:style-name="ce30" office:value-type="string" calcext:value-type="string">
            <text:p>Scalability</text:p>
          </table:table-cell>
          <table:table-cell table:style-name="ce2" office:value-type="string" calcext:value-type="string">
            <text:p>Efficiency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613807" calcext:value-type="float">
            <text:p>613807</text:p>
          </table:table-cell>
          <table:table-cell table:style-name="ce3" office:value-type="float" office:value="7097" calcext:value-type="float">
            <text:p>709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783970" calcext:value-type="float">
            <text:p>6783970</text:p>
          </table:table-cell>
          <table:table-cell table:style-name="ce14" table:formula="of:=([.F52]+[.B52])/1000" office:value-type="float" office:value="7397.777" calcext:value-type="float">
            <text:p>7398</text:p>
          </table:table-cell>
          <table:table-cell table:style-name="ce14" table:number-columns-repeated="2"/>
          <table:table-cell table:style-name="ce23" table:number-columns-repeated="2"/>
          <table:table-cell table:style-name="ce34"/>
          <table:table-cell table:style-name="ce32"/>
          <table:table-cell table:style-name="ce3" office:value-type="float" office:value="0" calcext:value-type="float">
            <text:p>0</text:p>
          </table:table-cell>
          <table:table-cell table:style-name="ce3" office:value-type="float" office:value="566337" calcext:value-type="float">
            <text:p>566337</text:p>
          </table:table-cell>
          <table:table-cell table:style-name="ce3" office:value-type="float" office:value="5677" calcext:value-type="float">
            <text:p>567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484517" calcext:value-type="float">
            <text:p>5484517</text:p>
          </table:table-cell>
          <table:table-cell table:style-name="ce14" table:formula="of:=([.S52]+[.O52])/1000" office:value-type="float" office:value="6050.854" calcext:value-type="float">
            <text:p>6051</text:p>
          </table:table-cell>
          <table:table-cell table:style-name="ce14" table:number-columns-repeated="2"/>
          <table:table-cell table:style-name="ce23" table:number-columns-repeated="2"/>
          <table:table-cell table:style-name="ce3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552645" calcext:value-type="float">
            <text:p>552645</text:p>
          </table:table-cell>
          <table:table-cell table:style-name="ce3" office:value-type="float" office:value="8442" calcext:value-type="float">
            <text:p>844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909" calcext:value-type="float">
            <text:p>2909</text:p>
          </table:table-cell>
          <table:table-cell table:style-name="ce3" office:value-type="float" office:value="8692577" calcext:value-type="float">
            <text:p>8692577</text:p>
          </table:table-cell>
          <table:table-cell table:style-name="ce14" table:formula="of:=([.F53]+[.B53])/1000" office:value-type="float" office:value="9245.222" calcext:value-type="float">
            <text:p>9245</text:p>
          </table:table-cell>
          <table:table-cell table:style-name="ce14" table:formula="of:=([.D53]+[.E53])/1000" office:value-type="float" office:value="2.99" calcext:value-type="float">
            <text:p>3</text:p>
          </table:table-cell>
          <table:table-cell table:style-name="ce14" table:formula="of:=[.$G$52]/[.$A53]" office:value-type="float" office:value="7397.777" calcext:value-type="float">
            <text:p>7398</text:p>
          </table:table-cell>
          <table:table-cell table:style-name="ce24" table:formula="of:=[.$G$52]/[.G53]" office:value-type="float" office:value="0.800172997468314" calcext:value-type="float">
            <text:p>0,80</text:p>
          </table:table-cell>
          <table:table-cell table:style-name="ce24" table:formula="of:=[.$G$53]/[.G53]" office:value-type="float" office:value="1" calcext:value-type="float">
            <text:p>1,00</text:p>
          </table:table-cell>
          <table:table-cell table:style-name="ce35" table:formula="of:=[.I53]/[.G53]" office:value-type="float" office:value="0.800172997468314" calcext:value-type="float">
            <text:p>0,80</text:p>
          </table:table-cell>
          <table:table-cell table:style-name="ce32"/>
          <table:table-cell table:style-name="ce3" office:value-type="float" office:value="1" calcext:value-type="float">
            <text:p>1</text:p>
          </table:table-cell>
          <table:table-cell table:style-name="ce3" office:value-type="float" office:value="418143" calcext:value-type="float">
            <text:p>418143</text:p>
          </table:table-cell>
          <table:table-cell table:style-name="ce3" office:value-type="float" office:value="9509" calcext:value-type="float">
            <text:p>9509</text:p>
          </table:table-cell>
          <table:table-cell table:style-name="ce3" office:value-type="float" office:value="3766" calcext:value-type="float">
            <text:p>376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656635" calcext:value-type="float">
            <text:p>5656635</text:p>
          </table:table-cell>
          <table:table-cell table:style-name="ce14" table:formula="of:=([.S53]+[.O53])/1000" office:value-type="float" office:value="6074.778" calcext:value-type="float">
            <text:p>6075</text:p>
          </table:table-cell>
          <table:table-cell table:style-name="ce14" table:formula="of:=([.Q53]+[.R53])/1000" office:value-type="float" office:value="3.786" calcext:value-type="float">
            <text:p>4</text:p>
          </table:table-cell>
          <table:table-cell table:style-name="ce14" table:formula="of:=[.$T$52]/[.$N53]" office:value-type="float" office:value="6050.854" calcext:value-type="float">
            <text:p>6051</text:p>
          </table:table-cell>
          <table:table-cell table:style-name="ce24" table:formula="of:=[.$T$52]/[.T53]" office:value-type="float" office:value="0.996061749087786" calcext:value-type="float">
            <text:p>1,00</text:p>
          </table:table-cell>
          <table:table-cell table:style-name="ce24" table:formula="of:=[.$T$53]/[.T53]" office:value-type="float" office:value="1" calcext:value-type="float">
            <text:p>1,00</text:p>
          </table:table-cell>
          <table:table-cell table:style-name="ce35" table:formula="of:=[.V53]/[.T53]" office:value-type="float" office:value="0.996061749087786" calcext:value-type="float">
            <text:p>1,00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540770" calcext:value-type="float">
            <text:p>540770</text:p>
          </table:table-cell>
          <table:table-cell table:style-name="ce3" office:value-type="float" office:value="10123" calcext:value-type="float">
            <text:p>10123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2940" calcext:value-type="float">
            <text:p>2940</text:p>
          </table:table-cell>
          <table:table-cell table:style-name="ce3" office:value-type="float" office:value="4114970" calcext:value-type="float">
            <text:p>4114970</text:p>
          </table:table-cell>
          <table:table-cell table:style-name="ce14" table:formula="of:=([.F54]+[.B54])/1000" office:value-type="float" office:value="4655.74" calcext:value-type="float">
            <text:p>4656</text:p>
          </table:table-cell>
          <table:table-cell table:style-name="ce14" table:formula="of:=([.D54]+[.E54])/1000" office:value-type="float" office:value="3.087" calcext:value-type="float">
            <text:p>3</text:p>
          </table:table-cell>
          <table:table-cell table:style-name="ce14" table:formula="of:=[.$G$52]/[.$A54]" office:value-type="float" office:value="3698.8885" calcext:value-type="float">
            <text:p>3699</text:p>
          </table:table-cell>
          <table:table-cell table:style-name="ce24" table:formula="of:=[.$G$52]/[.G54]" office:value-type="float" office:value="1.58895836107686" calcext:value-type="float">
            <text:p>1,59</text:p>
          </table:table-cell>
          <table:table-cell table:style-name="ce24" table:formula="of:=[.$G$53]/[.G54]" office:value-type="float" office:value="1.98576853518452" calcext:value-type="float">
            <text:p>1,99</text:p>
          </table:table-cell>
          <table:table-cell table:style-name="ce35" table:formula="of:=[.I54]/[.G54]" office:value-type="float" office:value="0.794479180538432" calcext:value-type="float">
            <text:p>0,79</text:p>
          </table:table-cell>
          <table:table-cell table:style-name="ce32"/>
          <table:table-cell table:style-name="ce3" office:value-type="float" office:value="2" calcext:value-type="float">
            <text:p>2</text:p>
          </table:table-cell>
          <table:table-cell table:style-name="ce3" office:value-type="float" office:value="267675" calcext:value-type="float">
            <text:p>267675</text:p>
          </table:table-cell>
          <table:table-cell table:style-name="ce3" office:value-type="float" office:value="7552" calcext:value-type="float">
            <text:p>7552</text:p>
          </table:table-cell>
          <table:table-cell table:style-name="ce3" office:value-type="float" office:value="4408" calcext:value-type="float">
            <text:p>4408</text:p>
          </table:table-cell>
          <table:table-cell table:style-name="ce3" office:value-type="float" office:value="372238" calcext:value-type="float">
            <text:p>372238</text:p>
          </table:table-cell>
          <table:table-cell table:style-name="ce3" office:value-type="float" office:value="3208093" calcext:value-type="float">
            <text:p>3208093</text:p>
          </table:table-cell>
          <table:table-cell table:style-name="ce14" table:formula="of:=([.S54]+[.O54])/1000" office:value-type="float" office:value="3475.768" calcext:value-type="float">
            <text:p>3476</text:p>
          </table:table-cell>
          <table:table-cell table:style-name="ce14" table:formula="of:=([.Q54]+[.R54])/1000" office:value-type="float" office:value="376.646" calcext:value-type="float">
            <text:p>377</text:p>
          </table:table-cell>
          <table:table-cell table:style-name="ce14" table:formula="of:=[.$T$52]/[.$N54]" office:value-type="float" office:value="3025.427" calcext:value-type="float">
            <text:p>3025</text:p>
          </table:table-cell>
          <table:table-cell table:style-name="ce24" table:formula="of:=[.$T$52]/[.T54]" office:value-type="float" office:value="1.7408682052427" calcext:value-type="float">
            <text:p>1,74</text:p>
          </table:table-cell>
          <table:table-cell table:style-name="ce24" table:formula="of:=[.$T$53]/[.T54]" office:value-type="float" office:value="1.74775128834836" calcext:value-type="float">
            <text:p>1,75</text:p>
          </table:table-cell>
          <table:table-cell table:style-name="ce35" table:formula="of:=[.V54]/[.T54]" office:value-type="float" office:value="0.870434102621349" calcext:value-type="float">
            <text:p>0,87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475390" calcext:value-type="float">
            <text:p>475390</text:p>
          </table:table-cell>
          <table:table-cell table:style-name="ce3" office:value-type="float" office:value="10046" calcext:value-type="float">
            <text:p>10046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966" calcext:value-type="float">
            <text:p>2966</text:p>
          </table:table-cell>
          <table:table-cell table:style-name="ce3" office:value-type="float" office:value="3002754" calcext:value-type="float">
            <text:p>3002754</text:p>
          </table:table-cell>
          <table:table-cell table:style-name="ce14" table:formula="of:=([.F55]+[.B55])/1000" office:value-type="float" office:value="3478.144" calcext:value-type="float">
            <text:p>3478</text:p>
          </table:table-cell>
          <table:table-cell table:style-name="ce14" table:formula="of:=([.D55]+[.E55])/1000" office:value-type="float" office:value="3.116" calcext:value-type="float">
            <text:p>3</text:p>
          </table:table-cell>
          <table:table-cell table:style-name="ce14" table:formula="of:=[.$G$52]/[.$A55]" office:value-type="float" office:value="2465.92566666667" calcext:value-type="float">
            <text:p>2466</text:p>
          </table:table-cell>
          <table:table-cell table:style-name="ce24" table:formula="of:=[.$G$52]/[.G55]" office:value-type="float" office:value="2.12693235242704" calcext:value-type="float">
            <text:p>2,13</text:p>
          </table:table-cell>
          <table:table-cell table:style-name="ce24" table:formula="of:=[.$G$53]/[.G55]" office:value-type="float" office:value="2.6580906368454" calcext:value-type="float">
            <text:p>2,66</text:p>
          </table:table-cell>
          <table:table-cell table:style-name="ce35" table:formula="of:=[.I55]/[.G55]" office:value-type="float" office:value="0.708977450809014" calcext:value-type="float">
            <text:p>0,71</text:p>
          </table:table-cell>
          <table:table-cell table:style-name="ce32"/>
          <table:table-cell table:style-name="ce3" office:value-type="float" office:value="3" calcext:value-type="float">
            <text:p>3</text:p>
          </table:table-cell>
          <table:table-cell table:style-name="ce3" office:value-type="float" office:value="268488" calcext:value-type="float">
            <text:p>268488</text:p>
          </table:table-cell>
          <table:table-cell table:style-name="ce3" office:value-type="float" office:value="7512" calcext:value-type="float">
            <text:p>7512</text:p>
          </table:table-cell>
          <table:table-cell table:style-name="ce3" office:value-type="float" office:value="4629" calcext:value-type="float">
            <text:p>4629</text:p>
          </table:table-cell>
          <table:table-cell table:style-name="ce3" office:value-type="float" office:value="239084" calcext:value-type="float">
            <text:p>239084</text:p>
          </table:table-cell>
          <table:table-cell table:style-name="ce3" office:value-type="float" office:value="2293691" calcext:value-type="float">
            <text:p>2293691</text:p>
          </table:table-cell>
          <table:table-cell table:style-name="ce14" table:formula="of:=([.S55]+[.O55])/1000" office:value-type="float" office:value="2562.179" calcext:value-type="float">
            <text:p>2562</text:p>
          </table:table-cell>
          <table:table-cell table:style-name="ce14" table:formula="of:=([.Q55]+[.R55])/1000" office:value-type="float" office:value="243.713" calcext:value-type="float">
            <text:p>244</text:p>
          </table:table-cell>
          <table:table-cell table:style-name="ce14" table:formula="of:=[.$T$52]/[.$N55]" office:value-type="float" office:value="2016.95133333333" calcext:value-type="float">
            <text:p>2017</text:p>
          </table:table-cell>
          <table:table-cell table:style-name="ce24" table:formula="of:=[.$T$52]/[.T55]" office:value-type="float" office:value="2.36160471223907" calcext:value-type="float">
            <text:p>2,36</text:p>
          </table:table-cell>
          <table:table-cell table:style-name="ce24" table:formula="of:=[.$T$53]/[.T55]" office:value-type="float" office:value="2.37094207703677" calcext:value-type="float">
            <text:p>2,37</text:p>
          </table:table-cell>
          <table:table-cell table:style-name="ce35" table:formula="of:=[.V55]/[.T55]" office:value-type="float" office:value="0.787201570746358" calcext:value-type="float">
            <text:p>0,79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431676" calcext:value-type="float">
            <text:p>431676</text:p>
          </table:table-cell>
          <table:table-cell table:style-name="ce3" office:value-type="float" office:value="10854" calcext:value-type="float">
            <text:p>10854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2912" calcext:value-type="float">
            <text:p>2912</text:p>
          </table:table-cell>
          <table:table-cell table:style-name="ce3" office:value-type="float" office:value="2110578" calcext:value-type="float">
            <text:p>2110578</text:p>
          </table:table-cell>
          <table:table-cell table:style-name="ce14" table:formula="of:=([.F56]+[.B56])/1000" office:value-type="float" office:value="2542.254" calcext:value-type="float">
            <text:p>2542</text:p>
          </table:table-cell>
          <table:table-cell table:style-name="ce14" table:formula="of:=([.D56]+[.E56])/1000" office:value-type="float" office:value="3.652" calcext:value-type="float">
            <text:p>4</text:p>
          </table:table-cell>
          <table:table-cell table:style-name="ce14" table:formula="of:=[.$G$52]/[.$A56]" office:value-type="float" office:value="1849.44425" calcext:value-type="float">
            <text:p>1849</text:p>
          </table:table-cell>
          <table:table-cell table:style-name="ce24" table:formula="of:=[.$G$52]/[.G56]" office:value-type="float" office:value="2.90992835491654" calcext:value-type="float">
            <text:p>2,91</text:p>
          </table:table-cell>
          <table:table-cell table:style-name="ce24" table:formula="of:=[.$G$53]/[.G56]" office:value-type="float" office:value="3.63662403520655" calcext:value-type="float">
            <text:p>3,64</text:p>
          </table:table-cell>
          <table:table-cell table:style-name="ce35" table:formula="of:=[.I56]/[.G56]" office:value-type="float" office:value="0.727482088729136" calcext:value-type="float">
            <text:p>0,73</text:p>
          </table:table-cell>
          <table:table-cell table:style-name="ce32"/>
          <table:table-cell table:style-name="ce3" office:value-type="float" office:value="4" calcext:value-type="float">
            <text:p>4</text:p>
          </table:table-cell>
          <table:table-cell table:style-name="ce3" office:value-type="float" office:value="268643" calcext:value-type="float">
            <text:p>268643</text:p>
          </table:table-cell>
          <table:table-cell table:style-name="ce3" office:value-type="float" office:value="7771" calcext:value-type="float">
            <text:p>7771</text:p>
          </table:table-cell>
          <table:table-cell table:style-name="ce3" office:value-type="float" office:value="4647" calcext:value-type="float">
            <text:p>4647</text:p>
          </table:table-cell>
          <table:table-cell table:style-name="ce3" office:value-type="float" office:value="440875" calcext:value-type="float">
            <text:p>440875</text:p>
          </table:table-cell>
          <table:table-cell table:style-name="ce3" office:value-type="float" office:value="2194878" calcext:value-type="float">
            <text:p>2194878</text:p>
          </table:table-cell>
          <table:table-cell table:style-name="ce14" table:formula="of:=([.S56]+[.O56])/1000" office:value-type="float" office:value="2463.521" calcext:value-type="float">
            <text:p>2464</text:p>
          </table:table-cell>
          <table:table-cell table:style-name="ce14" table:formula="of:=([.Q56]+[.R56])/1000" office:value-type="float" office:value="445.522" calcext:value-type="float">
            <text:p>446</text:p>
          </table:table-cell>
          <table:table-cell table:style-name="ce14" table:formula="of:=[.$T$52]/[.$N56]" office:value-type="float" office:value="1512.7135" calcext:value-type="float">
            <text:p>1513</text:p>
          </table:table-cell>
          <table:table-cell table:style-name="ce24" table:formula="of:=[.$T$52]/[.T56]" office:value-type="float" office:value="2.45618121379927" calcext:value-type="float">
            <text:p>2,46</text:p>
          </table:table-cell>
          <table:table-cell table:style-name="ce24" table:formula="of:=[.$T$53]/[.T56]" office:value-type="float" office:value="2.46589251725477" calcext:value-type="float">
            <text:p>2,47</text:p>
          </table:table-cell>
          <table:table-cell table:style-name="ce35" table:formula="of:=[.V56]/[.T56]" office:value-type="float" office:value="0.614045303449818" calcext:value-type="float">
            <text:p>0,61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347264" calcext:value-type="float">
            <text:p>347264</text:p>
          </table:table-cell>
          <table:table-cell table:style-name="ce3" office:value-type="float" office:value="8400" calcext:value-type="float">
            <text:p>8400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2777" calcext:value-type="float">
            <text:p>2777</text:p>
          </table:table-cell>
          <table:table-cell table:style-name="ce3" office:value-type="float" office:value="1507658" calcext:value-type="float">
            <text:p>1507658</text:p>
          </table:table-cell>
          <table:table-cell table:style-name="ce14" table:formula="of:=([.F57]+[.B57])/1000" office:value-type="float" office:value="1854.922" calcext:value-type="float">
            <text:p>1855</text:p>
          </table:table-cell>
          <table:table-cell table:style-name="ce14" table:formula="of:=([.D57]+[.E57])/1000" office:value-type="float" office:value="3.735" calcext:value-type="float">
            <text:p>4</text:p>
          </table:table-cell>
          <table:table-cell table:style-name="ce14" table:formula="of:=[.$G$52]/[.$A57]" office:value-type="float" office:value="1479.5554" calcext:value-type="float">
            <text:p>1480</text:p>
          </table:table-cell>
          <table:table-cell table:style-name="ce24" table:formula="of:=[.$G$52]/[.G57]" office:value-type="float" office:value="3.98818764346964" calcext:value-type="float">
            <text:p>3,99</text:p>
          </table:table-cell>
          <table:table-cell table:style-name="ce24" table:formula="of:=[.$G$53]/[.G57]" office:value-type="float" office:value="4.98415674621359" calcext:value-type="float">
            <text:p>4,98</text:p>
          </table:table-cell>
          <table:table-cell table:style-name="ce35" table:formula="of:=[.I57]/[.G57]" office:value-type="float" office:value="0.797637528693929" calcext:value-type="float">
            <text:p>0,80</text:p>
          </table:table-cell>
          <table:table-cell table:style-name="ce32"/>
          <table:table-cell table:style-name="ce3" office:value-type="float" office:value="5" calcext:value-type="float">
            <text:p>5</text:p>
          </table:table-cell>
          <table:table-cell table:style-name="ce3" office:value-type="float" office:value="268660" calcext:value-type="float">
            <text:p>268660</text:p>
          </table:table-cell>
          <table:table-cell table:style-name="ce3" office:value-type="float" office:value="7823" calcext:value-type="float">
            <text:p>7823</text:p>
          </table:table-cell>
          <table:table-cell table:style-name="ce3" office:value-type="float" office:value="4928" calcext:value-type="float">
            <text:p>4928</text:p>
          </table:table-cell>
          <table:table-cell table:style-name="ce3" office:value-type="float" office:value="476539" calcext:value-type="float">
            <text:p>476539</text:p>
          </table:table-cell>
          <table:table-cell table:style-name="ce3" office:value-type="float" office:value="1938783" calcext:value-type="float">
            <text:p>1938783</text:p>
          </table:table-cell>
          <table:table-cell table:style-name="ce14" table:formula="of:=([.S57]+[.O57])/1000" office:value-type="float" office:value="2207.443" calcext:value-type="float">
            <text:p>2207</text:p>
          </table:table-cell>
          <table:table-cell table:style-name="ce14" table:formula="of:=([.Q57]+[.R57])/1000" office:value-type="float" office:value="481.467" calcext:value-type="float">
            <text:p>481</text:p>
          </table:table-cell>
          <table:table-cell table:style-name="ce14" table:formula="of:=[.$T$52]/[.$N57]" office:value-type="float" office:value="1210.1708" calcext:value-type="float">
            <text:p>1210</text:p>
          </table:table-cell>
          <table:table-cell table:style-name="ce24" table:formula="of:=[.$T$52]/[.T57]" office:value-type="float" office:value="2.74111449310356" calcext:value-type="float">
            <text:p>2,74</text:p>
          </table:table-cell>
          <table:table-cell table:style-name="ce24" table:formula="of:=[.$T$53]/[.T57]" office:value-type="float" office:value="2.75195237204313" calcext:value-type="float">
            <text:p>2,75</text:p>
          </table:table-cell>
          <table:table-cell table:style-name="ce35" table:formula="of:=[.V57]/[.T57]" office:value-type="float" office:value="0.548222898620712" calcext:value-type="float">
            <text:p>0,55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271665" calcext:value-type="float">
            <text:p>271665</text:p>
          </table:table-cell>
          <table:table-cell table:style-name="ce3" office:value-type="float" office:value="7943" calcext:value-type="float">
            <text:p>7943</text:p>
          </table:table-cell>
          <table:table-cell table:style-name="ce3" office:value-type="float" office:value="1444" calcext:value-type="float">
            <text:p>1444</text:p>
          </table:table-cell>
          <table:table-cell table:style-name="ce3" office:value-type="float" office:value="2914" calcext:value-type="float">
            <text:p>2914</text:p>
          </table:table-cell>
          <table:table-cell table:style-name="ce3" office:value-type="float" office:value="1366293" calcext:value-type="float">
            <text:p>1366293</text:p>
          </table:table-cell>
          <table:table-cell table:style-name="ce14" table:formula="of:=([.F58]+[.B58])/1000" office:value-type="float" office:value="1637.958" calcext:value-type="float">
            <text:p>1638</text:p>
          </table:table-cell>
          <table:table-cell table:style-name="ce14" table:formula="of:=([.D58]+[.E58])/1000" office:value-type="float" office:value="4.358" calcext:value-type="float">
            <text:p>4</text:p>
          </table:table-cell>
          <table:table-cell table:style-name="ce14" table:formula="of:=[.$G$52]/[.$A58]" office:value-type="float" office:value="1232.96283333333" calcext:value-type="float">
            <text:p>1233</text:p>
          </table:table-cell>
          <table:table-cell table:style-name="ce24" table:formula="of:=[.$G$52]/[.G58]" office:value-type="float" office:value="4.51646318159562" calcext:value-type="float">
            <text:p>4,52</text:p>
          </table:table-cell>
          <table:table-cell table:style-name="ce24" table:formula="of:=[.$G$53]/[.G58]" office:value-type="float" office:value="5.6443584023522" calcext:value-type="float">
            <text:p>5,64</text:p>
          </table:table-cell>
          <table:table-cell table:style-name="ce35" table:formula="of:=[.I58]/[.G58]" office:value-type="float" office:value="0.75274386359927" calcext:value-type="float">
            <text:p>0,75</text:p>
          </table:table-cell>
          <table:table-cell table:style-name="ce32"/>
          <table:table-cell table:style-name="ce3" office:value-type="float" office:value="6" calcext:value-type="float">
            <text:p>6</text:p>
          </table:table-cell>
          <table:table-cell table:style-name="ce3" office:value-type="float" office:value="269017" calcext:value-type="float">
            <text:p>269017</text:p>
          </table:table-cell>
          <table:table-cell table:style-name="ce3" office:value-type="float" office:value="9058" calcext:value-type="float">
            <text:p>9058</text:p>
          </table:table-cell>
          <table:table-cell table:style-name="ce3" office:value-type="float" office:value="4468" calcext:value-type="float">
            <text:p>4468</text:p>
          </table:table-cell>
          <table:table-cell table:style-name="ce3" office:value-type="float" office:value="459376" calcext:value-type="float">
            <text:p>459376</text:p>
          </table:table-cell>
          <table:table-cell table:style-name="ce3" office:value-type="float" office:value="1686125" calcext:value-type="float">
            <text:p>1686125</text:p>
          </table:table-cell>
          <table:table-cell table:style-name="ce14" table:formula="of:=([.S58]+[.O58])/1000" office:value-type="float" office:value="1955.142" calcext:value-type="float">
            <text:p>1955</text:p>
          </table:table-cell>
          <table:table-cell table:style-name="ce14" table:formula="of:=([.Q58]+[.R58])/1000" office:value-type="float" office:value="463.844" calcext:value-type="float">
            <text:p>464</text:p>
          </table:table-cell>
          <table:table-cell table:style-name="ce14" table:formula="of:=[.$T$52]/[.$N58]" office:value-type="float" office:value="1008.47566666667" calcext:value-type="float">
            <text:p>1008</text:p>
          </table:table-cell>
          <table:table-cell table:style-name="ce24" table:formula="of:=[.$T$52]/[.T58]" office:value-type="float" office:value="3.0948411931205" calcext:value-type="float">
            <text:p>3,09</text:p>
          </table:table-cell>
          <table:table-cell table:style-name="ce24" table:formula="of:=[.$T$53]/[.T58]" office:value-type="float" office:value="3.10707764448823" calcext:value-type="float">
            <text:p>3,11</text:p>
          </table:table-cell>
          <table:table-cell table:style-name="ce35" table:formula="of:=[.V58]/[.T58]" office:value-type="float" office:value="0.515806865520083" calcext:value-type="float">
            <text:p>0,52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275524" calcext:value-type="float">
            <text:p>275524</text:p>
          </table:table-cell>
          <table:table-cell table:style-name="ce3" office:value-type="float" office:value="8117" calcext:value-type="float">
            <text:p>8117</text:p>
          </table:table-cell>
          <table:table-cell table:style-name="ce3" office:value-type="float" office:value="1132" calcext:value-type="float">
            <text:p>1132</text:p>
          </table:table-cell>
          <table:table-cell table:style-name="ce3" office:value-type="float" office:value="2926" calcext:value-type="float">
            <text:p>2926</text:p>
          </table:table-cell>
          <table:table-cell table:style-name="ce3" office:value-type="float" office:value="1216101" calcext:value-type="float">
            <text:p>1216101</text:p>
          </table:table-cell>
          <table:table-cell table:style-name="ce14" table:formula="of:=([.F59]+[.B59])/1000" office:value-type="float" office:value="1491.625" calcext:value-type="float">
            <text:p>1492</text:p>
          </table:table-cell>
          <table:table-cell table:style-name="ce14" table:formula="of:=([.D59]+[.E59])/1000" office:value-type="float" office:value="4.058" calcext:value-type="float">
            <text:p>4</text:p>
          </table:table-cell>
          <table:table-cell table:style-name="ce14" table:formula="of:=[.$G$52]/[.$A59]" office:value-type="float" office:value="1056.82528571429" calcext:value-type="float">
            <text:p>1057</text:p>
          </table:table-cell>
          <table:table-cell table:style-name="ce24" table:formula="of:=[.$G$52]/[.G59]" office:value-type="float" office:value="4.95954211011481" calcext:value-type="float">
            <text:p>4,96</text:p>
          </table:table-cell>
          <table:table-cell table:style-name="ce24" table:formula="of:=[.$G$53]/[.G59]" office:value-type="float" office:value="6.19808732087489" calcext:value-type="float">
            <text:p>6,20</text:p>
          </table:table-cell>
          <table:table-cell table:style-name="ce35" table:formula="of:=[.I59]/[.G59]" office:value-type="float" office:value="0.708506015730687" calcext:value-type="float">
            <text:p>0,71</text:p>
          </table:table-cell>
          <table:table-cell table:style-name="ce32"/>
          <table:table-cell table:style-name="ce3" office:value-type="float" office:value="7" calcext:value-type="float">
            <text:p>7</text:p>
          </table:table-cell>
          <table:table-cell table:style-name="ce3" office:value-type="float" office:value="268136" calcext:value-type="float">
            <text:p>268136</text:p>
          </table:table-cell>
          <table:table-cell table:style-name="ce3" office:value-type="float" office:value="10324" calcext:value-type="float">
            <text:p>10324</text:p>
          </table:table-cell>
          <table:table-cell table:style-name="ce3" office:value-type="float" office:value="5552" calcext:value-type="float">
            <text:p>5552</text:p>
          </table:table-cell>
          <table:table-cell table:style-name="ce3" office:value-type="float" office:value="515314" calcext:value-type="float">
            <text:p>515314</text:p>
          </table:table-cell>
          <table:table-cell table:style-name="ce3" office:value-type="float" office:value="1623700" calcext:value-type="float">
            <text:p>1623700</text:p>
          </table:table-cell>
          <table:table-cell table:style-name="ce14" table:formula="of:=([.S59]+[.O59])/1000" office:value-type="float" office:value="1891.836" calcext:value-type="float">
            <text:p>1892</text:p>
          </table:table-cell>
          <table:table-cell table:style-name="ce14" table:formula="of:=([.Q59]+[.R59])/1000" office:value-type="float" office:value="520.866" calcext:value-type="float">
            <text:p>521</text:p>
          </table:table-cell>
          <table:table-cell table:style-name="ce14" table:formula="of:=[.$T$52]/[.$N59]" office:value-type="float" office:value="864.407714285714" calcext:value-type="float">
            <text:p>864</text:p>
          </table:table-cell>
          <table:table-cell table:style-name="ce24" table:formula="of:=[.$T$52]/[.T59]" office:value-type="float" office:value="3.19840303282103" calcext:value-type="float">
            <text:p>3,20</text:p>
          </table:table-cell>
          <table:table-cell table:style-name="ce24" table:formula="of:=[.$T$53]/[.T59]" office:value-type="float" office:value="3.21104894927467" calcext:value-type="float">
            <text:p>3,21</text:p>
          </table:table-cell>
          <table:table-cell table:style-name="ce35" table:formula="of:=[.V59]/[.T59]" office:value-type="float" office:value="0.456914718974432" calcext:value-type="float">
            <text:p>0,46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273116" calcext:value-type="float">
            <text:p>273116</text:p>
          </table:table-cell>
          <table:table-cell table:style-name="ce3" office:value-type="float" office:value="8064" calcext:value-type="float">
            <text:p>8064</text:p>
          </table:table-cell>
          <table:table-cell table:style-name="ce3" office:value-type="float" office:value="1554" calcext:value-type="float">
            <text:p>1554</text:p>
          </table:table-cell>
          <table:table-cell table:style-name="ce3" office:value-type="float" office:value="2975" calcext:value-type="float">
            <text:p>2975</text:p>
          </table:table-cell>
          <table:table-cell table:style-name="ce3" office:value-type="float" office:value="1119390" calcext:value-type="float">
            <text:p>1119390</text:p>
          </table:table-cell>
          <table:table-cell table:style-name="ce14" table:formula="of:=([.F60]+[.B60])/1000" office:value-type="float" office:value="1392.506" calcext:value-type="float">
            <text:p>1393</text:p>
          </table:table-cell>
          <table:table-cell table:style-name="ce14" table:formula="of:=([.D60]+[.E60])/1000" office:value-type="float" office:value="4.529" calcext:value-type="float">
            <text:p>5</text:p>
          </table:table-cell>
          <table:table-cell table:style-name="ce14" table:formula="of:=[.$G$52]/[.$A60]" office:value-type="float" office:value="924.722125" calcext:value-type="float">
            <text:p>925</text:p>
          </table:table-cell>
          <table:table-cell table:style-name="ce24" table:formula="of:=[.$G$52]/[.G60]" office:value-type="float" office:value="5.31256382378245" calcext:value-type="float">
            <text:p>5,31</text:p>
          </table:table-cell>
          <table:table-cell table:style-name="ce24" table:formula="of:=[.$G$53]/[.G60]" office:value-type="float" office:value="6.63926905880477" calcext:value-type="float">
            <text:p>6,64</text:p>
          </table:table-cell>
          <table:table-cell table:style-name="ce35" table:formula="of:=[.I60]/[.G60]" office:value-type="float" office:value="0.664070477972806" calcext:value-type="float">
            <text:p>0,66</text:p>
          </table:table-cell>
          <table:table-cell table:style-name="ce32"/>
          <table:table-cell table:style-name="ce3" office:value-type="float" office:value="8" calcext:value-type="float">
            <text:p>8</text:p>
          </table:table-cell>
          <table:table-cell table:style-name="ce3" office:value-type="float" office:value="267504" calcext:value-type="float">
            <text:p>267504</text:p>
          </table:table-cell>
          <table:table-cell table:style-name="ce3" office:value-type="float" office:value="9799" calcext:value-type="float">
            <text:p>9799</text:p>
          </table:table-cell>
          <table:table-cell table:style-name="ce3" office:value-type="float" office:value="4740" calcext:value-type="float">
            <text:p>4740</text:p>
          </table:table-cell>
          <table:table-cell table:style-name="ce3" office:value-type="float" office:value="438267" calcext:value-type="float">
            <text:p>438267</text:p>
          </table:table-cell>
          <table:table-cell table:style-name="ce3" office:value-type="float" office:value="1295009" calcext:value-type="float">
            <text:p>1295009</text:p>
          </table:table-cell>
          <table:table-cell table:style-name="ce14" table:formula="of:=([.S60]+[.O60])/1000" office:value-type="float" office:value="1562.513" calcext:value-type="float">
            <text:p>1563</text:p>
          </table:table-cell>
          <table:table-cell table:style-name="ce14" table:formula="of:=([.Q60]+[.R60])/1000" office:value-type="float" office:value="443.007" calcext:value-type="float">
            <text:p>443</text:p>
          </table:table-cell>
          <table:table-cell table:style-name="ce14" table:formula="of:=[.$T$52]/[.$N60]" office:value-type="float" office:value="756.35675" calcext:value-type="float">
            <text:p>756</text:p>
          </table:table-cell>
          <table:table-cell table:style-name="ce24" table:formula="of:=[.$T$52]/[.T60]" office:value-type="float" office:value="3.87251434068069" calcext:value-type="float">
            <text:p>3,87</text:p>
          </table:table-cell>
          <table:table-cell table:style-name="ce24" table:formula="of:=[.$T$53]/[.T60]" office:value-type="float" office:value="3.88782557329123" calcext:value-type="float">
            <text:p>3,89</text:p>
          </table:table-cell>
          <table:table-cell table:style-name="ce35" table:formula="of:=[.V60]/[.T60]" office:value-type="float" office:value="0.484064292585086" calcext:value-type="float">
            <text:p>0,48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405775" calcext:value-type="float">
            <text:p>405775</text:p>
          </table:table-cell>
          <table:table-cell table:style-name="ce3" office:value-type="float" office:value="8364" calcext:value-type="float">
            <text:p>8364</text:p>
          </table:table-cell>
          <table:table-cell table:style-name="ce3" office:value-type="float" office:value="2040" calcext:value-type="float">
            <text:p>2040</text:p>
          </table:table-cell>
          <table:table-cell table:style-name="ce3" office:value-type="float" office:value="4384" calcext:value-type="float">
            <text:p>4384</text:p>
          </table:table-cell>
          <table:table-cell table:style-name="ce3" office:value-type="float" office:value="1189229" calcext:value-type="float">
            <text:p>1189229</text:p>
          </table:table-cell>
          <table:table-cell table:style-name="ce14" table:formula="of:=([.F61]+[.B61])/1000" office:value-type="float" office:value="1595.004" calcext:value-type="float">
            <text:p>1595</text:p>
          </table:table-cell>
          <table:table-cell table:style-name="ce14" table:formula="of:=([.D61]+[.E61])/1000" office:value-type="float" office:value="6.424" calcext:value-type="float">
            <text:p>6</text:p>
          </table:table-cell>
          <table:table-cell table:style-name="ce14" table:formula="of:=[.$G$52]/[.$A61]" office:value-type="float" office:value="821.975222222222" calcext:value-type="float">
            <text:p>822</text:p>
          </table:table-cell>
          <table:table-cell table:style-name="ce24" table:formula="of:=[.$G$52]/[.G61]" office:value-type="float" office:value="4.63809307061299" calcext:value-type="float">
            <text:p>4,64</text:p>
          </table:table-cell>
          <table:table-cell table:style-name="ce24" table:formula="of:=[.$G$53]/[.G61]" office:value-type="float" office:value="5.79636289313381" calcext:value-type="float">
            <text:p>5,80</text:p>
          </table:table-cell>
          <table:table-cell table:style-name="ce35" table:formula="of:=[.I61]/[.G61]" office:value-type="float" office:value="0.515343674512554" calcext:value-type="float">
            <text:p>0,52</text:p>
          </table:table-cell>
          <table:table-cell table:style-name="ce32"/>
          <table:table-cell table:style-name="ce4" office:value-type="float" office:value="9" calcext:value-type="float">
            <text:p>9</text:p>
          </table:table-cell>
          <table:table-cell table:style-name="ce4" office:value-type="float" office:value="267506" calcext:value-type="float">
            <text:p>267506</text:p>
          </table:table-cell>
          <table:table-cell table:style-name="ce4" office:value-type="float" office:value="8893" calcext:value-type="float">
            <text:p>8893</text:p>
          </table:table-cell>
          <table:table-cell table:style-name="ce4" office:value-type="float" office:value="4718" calcext:value-type="float">
            <text:p>4718</text:p>
          </table:table-cell>
          <table:table-cell table:style-name="ce4" office:value-type="float" office:value="296467" calcext:value-type="float">
            <text:p>296467</text:p>
          </table:table-cell>
          <table:table-cell table:style-name="ce4" office:value-type="float" office:value="1134902" calcext:value-type="float">
            <text:p>1134902</text:p>
          </table:table-cell>
          <table:table-cell table:style-name="ce15" table:formula="of:=([.S61]+[.O61])/1000" office:value-type="float" office:value="1402.408" calcext:value-type="float">
            <text:p>1402</text:p>
          </table:table-cell>
          <table:table-cell table:style-name="ce15" table:formula="of:=([.Q61]+[.R61])/1000" office:value-type="float" office:value="301.185" calcext:value-type="float">
            <text:p>301</text:p>
          </table:table-cell>
          <table:table-cell table:style-name="ce15" table:formula="of:=[.$T$52]/[.$N61]" office:value-type="float" office:value="672.317111111111" calcext:value-type="float">
            <text:p>672</text:p>
          </table:table-cell>
          <table:table-cell table:style-name="ce25" table:formula="of:=[.$T$52]/[.T61]" office:value-type="float" office:value="4.31461742944992" calcext:value-type="float">
            <text:p>4,31</text:p>
          </table:table-cell>
          <table:table-cell table:style-name="ce25" table:formula="of:=[.$T$53]/[.T61]" office:value-type="float" office:value="4.33167665900366" calcext:value-type="float">
            <text:p>4,33</text:p>
          </table:table-cell>
          <table:table-cell table:style-name="ce36" table:formula="of:=[.V61]/[.T61]" office:value-type="float" office:value="0.479401936605546" calcext:value-type="float">
            <text:p>0,48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336207" calcext:value-type="float">
            <text:p>336207</text:p>
          </table:table-cell>
          <table:table-cell table:style-name="ce3" office:value-type="float" office:value="8384" calcext:value-type="float">
            <text:p>8384</text:p>
          </table:table-cell>
          <table:table-cell table:style-name="ce3" office:value-type="float" office:value="1950" calcext:value-type="float">
            <text:p>1950</text:p>
          </table:table-cell>
          <table:table-cell table:style-name="ce3" office:value-type="float" office:value="3911" calcext:value-type="float">
            <text:p>3911</text:p>
          </table:table-cell>
          <table:table-cell table:style-name="ce3" office:value-type="float" office:value="1001149" calcext:value-type="float">
            <text:p>1001149</text:p>
          </table:table-cell>
          <table:table-cell table:style-name="ce14" table:formula="of:=([.F62]+[.B62])/1000" office:value-type="float" office:value="1337.356" calcext:value-type="float">
            <text:p>1337</text:p>
          </table:table-cell>
          <table:table-cell table:style-name="ce14" table:formula="of:=([.D62]+[.E62])/1000" office:value-type="float" office:value="5.861" calcext:value-type="float">
            <text:p>6</text:p>
          </table:table-cell>
          <table:table-cell table:style-name="ce14" table:formula="of:=[.$G$52]/[.$A62]" office:value-type="float" office:value="739.7777" calcext:value-type="float">
            <text:p>740</text:p>
          </table:table-cell>
          <table:table-cell table:style-name="ce24" table:formula="of:=[.$G$52]/[.G62]" office:value-type="float" office:value="5.53164378071359" calcext:value-type="float">
            <text:p>5,53</text:p>
          </table:table-cell>
          <table:table-cell table:style-name="ce24" table:formula="of:=[.$G$53]/[.G62]" office:value-type="float" office:value="6.91305979858766" calcext:value-type="float">
            <text:p>6,91</text:p>
          </table:table-cell>
          <table:table-cell table:style-name="ce35" table:formula="of:=[.I62]/[.G62]" office:value-type="float" office:value="0.553164378071359" calcext:value-type="float">
            <text:p>0,55</text:p>
          </table:table-cell>
          <table:table-cell table:style-name="ce3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67188" calcext:value-type="float">
            <text:p>267188</text:p>
          </table:table-cell>
          <table:table-cell table:style-name="ce3" office:value-type="float" office:value="10205" calcext:value-type="float">
            <text:p>10205</text:p>
          </table:table-cell>
          <table:table-cell table:style-name="ce3" office:value-type="float" office:value="4770" calcext:value-type="float">
            <text:p>4770</text:p>
          </table:table-cell>
          <table:table-cell table:style-name="ce3" office:value-type="float" office:value="675392" calcext:value-type="float">
            <text:p>675392</text:p>
          </table:table-cell>
          <table:table-cell table:style-name="ce3" office:value-type="float" office:value="1516900" calcext:value-type="float">
            <text:p>1516900</text:p>
          </table:table-cell>
          <table:table-cell table:style-name="ce14" table:formula="of:=([.S62]+[.O62])/1000" office:value-type="float" office:value="1784.088" calcext:value-type="float">
            <text:p>1784</text:p>
          </table:table-cell>
          <table:table-cell table:style-name="ce14" table:formula="of:=([.Q62]+[.R62])/1000" office:value-type="float" office:value="680.162" calcext:value-type="float">
            <text:p>680</text:p>
          </table:table-cell>
          <table:table-cell table:style-name="ce14" table:formula="of:=[.$T$52]/[.$N62]" office:value-type="float" office:value="605.0854" calcext:value-type="float">
            <text:p>605</text:p>
          </table:table-cell>
          <table:table-cell table:style-name="ce24" table:formula="of:=[.$T$52]/[.T62]" office:value-type="float" office:value="3.39156700790544" calcext:value-type="float">
            <text:p>3,39</text:p>
          </table:table-cell>
          <table:table-cell table:style-name="ce24" table:formula="of:=[.$T$53]/[.T62]" office:value-type="float" office:value="3.40497666034411" calcext:value-type="float">
            <text:p>3,40</text:p>
          </table:table-cell>
          <table:table-cell table:style-name="ce35" table:formula="of:=[.V62]/[.T62]" office:value-type="float" office:value="0.339156700790544" calcext:value-type="float">
            <text:p>0,34</text:p>
          </table:table-cell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float" office:value="276839" calcext:value-type="float">
            <text:p>276839</text:p>
          </table:table-cell>
          <table:table-cell table:style-name="ce4" office:value-type="float" office:value="8323" calcext:value-type="float">
            <text:p>8323</text:p>
          </table:table-cell>
          <table:table-cell table:style-name="ce4" office:value-type="float" office:value="2165" calcext:value-type="float">
            <text:p>2165</text:p>
          </table:table-cell>
          <table:table-cell table:style-name="ce4" office:value-type="float" office:value="72086" calcext:value-type="float">
            <text:p>72086</text:p>
          </table:table-cell>
          <table:table-cell table:style-name="ce4" office:value-type="float" office:value="1018753" calcext:value-type="float">
            <text:p>1018753</text:p>
          </table:table-cell>
          <table:table-cell table:style-name="ce15" table:formula="of:=([.F63]+[.B63])/1000" office:value-type="float" office:value="1295.592" calcext:value-type="float">
            <text:p>1296</text:p>
          </table:table-cell>
          <table:table-cell table:style-name="ce15" table:formula="of:=([.D63]+[.E63])/1000" office:value-type="float" office:value="74.251" calcext:value-type="float">
            <text:p>74</text:p>
          </table:table-cell>
          <table:table-cell table:style-name="ce15" table:formula="of:=[.$G$52]/[.$A63]" office:value-type="float" office:value="672.525181818182" calcext:value-type="float">
            <text:p>673</text:p>
          </table:table-cell>
          <table:table-cell table:style-name="ce25" table:formula="of:=[.$G$52]/[.G63]" office:value-type="float" office:value="5.70995884506851" calcext:value-type="float">
            <text:p>5,71</text:p>
          </table:table-cell>
          <table:table-cell table:style-name="ce25" table:formula="of:=[.$G$53]/[.G63]" office:value-type="float" office:value="7.13590543936671" calcext:value-type="float">
            <text:p>7,14</text:p>
          </table:table-cell>
          <table:table-cell table:style-name="ce36" table:formula="of:=[.I63]/[.G63]" office:value-type="float" office:value="0.519087167733501" calcext:value-type="float">
            <text:p>0,52</text:p>
          </table:table-cell>
          <table:table-cell table:style-name="ce3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68538" calcext:value-type="float">
            <text:p>268538</text:p>
          </table:table-cell>
          <table:table-cell table:style-name="ce3" office:value-type="float" office:value="10044" calcext:value-type="float">
            <text:p>10044</text:p>
          </table:table-cell>
          <table:table-cell table:style-name="ce3" office:value-type="float" office:value="5677" calcext:value-type="float">
            <text:p>5677</text:p>
          </table:table-cell>
          <table:table-cell table:style-name="ce3" office:value-type="float" office:value="631562" calcext:value-type="float">
            <text:p>631562</text:p>
          </table:table-cell>
          <table:table-cell table:style-name="ce3" office:value-type="float" office:value="1545728" calcext:value-type="float">
            <text:p>1545728</text:p>
          </table:table-cell>
          <table:table-cell table:style-name="ce14" table:formula="of:=([.S63]+[.O63])/1000" office:value-type="float" office:value="1814.266" calcext:value-type="float">
            <text:p>1814</text:p>
          </table:table-cell>
          <table:table-cell table:style-name="ce14" table:formula="of:=([.Q63]+[.R63])/1000" office:value-type="float" office:value="637.239" calcext:value-type="float">
            <text:p>637</text:p>
          </table:table-cell>
          <table:table-cell table:style-name="ce14" table:formula="of:=[.$T$52]/[.$N63]" office:value-type="float" office:value="550.077636363637" calcext:value-type="float">
            <text:p>550</text:p>
          </table:table-cell>
          <table:table-cell table:style-name="ce24" table:formula="of:=[.$T$52]/[.T63]" office:value-type="float" office:value="3.3351526181938" calcext:value-type="float">
            <text:p>3,34</text:p>
          </table:table-cell>
          <table:table-cell table:style-name="ce24" table:formula="of:=[.$T$53]/[.T63]" office:value-type="float" office:value="3.34833921817418" calcext:value-type="float">
            <text:p>3,35</text:p>
          </table:table-cell>
          <table:table-cell table:style-name="ce35" table:formula="of:=[.V63]/[.T63]" office:value-type="float" office:value="0.303195692563073" calcext:value-type="float">
            <text:p>0,30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345874" calcext:value-type="float">
            <text:p>345874</text:p>
          </table:table-cell>
          <table:table-cell table:style-name="ce3" office:value-type="float" office:value="8898" calcext:value-type="float">
            <text:p>8898</text:p>
          </table:table-cell>
          <table:table-cell table:style-name="ce3" office:value-type="float" office:value="1526" calcext:value-type="float">
            <text:p>1526</text:p>
          </table:table-cell>
          <table:table-cell table:style-name="ce3" office:value-type="float" office:value="103697" calcext:value-type="float">
            <text:p>103697</text:p>
          </table:table-cell>
          <table:table-cell table:style-name="ce3" office:value-type="float" office:value="1052314" calcext:value-type="float">
            <text:p>1052314</text:p>
          </table:table-cell>
          <table:table-cell table:style-name="ce14" table:formula="of:=([.F64]+[.B64])/1000" office:value-type="float" office:value="1398.188" calcext:value-type="float">
            <text:p>1398</text:p>
          </table:table-cell>
          <table:table-cell table:style-name="ce14" table:formula="of:=([.D64]+[.E64])/1000" office:value-type="float" office:value="105.223" calcext:value-type="float">
            <text:p>105</text:p>
          </table:table-cell>
          <table:table-cell table:style-name="ce14" table:formula="of:=[.$G$52]/[.$A64]" office:value-type="float" office:value="616.481416666667" calcext:value-type="float">
            <text:p>616</text:p>
          </table:table-cell>
          <table:table-cell table:style-name="ce24" table:formula="of:=[.$G$52]/[.G64]" office:value-type="float" office:value="5.29097446123125" calcext:value-type="float">
            <text:p>5,29</text:p>
          </table:table-cell>
          <table:table-cell table:style-name="ce24" table:formula="of:=[.$G$53]/[.G64]" office:value-type="float" office:value="6.61228819014324" calcext:value-type="float">
            <text:p>6,61</text:p>
          </table:table-cell>
          <table:table-cell table:style-name="ce35" table:formula="of:=[.I64]/[.G64]" office:value-type="float" office:value="0.440914538435938" calcext:value-type="float">
            <text:p>0,44</text:p>
          </table:table-cell>
          <table:table-cell table:style-name="ce32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67754" calcext:value-type="float">
            <text:p>267754</text:p>
          </table:table-cell>
          <table:table-cell table:style-name="ce3" office:value-type="float" office:value="10606" calcext:value-type="float">
            <text:p>10606</text:p>
          </table:table-cell>
          <table:table-cell table:style-name="ce3" office:value-type="float" office:value="5530" calcext:value-type="float">
            <text:p>5530</text:p>
          </table:table-cell>
          <table:table-cell table:style-name="ce3" office:value-type="float" office:value="570011" calcext:value-type="float">
            <text:p>570011</text:p>
          </table:table-cell>
          <table:table-cell table:style-name="ce3" office:value-type="float" office:value="1433602" calcext:value-type="float">
            <text:p>1433602</text:p>
          </table:table-cell>
          <table:table-cell table:style-name="ce14" table:formula="of:=([.S64]+[.O64])/1000" office:value-type="float" office:value="1701.356" calcext:value-type="float">
            <text:p>1701</text:p>
          </table:table-cell>
          <table:table-cell table:style-name="ce14" table:formula="of:=([.Q64]+[.R64])/1000" office:value-type="float" office:value="575.541" calcext:value-type="float">
            <text:p>576</text:p>
          </table:table-cell>
          <table:table-cell table:style-name="ce14" table:formula="of:=[.$T$52]/[.$N64]" office:value-type="float" office:value="504.237833333333" calcext:value-type="float">
            <text:p>504</text:p>
          </table:table-cell>
          <table:table-cell table:style-name="ce24" table:formula="of:=[.$T$52]/[.T64]" office:value-type="float" office:value="3.55648905931504" calcext:value-type="float">
            <text:p>3,56</text:p>
          </table:table-cell>
          <table:table-cell table:style-name="ce24" table:formula="of:=[.$T$53]/[.T64]" office:value-type="float" office:value="3.57055078419802" calcext:value-type="float">
            <text:p>3,57</text:p>
          </table:table-cell>
          <table:table-cell table:style-name="ce35" table:formula="of:=[.V64]/[.T64]" office:value-type="float" office:value="0.296374088276253" calcext:value-type="float">
            <text:p>0,30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float" office:value="342491" calcext:value-type="float">
            <text:p>342491</text:p>
          </table:table-cell>
          <table:table-cell table:style-name="ce3" office:value-type="float" office:value="8867" calcext:value-type="float">
            <text:p>8867</text:p>
          </table:table-cell>
          <table:table-cell table:style-name="ce3" office:value-type="float" office:value="2813" calcext:value-type="float">
            <text:p>2813</text:p>
          </table:table-cell>
          <table:table-cell table:style-name="ce3" office:value-type="float" office:value="415211" calcext:value-type="float">
            <text:p>415211</text:p>
          </table:table-cell>
          <table:table-cell table:style-name="ce3" office:value-type="float" office:value="1271944" calcext:value-type="float">
            <text:p>1271944</text:p>
          </table:table-cell>
          <table:table-cell table:style-name="ce14" table:formula="of:=([.F65]+[.B65])/1000" office:value-type="float" office:value="1614.435" calcext:value-type="float">
            <text:p>1614</text:p>
          </table:table-cell>
          <table:table-cell table:style-name="ce14" table:formula="of:=([.D65]+[.E65])/1000" office:value-type="float" office:value="418.024" calcext:value-type="float">
            <text:p>418</text:p>
          </table:table-cell>
          <table:table-cell table:style-name="ce14" table:formula="of:=[.$G$52]/[.$A65]" office:value-type="float" office:value="569.059769230769" calcext:value-type="float">
            <text:p>569</text:p>
          </table:table-cell>
          <table:table-cell table:style-name="ce24" table:formula="of:=[.$G$52]/[.G65]" office:value-type="float" office:value="4.58226995822068" calcext:value-type="float">
            <text:p>4,58</text:p>
          </table:table-cell>
          <table:table-cell table:style-name="ce24" table:formula="of:=[.$G$53]/[.G65]" office:value-type="float" office:value="5.72659908884532" calcext:value-type="float">
            <text:p>5,73</text:p>
          </table:table-cell>
          <table:table-cell table:style-name="ce35" table:formula="of:=[.I65]/[.G65]" office:value-type="float" office:value="0.352482304478514" calcext:value-type="float">
            <text:p>0,35</text:p>
          </table:table-cell>
          <table:table-cell table:style-name="ce32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267553" calcext:value-type="float">
            <text:p>267553</text:p>
          </table:table-cell>
          <table:table-cell table:style-name="ce3" office:value-type="float" office:value="10923" calcext:value-type="float">
            <text:p>10923</text:p>
          </table:table-cell>
          <table:table-cell table:style-name="ce3" office:value-type="float" office:value="6152" calcext:value-type="float">
            <text:p>6152</text:p>
          </table:table-cell>
          <table:table-cell table:style-name="ce3" office:value-type="float" office:value="527898" calcext:value-type="float">
            <text:p>527898</text:p>
          </table:table-cell>
          <table:table-cell table:style-name="ce3" office:value-type="float" office:value="1379073" calcext:value-type="float">
            <text:p>1379073</text:p>
          </table:table-cell>
          <table:table-cell table:style-name="ce14" table:formula="of:=([.S65]+[.O65])/1000" office:value-type="float" office:value="1646.626" calcext:value-type="float">
            <text:p>1647</text:p>
          </table:table-cell>
          <table:table-cell table:style-name="ce14" table:formula="of:=([.Q65]+[.R65])/1000" office:value-type="float" office:value="534.05" calcext:value-type="float">
            <text:p>534</text:p>
          </table:table-cell>
          <table:table-cell table:style-name="ce14" table:formula="of:=[.$T$52]/[.$N65]" office:value-type="float" office:value="465.450307692308" calcext:value-type="float">
            <text:p>465</text:p>
          </table:table-cell>
          <table:table-cell table:style-name="ce24" table:formula="of:=[.$T$52]/[.T65]" office:value-type="float" office:value="3.67469844396967" calcext:value-type="float">
            <text:p>3,67</text:p>
          </table:table-cell>
          <table:table-cell table:style-name="ce24" table:formula="of:=[.$T$53]/[.T65]" office:value-type="float" office:value="3.68922754772486" calcext:value-type="float">
            <text:p>3,69</text:p>
          </table:table-cell>
          <table:table-cell table:style-name="ce35" table:formula="of:=[.V65]/[.T65]" office:value-type="float" office:value="0.28266911107459" calcext:value-type="float">
            <text:p>0,28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314222" calcext:value-type="float">
            <text:p>314222</text:p>
          </table:table-cell>
          <table:table-cell table:style-name="ce3" office:value-type="float" office:value="8961" calcext:value-type="float">
            <text:p>8961</text:p>
          </table:table-cell>
          <table:table-cell table:style-name="ce3" office:value-type="float" office:value="4606" calcext:value-type="float">
            <text:p>4606</text:p>
          </table:table-cell>
          <table:table-cell table:style-name="ce3" office:value-type="float" office:value="411413" calcext:value-type="float">
            <text:p>411413</text:p>
          </table:table-cell>
          <table:table-cell table:style-name="ce3" office:value-type="float" office:value="1255010" calcext:value-type="float">
            <text:p>1255010</text:p>
          </table:table-cell>
          <table:table-cell table:style-name="ce14" table:formula="of:=([.F66]+[.B66])/1000" office:value-type="float" office:value="1569.232" calcext:value-type="float">
            <text:p>1569</text:p>
          </table:table-cell>
          <table:table-cell table:style-name="ce14" table:formula="of:=([.D66]+[.E66])/1000" office:value-type="float" office:value="416.019" calcext:value-type="float">
            <text:p>416</text:p>
          </table:table-cell>
          <table:table-cell table:style-name="ce14" table:formula="of:=[.$G$52]/[.$A66]" office:value-type="float" office:value="528.412642857143" calcext:value-type="float">
            <text:p>528</text:p>
          </table:table-cell>
          <table:table-cell table:style-name="ce24" table:formula="of:=[.$G$52]/[.G66]" office:value-type="float" office:value="4.71426595939925" calcext:value-type="float">
            <text:p>4,71</text:p>
          </table:table-cell>
          <table:table-cell table:style-name="ce24" table:formula="of:=[.$G$53]/[.G66]" office:value-type="float" office:value="5.89155841838555" calcext:value-type="float">
            <text:p>5,89</text:p>
          </table:table-cell>
          <table:table-cell table:style-name="ce35" table:formula="of:=[.I66]/[.G66]" office:value-type="float" office:value="0.336733282814232" calcext:value-type="float">
            <text:p>0,34</text:p>
          </table:table-cell>
          <table:table-cell table:style-name="ce32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7524" calcext:value-type="float">
            <text:p>267524</text:p>
          </table:table-cell>
          <table:table-cell table:style-name="ce3" office:value-type="float" office:value="10825" calcext:value-type="float">
            <text:p>10825</text:p>
          </table:table-cell>
          <table:table-cell table:style-name="ce3" office:value-type="float" office:value="5795" calcext:value-type="float">
            <text:p>5795</text:p>
          </table:table-cell>
          <table:table-cell table:style-name="ce3" office:value-type="float" office:value="558597" calcext:value-type="float">
            <text:p>558597</text:p>
          </table:table-cell>
          <table:table-cell table:style-name="ce3" office:value-type="float" office:value="1331136" calcext:value-type="float">
            <text:p>1331136</text:p>
          </table:table-cell>
          <table:table-cell table:style-name="ce14" table:formula="of:=([.S66]+[.O66])/1000" office:value-type="float" office:value="1598.66" calcext:value-type="float">
            <text:p>1599</text:p>
          </table:table-cell>
          <table:table-cell table:style-name="ce14" table:formula="of:=([.Q66]+[.R66])/1000" office:value-type="float" office:value="564.392" calcext:value-type="float">
            <text:p>564</text:p>
          </table:table-cell>
          <table:table-cell table:style-name="ce14" table:formula="of:=[.$T$52]/[.$N66]" office:value-type="float" office:value="432.203857142857" calcext:value-type="float">
            <text:p>432</text:p>
          </table:table-cell>
          <table:table-cell table:style-name="ce24" table:formula="of:=[.$T$52]/[.T66]" office:value-type="float" office:value="3.78495364868077" calcext:value-type="float">
            <text:p>3,78</text:p>
          </table:table-cell>
          <table:table-cell table:style-name="ce24" table:formula="of:=[.$T$53]/[.T66]" office:value-type="float" office:value="3.79991868189609" calcext:value-type="float">
            <text:p>3,80</text:p>
          </table:table-cell>
          <table:table-cell table:style-name="ce35" table:formula="of:=[.V66]/[.T66]" office:value-type="float" office:value="0.270353832048626" calcext:value-type="float">
            <text:p>0,27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float" office:value="289883" calcext:value-type="float">
            <text:p>289883</text:p>
          </table:table-cell>
          <table:table-cell table:style-name="ce3" office:value-type="float" office:value="8379" calcext:value-type="float">
            <text:p>8379</text:p>
          </table:table-cell>
          <table:table-cell table:style-name="ce3" office:value-type="float" office:value="9030" calcext:value-type="float">
            <text:p>9030</text:p>
          </table:table-cell>
          <table:table-cell table:style-name="ce3" office:value-type="float" office:value="430798" calcext:value-type="float">
            <text:p>430798</text:p>
          </table:table-cell>
          <table:table-cell table:style-name="ce3" office:value-type="float" office:value="1131903" calcext:value-type="float">
            <text:p>1131903</text:p>
          </table:table-cell>
          <table:table-cell table:style-name="ce14" table:formula="of:=([.F67]+[.B67])/1000" office:value-type="float" office:value="1421.786" calcext:value-type="float">
            <text:p>1422</text:p>
          </table:table-cell>
          <table:table-cell table:style-name="ce14" table:formula="of:=([.D67]+[.E67])/1000" office:value-type="float" office:value="439.828" calcext:value-type="float">
            <text:p>440</text:p>
          </table:table-cell>
          <table:table-cell table:style-name="ce14" table:formula="of:=[.$G$52]/[.$A67]" office:value-type="float" office:value="493.185133333333" calcext:value-type="float">
            <text:p>493</text:p>
          </table:table-cell>
          <table:table-cell table:style-name="ce24" table:formula="of:=[.$G$52]/[.G67]" office:value-type="float" office:value="5.20315785919963" calcext:value-type="float">
            <text:p>5,20</text:p>
          </table:table-cell>
          <table:table-cell table:style-name="ce24" table:formula="of:=[.$G$53]/[.G67]" office:value-type="float" office:value="6.5025411700495" calcext:value-type="float">
            <text:p>6,50</text:p>
          </table:table-cell>
          <table:table-cell table:style-name="ce35" table:formula="of:=[.I67]/[.G67]" office:value-type="float" office:value="0.346877190613308" calcext:value-type="float">
            <text:p>0,35</text:p>
          </table:table-cell>
          <table:table-cell table:style-name="ce32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67273" calcext:value-type="float">
            <text:p>267273</text:p>
          </table:table-cell>
          <table:table-cell table:style-name="ce3" office:value-type="float" office:value="10046" calcext:value-type="float">
            <text:p>10046</text:p>
          </table:table-cell>
          <table:table-cell table:style-name="ce3" office:value-type="float" office:value="5520" calcext:value-type="float">
            <text:p>5520</text:p>
          </table:table-cell>
          <table:table-cell table:style-name="ce3" office:value-type="float" office:value="716449" calcext:value-type="float">
            <text:p>716449</text:p>
          </table:table-cell>
          <table:table-cell table:style-name="ce3" office:value-type="float" office:value="1375321" calcext:value-type="float">
            <text:p>1375321</text:p>
          </table:table-cell>
          <table:table-cell table:style-name="ce14" table:formula="of:=([.S67]+[.O67])/1000" office:value-type="float" office:value="1642.594" calcext:value-type="float">
            <text:p>1643</text:p>
          </table:table-cell>
          <table:table-cell table:style-name="ce14" table:formula="of:=([.Q67]+[.R67])/1000" office:value-type="float" office:value="721.969" calcext:value-type="float">
            <text:p>722</text:p>
          </table:table-cell>
          <table:table-cell table:style-name="ce14" table:formula="of:=[.$T$52]/[.$N67]" office:value-type="float" office:value="403.390266666667" calcext:value-type="float">
            <text:p>403</text:p>
          </table:table-cell>
          <table:table-cell table:style-name="ce24" table:formula="of:=[.$T$52]/[.T67]" office:value-type="float" office:value="3.68371855735501" calcext:value-type="float">
            <text:p>3,68</text:p>
          </table:table-cell>
          <table:table-cell table:style-name="ce24" table:formula="of:=[.$T$53]/[.T67]" office:value-type="float" office:value="3.69828332503345" calcext:value-type="float">
            <text:p>3,70</text:p>
          </table:table-cell>
          <table:table-cell table:style-name="ce35" table:formula="of:=[.V67]/[.T67]" office:value-type="float" office:value="0.245581237157001" calcext:value-type="float">
            <text:p>0,25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266222" calcext:value-type="float">
            <text:p>266222</text:p>
          </table:table-cell>
          <table:table-cell table:style-name="ce3" office:value-type="float" office:value="7909" calcext:value-type="float">
            <text:p>7909</text:p>
          </table:table-cell>
          <table:table-cell table:style-name="ce3" office:value-type="float" office:value="18401" calcext:value-type="float">
            <text:p>18401</text:p>
          </table:table-cell>
          <table:table-cell table:style-name="ce3" office:value-type="float" office:value="667356" calcext:value-type="float">
            <text:p>667356</text:p>
          </table:table-cell>
          <table:table-cell table:style-name="ce3" office:value-type="float" office:value="1322462" calcext:value-type="float">
            <text:p>1322462</text:p>
          </table:table-cell>
          <table:table-cell table:style-name="ce14" table:formula="of:=([.F68]+[.B68])/1000" office:value-type="float" office:value="1588.684" calcext:value-type="float">
            <text:p>1589</text:p>
          </table:table-cell>
          <table:table-cell table:style-name="ce14" table:formula="of:=([.D68]+[.E68])/1000" office:value-type="float" office:value="685.757" calcext:value-type="float">
            <text:p>686</text:p>
          </table:table-cell>
          <table:table-cell table:style-name="ce14" table:formula="of:=[.$G$52]/[.$A68]" office:value-type="float" office:value="462.3610625" calcext:value-type="float">
            <text:p>462</text:p>
          </table:table-cell>
          <table:table-cell table:style-name="ce24" table:formula="of:=[.$G$52]/[.G68]" office:value-type="float" office:value="4.65654403267107" calcext:value-type="float">
            <text:p>4,66</text:p>
          </table:table-cell>
          <table:table-cell table:style-name="ce24" table:formula="of:=[.$G$53]/[.G68]" office:value-type="float" office:value="5.819421609332" calcext:value-type="float">
            <text:p>5,82</text:p>
          </table:table-cell>
          <table:table-cell table:style-name="ce35" table:formula="of:=[.I68]/[.G68]" office:value-type="float" office:value="0.291034002041942" calcext:value-type="float">
            <text:p>0,29</text:p>
          </table:table-cell>
          <table:table-cell table:style-name="ce32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77793" calcext:value-type="float">
            <text:p>277793</text:p>
          </table:table-cell>
          <table:table-cell table:style-name="ce3" office:value-type="float" office:value="9879" calcext:value-type="float">
            <text:p>9879</text:p>
          </table:table-cell>
          <table:table-cell table:style-name="ce3" office:value-type="float" office:value="6522" calcext:value-type="float">
            <text:p>6522</text:p>
          </table:table-cell>
          <table:table-cell table:style-name="ce3" office:value-type="float" office:value="1490112" calcext:value-type="float">
            <text:p>1490112</text:p>
          </table:table-cell>
          <table:table-cell table:style-name="ce3" office:value-type="float" office:value="2125480" calcext:value-type="float">
            <text:p>2125480</text:p>
          </table:table-cell>
          <table:table-cell table:style-name="ce14" table:formula="of:=([.S68]+[.O68])/1000" office:value-type="float" office:value="2403.273" calcext:value-type="float">
            <text:p>2403</text:p>
          </table:table-cell>
          <table:table-cell table:style-name="ce14" table:formula="of:=([.Q68]+[.R68])/1000" office:value-type="float" office:value="1496.634" calcext:value-type="float">
            <text:p>1497</text:p>
          </table:table-cell>
          <table:table-cell table:style-name="ce14" table:formula="of:=[.$T$52]/[.$N68]" office:value-type="float" office:value="378.178375" calcext:value-type="float">
            <text:p>378</text:p>
          </table:table-cell>
          <table:table-cell table:style-name="ce24" table:formula="of:=[.$T$52]/[.T68]" office:value-type="float" office:value="2.51775557749785" calcext:value-type="float">
            <text:p>2,52</text:p>
          </table:table-cell>
          <table:table-cell table:style-name="ce24" table:formula="of:=[.$T$53]/[.T68]" office:value-type="float" office:value="2.5277103350306" calcext:value-type="float">
            <text:p>2,53</text:p>
          </table:table-cell>
          <table:table-cell table:style-name="ce35" table:formula="of:=[.V68]/[.T68]" office:value-type="float" office:value="0.157359723593616" calcext:value-type="float">
            <text:p>0,16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NUM</text:p>
            <text:p>THREADS</text:p>
          </table:table-cell>
          <table:table-cell table:style-name="ce11" office:value-type="string" calcext:value-type="string" table:number-columns-spanned="6" table:number-rows-spanned="1">
            <text:p>XEON PHI</text:p>
          </table:table-cell>
          <table:covered-table-cell table:number-columns-repeated="5" table:style-name="ce12"/>
          <table:table-cell table:style-name="ce20" office:value-type="string" calcext:value-type="string" table:number-columns-spanned="3" table:number-rows-spanned="1">
            <text:p>RATIO WITH HOST : </text:p>
          </table:table-cell>
          <table:covered-table-cell table:style-name="ce20"/>
          <table:covered-table-cell table:style-name="ce26"/>
          <table:table-cell table:style-name="ce31" table:formula="of:=[.F71]/[.F52]" office:value-type="float" office:value="2.60186704835074" calcext:value-type="float" table:number-columns-spanned="2" table:number-rows-spanned="1">
            <text:p>2,6</text:p>
          </table:table-cell>
          <table:covered-table-cell table:style-name="ce20"/>
          <table:table-cell table:style-name="ce32"/>
          <table:table-cell table:style-name="ce2" office:value-type="string" calcext:value-type="string" table:number-columns-spanned="1" table:number-rows-spanned="2">
            <text:p>NUM</text:p>
            <text:p>THREADS</text:p>
          </table:table-cell>
          <table:table-cell table:style-name="ce11" office:value-type="string" calcext:value-type="string" table:number-columns-spanned="6" table:number-rows-spanned="1">
            <text:p>XEON PHI</text:p>
          </table:table-cell>
          <table:covered-table-cell table:number-columns-repeated="5" table:style-name="ce12"/>
          <table:table-cell table:style-name="ce20" office:value-type="string" calcext:value-type="string" table:number-columns-spanned="3" table:number-rows-spanned="1">
            <text:p>RATIO WITH HOST : </text:p>
          </table:table-cell>
          <table:covered-table-cell table:style-name="ce20"/>
          <table:covered-table-cell table:style-name="ce26"/>
          <table:table-cell table:style-name="ce31" table:formula="of:=[.S71]/[.S52]" office:value-type="float" office:value="3.21856145217528" calcext:value-type="float" table:number-columns-spanned="2" table:number-rows-spanned="1">
            <text:p>3,2</text:p>
          </table:table-cell>
          <table:covered-table-cell table:style-name="ce20"/>
        </table:table-row>
        <table:table-row table:style-name="ro2">
          <table:covered-table-cell table:style-name="ce2"/>
          <table:table-cell table:style-name="ce2" office:value-type="string" calcext:value-type="string">
            <text:p>INIT</text:p>
            <text:p>PHASE</text:p>
          </table:table-cell>
          <table:table-cell table:style-name="ce2" office:value-type="string" calcext:value-type="string">
            <text:p>COPY</text:p>
            <text:p>BORDER</text:p>
          </table:table-cell>
          <table:table-cell table:style-name="ce2" office:value-type="string" calcext:value-type="string">
            <text:p>CREATING</text:p>
            <text:p>THREADS</text:p>
          </table:table-cell>
          <table:table-cell table:style-name="ce2" office:value-type="string" calcext:value-type="string">
            <text:p>BARRIER</text:p>
            <text:p>PHASE</text:p>
          </table:table-cell>
          <table:table-cell table:style-name="ce2" office:value-type="string" calcext:value-type="string">
            <text:p>COMPLETE</text:p>
            <text:p>GOL</text:p>
          </table:table-cell>
          <table:table-cell table:style-name="ce2" office:value-type="string" calcext:value-type="string">
            <text:p>Completion</text:p>
            <text:p>Time (ms)</text:p>
          </table:table-cell>
          <table:table-cell table:style-name="ce19" office:value-type="string" calcext:value-type="string">
            <text:p>Overhead</text:p>
            <text:p>(ms)</text:p>
          </table:table-cell>
          <table:table-cell table:style-name="ce2" office:value-type="string" calcext:value-type="string">
            <text:p>Ideal Time</text:p>
            <text:p>(ms)</text:p>
          </table:table-cell>
          <table:table-cell table:style-name="ce22" office:value-type="string" calcext:value-type="string">
            <text:p>Speedup</text:p>
          </table:table-cell>
          <table:table-cell table:style-name="ce30" office:value-type="string" calcext:value-type="string">
            <text:p>Scalability</text:p>
          </table:table-cell>
          <table:table-cell table:style-name="ce2" office:value-type="string" calcext:value-type="string">
            <text:p>Efficiency</text:p>
          </table:table-cell>
          <table:table-cell table:style-name="ce32"/>
          <table:covered-table-cell table:style-name="ce2"/>
          <table:table-cell table:style-name="ce2" office:value-type="string" calcext:value-type="string">
            <text:p>INIT</text:p>
            <text:p>PHASE</text:p>
          </table:table-cell>
          <table:table-cell table:style-name="ce2" office:value-type="string" calcext:value-type="string">
            <text:p>COPY</text:p>
            <text:p>BORDER</text:p>
          </table:table-cell>
          <table:table-cell table:style-name="ce2" office:value-type="string" calcext:value-type="string">
            <text:p>CREATING</text:p>
            <text:p>THREADS</text:p>
          </table:table-cell>
          <table:table-cell table:style-name="ce2" office:value-type="string" calcext:value-type="string">
            <text:p>BARRIER</text:p>
            <text:p>PHASE</text:p>
          </table:table-cell>
          <table:table-cell table:style-name="ce2" office:value-type="string" calcext:value-type="string">
            <text:p>COMPLETE</text:p>
            <text:p>GOL</text:p>
          </table:table-cell>
          <table:table-cell table:style-name="ce2" office:value-type="string" calcext:value-type="string">
            <text:p>Completion</text:p>
            <text:p>Time (ms)</text:p>
          </table:table-cell>
          <table:table-cell table:style-name="ce19" office:value-type="string" calcext:value-type="string">
            <text:p>Overhead</text:p>
            <text:p>(ms)</text:p>
          </table:table-cell>
          <table:table-cell table:style-name="ce2" office:value-type="string" calcext:value-type="string">
            <text:p>Ideal Time</text:p>
            <text:p>(ms)</text:p>
          </table:table-cell>
          <table:table-cell table:style-name="ce22" office:value-type="string" calcext:value-type="string">
            <text:p>Speedup</text:p>
          </table:table-cell>
          <table:table-cell table:style-name="ce30" office:value-type="string" calcext:value-type="string">
            <text:p>Scalability</text:p>
          </table:table-cell>
          <table:table-cell table:style-name="ce2" office:value-type="string" calcext:value-type="string">
            <text:p>Efficiency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2244143" calcext:value-type="float">
            <text:p>2244143</text:p>
          </table:table-cell>
          <table:table-cell table:style-name="ce3" office:value-type="float" office:value="199047" calcext:value-type="float">
            <text:p>19904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7650988" calcext:value-type="float">
            <text:p>17650988</text:p>
          </table:table-cell>
          <table:table-cell table:style-name="ce16" table:formula="of:=([.F71]+[.B71])/1000" office:value-type="float" office:value="19895.131" calcext:value-type="float">
            <text:p>19895</text:p>
          </table:table-cell>
          <table:table-cell table:style-name="ce16"/>
          <table:table-cell table:style-name="ce3"/>
          <table:table-cell table:style-name="ce23" table:number-columns-repeated="2"/>
          <table:table-cell table:style-name="ce6"/>
          <table:table-cell table:style-name="ce32"/>
          <table:table-cell table:style-name="ce3" office:value-type="float" office:value="0" calcext:value-type="float">
            <text:p>0</text:p>
          </table:table-cell>
          <table:table-cell table:style-name="ce3" office:value-type="float" office:value="2244079" calcext:value-type="float">
            <text:p>2244079</text:p>
          </table:table-cell>
          <table:table-cell table:style-name="ce3" office:value-type="float" office:value="199083" calcext:value-type="float">
            <text:p>19908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7652255" calcext:value-type="float">
            <text:p>17652255</text:p>
          </table:table-cell>
          <table:table-cell table:style-name="ce16" table:formula="of:=([.S71]+[.O71])/1000" office:value-type="float" office:value="19896.334" calcext:value-type="float">
            <text:p>19896</text:p>
          </table:table-cell>
          <table:table-cell table:style-name="ce16"/>
          <table:table-cell table:style-name="ce3"/>
          <table:table-cell table:style-name="ce23" table:number-columns-repeated="2"/>
          <table:table-cell table:style-name="ce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244216" calcext:value-type="float">
            <text:p>2244216</text:p>
          </table:table-cell>
          <table:table-cell table:style-name="ce3" office:value-type="float" office:value="204394" calcext:value-type="float">
            <text:p>204394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17547402" calcext:value-type="float">
            <text:p>17547402</text:p>
          </table:table-cell>
          <table:table-cell table:style-name="ce3" office:value-type="float" office:value="17754332" calcext:value-type="float">
            <text:p>17754332</text:p>
          </table:table-cell>
          <table:table-cell table:style-name="ce16" table:formula="of:=([.F72]+[.B72])/1000" office:value-type="float" office:value="19998.548" calcext:value-type="float">
            <text:p>19999</text:p>
          </table:table-cell>
          <table:table-cell table:style-name="ce16" table:formula="of:=([.D72]+[.E72])/1000" office:value-type="float" office:value="17547.988" calcext:value-type="float">
            <text:p>17548</text:p>
          </table:table-cell>
          <table:table-cell table:style-name="ce16" table:formula="of:=[.$G$71]/[.$A72]" office:value-type="float" office:value="19895.131" calcext:value-type="float">
            <text:p>19895</text:p>
          </table:table-cell>
          <table:table-cell table:style-name="ce24" table:formula="of:=[.$G$71]/[.G72]" office:value-type="float" office:value="0.994828774569034" calcext:value-type="float">
            <text:p>0,99</text:p>
          </table:table-cell>
          <table:table-cell table:style-name="ce24" table:formula="of:=[.$G$72]/[.G72]" office:value-type="float" office:value="1" calcext:value-type="float">
            <text:p>1,00</text:p>
          </table:table-cell>
          <table:table-cell table:style-name="ce37" table:formula="of:=[.I72]/[.G72]" office:value-type="float" office:value="0.994828774569034" calcext:value-type="float">
            <text:p>0,99</text:p>
          </table:table-cell>
          <table:table-cell table:style-name="ce3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244185" calcext:value-type="float">
            <text:p>2244185</text:p>
          </table:table-cell>
          <table:table-cell table:style-name="ce3" office:value-type="float" office:value="204800" calcext:value-type="float">
            <text:p>204800</text:p>
          </table:table-cell>
          <table:table-cell table:style-name="ce3" office:value-type="float" office:value="1139" calcext:value-type="float">
            <text:p>1139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7675313" calcext:value-type="float">
            <text:p>17675313</text:p>
          </table:table-cell>
          <table:table-cell table:style-name="ce16" table:formula="of:=([.S72]+[.O72])/1000" office:value-type="float" office:value="19919.498" calcext:value-type="float">
            <text:p>19919</text:p>
          </table:table-cell>
          <table:table-cell table:style-name="ce16" table:formula="of:=([.Q72]+[.R72])/1000" office:value-type="float" office:value="1.61" calcext:value-type="float">
            <text:p>2</text:p>
          </table:table-cell>
          <table:table-cell table:style-name="ce16" table:formula="of:=[.$T$71]/[.$N72]" office:value-type="float" office:value="19896.334" calcext:value-type="float">
            <text:p>19896</text:p>
          </table:table-cell>
          <table:table-cell table:style-name="ce24" table:formula="of:=[.$T$71]/[.T72]" office:value-type="float" office:value="0.99883711928885" calcext:value-type="float">
            <text:p>1,00</text:p>
          </table:table-cell>
          <table:table-cell table:style-name="ce24" table:formula="of:=[.$T$72]/[.T72]" office:value-type="float" office:value="1" calcext:value-type="float">
            <text:p>1,00</text:p>
          </table:table-cell>
          <table:table-cell table:style-name="ce37" table:formula="of:=[.V72]/[.T72]" office:value-type="float" office:value="0.99883711928885" calcext:value-type="float">
            <text:p>1,00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47083" calcext:value-type="float">
            <text:p>2247083</text:p>
          </table:table-cell>
          <table:table-cell table:style-name="ce3" office:value-type="float" office:value="225118" calcext:value-type="float">
            <text:p>225118</text:p>
          </table:table-cell>
          <table:table-cell table:style-name="ce3" office:value-type="float" office:value="11537" calcext:value-type="float">
            <text:p>11537</text:p>
          </table:table-cell>
          <table:table-cell table:style-name="ce3" office:value-type="float" office:value="1974986" calcext:value-type="float">
            <text:p>1974986</text:p>
          </table:table-cell>
          <table:table-cell table:style-name="ce3" office:value-type="float" office:value="3935097" calcext:value-type="float">
            <text:p>3935097</text:p>
          </table:table-cell>
          <table:table-cell table:style-name="ce16" table:formula="of:=([.F73]+[.B73])/1000" office:value-type="float" office:value="6182.18" calcext:value-type="float">
            <text:p>6182</text:p>
          </table:table-cell>
          <table:table-cell table:style-name="ce16" table:formula="of:=([.D73]+[.E73])/1000" office:value-type="float" office:value="1986.523" calcext:value-type="float">
            <text:p>1987</text:p>
          </table:table-cell>
          <table:table-cell table:style-name="ce16" table:formula="of:=[.$G$71]/[.$A73]" office:value-type="float" office:value="1989.5131" calcext:value-type="float">
            <text:p>1990</text:p>
          </table:table-cell>
          <table:table-cell table:style-name="ce24" table:formula="of:=[.$G$71]/[.G73]" office:value-type="float" office:value="3.21814165876762" calcext:value-type="float">
            <text:p>3,22</text:p>
          </table:table-cell>
          <table:table-cell table:style-name="ce24" table:formula="of:=[.$G$72]/[.G73]" office:value-type="float" office:value="3.23486990026172" calcext:value-type="float">
            <text:p>3,23</text:p>
          </table:table-cell>
          <table:table-cell table:style-name="ce37" table:formula="of:=[.I73]/[.G73]" office:value-type="float" office:value="0.321814165876762" calcext:value-type="float">
            <text:p>0,32</text:p>
          </table:table-cell>
          <table:table-cell table:style-name="ce3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407432" calcext:value-type="float">
            <text:p>3407432</text:p>
          </table:table-cell>
          <table:table-cell table:style-name="ce3" office:value-type="float" office:value="228743" calcext:value-type="float">
            <text:p>228743</text:p>
          </table:table-cell>
          <table:table-cell table:style-name="ce3" office:value-type="float" office:value="4123" calcext:value-type="float">
            <text:p>4123</text:p>
          </table:table-cell>
          <table:table-cell table:style-name="ce3" office:value-type="float" office:value="1330950" calcext:value-type="float">
            <text:p>1330950</text:p>
          </table:table-cell>
          <table:table-cell table:style-name="ce3" office:value-type="float" office:value="2815373" calcext:value-type="float">
            <text:p>2815373</text:p>
          </table:table-cell>
          <table:table-cell table:style-name="ce16" table:formula="of:=([.S73]+[.O73])/1000" office:value-type="float" office:value="6222.805" calcext:value-type="float">
            <text:p>6223</text:p>
          </table:table-cell>
          <table:table-cell table:style-name="ce16" table:formula="of:=([.Q73]+[.R73])/1000" office:value-type="float" office:value="1335.073" calcext:value-type="float">
            <text:p>1335</text:p>
          </table:table-cell>
          <table:table-cell table:style-name="ce16" table:formula="of:=[.$T$71]/[.$N73]" office:value-type="float" office:value="1989.6334" calcext:value-type="float">
            <text:p>1990</text:p>
          </table:table-cell>
          <table:table-cell table:style-name="ce24" table:formula="of:=[.$T$71]/[.T73]" office:value-type="float" office:value="3.1973256433393" calcext:value-type="float">
            <text:p>3,20</text:p>
          </table:table-cell>
          <table:table-cell table:style-name="ce24" table:formula="of:=[.$T$72]/[.T73]" office:value-type="float" office:value="3.20104808040747" calcext:value-type="float">
            <text:p>3,20</text:p>
          </table:table-cell>
          <table:table-cell table:style-name="ce37" table:formula="of:=[.V73]/[.T73]" office:value-type="float" office:value="0.31973256433393" calcext:value-type="float">
            <text:p>0,32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47138" calcext:value-type="float">
            <text:p>2247138</text:p>
          </table:table-cell>
          <table:table-cell table:style-name="ce3" office:value-type="float" office:value="231691" calcext:value-type="float">
            <text:p>231691</text:p>
          </table:table-cell>
          <table:table-cell table:style-name="ce3" office:value-type="float" office:value="25852" calcext:value-type="float">
            <text:p>25852</text:p>
          </table:table-cell>
          <table:table-cell table:style-name="ce3" office:value-type="float" office:value="68057" calcext:value-type="float">
            <text:p>68057</text:p>
          </table:table-cell>
          <table:table-cell table:style-name="ce3" office:value-type="float" office:value="1195194" calcext:value-type="float">
            <text:p>1195194</text:p>
          </table:table-cell>
          <table:table-cell table:style-name="ce16" table:formula="of:=([.F74]+[.B74])/1000" office:value-type="float" office:value="3442.332" calcext:value-type="float">
            <text:p>3442</text:p>
          </table:table-cell>
          <table:table-cell table:style-name="ce16" table:formula="of:=([.D74]+[.E74])/1000" office:value-type="float" office:value="93.909" calcext:value-type="float">
            <text:p>94</text:p>
          </table:table-cell>
          <table:table-cell table:style-name="ce16" table:formula="of:=[.$G$71]/[.$A74]" office:value-type="float" office:value="994.75655" calcext:value-type="float">
            <text:p>995</text:p>
          </table:table-cell>
          <table:table-cell table:style-name="ce24" table:formula="of:=[.$G$71]/[.G74]" office:value-type="float" office:value="5.77955031647151" calcext:value-type="float">
            <text:p>5,78</text:p>
          </table:table-cell>
          <table:table-cell table:style-name="ce24" table:formula="of:=[.$G$72]/[.G74]" office:value-type="float" office:value="5.8095930317006" calcext:value-type="float">
            <text:p>5,81</text:p>
          </table:table-cell>
          <table:table-cell table:style-name="ce37" table:formula="of:=[.I74]/[.G74]" office:value-type="float" office:value="0.288977515823575" calcext:value-type="float">
            <text:p>0,29</text:p>
          </table:table-cell>
          <table:table-cell table:style-name="ce32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3502727" calcext:value-type="float">
            <text:p>3502727</text:p>
          </table:table-cell>
          <table:table-cell table:style-name="ce3" office:value-type="float" office:value="232271" calcext:value-type="float">
            <text:p>232271</text:p>
          </table:table-cell>
          <table:table-cell table:style-name="ce3" office:value-type="float" office:value="8402" calcext:value-type="float">
            <text:p>8402</text:p>
          </table:table-cell>
          <table:table-cell table:style-name="ce3" office:value-type="float" office:value="561063" calcext:value-type="float">
            <text:p>561063</text:p>
          </table:table-cell>
          <table:table-cell table:style-name="ce3" office:value-type="float" office:value="1389419" calcext:value-type="float">
            <text:p>1389419</text:p>
          </table:table-cell>
          <table:table-cell table:style-name="ce16" table:formula="of:=([.S74]+[.O74])/1000" office:value-type="float" office:value="4892.146" calcext:value-type="float">
            <text:p>4892</text:p>
          </table:table-cell>
          <table:table-cell table:style-name="ce16" table:formula="of:=([.Q74]+[.R74])/1000" office:value-type="float" office:value="569.465" calcext:value-type="float">
            <text:p>569</text:p>
          </table:table-cell>
          <table:table-cell table:style-name="ce16" table:formula="of:=[.$T$71]/[.$N74]" office:value-type="float" office:value="994.8167" calcext:value-type="float">
            <text:p>995</text:p>
          </table:table-cell>
          <table:table-cell table:style-name="ce24" table:formula="of:=[.$T$71]/[.T74]" office:value-type="float" office:value="4.0669951387387" calcext:value-type="float">
            <text:p>4,07</text:p>
          </table:table-cell>
          <table:table-cell table:style-name="ce24" table:formula="of:=[.$T$72]/[.T74]" office:value-type="float" office:value="4.07173007510406" calcext:value-type="float">
            <text:p>4,07</text:p>
          </table:table-cell>
          <table:table-cell table:style-name="ce37" table:formula="of:=[.V74]/[.T74]" office:value-type="float" office:value="0.203349756936935" calcext:value-type="float">
            <text:p>0,20</text:p>
          </table:table-cell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float" office:value="2246187" calcext:value-type="float">
            <text:p>2246187</text:p>
          </table:table-cell>
          <table:table-cell table:style-name="ce3" office:value-type="float" office:value="240135" calcext:value-type="float">
            <text:p>240135</text:p>
          </table:table-cell>
          <table:table-cell table:style-name="ce3" office:value-type="float" office:value="39969" calcext:value-type="float">
            <text:p>39969</text:p>
          </table:table-cell>
          <table:table-cell table:style-name="ce3" office:value-type="float" office:value="70301" calcext:value-type="float">
            <text:p>70301</text:p>
          </table:table-cell>
          <table:table-cell table:style-name="ce3" office:value-type="float" office:value="1041229" calcext:value-type="float">
            <text:p>1041229</text:p>
          </table:table-cell>
          <table:table-cell table:style-name="ce16" table:formula="of:=([.F75]+[.B75])/1000" office:value-type="float" office:value="3287.416" calcext:value-type="float">
            <text:p>3287</text:p>
          </table:table-cell>
          <table:table-cell table:style-name="ce16" table:formula="of:=([.D75]+[.E75])/1000" office:value-type="float" office:value="110.27" calcext:value-type="float">
            <text:p>110</text:p>
          </table:table-cell>
          <table:table-cell table:style-name="ce16" table:formula="of:=[.$G$71]/[.$A75]" office:value-type="float" office:value="663.171033333333" calcext:value-type="float">
            <text:p>663</text:p>
          </table:table-cell>
          <table:table-cell table:style-name="ce24" table:formula="of:=[.$G$71]/[.G75]" office:value-type="float" office:value="6.05190550876433" calcext:value-type="float">
            <text:p>6,05</text:p>
          </table:table-cell>
          <table:table-cell table:style-name="ce24" table:formula="of:=[.$G$72]/[.G75]" office:value-type="float" office:value="6.08336395515505" calcext:value-type="float">
            <text:p>6,08</text:p>
          </table:table-cell>
          <table:table-cell table:style-name="ce37" table:formula="of:=[.I75]/[.G75]" office:value-type="float" office:value="0.201730183625478" calcext:value-type="float">
            <text:p>0,20</text:p>
          </table:table-cell>
          <table:table-cell table:style-name="ce32"/>
          <table:table-cell table:style-name="ce3" office:value-type="float" office:value="30" calcext:value-type="float">
            <text:p>30</text:p>
          </table:table-cell>
          <table:table-cell table:style-name="ce3" office:value-type="float" office:value="2244483" calcext:value-type="float">
            <text:p>2244483</text:p>
          </table:table-cell>
          <table:table-cell table:style-name="ce3" office:value-type="float" office:value="231038" calcext:value-type="float">
            <text:p>231038</text:p>
          </table:table-cell>
          <table:table-cell table:style-name="ce3" office:value-type="float" office:value="10232" calcext:value-type="float">
            <text:p>10232</text:p>
          </table:table-cell>
          <table:table-cell table:style-name="ce3" office:value-type="float" office:value="313741" calcext:value-type="float">
            <text:p>313741</text:p>
          </table:table-cell>
          <table:table-cell table:style-name="ce3" office:value-type="float" office:value="728882" calcext:value-type="float">
            <text:p>728882</text:p>
          </table:table-cell>
          <table:table-cell table:style-name="ce16" table:formula="of:=([.S75]+[.O75])/1000" office:value-type="float" office:value="2973.365" calcext:value-type="float">
            <text:p>2973</text:p>
          </table:table-cell>
          <table:table-cell table:style-name="ce16" table:formula="of:=([.Q75]+[.R75])/1000" office:value-type="float" office:value="323.973" calcext:value-type="float">
            <text:p>324</text:p>
          </table:table-cell>
          <table:table-cell table:style-name="ce16" table:formula="of:=[.$T$71]/[.$N75]" office:value-type="float" office:value="663.211133333333" calcext:value-type="float">
            <text:p>663</text:p>
          </table:table-cell>
          <table:table-cell table:style-name="ce24" table:formula="of:=[.$T$71]/[.T75]" office:value-type="float" office:value="6.69152088626859" calcext:value-type="float">
            <text:p>6,69</text:p>
          </table:table-cell>
          <table:table-cell table:style-name="ce24" table:formula="of:=[.$T$72]/[.T75]" office:value-type="float" office:value="6.69931138625766" calcext:value-type="float">
            <text:p>6,70</text:p>
          </table:table-cell>
          <table:table-cell table:style-name="ce37" table:formula="of:=[.V75]/[.T75]" office:value-type="float" office:value="0.223050696208953" calcext:value-type="float">
            <text:p>0,22</text:p>
          </table:table-cell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office:value-type="float" office:value="2247645" calcext:value-type="float">
            <text:p>2247645</text:p>
          </table:table-cell>
          <table:table-cell table:style-name="ce4" office:value-type="float" office:value="247412" calcext:value-type="float">
            <text:p>247412</text:p>
          </table:table-cell>
          <table:table-cell table:style-name="ce4" office:value-type="float" office:value="53660" calcext:value-type="float">
            <text:p>53660</text:p>
          </table:table-cell>
          <table:table-cell table:style-name="ce4" office:value-type="float" office:value="61865" calcext:value-type="float">
            <text:p>61865</text:p>
          </table:table-cell>
          <table:table-cell table:style-name="ce4" office:value-type="float" office:value="821098" calcext:value-type="float">
            <text:p>821098</text:p>
          </table:table-cell>
          <table:table-cell table:style-name="ce17" table:formula="of:=([.F76]+[.B76])/1000" office:value-type="float" office:value="3068.743" calcext:value-type="float">
            <text:p>3069</text:p>
          </table:table-cell>
          <table:table-cell table:style-name="ce17" table:formula="of:=([.D76]+[.E76])/1000" office:value-type="float" office:value="115.525" calcext:value-type="float">
            <text:p>116</text:p>
          </table:table-cell>
          <table:table-cell table:style-name="ce17" table:formula="of:=[.$G$71]/[.$A76]" office:value-type="float" office:value="497.378275" calcext:value-type="float">
            <text:p>497</text:p>
          </table:table-cell>
          <table:table-cell table:style-name="ce25" table:formula="of:=[.$G$71]/[.G76]" office:value-type="float" office:value="6.48315319986066" calcext:value-type="float">
            <text:p>6,48</text:p>
          </table:table-cell>
          <table:table-cell table:style-name="ce25" table:formula="of:=[.$G$72]/[.G76]" office:value-type="float" office:value="6.51685331746582" calcext:value-type="float">
            <text:p>6,52</text:p>
          </table:table-cell>
          <table:table-cell table:style-name="ce38" table:formula="of:=[.I76]/[.G76]" office:value-type="float" office:value="0.162078829996517" calcext:value-type="float">
            <text:p>0,16</text:p>
          </table:table-cell>
          <table:table-cell table:style-name="ce32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2247649" calcext:value-type="float">
            <text:p>2247649</text:p>
          </table:table-cell>
          <table:table-cell table:style-name="ce3" office:value-type="float" office:value="240820" calcext:value-type="float">
            <text:p>240820</text:p>
          </table:table-cell>
          <table:table-cell table:style-name="ce3" office:value-type="float" office:value="13588" calcext:value-type="float">
            <text:p>13588</text:p>
          </table:table-cell>
          <table:table-cell table:style-name="ce3" office:value-type="float" office:value="237586" calcext:value-type="float">
            <text:p>237586</text:p>
          </table:table-cell>
          <table:table-cell table:style-name="ce3" office:value-type="float" office:value="614538" calcext:value-type="float">
            <text:p>614538</text:p>
          </table:table-cell>
          <table:table-cell table:style-name="ce16" table:formula="of:=([.S76]+[.O76])/1000" office:value-type="float" office:value="2862.187" calcext:value-type="float">
            <text:p>2862</text:p>
          </table:table-cell>
          <table:table-cell table:style-name="ce16" table:formula="of:=([.Q76]+[.R76])/1000" office:value-type="float" office:value="251.174" calcext:value-type="float">
            <text:p>251</text:p>
          </table:table-cell>
          <table:table-cell table:style-name="ce16" table:formula="of:=[.$T$71]/[.$N76]" office:value-type="float" office:value="497.40835" calcext:value-type="float">
            <text:p>497</text:p>
          </table:table-cell>
          <table:table-cell table:style-name="ce24" table:formula="of:=[.$T$71]/[.T76]" office:value-type="float" office:value="6.95144447235628" calcext:value-type="float">
            <text:p>6,95</text:p>
          </table:table-cell>
          <table:table-cell table:style-name="ce24" table:formula="of:=[.$T$72]/[.T76]" office:value-type="float" office:value="6.95953758437167" calcext:value-type="float">
            <text:p>6,96</text:p>
          </table:table-cell>
          <table:table-cell table:style-name="ce37" table:formula="of:=[.V76]/[.T76]" office:value-type="float" office:value="0.173786111808907" calcext:value-type="float">
            <text:p>0,17</text:p>
          </table:table-cell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2244426" calcext:value-type="float">
            <text:p>2244426</text:p>
          </table:table-cell>
          <table:table-cell table:style-name="ce3" office:value-type="float" office:value="249644" calcext:value-type="float">
            <text:p>249644</text:p>
          </table:table-cell>
          <table:table-cell table:style-name="ce3" office:value-type="float" office:value="67634" calcext:value-type="float">
            <text:p>67634</text:p>
          </table:table-cell>
          <table:table-cell table:style-name="ce3" office:value-type="float" office:value="292718" calcext:value-type="float">
            <text:p>292718</text:p>
          </table:table-cell>
          <table:table-cell table:style-name="ce3" office:value-type="float" office:value="982628" calcext:value-type="float">
            <text:p>982628</text:p>
          </table:table-cell>
          <table:table-cell table:style-name="ce16" table:formula="of:=([.F77]+[.B77])/1000" office:value-type="float" office:value="3227.054" calcext:value-type="float">
            <text:p>3227</text:p>
          </table:table-cell>
          <table:table-cell table:style-name="ce16" table:formula="of:=([.D77]+[.E77])/1000" office:value-type="float" office:value="360.352" calcext:value-type="float">
            <text:p>360</text:p>
          </table:table-cell>
          <table:table-cell table:style-name="ce16" table:formula="of:=[.$G$71]/[.$A77]" office:value-type="float" office:value="397.90262" calcext:value-type="float">
            <text:p>398</text:p>
          </table:table-cell>
          <table:table-cell table:style-name="ce24" table:formula="of:=[.$G$71]/[.G77]" office:value-type="float" office:value="6.16510631678305" calcext:value-type="float">
            <text:p>6,17</text:p>
          </table:table-cell>
          <table:table-cell table:style-name="ce24" table:formula="of:=[.$G$72]/[.G77]" office:value-type="float" office:value="6.19715319297415" calcext:value-type="float">
            <text:p>6,20</text:p>
          </table:table-cell>
          <table:table-cell table:style-name="ce37" table:formula="of:=[.I77]/[.G77]" office:value-type="float" office:value="0.123302126335661" calcext:value-type="float">
            <text:p>0,12</text:p>
          </table:table-cell>
          <table:table-cell table:style-name="ce32"/>
          <table:table-cell table:style-name="ce3" office:value-type="float" office:value="50" calcext:value-type="float">
            <text:p>50</text:p>
          </table:table-cell>
          <table:table-cell table:style-name="ce3" office:value-type="float" office:value="2245302" calcext:value-type="float">
            <text:p>2245302</text:p>
          </table:table-cell>
          <table:table-cell table:style-name="ce3" office:value-type="float" office:value="250127" calcext:value-type="float">
            <text:p>250127</text:p>
          </table:table-cell>
          <table:table-cell table:style-name="ce3" office:value-type="float" office:value="17166" calcext:value-type="float">
            <text:p>17166</text:p>
          </table:table-cell>
          <table:table-cell table:style-name="ce3" office:value-type="float" office:value="152777" calcext:value-type="float">
            <text:p>152777</text:p>
          </table:table-cell>
          <table:table-cell table:style-name="ce3" office:value-type="float" office:value="546175" calcext:value-type="float">
            <text:p>546175</text:p>
          </table:table-cell>
          <table:table-cell table:style-name="ce16" table:formula="of:=([.S77]+[.O77])/1000" office:value-type="float" office:value="2791.477" calcext:value-type="float">
            <text:p>2791</text:p>
          </table:table-cell>
          <table:table-cell table:style-name="ce16" table:formula="of:=([.Q77]+[.R77])/1000" office:value-type="float" office:value="169.943" calcext:value-type="float">
            <text:p>170</text:p>
          </table:table-cell>
          <table:table-cell table:style-name="ce16" table:formula="of:=[.$T$71]/[.$N77]" office:value-type="float" office:value="397.92668" calcext:value-type="float">
            <text:p>398</text:p>
          </table:table-cell>
          <table:table-cell table:style-name="ce24" table:formula="of:=[.$T$71]/[.T77]" office:value-type="float" office:value="7.12752926139101" calcext:value-type="float">
            <text:p>7,13</text:p>
          </table:table-cell>
          <table:table-cell table:style-name="ce24" table:formula="of:=[.$T$72]/[.T77]" office:value-type="float" office:value="7.1358273774063" calcext:value-type="float">
            <text:p>7,14</text:p>
          </table:table-cell>
          <table:table-cell table:style-name="ce37" table:formula="of:=[.V77]/[.T77]" office:value-type="float" office:value="0.14255058522782" calcext:value-type="float">
            <text:p>0,14</text:p>
          </table:table-cell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2244529" calcext:value-type="float">
            <text:p>2244529</text:p>
          </table:table-cell>
          <table:table-cell table:style-name="ce3" office:value-type="float" office:value="278975" calcext:value-type="float">
            <text:p>278975</text:p>
          </table:table-cell>
          <table:table-cell table:style-name="ce3" office:value-type="float" office:value="80119" calcext:value-type="float">
            <text:p>80119</text:p>
          </table:table-cell>
          <table:table-cell table:style-name="ce3" office:value-type="float" office:value="261725" calcext:value-type="float">
            <text:p>261725</text:p>
          </table:table-cell>
          <table:table-cell table:style-name="ce3" office:value-type="float" office:value="945367" calcext:value-type="float">
            <text:p>945367</text:p>
          </table:table-cell>
          <table:table-cell table:style-name="ce16" table:formula="of:=([.F78]+[.B78])/1000" office:value-type="float" office:value="3189.896" calcext:value-type="float">
            <text:p>3190</text:p>
          </table:table-cell>
          <table:table-cell table:style-name="ce16" table:formula="of:=([.D78]+[.E78])/1000" office:value-type="float" office:value="341.844" calcext:value-type="float">
            <text:p>342</text:p>
          </table:table-cell>
          <table:table-cell table:style-name="ce16" table:formula="of:=[.$G$71]/[.$A78]" office:value-type="float" office:value="331.585516666667" calcext:value-type="float">
            <text:p>332</text:p>
          </table:table-cell>
          <table:table-cell table:style-name="ce24" table:formula="of:=[.$G$71]/[.G78]" office:value-type="float" office:value="6.23692151719053" calcext:value-type="float">
            <text:p>6,24</text:p>
          </table:table-cell>
          <table:table-cell table:style-name="ce24" table:formula="of:=[.$G$72]/[.G78]" office:value-type="float" office:value="6.2693416964064" calcext:value-type="float">
            <text:p>6,27</text:p>
          </table:table-cell>
          <table:table-cell table:style-name="ce37" table:formula="of:=[.I78]/[.G78]" office:value-type="float" office:value="0.103948691953175" calcext:value-type="float">
            <text:p>0,10</text:p>
          </table:table-cell>
          <table:table-cell table:style-name="ce32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2244858" calcext:value-type="float">
            <text:p>2244858</text:p>
          </table:table-cell>
          <table:table-cell table:style-name="ce4" office:value-type="float" office:value="257719" calcext:value-type="float">
            <text:p>257719</text:p>
          </table:table-cell>
          <table:table-cell table:style-name="ce4" office:value-type="float" office:value="20848" calcext:value-type="float">
            <text:p>20848</text:p>
          </table:table-cell>
          <table:table-cell table:style-name="ce4" office:value-type="float" office:value="149478" calcext:value-type="float">
            <text:p>149478</text:p>
          </table:table-cell>
          <table:table-cell table:style-name="ce4" office:value-type="float" office:value="523437" calcext:value-type="float">
            <text:p>523437</text:p>
          </table:table-cell>
          <table:table-cell table:style-name="ce17" table:formula="of:=([.S78]+[.O78])/1000" office:value-type="float" office:value="2768.295" calcext:value-type="float">
            <text:p>2768</text:p>
          </table:table-cell>
          <table:table-cell table:style-name="ce17" table:formula="of:=([.Q78]+[.R78])/1000" office:value-type="float" office:value="170.326" calcext:value-type="float">
            <text:p>170</text:p>
          </table:table-cell>
          <table:table-cell table:style-name="ce17" table:formula="of:=[.$T$71]/[.$N78]" office:value-type="float" office:value="331.605566666667" calcext:value-type="float">
            <text:p>332</text:p>
          </table:table-cell>
          <table:table-cell table:style-name="ce25" table:formula="of:=[.$T$71]/[.T78]" office:value-type="float" office:value="7.18721595783686" calcext:value-type="float">
            <text:p>7,19</text:p>
          </table:table-cell>
          <table:table-cell table:style-name="ce25" table:formula="of:=[.$T$72]/[.T78]" office:value-type="float" office:value="7.19558356316794" calcext:value-type="float">
            <text:p>7,20</text:p>
          </table:table-cell>
          <table:table-cell table:style-name="ce38" table:formula="of:=[.V78]/[.T78]" office:value-type="float" office:value="0.119786932630614" calcext:value-type="float">
            <text:p>0,12</text:p>
          </table:table-cell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2244441" calcext:value-type="float">
            <text:p>2244441</text:p>
          </table:table-cell>
          <table:table-cell table:style-name="ce3" office:value-type="float" office:value="277749" calcext:value-type="float">
            <text:p>277749</text:p>
          </table:table-cell>
          <table:table-cell table:style-name="ce3" office:value-type="float" office:value="91147" calcext:value-type="float">
            <text:p>91147</text:p>
          </table:table-cell>
          <table:table-cell table:style-name="ce3" office:value-type="float" office:value="316790" calcext:value-type="float">
            <text:p>316790</text:p>
          </table:table-cell>
          <table:table-cell table:style-name="ce3" office:value-type="float" office:value="983616" calcext:value-type="float">
            <text:p>983616</text:p>
          </table:table-cell>
          <table:table-cell table:style-name="ce16" table:formula="of:=([.F79]+[.B79])/1000" office:value-type="float" office:value="3228.057" calcext:value-type="float">
            <text:p>3228</text:p>
          </table:table-cell>
          <table:table-cell table:style-name="ce16" table:formula="of:=([.D79]+[.E79])/1000" office:value-type="float" office:value="407.937" calcext:value-type="float">
            <text:p>408</text:p>
          </table:table-cell>
          <table:table-cell table:style-name="ce16" table:formula="of:=[.$G$71]/[.$A79]" office:value-type="float" office:value="284.216157142857" calcext:value-type="float">
            <text:p>284</text:p>
          </table:table-cell>
          <table:table-cell table:style-name="ce24" table:formula="of:=[.$G$71]/[.G79]" office:value-type="float" office:value="6.16319073671871" calcext:value-type="float">
            <text:p>6,16</text:p>
          </table:table-cell>
          <table:table-cell table:style-name="ce24" table:formula="of:=[.$G$72]/[.G79]" office:value-type="float" office:value="6.19522765552157" calcext:value-type="float">
            <text:p>6,20</text:p>
          </table:table-cell>
          <table:table-cell table:style-name="ce37" table:formula="of:=[.I79]/[.G79]" office:value-type="float" office:value="0.0880455819531245" calcext:value-type="float">
            <text:p>0,09</text:p>
          </table:table-cell>
          <table:table-cell table:style-name="ce32"/>
          <table:table-cell table:style-name="ce3" office:value-type="float" office:value="70" calcext:value-type="float">
            <text:p>70</text:p>
          </table:table-cell>
          <table:table-cell table:style-name="ce3" office:value-type="float" office:value="2291935" calcext:value-type="float">
            <text:p>2291935</text:p>
          </table:table-cell>
          <table:table-cell table:style-name="ce3" office:value-type="float" office:value="258516" calcext:value-type="float">
            <text:p>258516</text:p>
          </table:table-cell>
          <table:table-cell table:style-name="ce3" office:value-type="float" office:value="25134" calcext:value-type="float">
            <text:p>25134</text:p>
          </table:table-cell>
          <table:table-cell table:style-name="ce3" office:value-type="float" office:value="169684" calcext:value-type="float">
            <text:p>169684</text:p>
          </table:table-cell>
          <table:table-cell table:style-name="ce3" office:value-type="float" office:value="615169" calcext:value-type="float">
            <text:p>615169</text:p>
          </table:table-cell>
          <table:table-cell table:style-name="ce16" table:formula="of:=([.S79]+[.O79])/1000" office:value-type="float" office:value="2907.104" calcext:value-type="float">
            <text:p>2907</text:p>
          </table:table-cell>
          <table:table-cell table:style-name="ce16" table:formula="of:=([.Q79]+[.R79])/1000" office:value-type="float" office:value="194.818" calcext:value-type="float">
            <text:p>195</text:p>
          </table:table-cell>
          <table:table-cell table:style-name="ce16" table:formula="of:=[.$T$71]/[.$N79]" office:value-type="float" office:value="284.233342857143" calcext:value-type="float">
            <text:p>284</text:p>
          </table:table-cell>
          <table:table-cell table:style-name="ce24" table:formula="of:=[.$T$71]/[.T79]" office:value-type="float" office:value="6.84403929133598" calcext:value-type="float">
            <text:p>6,84</text:p>
          </table:table-cell>
          <table:table-cell table:style-name="ce24" table:formula="of:=[.$T$72]/[.T79]" office:value-type="float" office:value="6.85200735852587" calcext:value-type="float">
            <text:p>6,85</text:p>
          </table:table-cell>
          <table:table-cell table:style-name="ce37" table:formula="of:=[.V79]/[.T79]" office:value-type="float" office:value="0.0977719898762283" calcext:value-type="float">
            <text:p>0,10</text:p>
          </table:table-cell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3" office:value-type="float" office:value="2244454" calcext:value-type="float">
            <text:p>2244454</text:p>
          </table:table-cell>
          <table:table-cell table:style-name="ce3" office:value-type="float" office:value="277700" calcext:value-type="float">
            <text:p>277700</text:p>
          </table:table-cell>
          <table:table-cell table:style-name="ce3" office:value-type="float" office:value="101181" calcext:value-type="float">
            <text:p>101181</text:p>
          </table:table-cell>
          <table:table-cell table:style-name="ce3" office:value-type="float" office:value="254692" calcext:value-type="float">
            <text:p>254692</text:p>
          </table:table-cell>
          <table:table-cell table:style-name="ce3" office:value-type="float" office:value="904344" calcext:value-type="float">
            <text:p>904344</text:p>
          </table:table-cell>
          <table:table-cell table:style-name="ce16" table:formula="of:=([.F80]+[.B80])/1000" office:value-type="float" office:value="3148.798" calcext:value-type="float">
            <text:p>3149</text:p>
          </table:table-cell>
          <table:table-cell table:style-name="ce16" table:formula="of:=([.D80]+[.E80])/1000" office:value-type="float" office:value="355.873" calcext:value-type="float">
            <text:p>356</text:p>
          </table:table-cell>
          <table:table-cell table:style-name="ce16" table:formula="of:=[.$G$71]/[.$A80]" office:value-type="float" office:value="248.6891375" calcext:value-type="float">
            <text:p>249</text:p>
          </table:table-cell>
          <table:table-cell table:style-name="ce24" table:formula="of:=[.$G$71]/[.G80]" office:value-type="float" office:value="6.31832559598933" calcext:value-type="float">
            <text:p>6,32</text:p>
          </table:table-cell>
          <table:table-cell table:style-name="ce24" table:formula="of:=[.$G$72]/[.G80]" office:value-type="float" office:value="6.35116892223636" calcext:value-type="float">
            <text:p>6,35</text:p>
          </table:table-cell>
          <table:table-cell table:style-name="ce37" table:formula="of:=[.I80]/[.G80]" office:value-type="float" office:value="0.0789790699498666" calcext:value-type="float">
            <text:p>0,08</text:p>
          </table:table-cell>
          <table:table-cell table:style-name="ce32"/>
          <table:table-cell table:style-name="ce3" office:value-type="float" office:value="80" calcext:value-type="float">
            <text:p>80</text:p>
          </table:table-cell>
          <table:table-cell table:style-name="ce3" office:value-type="float" office:value="2268265" calcext:value-type="float">
            <text:p>2268265</text:p>
          </table:table-cell>
          <table:table-cell table:style-name="ce3" office:value-type="float" office:value="263377" calcext:value-type="float">
            <text:p>263377</text:p>
          </table:table-cell>
          <table:table-cell table:style-name="ce3" office:value-type="float" office:value="29027" calcext:value-type="float">
            <text:p>29027</text:p>
          </table:table-cell>
          <table:table-cell table:style-name="ce3" office:value-type="float" office:value="162305" calcext:value-type="float">
            <text:p>162305</text:p>
          </table:table-cell>
          <table:table-cell table:style-name="ce3" office:value-type="float" office:value="593986" calcext:value-type="float">
            <text:p>593986</text:p>
          </table:table-cell>
          <table:table-cell table:style-name="ce16" table:formula="of:=([.S80]+[.O80])/1000" office:value-type="float" office:value="2862.251" calcext:value-type="float">
            <text:p>2862</text:p>
          </table:table-cell>
          <table:table-cell table:style-name="ce16" table:formula="of:=([.Q80]+[.R80])/1000" office:value-type="float" office:value="191.332" calcext:value-type="float">
            <text:p>191</text:p>
          </table:table-cell>
          <table:table-cell table:style-name="ce16" table:formula="of:=[.$T$71]/[.$N80]" office:value-type="float" office:value="248.704175" calcext:value-type="float">
            <text:p>249</text:p>
          </table:table-cell>
          <table:table-cell table:style-name="ce24" table:formula="of:=[.$T$71]/[.T80]" office:value-type="float" office:value="6.9512890378936" calcext:value-type="float">
            <text:p>6,95</text:p>
          </table:table-cell>
          <table:table-cell table:style-name="ce24" table:formula="of:=[.$T$72]/[.T80]" office:value-type="float" office:value="6.95938196894682" calcext:value-type="float">
            <text:p>6,96</text:p>
          </table:table-cell>
          <table:table-cell table:style-name="ce37" table:formula="of:=[.V80]/[.T80]" office:value-type="float" office:value="0.08689111297367" calcext:value-type="float">
            <text:p>0,09</text:p>
          </table:table-cell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office:value-type="float" office:value="2244590" calcext:value-type="float">
            <text:p>2244590</text:p>
          </table:table-cell>
          <table:table-cell table:style-name="ce3" office:value-type="float" office:value="276918" calcext:value-type="float">
            <text:p>276918</text:p>
          </table:table-cell>
          <table:table-cell table:style-name="ce3" office:value-type="float" office:value="115279" calcext:value-type="float">
            <text:p>115279</text:p>
          </table:table-cell>
          <table:table-cell table:style-name="ce3" office:value-type="float" office:value="250490" calcext:value-type="float">
            <text:p>250490</text:p>
          </table:table-cell>
          <table:table-cell table:style-name="ce3" office:value-type="float" office:value="896901" calcext:value-type="float">
            <text:p>896901</text:p>
          </table:table-cell>
          <table:table-cell table:style-name="ce16" table:formula="of:=([.F81]+[.B81])/1000" office:value-type="float" office:value="3141.491" calcext:value-type="float">
            <text:p>3141</text:p>
          </table:table-cell>
          <table:table-cell table:style-name="ce16" table:formula="of:=([.D81]+[.E81])/1000" office:value-type="float" office:value="365.769" calcext:value-type="float">
            <text:p>366</text:p>
          </table:table-cell>
          <table:table-cell table:style-name="ce16" table:formula="of:=[.$G$71]/[.$A81]" office:value-type="float" office:value="221.057011111111" calcext:value-type="float">
            <text:p>221</text:p>
          </table:table-cell>
          <table:table-cell table:style-name="ce24" table:formula="of:=[.$G$71]/[.G81]" office:value-type="float" office:value="6.33302180397779" calcext:value-type="float">
            <text:p>6,33</text:p>
          </table:table-cell>
          <table:table-cell table:style-name="ce24" table:formula="of:=[.$G$72]/[.G81]" office:value-type="float" office:value="6.36594152267188" calcext:value-type="float">
            <text:p>6,37</text:p>
          </table:table-cell>
          <table:table-cell table:style-name="ce37" table:formula="of:=[.I81]/[.G81]" office:value-type="float" office:value="0.0703669089330866" calcext:value-type="float">
            <text:p>0,07</text:p>
          </table:table-cell>
          <table:table-cell table:style-name="ce32"/>
          <table:table-cell table:style-name="ce3" office:value-type="float" office:value="90" calcext:value-type="float">
            <text:p>90</text:p>
          </table:table-cell>
          <table:table-cell table:style-name="ce3" office:value-type="float" office:value="2298370" calcext:value-type="float">
            <text:p>2298370</text:p>
          </table:table-cell>
          <table:table-cell table:style-name="ce3" office:value-type="float" office:value="264813" calcext:value-type="float">
            <text:p>264813</text:p>
          </table:table-cell>
          <table:table-cell table:style-name="ce3" office:value-type="float" office:value="32593" calcext:value-type="float">
            <text:p>32593</text:p>
          </table:table-cell>
          <table:table-cell table:style-name="ce3" office:value-type="float" office:value="146838" calcext:value-type="float">
            <text:p>146838</text:p>
          </table:table-cell>
          <table:table-cell table:style-name="ce3" office:value-type="float" office:value="577116" calcext:value-type="float">
            <text:p>577116</text:p>
          </table:table-cell>
          <table:table-cell table:style-name="ce16" table:formula="of:=([.S81]+[.O81])/1000" office:value-type="float" office:value="2875.486" calcext:value-type="float">
            <text:p>2875</text:p>
          </table:table-cell>
          <table:table-cell table:style-name="ce16" table:formula="of:=([.Q81]+[.R81])/1000" office:value-type="float" office:value="179.431" calcext:value-type="float">
            <text:p>179</text:p>
          </table:table-cell>
          <table:table-cell table:style-name="ce16" table:formula="of:=[.$T$71]/[.$N81]" office:value-type="float" office:value="221.070377777778" calcext:value-type="float">
            <text:p>221</text:p>
          </table:table-cell>
          <table:table-cell table:style-name="ce24" table:formula="of:=[.$T$71]/[.T81]" office:value-type="float" office:value="6.91929433841792" calcext:value-type="float">
            <text:p>6,92</text:p>
          </table:table-cell>
          <table:table-cell table:style-name="ce24" table:formula="of:=[.$T$72]/[.T81]" office:value-type="float" office:value="6.92735002013573" calcext:value-type="float">
            <text:p>6,93</text:p>
          </table:table-cell>
          <table:table-cell table:style-name="ce37" table:formula="of:=[.V81]/[.T81]" office:value-type="float" office:value="0.0768810482046436" calcext:value-type="float">
            <text:p>0,08</text:p>
          </table:table-cell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244934" calcext:value-type="float">
            <text:p>2244934</text:p>
          </table:table-cell>
          <table:table-cell table:style-name="ce3" office:value-type="float" office:value="277318" calcext:value-type="float">
            <text:p>277318</text:p>
          </table:table-cell>
          <table:table-cell table:style-name="ce3" office:value-type="float" office:value="126048" calcext:value-type="float">
            <text:p>126048</text:p>
          </table:table-cell>
          <table:table-cell table:style-name="ce3" office:value-type="float" office:value="233687" calcext:value-type="float">
            <text:p>233687</text:p>
          </table:table-cell>
          <table:table-cell table:style-name="ce3" office:value-type="float" office:value="883981" calcext:value-type="float">
            <text:p>883981</text:p>
          </table:table-cell>
          <table:table-cell table:style-name="ce16" table:formula="of:=([.F82]+[.B82])/1000" office:value-type="float" office:value="3128.915" calcext:value-type="float">
            <text:p>3129</text:p>
          </table:table-cell>
          <table:table-cell table:style-name="ce16" table:formula="of:=([.D82]+[.E82])/1000" office:value-type="float" office:value="359.735" calcext:value-type="float">
            <text:p>360</text:p>
          </table:table-cell>
          <table:table-cell table:style-name="ce16" table:formula="of:=[.$G$71]/[.$A82]" office:value-type="float" office:value="198.95131" calcext:value-type="float">
            <text:p>199</text:p>
          </table:table-cell>
          <table:table-cell table:style-name="ce24" table:formula="of:=[.$G$71]/[.G82]" office:value-type="float" office:value="6.35847602124059" calcext:value-type="float">
            <text:p>6,36</text:p>
          </table:table-cell>
          <table:table-cell table:style-name="ce24" table:formula="of:=[.$G$72]/[.G82]" office:value-type="float" office:value="6.39152805365438" calcext:value-type="float">
            <text:p>6,39</text:p>
          </table:table-cell>
          <table:table-cell table:style-name="ce37" table:formula="of:=[.I82]/[.G82]" office:value-type="float" office:value="0.0635847602124059" calcext:value-type="float">
            <text:p>0,06</text:p>
          </table:table-cell>
          <table:table-cell table:style-name="ce32"/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271094" calcext:value-type="float">
            <text:p>2271094</text:p>
          </table:table-cell>
          <table:table-cell table:style-name="ce3" office:value-type="float" office:value="267799" calcext:value-type="float">
            <text:p>267799</text:p>
          </table:table-cell>
          <table:table-cell table:style-name="ce3" office:value-type="float" office:value="37972" calcext:value-type="float">
            <text:p>37972</text:p>
          </table:table-cell>
          <table:table-cell table:style-name="ce3" office:value-type="float" office:value="120074" calcext:value-type="float">
            <text:p>120074</text:p>
          </table:table-cell>
          <table:table-cell table:style-name="ce3" office:value-type="float" office:value="565967" calcext:value-type="float">
            <text:p>565967</text:p>
          </table:table-cell>
          <table:table-cell table:style-name="ce16" table:formula="of:=([.S82]+[.O82])/1000" office:value-type="float" office:value="2837.061" calcext:value-type="float">
            <text:p>2837</text:p>
          </table:table-cell>
          <table:table-cell table:style-name="ce16" table:formula="of:=([.Q82]+[.R82])/1000" office:value-type="float" office:value="158.046" calcext:value-type="float">
            <text:p>158</text:p>
          </table:table-cell>
          <table:table-cell table:style-name="ce16" table:formula="of:=[.$T$71]/[.$N82]" office:value-type="float" office:value="198.96334" calcext:value-type="float">
            <text:p>199</text:p>
          </table:table-cell>
          <table:table-cell table:style-name="ce24" table:formula="of:=[.$T$71]/[.T82]" office:value-type="float" office:value="7.01300888489884" calcext:value-type="float">
            <text:p>7,01</text:p>
          </table:table-cell>
          <table:table-cell table:style-name="ce24" table:formula="of:=[.$T$72]/[.T82]" office:value-type="float" office:value="7.02117367233204" calcext:value-type="float">
            <text:p>7,02</text:p>
          </table:table-cell>
          <table:table-cell table:style-name="ce37" table:formula="of:=[.V82]/[.T82]" office:value-type="float" office:value="0.0701300888489884" calcext:value-type="float">
            <text:p>0,07</text:p>
          </table:table-cell>
        </table:table-row>
        <table:table-row table:style-name="ro1"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2244884" calcext:value-type="float">
            <text:p>2244884</text:p>
          </table:table-cell>
          <table:table-cell table:style-name="ce6" office:value-type="float" office:value="280576" calcext:value-type="float">
            <text:p>280576</text:p>
          </table:table-cell>
          <table:table-cell table:style-name="ce6" office:value-type="float" office:value="138521" calcext:value-type="float">
            <text:p>138521</text:p>
          </table:table-cell>
          <table:table-cell table:style-name="ce6" office:value-type="float" office:value="229602" calcext:value-type="float">
            <text:p>229602</text:p>
          </table:table-cell>
          <table:table-cell table:style-name="ce6" office:value-type="float" office:value="881797" calcext:value-type="float">
            <text:p>881797</text:p>
          </table:table-cell>
          <table:table-cell table:style-name="ce18" table:formula="of:=([.F83]+[.B83])/1000" office:value-type="float" office:value="3126.681" calcext:value-type="float">
            <text:p>3127</text:p>
          </table:table-cell>
          <table:table-cell table:style-name="ce18" table:formula="of:=([.D83]+[.E83])/1000" office:value-type="float" office:value="368.123" calcext:value-type="float">
            <text:p>368</text:p>
          </table:table-cell>
          <table:table-cell table:style-name="ce16" table:formula="of:=[.$G$71]/[.$A83]" office:value-type="float" office:value="180.864827272727" calcext:value-type="float">
            <text:p>181</text:p>
          </table:table-cell>
          <table:table-cell table:style-name="ce24" table:formula="of:=[.$G$71]/[.G83]" office:value-type="float" office:value="6.36301912475241" calcext:value-type="float">
            <text:p>6,36</text:p>
          </table:table-cell>
          <table:table-cell table:style-name="ce24" table:formula="of:=[.$G$72]/[.G83]" office:value-type="float" office:value="6.39609477269987" calcext:value-type="float">
            <text:p>6,40</text:p>
          </table:table-cell>
          <table:table-cell table:style-name="ce37" table:formula="of:=[.I83]/[.G83]" office:value-type="float" office:value="0.0578456284068401" calcext:value-type="float">
            <text:p>0,06</text:p>
          </table:table-cell>
          <table:table-cell table:style-name="ce32"/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2245311" calcext:value-type="float">
            <text:p>2245311</text:p>
          </table:table-cell>
          <table:table-cell table:style-name="ce6" office:value-type="float" office:value="268644" calcext:value-type="float">
            <text:p>268644</text:p>
          </table:table-cell>
          <table:table-cell table:style-name="ce6" office:value-type="float" office:value="44850" calcext:value-type="float">
            <text:p>44850</text:p>
          </table:table-cell>
          <table:table-cell table:style-name="ce6" office:value-type="float" office:value="111649" calcext:value-type="float">
            <text:p>111649</text:p>
          </table:table-cell>
          <table:table-cell table:style-name="ce6" office:value-type="float" office:value="554890" calcext:value-type="float">
            <text:p>554890</text:p>
          </table:table-cell>
          <table:table-cell table:style-name="ce18" table:formula="of:=([.S83]+[.O83])/1000" office:value-type="float" office:value="2800.201" calcext:value-type="float">
            <text:p>2800</text:p>
          </table:table-cell>
          <table:table-cell table:style-name="ce18" table:formula="of:=([.Q83]+[.R83])/1000" office:value-type="float" office:value="156.499" calcext:value-type="float">
            <text:p>156</text:p>
          </table:table-cell>
          <table:table-cell table:style-name="ce16" table:formula="of:=[.$T$71]/[.$N83]" office:value-type="float" office:value="180.875763636364" calcext:value-type="float">
            <text:p>181</text:p>
          </table:table-cell>
          <table:table-cell table:style-name="ce24" table:formula="of:=[.$T$71]/[.T83]" office:value-type="float" office:value="7.10532351070512" calcext:value-type="float">
            <text:p>7,11</text:p>
          </table:table-cell>
          <table:table-cell table:style-name="ce24" table:formula="of:=[.$T$72]/[.T83]" office:value-type="float" office:value="7.11359577401765" calcext:value-type="float">
            <text:p>7,11</text:p>
          </table:table-cell>
          <table:table-cell table:style-name="ce37" table:formula="of:=[.V83]/[.T83]" office:value-type="float" office:value="0.0645938500973193" calcext:value-type="float">
            <text:p>0,06</text:p>
          </table:table-cell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244977" calcext:value-type="float">
            <text:p>2244977</text:p>
          </table:table-cell>
          <table:table-cell table:style-name="ce3" office:value-type="float" office:value="295009" calcext:value-type="float">
            <text:p>295009</text:p>
          </table:table-cell>
          <table:table-cell table:style-name="ce3" office:value-type="float" office:value="152359" calcext:value-type="float">
            <text:p>152359</text:p>
          </table:table-cell>
          <table:table-cell table:style-name="ce3" office:value-type="float" office:value="271349" calcext:value-type="float">
            <text:p>271349</text:p>
          </table:table-cell>
          <table:table-cell table:style-name="ce3" office:value-type="float" office:value="949191" calcext:value-type="float">
            <text:p>949191</text:p>
          </table:table-cell>
          <table:table-cell table:style-name="ce16" table:formula="of:=([.F84]+[.B84])/1000" office:value-type="float" office:value="3194.168" calcext:value-type="float">
            <text:p>3194</text:p>
          </table:table-cell>
          <table:table-cell table:style-name="ce16" table:formula="of:=([.D84]+[.E84])/1000" office:value-type="float" office:value="423.708" calcext:value-type="float">
            <text:p>424</text:p>
          </table:table-cell>
          <table:table-cell table:style-name="ce16" table:formula="of:=[.$G$71]/[.$A84]" office:value-type="float" office:value="165.792758333333" calcext:value-type="float">
            <text:p>166</text:p>
          </table:table-cell>
          <table:table-cell table:style-name="ce24" table:formula="of:=[.$G$71]/[.G84]" office:value-type="float" office:value="6.22858002459482" calcext:value-type="float">
            <text:p>6,23</text:p>
          </table:table-cell>
          <table:table-cell table:style-name="ce24" table:formula="of:=[.$G$72]/[.G84]" office:value-type="float" office:value="6.26095684384791" calcext:value-type="float">
            <text:p>6,26</text:p>
          </table:table-cell>
          <table:table-cell table:style-name="ce37" table:formula="of:=[.I84]/[.G84]" office:value-type="float" office:value="0.0519048335382902" calcext:value-type="float">
            <text:p>0,05</text:p>
          </table:table-cell>
          <table:table-cell table:style-name="ce32"/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275093" calcext:value-type="float">
            <text:p>2275093</text:p>
          </table:table-cell>
          <table:table-cell table:style-name="ce3" office:value-type="float" office:value="270712" calcext:value-type="float">
            <text:p>270712</text:p>
          </table:table-cell>
          <table:table-cell table:style-name="ce3" office:value-type="float" office:value="49534" calcext:value-type="float">
            <text:p>49534</text:p>
          </table:table-cell>
          <table:table-cell table:style-name="ce3" office:value-type="float" office:value="104881" calcext:value-type="float">
            <text:p>104881</text:p>
          </table:table-cell>
          <table:table-cell table:style-name="ce3" office:value-type="float" office:value="553509" calcext:value-type="float">
            <text:p>553509</text:p>
          </table:table-cell>
          <table:table-cell table:style-name="ce16" table:formula="of:=([.S84]+[.O84])/1000" office:value-type="float" office:value="2828.602" calcext:value-type="float">
            <text:p>2829</text:p>
          </table:table-cell>
          <table:table-cell table:style-name="ce16" table:formula="of:=([.Q84]+[.R84])/1000" office:value-type="float" office:value="154.415" calcext:value-type="float">
            <text:p>154</text:p>
          </table:table-cell>
          <table:table-cell table:style-name="ce16" table:formula="of:=[.$T$71]/[.$N84]" office:value-type="float" office:value="165.802783333333" calcext:value-type="float">
            <text:p>166</text:p>
          </table:table-cell>
          <table:table-cell table:style-name="ce24" table:formula="of:=[.$T$71]/[.T84]" office:value-type="float" office:value="7.03398145090755" calcext:value-type="float">
            <text:p>7,03</text:p>
          </table:table-cell>
          <table:table-cell table:style-name="ce24" table:formula="of:=[.$T$72]/[.T84]" office:value-type="float" office:value="7.04217065532726" calcext:value-type="float">
            <text:p>7,04</text:p>
          </table:table-cell>
          <table:table-cell table:style-name="ce37" table:formula="of:=[.V84]/[.T84]" office:value-type="float" office:value="0.0586165120908963" calcext:value-type="float">
            <text:p>0,06</text:p>
          </table:table-cell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2244826" calcext:value-type="float">
            <text:p>2244826</text:p>
          </table:table-cell>
          <table:table-cell table:style-name="ce3" office:value-type="float" office:value="296409" calcext:value-type="float">
            <text:p>296409</text:p>
          </table:table-cell>
          <table:table-cell table:style-name="ce3" office:value-type="float" office:value="167120" calcext:value-type="float">
            <text:p>167120</text:p>
          </table:table-cell>
          <table:table-cell table:style-name="ce3" office:value-type="float" office:value="298624" calcext:value-type="float">
            <text:p>298624</text:p>
          </table:table-cell>
          <table:table-cell table:style-name="ce3" office:value-type="float" office:value="994464" calcext:value-type="float">
            <text:p>994464</text:p>
          </table:table-cell>
          <table:table-cell table:style-name="ce16" table:formula="of:=([.F85]+[.B85])/1000" office:value-type="float" office:value="3239.29" calcext:value-type="float">
            <text:p>3239</text:p>
          </table:table-cell>
          <table:table-cell table:style-name="ce16" table:formula="of:=([.D85]+[.E85])/1000" office:value-type="float" office:value="465.744" calcext:value-type="float">
            <text:p>466</text:p>
          </table:table-cell>
          <table:table-cell table:style-name="ce16" table:formula="of:=[.$G$71]/[.$A85]" office:value-type="float" office:value="153.039469230769" calcext:value-type="float">
            <text:p>153</text:p>
          </table:table-cell>
          <table:table-cell table:style-name="ce24" table:formula="of:=[.$G$71]/[.G85]" office:value-type="float" office:value="6.14181842317298" calcext:value-type="float">
            <text:p>6,14</text:p>
          </table:table-cell>
          <table:table-cell table:style-name="ce24" table:formula="of:=[.$G$72]/[.G85]" office:value-type="float" office:value="6.17374424642437" calcext:value-type="float">
            <text:p>6,17</text:p>
          </table:table-cell>
          <table:table-cell table:style-name="ce37" table:formula="of:=[.I85]/[.G85]" office:value-type="float" office:value="0.0472447571013306" calcext:value-type="float">
            <text:p>0,05</text:p>
          </table:table-cell>
          <table:table-cell table:style-name="ce32"/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2244944" calcext:value-type="float">
            <text:p>2244944</text:p>
          </table:table-cell>
          <table:table-cell table:style-name="ce3" office:value-type="float" office:value="277588" calcext:value-type="float">
            <text:p>277588</text:p>
          </table:table-cell>
          <table:table-cell table:style-name="ce3" office:value-type="float" office:value="52826" calcext:value-type="float">
            <text:p>52826</text:p>
          </table:table-cell>
          <table:table-cell table:style-name="ce3" office:value-type="float" office:value="135750" calcext:value-type="float">
            <text:p>135750</text:p>
          </table:table-cell>
          <table:table-cell table:style-name="ce3" office:value-type="float" office:value="568409" calcext:value-type="float">
            <text:p>568409</text:p>
          </table:table-cell>
          <table:table-cell table:style-name="ce16" table:formula="of:=([.S85]+[.O85])/1000" office:value-type="float" office:value="2813.353" calcext:value-type="float">
            <text:p>2813</text:p>
          </table:table-cell>
          <table:table-cell table:style-name="ce16" table:formula="of:=([.Q85]+[.R85])/1000" office:value-type="float" office:value="188.576" calcext:value-type="float">
            <text:p>189</text:p>
          </table:table-cell>
          <table:table-cell table:style-name="ce16" table:formula="of:=[.$T$71]/[.$N85]" office:value-type="float" office:value="153.048723076923" calcext:value-type="float">
            <text:p>153</text:p>
          </table:table-cell>
          <table:table-cell table:style-name="ce24" table:formula="of:=[.$T$71]/[.T85]" office:value-type="float" office:value="7.0721071973549" calcext:value-type="float">
            <text:p>7,07</text:p>
          </table:table-cell>
          <table:table-cell table:style-name="ce24" table:formula="of:=[.$T$72]/[.T85]" office:value-type="float" office:value="7.0803407890869" calcext:value-type="float">
            <text:p>7,08</text:p>
          </table:table-cell>
          <table:table-cell table:style-name="ce37" table:formula="of:=[.V85]/[.T85]" office:value-type="float" office:value="0.0544008245950377" calcext:value-type="float">
            <text:p>0,05</text:p>
          </table:table-cell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2244700" calcext:value-type="float">
            <text:p>2244700</text:p>
          </table:table-cell>
          <table:table-cell table:style-name="ce3" office:value-type="float" office:value="296170" calcext:value-type="float">
            <text:p>296170</text:p>
          </table:table-cell>
          <table:table-cell table:style-name="ce3" office:value-type="float" office:value="181570" calcext:value-type="float">
            <text:p>181570</text:p>
          </table:table-cell>
          <table:table-cell table:style-name="ce3" office:value-type="float" office:value="321214" calcext:value-type="float">
            <text:p>321214</text:p>
          </table:table-cell>
          <table:table-cell table:style-name="ce3" office:value-type="float" office:value="1029112" calcext:value-type="float">
            <text:p>1029112</text:p>
          </table:table-cell>
          <table:table-cell table:style-name="ce16" table:formula="of:=([.F86]+[.B86])/1000" office:value-type="float" office:value="3273.812" calcext:value-type="float">
            <text:p>3274</text:p>
          </table:table-cell>
          <table:table-cell table:style-name="ce16" table:formula="of:=([.D86]+[.E86])/1000" office:value-type="float" office:value="502.784" calcext:value-type="float">
            <text:p>503</text:p>
          </table:table-cell>
          <table:table-cell table:style-name="ce16" table:formula="of:=[.$G$71]/[.$A86]" office:value-type="float" office:value="142.108078571429" calcext:value-type="float">
            <text:p>142</text:p>
          </table:table-cell>
          <table:table-cell table:style-name="ce24" table:formula="of:=[.$G$71]/[.G86]" office:value-type="float" office:value="6.07705359990128" calcext:value-type="float">
            <text:p>6,08</text:p>
          </table:table-cell>
          <table:table-cell table:style-name="ce24" table:formula="of:=[.$G$72]/[.G86]" office:value-type="float" office:value="6.10864276873565" calcext:value-type="float">
            <text:p>6,11</text:p>
          </table:table-cell>
          <table:table-cell table:style-name="ce37" table:formula="of:=[.I86]/[.G86]" office:value-type="float" office:value="0.0434075257135806" calcext:value-type="float">
            <text:p>0,04</text:p>
          </table:table-cell>
          <table:table-cell table:style-name="ce32"/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2245557" calcext:value-type="float">
            <text:p>2245557</text:p>
          </table:table-cell>
          <table:table-cell table:style-name="ce3" office:value-type="float" office:value="273886" calcext:value-type="float">
            <text:p>273886</text:p>
          </table:table-cell>
          <table:table-cell table:style-name="ce3" office:value-type="float" office:value="58201" calcext:value-type="float">
            <text:p>58201</text:p>
          </table:table-cell>
          <table:table-cell table:style-name="ce3" office:value-type="float" office:value="134076" calcext:value-type="float">
            <text:p>134076</text:p>
          </table:table-cell>
          <table:table-cell table:style-name="ce3" office:value-type="float" office:value="573248" calcext:value-type="float">
            <text:p>573248</text:p>
          </table:table-cell>
          <table:table-cell table:style-name="ce16" table:formula="of:=([.S86]+[.O86])/1000" office:value-type="float" office:value="2818.805" calcext:value-type="float">
            <text:p>2819</text:p>
          </table:table-cell>
          <table:table-cell table:style-name="ce16" table:formula="of:=([.Q86]+[.R86])/1000" office:value-type="float" office:value="192.277" calcext:value-type="float">
            <text:p>192</text:p>
          </table:table-cell>
          <table:table-cell table:style-name="ce16" table:formula="of:=[.$T$71]/[.$N86]" office:value-type="float" office:value="142.116671428571" calcext:value-type="float">
            <text:p>142</text:p>
          </table:table-cell>
          <table:table-cell table:style-name="ce24" table:formula="of:=[.$T$71]/[.T86]" office:value-type="float" office:value="7.05842866037204" calcext:value-type="float">
            <text:p>7,06</text:p>
          </table:table-cell>
          <table:table-cell table:style-name="ce24" table:formula="of:=[.$T$72]/[.T86]" office:value-type="float" office:value="7.06664632707832" calcext:value-type="float">
            <text:p>7,07</text:p>
          </table:table-cell>
          <table:table-cell table:style-name="ce37" table:formula="of:=[.V86]/[.T86]" office:value-type="float" office:value="0.050417347574086" calcext:value-type="float">
            <text:p>0,05</text:p>
          </table:table-cell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244696" calcext:value-type="float">
            <text:p>2244696</text:p>
          </table:table-cell>
          <table:table-cell table:style-name="ce3" office:value-type="float" office:value="295980" calcext:value-type="float">
            <text:p>295980</text:p>
          </table:table-cell>
          <table:table-cell table:style-name="ce3" office:value-type="float" office:value="196589" calcext:value-type="float">
            <text:p>196589</text:p>
          </table:table-cell>
          <table:table-cell table:style-name="ce3" office:value-type="float" office:value="329245" calcext:value-type="float">
            <text:p>329245</text:p>
          </table:table-cell>
          <table:table-cell table:style-name="ce3" office:value-type="float" office:value="1041286" calcext:value-type="float">
            <text:p>1041286</text:p>
          </table:table-cell>
          <table:table-cell table:style-name="ce16" table:formula="of:=([.F87]+[.B87])/1000" office:value-type="float" office:value="3285.982" calcext:value-type="float">
            <text:p>3286</text:p>
          </table:table-cell>
          <table:table-cell table:style-name="ce16" table:formula="of:=([.D87]+[.E87])/1000" office:value-type="float" office:value="525.834" calcext:value-type="float">
            <text:p>526</text:p>
          </table:table-cell>
          <table:table-cell table:style-name="ce16" table:formula="of:=[.$G$71]/[.$A87]" office:value-type="float" office:value="132.634206666667" calcext:value-type="float">
            <text:p>133</text:p>
          </table:table-cell>
          <table:table-cell table:style-name="ce24" table:formula="of:=[.$G$71]/[.G87]" office:value-type="float" office:value="6.05454655564151" calcext:value-type="float">
            <text:p>6,05</text:p>
          </table:table-cell>
          <table:table-cell table:style-name="ce24" table:formula="of:=[.$G$72]/[.G87]" office:value-type="float" office:value="6.08601873047387" calcext:value-type="float">
            <text:p>6,09</text:p>
          </table:table-cell>
          <table:table-cell table:style-name="ce37" table:formula="of:=[.I87]/[.G87]" office:value-type="float" office:value="0.0403636437042767" calcext:value-type="float">
            <text:p>0,04</text:p>
          </table:table-cell>
          <table:table-cell table:style-name="ce32"/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245091" calcext:value-type="float">
            <text:p>2245091</text:p>
          </table:table-cell>
          <table:table-cell table:style-name="ce3" office:value-type="float" office:value="275689" calcext:value-type="float">
            <text:p>275689</text:p>
          </table:table-cell>
          <table:table-cell table:style-name="ce3" office:value-type="float" office:value="63754" calcext:value-type="float">
            <text:p>63754</text:p>
          </table:table-cell>
          <table:table-cell table:style-name="ce3" office:value-type="float" office:value="129401" calcext:value-type="float">
            <text:p>129401</text:p>
          </table:table-cell>
          <table:table-cell table:style-name="ce3" office:value-type="float" office:value="589078" calcext:value-type="float">
            <text:p>589078</text:p>
          </table:table-cell>
          <table:table-cell table:style-name="ce16" table:formula="of:=([.S87]+[.O87])/1000" office:value-type="float" office:value="2834.169" calcext:value-type="float">
            <text:p>2834</text:p>
          </table:table-cell>
          <table:table-cell table:style-name="ce16" table:formula="of:=([.Q87]+[.R87])/1000" office:value-type="float" office:value="193.155" calcext:value-type="float">
            <text:p>193</text:p>
          </table:table-cell>
          <table:table-cell table:style-name="ce16" table:formula="of:=[.$T$71]/[.$N87]" office:value-type="float" office:value="132.642226666667" calcext:value-type="float">
            <text:p>133</text:p>
          </table:table-cell>
          <table:table-cell table:style-name="ce24" table:formula="of:=[.$T$71]/[.T87]" office:value-type="float" office:value="7.02016499368951" calcext:value-type="float">
            <text:p>7,02</text:p>
          </table:table-cell>
          <table:table-cell table:style-name="ce24" table:formula="of:=[.$T$72]/[.T87]" office:value-type="float" office:value="7.02833811251199" calcext:value-type="float">
            <text:p>7,03</text:p>
          </table:table-cell>
          <table:table-cell table:style-name="ce37" table:formula="of:=[.V87]/[.T87]" office:value-type="float" office:value="0.0468010999579301" calcext:value-type="float">
            <text:p>0,05</text:p>
          </table:table-cell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244660" calcext:value-type="float">
            <text:p>2244660</text:p>
          </table:table-cell>
          <table:table-cell table:style-name="ce3" office:value-type="float" office:value="295961" calcext:value-type="float">
            <text:p>295961</text:p>
          </table:table-cell>
          <table:table-cell table:style-name="ce3" office:value-type="float" office:value="210956" calcext:value-type="float">
            <text:p>210956</text:p>
          </table:table-cell>
          <table:table-cell table:style-name="ce3" office:value-type="float" office:value="272740" calcext:value-type="float">
            <text:p>272740</text:p>
          </table:table-cell>
          <table:table-cell table:style-name="ce3" office:value-type="float" office:value="1004892" calcext:value-type="float">
            <text:p>1004892</text:p>
          </table:table-cell>
          <table:table-cell table:style-name="ce16" table:formula="of:=([.F88]+[.B88])/1000" office:value-type="float" office:value="3249.552" calcext:value-type="float">
            <text:p>3250</text:p>
          </table:table-cell>
          <table:table-cell table:style-name="ce16" table:formula="of:=([.D88]+[.E88])/1000" office:value-type="float" office:value="483.696" calcext:value-type="float">
            <text:p>484</text:p>
          </table:table-cell>
          <table:table-cell table:style-name="ce16" table:formula="of:=[.$G$71]/[.$A88]" office:value-type="float" office:value="124.34456875" calcext:value-type="float">
            <text:p>124</text:p>
          </table:table-cell>
          <table:table-cell table:style-name="ce24" table:formula="of:=[.$G$71]/[.G88]" office:value-type="float" office:value="6.12242272165517" calcext:value-type="float">
            <text:p>6,12</text:p>
          </table:table-cell>
          <table:table-cell table:style-name="ce24" table:formula="of:=[.$G$72]/[.G88]" office:value-type="float" office:value="6.15424772399395" calcext:value-type="float">
            <text:p>6,15</text:p>
          </table:table-cell>
          <table:table-cell table:style-name="ce37" table:formula="of:=[.I88]/[.G88]" office:value-type="float" office:value="0.0382651420103448" calcext:value-type="float">
            <text:p>0,04</text:p>
          </table:table-cell>
          <table:table-cell table:style-name="ce32"/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264553" calcext:value-type="float">
            <text:p>2264553</text:p>
          </table:table-cell>
          <table:table-cell table:style-name="ce3" office:value-type="float" office:value="283402" calcext:value-type="float">
            <text:p>283402</text:p>
          </table:table-cell>
          <table:table-cell table:style-name="ce3" office:value-type="float" office:value="69655" calcext:value-type="float">
            <text:p>69655</text:p>
          </table:table-cell>
          <table:table-cell table:style-name="ce3" office:value-type="float" office:value="109028" calcext:value-type="float">
            <text:p>109028</text:p>
          </table:table-cell>
          <table:table-cell table:style-name="ce3" office:value-type="float" office:value="601228" calcext:value-type="float">
            <text:p>601228</text:p>
          </table:table-cell>
          <table:table-cell table:style-name="ce16" table:formula="of:=([.S88]+[.O88])/1000" office:value-type="float" office:value="2865.781" calcext:value-type="float">
            <text:p>2866</text:p>
          </table:table-cell>
          <table:table-cell table:style-name="ce16" table:formula="of:=([.Q88]+[.R88])/1000" office:value-type="float" office:value="178.683" calcext:value-type="float">
            <text:p>179</text:p>
          </table:table-cell>
          <table:table-cell table:style-name="ce16" table:formula="of:=[.$T$71]/[.$N88]" office:value-type="float" office:value="124.3520875" calcext:value-type="float">
            <text:p>124</text:p>
          </table:table-cell>
          <table:table-cell table:style-name="ce24" table:formula="of:=[.$T$71]/[.T88]" office:value-type="float" office:value="6.94272660751118" calcext:value-type="float">
            <text:p>6,94</text:p>
          </table:table-cell>
          <table:table-cell table:style-name="ce24" table:formula="of:=[.$T$72]/[.T88]" office:value-type="float" office:value="6.95080956988688" calcext:value-type="float">
            <text:p>6,95</text:p>
          </table:table-cell>
          <table:table-cell table:style-name="ce37" table:formula="of:=[.V88]/[.T88]" office:value-type="float" office:value="0.0433920412969449" calcext:value-type="float">
            <text:p>0,04</text:p>
          </table:table-cell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2245645" calcext:value-type="float">
            <text:p>2245645</text:p>
          </table:table-cell>
          <table:table-cell table:style-name="ce3" office:value-type="float" office:value="293078" calcext:value-type="float">
            <text:p>293078</text:p>
          </table:table-cell>
          <table:table-cell table:style-name="ce3" office:value-type="float" office:value="224949" calcext:value-type="float">
            <text:p>224949</text:p>
          </table:table-cell>
          <table:table-cell table:style-name="ce3" office:value-type="float" office:value="330532" calcext:value-type="float">
            <text:p>330532</text:p>
          </table:table-cell>
          <table:table-cell table:style-name="ce3" office:value-type="float" office:value="1069204" calcext:value-type="float">
            <text:p>1069204</text:p>
          </table:table-cell>
          <table:table-cell table:style-name="ce16" table:formula="of:=([.F89]+[.B89])/1000" office:value-type="float" office:value="3314.849" calcext:value-type="float">
            <text:p>3315</text:p>
          </table:table-cell>
          <table:table-cell table:style-name="ce16" table:formula="of:=([.D89]+[.E89])/1000" office:value-type="float" office:value="555.481" calcext:value-type="float">
            <text:p>555</text:p>
          </table:table-cell>
          <table:table-cell table:style-name="ce16" table:formula="of:=[.$G$71]/[.$A89]" office:value-type="float" office:value="117.030182352941" calcext:value-type="float">
            <text:p>117</text:p>
          </table:table-cell>
          <table:table-cell table:style-name="ce24" table:formula="of:=[.$G$71]/[.G89]" office:value-type="float" office:value="6.00182119909534" calcext:value-type="float">
            <text:p>6,00</text:p>
          </table:table-cell>
          <table:table-cell table:style-name="ce24" table:formula="of:=[.$G$72]/[.G89]" office:value-type="float" office:value="6.03301930193502" calcext:value-type="float">
            <text:p>6,03</text:p>
          </table:table-cell>
          <table:table-cell table:style-name="ce37" table:formula="of:=[.I89]/[.G89]" office:value-type="float" office:value="0.0353048305829138" calcext:value-type="float">
            <text:p>0,04</text:p>
          </table:table-cell>
          <table:table-cell table:style-name="ce32"/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2249884" calcext:value-type="float">
            <text:p>2249884</text:p>
          </table:table-cell>
          <table:table-cell table:style-name="ce3" office:value-type="float" office:value="283029" calcext:value-type="float">
            <text:p>283029</text:p>
          </table:table-cell>
          <table:table-cell table:style-name="ce3" office:value-type="float" office:value="76586" calcext:value-type="float">
            <text:p>76586</text:p>
          </table:table-cell>
          <table:table-cell table:style-name="ce3" office:value-type="float" office:value="93851" calcext:value-type="float">
            <text:p>93851</text:p>
          </table:table-cell>
          <table:table-cell table:style-name="ce3" office:value-type="float" office:value="604454" calcext:value-type="float">
            <text:p>604454</text:p>
          </table:table-cell>
          <table:table-cell table:style-name="ce16" table:formula="of:=([.S89]+[.O89])/1000" office:value-type="float" office:value="2854.338" calcext:value-type="float">
            <text:p>2854</text:p>
          </table:table-cell>
          <table:table-cell table:style-name="ce16" table:formula="of:=([.Q89]+[.R89])/1000" office:value-type="float" office:value="170.437" calcext:value-type="float">
            <text:p>170</text:p>
          </table:table-cell>
          <table:table-cell table:style-name="ce16" table:formula="of:=[.$T$71]/[.$N89]" office:value-type="float" office:value="117.037258823529" calcext:value-type="float">
            <text:p>117</text:p>
          </table:table-cell>
          <table:table-cell table:style-name="ce24" table:formula="of:=[.$T$71]/[.T89]" office:value-type="float" office:value="6.97055989865251" calcext:value-type="float">
            <text:p>6,97</text:p>
          </table:table-cell>
          <table:table-cell table:style-name="ce24" table:formula="of:=[.$T$72]/[.T89]" office:value-type="float" office:value="6.97867526550815" calcext:value-type="float">
            <text:p>6,98</text:p>
          </table:table-cell>
          <table:table-cell table:style-name="ce37" table:formula="of:=[.V89]/[.T89]" office:value-type="float" office:value="0.0410032935214853" calcext:value-type="float">
            <text:p>0,04</text:p>
          </table:table-cell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244977" calcext:value-type="float">
            <text:p>2244977</text:p>
          </table:table-cell>
          <table:table-cell table:style-name="ce3" office:value-type="float" office:value="310416" calcext:value-type="float">
            <text:p>310416</text:p>
          </table:table-cell>
          <table:table-cell table:style-name="ce3" office:value-type="float" office:value="242654" calcext:value-type="float">
            <text:p>242654</text:p>
          </table:table-cell>
          <table:table-cell table:style-name="ce3" office:value-type="float" office:value="377159" calcext:value-type="float">
            <text:p>377159</text:p>
          </table:table-cell>
          <table:table-cell table:style-name="ce3" office:value-type="float" office:value="1180698" calcext:value-type="float">
            <text:p>1180698</text:p>
          </table:table-cell>
          <table:table-cell table:style-name="ce16" table:formula="of:=([.F90]+[.B90])/1000" office:value-type="float" office:value="3425.675" calcext:value-type="float">
            <text:p>3426</text:p>
          </table:table-cell>
          <table:table-cell table:style-name="ce16" table:formula="of:=([.D90]+[.E90])/1000" office:value-type="float" office:value="619.813" calcext:value-type="float">
            <text:p>620</text:p>
          </table:table-cell>
          <table:table-cell table:style-name="ce16" table:formula="of:=[.$G$71]/[.$A90]" office:value-type="float" office:value="110.528505555556" calcext:value-type="float">
            <text:p>111</text:p>
          </table:table-cell>
          <table:table-cell table:style-name="ce24" table:formula="of:=[.$G$71]/[.G90]" office:value-type="float" office:value="5.80765279835361" calcext:value-type="float">
            <text:p>5,81</text:p>
          </table:table-cell>
          <table:table-cell table:style-name="ce24" table:formula="of:=[.$G$72]/[.G90]" office:value-type="float" office:value="5.83784159326264" calcext:value-type="float">
            <text:p>5,84</text:p>
          </table:table-cell>
          <table:table-cell table:style-name="ce37" table:formula="of:=[.I90]/[.G90]" office:value-type="float" office:value="0.0322647377686312" calcext:value-type="float">
            <text:p>0,03</text:p>
          </table:table-cell>
          <table:table-cell table:style-name="ce32"/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245515" calcext:value-type="float">
            <text:p>2245515</text:p>
          </table:table-cell>
          <table:table-cell table:style-name="ce3" office:value-type="float" office:value="286685" calcext:value-type="float">
            <text:p>286685</text:p>
          </table:table-cell>
          <table:table-cell table:style-name="ce3" office:value-type="float" office:value="80772" calcext:value-type="float">
            <text:p>80772</text:p>
          </table:table-cell>
          <table:table-cell table:style-name="ce3" office:value-type="float" office:value="107303" calcext:value-type="float">
            <text:p>107303</text:p>
          </table:table-cell>
          <table:table-cell table:style-name="ce3" office:value-type="float" office:value="609269" calcext:value-type="float">
            <text:p>609269</text:p>
          </table:table-cell>
          <table:table-cell table:style-name="ce16" table:formula="of:=([.S90]+[.O90])/1000" office:value-type="float" office:value="2854.784" calcext:value-type="float">
            <text:p>2855</text:p>
          </table:table-cell>
          <table:table-cell table:style-name="ce16" table:formula="of:=([.Q90]+[.R90])/1000" office:value-type="float" office:value="188.075" calcext:value-type="float">
            <text:p>188</text:p>
          </table:table-cell>
          <table:table-cell table:style-name="ce16" table:formula="of:=[.$T$71]/[.$N90]" office:value-type="float" office:value="110.535188888889" calcext:value-type="float">
            <text:p>111</text:p>
          </table:table-cell>
          <table:table-cell table:style-name="ce24" table:formula="of:=[.$T$71]/[.T90]" office:value-type="float" office:value="6.96947089517105" calcext:value-type="float">
            <text:p>6,97</text:p>
          </table:table-cell>
          <table:table-cell table:style-name="ce24" table:formula="of:=[.$T$72]/[.T90]" office:value-type="float" office:value="6.97758499417119" calcext:value-type="float">
            <text:p>6,98</text:p>
          </table:table-cell>
          <table:table-cell table:style-name="ce37" table:formula="of:=[.V90]/[.T90]" office:value-type="float" office:value="0.0387192827509503" calcext:value-type="float">
            <text:p>0,04</text:p>
          </table:table-cell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245107" calcext:value-type="float">
            <text:p>2245107</text:p>
          </table:table-cell>
          <table:table-cell table:style-name="ce3" office:value-type="float" office:value="309653" calcext:value-type="float">
            <text:p>309653</text:p>
          </table:table-cell>
          <table:table-cell table:style-name="ce3" office:value-type="float" office:value="263089" calcext:value-type="float">
            <text:p>263089</text:p>
          </table:table-cell>
          <table:table-cell table:style-name="ce3" office:value-type="float" office:value="411236" calcext:value-type="float">
            <text:p>411236</text:p>
          </table:table-cell>
          <table:table-cell table:style-name="ce3" office:value-type="float" office:value="1247538" calcext:value-type="float">
            <text:p>1247538</text:p>
          </table:table-cell>
          <table:table-cell table:style-name="ce16" table:formula="of:=([.F91]+[.B91])/1000" office:value-type="float" office:value="3492.645" calcext:value-type="float">
            <text:p>3493</text:p>
          </table:table-cell>
          <table:table-cell table:style-name="ce16" table:formula="of:=([.D91]+[.E91])/1000" office:value-type="float" office:value="674.325" calcext:value-type="float">
            <text:p>674</text:p>
          </table:table-cell>
          <table:table-cell table:style-name="ce16" table:formula="of:=[.$G$71]/[.$A91]" office:value-type="float" office:value="104.711215789474" calcext:value-type="float">
            <text:p>105</text:p>
          </table:table-cell>
          <table:table-cell table:style-name="ce24" table:formula="of:=[.$G$71]/[.G91]" office:value-type="float" office:value="5.69629349676248" calcext:value-type="float">
            <text:p>5,70</text:p>
          </table:table-cell>
          <table:table-cell table:style-name="ce24" table:formula="of:=[.$G$72]/[.G91]" office:value-type="float" office:value="5.72590343421676" calcext:value-type="float">
            <text:p>5,73</text:p>
          </table:table-cell>
          <table:table-cell table:style-name="ce37" table:formula="of:=[.I91]/[.G91]" office:value-type="float" office:value="0.0299804920882236" calcext:value-type="float">
            <text:p>0,03</text:p>
          </table:table-cell>
          <table:table-cell table:style-name="ce32"/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244989" calcext:value-type="float">
            <text:p>2244989</text:p>
          </table:table-cell>
          <table:table-cell table:style-name="ce3" office:value-type="float" office:value="290349" calcext:value-type="float">
            <text:p>290349</text:p>
          </table:table-cell>
          <table:table-cell table:style-name="ce3" office:value-type="float" office:value="87731" calcext:value-type="float">
            <text:p>87731</text:p>
          </table:table-cell>
          <table:table-cell table:style-name="ce3" office:value-type="float" office:value="111891" calcext:value-type="float">
            <text:p>111891</text:p>
          </table:table-cell>
          <table:table-cell table:style-name="ce3" office:value-type="float" office:value="638611" calcext:value-type="float">
            <text:p>638611</text:p>
          </table:table-cell>
          <table:table-cell table:style-name="ce16" table:formula="of:=([.S91]+[.O91])/1000" office:value-type="float" office:value="2883.6" calcext:value-type="float">
            <text:p>2884</text:p>
          </table:table-cell>
          <table:table-cell table:style-name="ce16" table:formula="of:=([.Q91]+[.R91])/1000" office:value-type="float" office:value="199.622" calcext:value-type="float">
            <text:p>200</text:p>
          </table:table-cell>
          <table:table-cell table:style-name="ce16" table:formula="of:=[.$T$71]/[.$N91]" office:value-type="float" office:value="104.717547368421" calcext:value-type="float">
            <text:p>105</text:p>
          </table:table-cell>
          <table:table-cell table:style-name="ce24" table:formula="of:=[.$T$71]/[.T91]" office:value-type="float" office:value="6.89982452489943" calcext:value-type="float">
            <text:p>6,90</text:p>
          </table:table-cell>
          <table:table-cell table:style-name="ce24" table:formula="of:=[.$T$72]/[.T91]" office:value-type="float" office:value="6.90785753918713" calcext:value-type="float">
            <text:p>6,91</text:p>
          </table:table-cell>
          <table:table-cell table:style-name="ce37" table:formula="of:=[.V91]/[.T91]" office:value-type="float" office:value="0.0363148659205233" calcext:value-type="float">
            <text:p>0,04</text:p>
          </table:table-cell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244865" calcext:value-type="float">
            <text:p>2244865</text:p>
          </table:table-cell>
          <table:table-cell table:style-name="ce3" office:value-type="float" office:value="311279" calcext:value-type="float">
            <text:p>311279</text:p>
          </table:table-cell>
          <table:table-cell table:style-name="ce3" office:value-type="float" office:value="281145" calcext:value-type="float">
            <text:p>281145</text:p>
          </table:table-cell>
          <table:table-cell table:style-name="ce3" office:value-type="float" office:value="853804" calcext:value-type="float">
            <text:p>853804</text:p>
          </table:table-cell>
          <table:table-cell table:style-name="ce3" office:value-type="float" office:value="1689915" calcext:value-type="float">
            <text:p>1689915</text:p>
          </table:table-cell>
          <table:table-cell table:style-name="ce16" table:formula="of:=([.F92]+[.B92])/1000" office:value-type="float" office:value="3934.78" calcext:value-type="float">
            <text:p>3935</text:p>
          </table:table-cell>
          <table:table-cell table:style-name="ce16" table:formula="of:=([.D92]+[.E92])/1000" office:value-type="float" office:value="1134.949" calcext:value-type="float">
            <text:p>1135</text:p>
          </table:table-cell>
          <table:table-cell table:style-name="ce16" table:formula="of:=[.$G$71]/[.$A92]" office:value-type="float" office:value="99.475655" calcext:value-type="float">
            <text:p>99</text:p>
          </table:table-cell>
          <table:table-cell table:style-name="ce24" table:formula="of:=[.$G$71]/[.G92]" office:value-type="float" office:value="5.05622449031458" calcext:value-type="float">
            <text:p>5,06</text:p>
          </table:table-cell>
          <table:table-cell table:style-name="ce24" table:formula="of:=[.$G$72]/[.G92]" office:value-type="float" office:value="5.0825072812203" calcext:value-type="float">
            <text:p>5,08</text:p>
          </table:table-cell>
          <table:table-cell table:style-name="ce37" table:formula="of:=[.I92]/[.G92]" office:value-type="float" office:value="0.0252811224515729" calcext:value-type="float">
            <text:p>0,03</text:p>
          </table:table-cell>
          <table:table-cell table:style-name="ce32"/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245144" calcext:value-type="float">
            <text:p>2245144</text:p>
          </table:table-cell>
          <table:table-cell table:style-name="ce3" office:value-type="float" office:value="299709" calcext:value-type="float">
            <text:p>299709</text:p>
          </table:table-cell>
          <table:table-cell table:style-name="ce3" office:value-type="float" office:value="94239" calcext:value-type="float">
            <text:p>94239</text:p>
          </table:table-cell>
          <table:table-cell table:style-name="ce3" office:value-type="float" office:value="107251" calcext:value-type="float">
            <text:p>107251</text:p>
          </table:table-cell>
          <table:table-cell table:style-name="ce3" office:value-type="float" office:value="664276" calcext:value-type="float">
            <text:p>664276</text:p>
          </table:table-cell>
          <table:table-cell table:style-name="ce16" table:formula="of:=([.S92]+[.O92])/1000" office:value-type="float" office:value="2909.42" calcext:value-type="float">
            <text:p>2909</text:p>
          </table:table-cell>
          <table:table-cell table:style-name="ce16" table:formula="of:=([.Q92]+[.R92])/1000" office:value-type="float" office:value="201.49" calcext:value-type="float">
            <text:p>201</text:p>
          </table:table-cell>
          <table:table-cell table:style-name="ce16" table:formula="of:=[.$T$71]/[.$N92]" office:value-type="float" office:value="99.48167" calcext:value-type="float">
            <text:p>99</text:p>
          </table:table-cell>
          <table:table-cell table:style-name="ce24" table:formula="of:=[.$T$71]/[.T92]" office:value-type="float" office:value="6.83859119687085" calcext:value-type="float">
            <text:p>6,84</text:p>
          </table:table-cell>
          <table:table-cell table:style-name="ce24" table:formula="of:=[.$T$72]/[.T92]" office:value-type="float" office:value="6.84655292120079" calcext:value-type="float">
            <text:p>6,85</text:p>
          </table:table-cell>
          <table:table-cell table:style-name="ce37" table:formula="of:=[.V92]/[.T92]" office:value-type="float" office:value="0.0341929559843543" calcext:value-type="float">
            <text:p>0,03</text:p>
          </table:table-cell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244669" calcext:value-type="float">
            <text:p>2244669</text:p>
          </table:table-cell>
          <table:table-cell table:style-name="ce3" office:value-type="float" office:value="306865" calcext:value-type="float">
            <text:p>306865</text:p>
          </table:table-cell>
          <table:table-cell table:style-name="ce3" office:value-type="float" office:value="301932" calcext:value-type="float">
            <text:p>301932</text:p>
          </table:table-cell>
          <table:table-cell table:style-name="ce3" office:value-type="float" office:value="3140388" calcext:value-type="float">
            <text:p>3140388</text:p>
          </table:table-cell>
          <table:table-cell table:style-name="ce3" office:value-type="float" office:value="4026502" calcext:value-type="float">
            <text:p>4026502</text:p>
          </table:table-cell>
          <table:table-cell table:style-name="ce16" table:formula="of:=([.F93]+[.B93])/1000" office:value-type="float" office:value="6271.171" calcext:value-type="float">
            <text:p>6271</text:p>
          </table:table-cell>
          <table:table-cell table:style-name="ce16" table:formula="of:=([.D93]+[.E93])/1000" office:value-type="float" office:value="3442.32" calcext:value-type="float">
            <text:p>3442</text:p>
          </table:table-cell>
          <table:table-cell table:style-name="ce16" table:formula="of:=[.$G$71]/[.$A93]" office:value-type="float" office:value="94.7387190476191" calcext:value-type="float">
            <text:p>95</text:p>
          </table:table-cell>
          <table:table-cell table:style-name="ce24" table:formula="of:=[.$G$71]/[.G93]" office:value-type="float" office:value="3.17247464628217" calcext:value-type="float">
            <text:p>3,17</text:p>
          </table:table-cell>
          <table:table-cell table:style-name="ce24" table:formula="of:=[.$G$72]/[.G93]" office:value-type="float" office:value="3.18896550580426" calcext:value-type="float">
            <text:p>3,19</text:p>
          </table:table-cell>
          <table:table-cell table:style-name="ce37" table:formula="of:=[.I93]/[.G93]" office:value-type="float" office:value="0.0151070221251532" calcext:value-type="float">
            <text:p>0,02</text:p>
          </table:table-cell>
          <table:table-cell table:style-name="ce32"/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245756" calcext:value-type="float">
            <text:p>2245756</text:p>
          </table:table-cell>
          <table:table-cell table:style-name="ce3" office:value-type="float" office:value="295650" calcext:value-type="float">
            <text:p>295650</text:p>
          </table:table-cell>
          <table:table-cell table:style-name="ce3" office:value-type="float" office:value="102626" calcext:value-type="float">
            <text:p>102626</text:p>
          </table:table-cell>
          <table:table-cell table:style-name="ce3" office:value-type="float" office:value="100518" calcext:value-type="float">
            <text:p>100518</text:p>
          </table:table-cell>
          <table:table-cell table:style-name="ce3" office:value-type="float" office:value="668252" calcext:value-type="float">
            <text:p>668252</text:p>
          </table:table-cell>
          <table:table-cell table:style-name="ce16" table:formula="of:=([.S93]+[.O93])/1000" office:value-type="float" office:value="2914.008" calcext:value-type="float">
            <text:p>2914</text:p>
          </table:table-cell>
          <table:table-cell table:style-name="ce16" table:formula="of:=([.Q93]+[.R93])/1000" office:value-type="float" office:value="203.144" calcext:value-type="float">
            <text:p>203</text:p>
          </table:table-cell>
          <table:table-cell table:style-name="ce16" table:formula="of:=[.$T$71]/[.$N93]" office:value-type="float" office:value="94.7444476190476" calcext:value-type="float">
            <text:p>95</text:p>
          </table:table-cell>
          <table:table-cell table:style-name="ce24" table:formula="of:=[.$T$71]/[.T93]" office:value-type="float" office:value="6.82782408284397" calcext:value-type="float">
            <text:p>6,83</text:p>
          </table:table-cell>
          <table:table-cell table:style-name="ce24" table:formula="of:=[.$T$72]/[.T93]" office:value-type="float" office:value="6.83577327172746" calcext:value-type="float">
            <text:p>6,84</text:p>
          </table:table-cell>
          <table:table-cell table:style-name="ce37" table:formula="of:=[.V93]/[.T93]" office:value-type="float" office:value="0.0325134480135427" calcext:value-type="float">
            <text:p>0,03</text:p>
          </table:table-cell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244748" calcext:value-type="float">
            <text:p>2244748</text:p>
          </table:table-cell>
          <table:table-cell table:style-name="ce3" office:value-type="float" office:value="308029" calcext:value-type="float">
            <text:p>308029</text:p>
          </table:table-cell>
          <table:table-cell table:style-name="ce3" office:value-type="float" office:value="324166" calcext:value-type="float">
            <text:p>324166</text:p>
          </table:table-cell>
          <table:table-cell table:style-name="ce3" office:value-type="float" office:value="3189123" calcext:value-type="float">
            <text:p>3189123</text:p>
          </table:table-cell>
          <table:table-cell table:style-name="ce3" office:value-type="float" office:value="4083315" calcext:value-type="float">
            <text:p>4083315</text:p>
          </table:table-cell>
          <table:table-cell table:style-name="ce16" table:formula="of:=([.F94]+[.B94])/1000" office:value-type="float" office:value="6328.063" calcext:value-type="float">
            <text:p>6328</text:p>
          </table:table-cell>
          <table:table-cell table:style-name="ce16" table:formula="of:=([.D94]+[.E94])/1000" office:value-type="float" office:value="3513.289" calcext:value-type="float">
            <text:p>3513</text:p>
          </table:table-cell>
          <table:table-cell table:style-name="ce16" table:formula="of:=[.$G$71]/[.$A94]" office:value-type="float" office:value="90.4324136363637" calcext:value-type="float">
            <text:p>90</text:p>
          </table:table-cell>
          <table:table-cell table:style-name="ce24" table:formula="of:=[.$G$71]/[.G94]" office:value-type="float" office:value="3.14395273877646" calcext:value-type="float">
            <text:p>3,14</text:p>
          </table:table-cell>
          <table:table-cell table:style-name="ce24" table:formula="of:=[.$G$72]/[.G94]" office:value-type="float" office:value="3.16029533839976" calcext:value-type="float">
            <text:p>3,16</text:p>
          </table:table-cell>
          <table:table-cell table:style-name="ce37" table:formula="of:=[.I94]/[.G94]" office:value-type="float" office:value="0.0142906942671657" calcext:value-type="float">
            <text:p>0,01</text:p>
          </table:table-cell>
          <table:table-cell table:style-name="ce32"/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245032" calcext:value-type="float">
            <text:p>2245032</text:p>
          </table:table-cell>
          <table:table-cell table:style-name="ce3" office:value-type="float" office:value="295272" calcext:value-type="float">
            <text:p>295272</text:p>
          </table:table-cell>
          <table:table-cell table:style-name="ce3" office:value-type="float" office:value="108342" calcext:value-type="float">
            <text:p>108342</text:p>
          </table:table-cell>
          <table:table-cell table:style-name="ce3" office:value-type="float" office:value="96804" calcext:value-type="float">
            <text:p>96804</text:p>
          </table:table-cell>
          <table:table-cell table:style-name="ce3" office:value-type="float" office:value="680365" calcext:value-type="float">
            <text:p>680365</text:p>
          </table:table-cell>
          <table:table-cell table:style-name="ce16" table:formula="of:=([.S94]+[.O94])/1000" office:value-type="float" office:value="2925.397" calcext:value-type="float">
            <text:p>2925</text:p>
          </table:table-cell>
          <table:table-cell table:style-name="ce16" table:formula="of:=([.Q94]+[.R94])/1000" office:value-type="float" office:value="205.146" calcext:value-type="float">
            <text:p>205</text:p>
          </table:table-cell>
          <table:table-cell table:style-name="ce16" table:formula="of:=[.$T$71]/[.$N94]" office:value-type="float" office:value="90.4378818181818" calcext:value-type="float">
            <text:p>90</text:p>
          </table:table-cell>
          <table:table-cell table:style-name="ce24" table:formula="of:=[.$T$71]/[.T94]" office:value-type="float" office:value="6.80124236129319" calcext:value-type="float">
            <text:p>6,80</text:p>
          </table:table-cell>
          <table:table-cell table:style-name="ce24" table:formula="of:=[.$T$72]/[.T94]" office:value-type="float" office:value="6.80916060281733" calcext:value-type="float">
            <text:p>6,81</text:p>
          </table:table-cell>
          <table:table-cell table:style-name="ce37" table:formula="of:=[.V94]/[.T94]" office:value-type="float" office:value="0.0309147380058781" calcext:value-type="float">
            <text:p>0,03</text:p>
          </table:table-cell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244331" calcext:value-type="float">
            <text:p>2244331</text:p>
          </table:table-cell>
          <table:table-cell table:style-name="ce3" office:value-type="float" office:value="305791" calcext:value-type="float">
            <text:p>305791</text:p>
          </table:table-cell>
          <table:table-cell table:style-name="ce3" office:value-type="float" office:value="344238" calcext:value-type="float">
            <text:p>344238</text:p>
          </table:table-cell>
          <table:table-cell table:style-name="ce3" office:value-type="float" office:value="3107601" calcext:value-type="float">
            <text:p>3107601</text:p>
          </table:table-cell>
          <table:table-cell table:style-name="ce3" office:value-type="float" office:value="4021890" calcext:value-type="float">
            <text:p>4021890</text:p>
          </table:table-cell>
          <table:table-cell table:style-name="ce16" table:formula="of:=([.F95]+[.B95])/1000" office:value-type="float" office:value="6266.221" calcext:value-type="float">
            <text:p>6266</text:p>
          </table:table-cell>
          <table:table-cell table:style-name="ce16" table:formula="of:=([.D95]+[.E95])/1000" office:value-type="float" office:value="3451.839" calcext:value-type="float">
            <text:p>3452</text:p>
          </table:table-cell>
          <table:table-cell table:style-name="ce16" table:formula="of:=[.$G$71]/[.$A95]" office:value-type="float" office:value="86.5005695652174" calcext:value-type="float">
            <text:p>87</text:p>
          </table:table-cell>
          <table:table-cell table:style-name="ce24" table:formula="of:=[.$G$71]/[.G95]" office:value-type="float" office:value="3.17498074198149" calcext:value-type="float">
            <text:p>3,17</text:p>
          </table:table-cell>
          <table:table-cell table:style-name="ce24" table:formula="of:=[.$G$72]/[.G95]" office:value-type="float" office:value="3.19148462845469" calcext:value-type="float">
            <text:p>3,19</text:p>
          </table:table-cell>
          <table:table-cell table:style-name="ce37" table:formula="of:=[.I95]/[.G95]" office:value-type="float" office:value="0.0138042640955717" calcext:value-type="float">
            <text:p>0,01</text:p>
          </table:table-cell>
          <table:table-cell table:style-name="ce32"/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244693" calcext:value-type="float">
            <text:p>2244693</text:p>
          </table:table-cell>
          <table:table-cell table:style-name="ce3" office:value-type="float" office:value="297754" calcext:value-type="float">
            <text:p>297754</text:p>
          </table:table-cell>
          <table:table-cell table:style-name="ce3" office:value-type="float" office:value="114559" calcext:value-type="float">
            <text:p>114559</text:p>
          </table:table-cell>
          <table:table-cell table:style-name="ce3" office:value-type="float" office:value="97929" calcext:value-type="float">
            <text:p>97929</text:p>
          </table:table-cell>
          <table:table-cell table:style-name="ce3" office:value-type="float" office:value="681500" calcext:value-type="float">
            <text:p>681500</text:p>
          </table:table-cell>
          <table:table-cell table:style-name="ce16" table:formula="of:=([.S95]+[.O95])/1000" office:value-type="float" office:value="2926.193" calcext:value-type="float">
            <text:p>2926</text:p>
          </table:table-cell>
          <table:table-cell table:style-name="ce16" table:formula="of:=([.Q95]+[.R95])/1000" office:value-type="float" office:value="212.488" calcext:value-type="float">
            <text:p>212</text:p>
          </table:table-cell>
          <table:table-cell table:style-name="ce16" table:formula="of:=[.$T$71]/[.$N95]" office:value-type="float" office:value="86.5058" calcext:value-type="float">
            <text:p>87</text:p>
          </table:table-cell>
          <table:table-cell table:style-name="ce24" table:formula="of:=[.$T$71]/[.T95]" office:value-type="float" office:value="6.79939224787975" calcext:value-type="float">
            <text:p>6,80</text:p>
          </table:table-cell>
          <table:table-cell table:style-name="ce24" table:formula="of:=[.$T$72]/[.T95]" office:value-type="float" office:value="6.80730833543789" calcext:value-type="float">
            <text:p>6,81</text:p>
          </table:table-cell>
          <table:table-cell table:style-name="ce37" table:formula="of:=[.V95]/[.T95]" office:value-type="float" office:value="0.0295625749907815" calcext:value-type="float">
            <text:p>0,03</text:p>
          </table:table-cell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246564" calcext:value-type="float">
            <text:p>2246564</text:p>
          </table:table-cell>
          <table:table-cell table:style-name="ce3" office:value-type="float" office:value="308948" calcext:value-type="float">
            <text:p>308948</text:p>
          </table:table-cell>
          <table:table-cell table:style-name="ce3" office:value-type="float" office:value="368223" calcext:value-type="float">
            <text:p>368223</text:p>
          </table:table-cell>
          <table:table-cell table:style-name="ce3" office:value-type="float" office:value="2254192" calcext:value-type="float">
            <text:p>2254192</text:p>
          </table:table-cell>
          <table:table-cell table:style-name="ce3" office:value-type="float" office:value="3236519" calcext:value-type="float">
            <text:p>3236519</text:p>
          </table:table-cell>
          <table:table-cell table:style-name="ce16" table:formula="of:=([.F96]+[.B96])/1000" office:value-type="float" office:value="5483.083" calcext:value-type="float">
            <text:p>5483</text:p>
          </table:table-cell>
          <table:table-cell table:style-name="ce16" table:formula="of:=([.D96]+[.E96])/1000" office:value-type="float" office:value="2622.415" calcext:value-type="float">
            <text:p>2622</text:p>
          </table:table-cell>
          <table:table-cell table:style-name="ce16" table:formula="of:=[.$G$71]/[.$A96]" office:value-type="float" office:value="82.8963791666667" calcext:value-type="float">
            <text:p>83</text:p>
          </table:table-cell>
          <table:table-cell table:style-name="ce24" table:formula="of:=[.$G$71]/[.G96]" office:value-type="float" office:value="3.62845701952715" calcext:value-type="float">
            <text:p>3,63</text:p>
          </table:table-cell>
          <table:table-cell table:style-name="ce24" table:formula="of:=[.$G$72]/[.G96]" office:value-type="float" office:value="3.64731812376358" calcext:value-type="float">
            <text:p>3,65</text:p>
          </table:table-cell>
          <table:table-cell table:style-name="ce37" table:formula="of:=[.I96]/[.G96]" office:value-type="float" office:value="0.0151185709146965" calcext:value-type="float">
            <text:p>0,02</text:p>
          </table:table-cell>
          <table:table-cell table:style-name="ce32"/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244453" calcext:value-type="float">
            <text:p>2244453</text:p>
          </table:table-cell>
          <table:table-cell table:style-name="ce3" office:value-type="float" office:value="297814" calcext:value-type="float">
            <text:p>297814</text:p>
          </table:table-cell>
          <table:table-cell table:style-name="ce3" office:value-type="float" office:value="122537" calcext:value-type="float">
            <text:p>122537</text:p>
          </table:table-cell>
          <table:table-cell table:style-name="ce3" office:value-type="float" office:value="117375" calcext:value-type="float">
            <text:p>117375</text:p>
          </table:table-cell>
          <table:table-cell table:style-name="ce3" office:value-type="float" office:value="767181" calcext:value-type="float">
            <text:p>767181</text:p>
          </table:table-cell>
          <table:table-cell table:style-name="ce16" table:formula="of:=([.S96]+[.O96])/1000" office:value-type="float" office:value="3011.634" calcext:value-type="float">
            <text:p>3012</text:p>
          </table:table-cell>
          <table:table-cell table:style-name="ce16" table:formula="of:=([.Q96]+[.R96])/1000" office:value-type="float" office:value="239.912" calcext:value-type="float">
            <text:p>240</text:p>
          </table:table-cell>
          <table:table-cell table:style-name="ce16" table:formula="of:=[.$T$71]/[.$N96]" office:value-type="float" office:value="82.9013916666667" calcext:value-type="float">
            <text:p>83</text:p>
          </table:table-cell>
          <table:table-cell table:style-name="ce24" table:formula="of:=[.$T$71]/[.T96]" office:value-type="float" office:value="6.60649135983987" calcext:value-type="float">
            <text:p>6,61</text:p>
          </table:table-cell>
          <table:table-cell table:style-name="ce24" table:formula="of:=[.$T$72]/[.T96]" office:value-type="float" office:value="6.6141828655142" calcext:value-type="float">
            <text:p>6,61</text:p>
          </table:table-cell>
          <table:table-cell table:style-name="ce37" table:formula="of:=[.V96]/[.T96]" office:value-type="float" office:value="0.0275270473326661" calcext:value-type="float">
            <text:p>0,03</text:p>
          </table:table-cell>
        </table:table-row>
        <table:table-row table:style-name="ro1" table:number-rows-repeated="99">
          <table:table-cell table:style-name="ce7" table:number-columns-repeated="9"/>
          <table:table-cell table:style-name="ce27" table:number-columns-repeated="2"/>
          <table:table-cell table:style-name="ce32" table:number-columns-repeated="4"/>
          <table:table-cell table:style-name="ce41"/>
          <table:table-cell table:style-name="ce32"/>
          <table:table-cell table:style-name="ce41"/>
          <table:table-cell table:style-name="ce8"/>
          <table:table-cell table:number-columns-repeated="6"/>
        </table:table-row>
        <table:table-row table:style-name="ro1" table:number-rows-repeated="49">
          <table:table-cell table:style-name="ce8" table:number-columns-repeated="9"/>
          <table:table-cell table:style-name="ce28" table:number-columns-repeated="2"/>
          <table:table-cell table:style-name="ce39" table:number-columns-repeated="7"/>
          <table:table-cell table:style-name="ce8"/>
          <table:table-cell table:number-columns-repeated="6"/>
        </table:table-row>
        <table:table-row table:style-name="ro1" table:number-rows-repeated="1048331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graphs" table:style-name="ta1">
        <table:shapes>
          <draw:frame draw:z-index="0" draw:style-name="gr1" draw:text-style-name="P1" svg:width="130mm" svg:height="100mm" svg:x="4.78mm" svg:y="0mm">
            <loext:p draw:notify-on-update-of-ranges="data.A5:data.A20 data.G5:data.G20 data.G53:data.G68 data.T5:data.T20 data.T53:data.T68 data.I5:data.I20 data.I53:data.I68 data.V5:data.V20 data.V53:data.V6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30mm" svg:height="100mm" svg:x="4.42mm" svg:y="100.69mm">
            <loext:p draw:notify-on-update-of-ranges="data.A24:data.A48 data.G24:data.G48 data.G72:data.G96 data.T24:data.T48 data.T72:data.T96 data.I24:data.I48 data.I72:data.I96 data.V24:data.V48 data.V72:data.V96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130mm" svg:height="100mm" svg:x="136.84mm" svg:y="2.66mm">
            <loext:p draw:notify-on-update-of-ranges="data.A5:data.A20 data.H5:data.H20 data.H53:data.H68 data.U5:data.U20 data.U53:data.U6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30mm" svg:height="100mm" svg:x="138.49mm" svg:y="102.79mm">
            <loext:p draw:notify-on-update-of-ranges="data.A24:data.A48 data.H24:data.H48 data.H72:data.H96 data.U24:data.U48 data.U72:data.U9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130mm" svg:height="100mm" svg:x="269.56mm" svg:y="3.19mm">
            <loext:p draw:notify-on-update-of-ranges="data.A5:data.A20 data.J5:data.J20 data.J53:data.J68 data.W5:data.W20 data.W53:data.W68 data.A5:data.A2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130mm" svg:height="100mm" svg:x="270.66mm" svg:y="103.05mm">
            <loext:p draw:notify-on-update-of-ranges="data.A24:data.A48 data.J24:data.J48 data.J72:data.J96 data.W24:data.W48 data.W72:data.W96 data.A24:data.A4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6" draw:style-name="gr1" draw:text-style-name="P1" svg:width="130mm" svg:height="100mm" svg:x="403.65mm" svg:y="2.92mm">
            <loext:p draw:notify-on-update-of-ranges="data.A5:data.A20 data.K5:data.K20 data.K53:data.K68 data.X5:data.X20 data.X53:data.X68 data.A5:data.A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7" draw:style-name="gr1" draw:text-style-name="P1" svg:width="130mm" svg:height="100mm" svg:x="536.36mm" svg:y="5.05mm">
            <loext:p draw:notify-on-update-of-ranges="data.A5:data.A20 data.L5:data.L20 data.L53:data.L68 data.Y5:data.Y20 data.Y53:data.Y68 data.M1:data.M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130mm" svg:height="100mm" svg:x="402.81mm" svg:y="104.39mm">
            <loext:p draw:notify-on-update-of-ranges="data.A24:data.A48 data.K24:data.K48 data.K72:data.K96 data.X24:data.X48 data.X72:data.X96 data.A24:data.A48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130mm" svg:height="100mm" svg:x="538.28mm" svg:y="107.58mm">
            <loext:p draw:notify-on-update-of-ranges="data.A24:data.A48 data.L24:data.L48 data.L72:data.L96 data.Y24:data.Y48 data.Y72:data.Y96 data.M1:data.M1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3" loext:min-decimal-places="3"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2">00/00/0000</text:date>, <text:time style:data-style-name="N2" text:time-value="00:30:28.098785014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2T00:36:05.205908362</dc:date>
    <meta:editing-duration>P1DT10H15M58S</meta:editing-duration>
    <meta:editing-cycles>72</meta:editing-cycles>
    <meta:generator>LibreOffice/5.0.5.2$Linux_X86_64 LibreOffice_project/00m0$Build-2</meta:generator>
    <meta:document-statistic meta:table-count="2" meta:cell-count="2140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6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style:rotation-angle="33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2pt" fo:text-shadow="1pt 1pt" style:font-size-asian="9pt" style:font-size-complex="9pt"/>
    </style:style>
    <style:style style:name="ch8" style:family="chart" style:data-style-name="N1">
      <style:chart-properties chart:display-label="true" chart:tick-marks-major-inner="false" chart:tick-marks-major-outer="false" chart:logarithmic="false" chart:minimum="0" chart:maximum="8" chart:origin="0" chart:reverse-direction="false" text:line-break="false" chart:link-data-style-to-source="false" chart:axis-position="1" chart:axis-label-position="near-axis-other-side"/>
      <style:graphic-properties svg:stroke-color="#b3b3b3"/>
      <style:text-properties fo:font-size="10pt" fo:font-style="italic" fo:font-weight="bold" style:font-size-asian="10pt" style:font-size-complex="10pt"/>
    </style:style>
    <style:style style:name="ch9" style:family="chart">
      <style:chart-properties style:rotation-angle="0"/>
      <style:graphic-properties draw:fill="solid" draw:fill-color="#ffffff" draw:opacity="80%"/>
      <style:text-properties fo:font-size="12pt" fo:text-shadow="1pt 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06">
      <style:chart-properties chart:symbol-type="none" chart:link-data-style-to-source="true"/>
      <style:graphic-properties draw:stroke="dash" draw:stroke-dash="Fine_20_Dashed" svg:stroke-width="0.08cm" svg:stroke-color="#000000" draw:fill-color="#0000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001cm" svg:height="10.001cm" xlink:href=".." xlink:type="simple" chart:class="chart:line" chart:style-name="ch1">
        <chart:title svg:x="9.624cm" svg:y="8.312cm" chart:style-name="ch2">
          <text:p>d) Scalability</text:p>
        </chart:title>
        <chart:subtitle svg:x="10.356cm" svg:y="9.297cm" chart:style-name="ch3">
          <text:p>Xeon Host</text:p>
        </chart:subtitle>
        <chart:legend svg:x="0.135cm" svg:y="8.148cm" style:legend-expansion="custom" chartooo:width="7.18cm" chartooo:height="1.3cm" style:legend-expansion-aspect-ratio="5.52307692307692" chart:style-name="ch4"/>
        <chart:plot-area chart:style-name="ch5" table:cell-range-address="data.A5:data.A20 data.K5:data.K20 data.K53:data.K68 data.X5:data.X20 data.X53:data.X68" chart:data-source-has-labels="both" svg:x="0.026cm" svg:y="0.153cm" svg:width="13.134cm" svg:height="8.224cm">
          <chartooo:coordinate-region svg:x="0.126cm" svg:y="0.352cm" svg:width="12.612cm" svg:height="7.244cm"/>
          <chart:axis chart:dimension="x" chart:name="primary-x" chart:style-name="ch6" chartooo:axis-type="auto">
            <chartooo:date-scale/>
            <chart:title svg:x="9.291cm" svg:y="7.003cm" chart:style-name="ch7">
              <text:p>Numer of Threads</text:p>
            </chart:title>
            <chart:categories table:cell-range-address="data.A5:data.A20"/>
          </chart:axis>
          <chart:axis chart:dimension="y" chart:name="primary-y" chart:style-name="ch8">
            <chart:title svg:x="0.164cm" svg:y="0.535cm" chart:style-name="ch9">
              <text:p>Scalability</text:p>
            </chart:title>
            <chart:grid chart:style-name="ch10" chart:class="major"/>
          </chart:axis>
          <chart:series chart:style-name="ch11" chart:values-cell-range-address="data.K5:data.K20" loext:label-string="thread" chart:class="chart:line">
            <chart:data-point chart:repeated="16"/>
          </chart:series>
          <chart:series chart:style-name="ch12" chart:values-cell-range-address="data.K53:data.K68" loext:label-string="vect_thread" chart:class="chart:line">
            <chart:data-point chart:repeated="16"/>
          </chart:series>
          <chart:series chart:style-name="ch13" chart:values-cell-range-address="data.X5:data.X20" loext:label-string="ff" chart:class="chart:line">
            <chart:data-point chart:repeated="16"/>
          </chart:series>
          <chart:series chart:style-name="ch14" chart:values-cell-range-address="data.X53:data.X68" loext:label-string="vect_ff" chart:class="chart:line">
            <chart:data-point chart:repeated="16"/>
          </chart:series>
          <chart:series chart:style-name="ch15" chart:values-cell-range-address="data.A5:data.A20" loext:label-string="ideal" chart:class="chart:line">
            <chart:data-point chart:repeated="1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</text:p>
              </table:table-cell>
              <table:table-cell office:value-type="string">
                <text:p>vect_thread</text:p>
              </table:table-cell>
              <table:table-cell office:value-type="string">
                <text:p>ff</text:p>
              </table:table-cell>
              <table:table-cell office:value-type="string">
                <text:p>vect_ff</text:p>
              </table:table-cell>
              <table:table-cell office:value-type="string">
                <text:p>ideal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data.A5:data.A20</svg:desc>
                </draw:g>
              </table:table-cell>
              <table:table-cell office:value-type="float" office:value="1">
                <text:p>1</text:p>
                <draw:g>
                  <svg:desc>data.K5:data.K20</svg:desc>
                </draw:g>
              </table:table-cell>
              <table:table-cell office:value-type="float" office:value="1">
                <text:p>1</text:p>
                <draw:g>
                  <svg:desc>data.K53:data.K68</svg:desc>
                </draw:g>
              </table:table-cell>
              <table:table-cell office:value-type="float" office:value="1">
                <text:p>1</text:p>
                <draw:g>
                  <svg:desc>data.X5:data.X20</svg:desc>
                </draw:g>
              </table:table-cell>
              <table:table-cell office:value-type="float" office:value="1">
                <text:p>1</text:p>
                <draw:g>
                  <svg:desc>data.X53:data.X68</svg:desc>
                </draw:g>
              </table:table-cell>
              <table:table-cell office:value-type="float" office:value="1">
                <text:p>1</text:p>
                <draw:g>
                  <svg:desc>data.A5:data.A2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80556605894849">
                <text:p>1.80556605894849</text:p>
              </table:table-cell>
              <table:table-cell office:value-type="float" office:value="1.98576853518452">
                <text:p>1.98576853518452</text:p>
              </table:table-cell>
              <table:table-cell office:value-type="float" office:value="2.20435500197548">
                <text:p>2.20435500197548</text:p>
              </table:table-cell>
              <table:table-cell office:value-type="float" office:value="1.74775128834836">
                <text:p>1.747751288348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53036223854572">
                <text:p>2.53036223854572</text:p>
              </table:table-cell>
              <table:table-cell office:value-type="float" office:value="2.6580906368454">
                <text:p>2.6580906368454</text:p>
              </table:table-cell>
              <table:table-cell office:value-type="float" office:value="1.73051216546646">
                <text:p>1.73051216546646</text:p>
              </table:table-cell>
              <table:table-cell office:value-type="float" office:value="2.37094207703677">
                <text:p>2.370942077036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3226632736521">
                <text:p>3.3226632736521</text:p>
              </table:table-cell>
              <table:table-cell office:value-type="float" office:value="3.63662403520655">
                <text:p>3.63662403520655</text:p>
              </table:table-cell>
              <table:table-cell office:value-type="float" office:value="3.77454737592387">
                <text:p>3.77454737592387</text:p>
              </table:table-cell>
              <table:table-cell office:value-type="float" office:value="2.46589251725477">
                <text:p>2.465892517254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.86065068912357">
                <text:p>3.86065068912357</text:p>
              </table:table-cell>
              <table:table-cell office:value-type="float" office:value="4.98415674621359">
                <text:p>4.98415674621359</text:p>
              </table:table-cell>
              <table:table-cell office:value-type="float" office:value="3.88005302547469">
                <text:p>3.88005302547469</text:p>
              </table:table-cell>
              <table:table-cell office:value-type="float" office:value="2.75195237204313">
                <text:p>2.751952372043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.43980834245119">
                <text:p>4.43980834245119</text:p>
              </table:table-cell>
              <table:table-cell office:value-type="float" office:value="5.6443584023522">
                <text:p>5.6443584023522</text:p>
              </table:table-cell>
              <table:table-cell office:value-type="float" office:value="2.5122119566012">
                <text:p>2.5122119566012</text:p>
              </table:table-cell>
              <table:table-cell office:value-type="float" office:value="3.10707764448823">
                <text:p>3.107077644488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.00528022118431">
                <text:p>5.00528022118431</text:p>
              </table:table-cell>
              <table:table-cell office:value-type="float" office:value="6.19808732087489">
                <text:p>6.19808732087489</text:p>
              </table:table-cell>
              <table:table-cell office:value-type="float" office:value="4.13934226221915">
                <text:p>4.13934226221915</text:p>
              </table:table-cell>
              <table:table-cell office:value-type="float" office:value="3.21104894927467">
                <text:p>3.211048949274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.49842051892579">
                <text:p>5.49842051892579</text:p>
              </table:table-cell>
              <table:table-cell office:value-type="float" office:value="6.63926905880477">
                <text:p>6.63926905880477</text:p>
              </table:table-cell>
              <table:table-cell office:value-type="float" office:value="4.93547992681554">
                <text:p>4.93547992681554</text:p>
              </table:table-cell>
              <table:table-cell office:value-type="float" office:value="3.88782557329123">
                <text:p>3.887825573291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5.91507395041482">
                <text:p>5.91507395041482</text:p>
              </table:table-cell>
              <table:table-cell office:value-type="float" office:value="5.79636289313381">
                <text:p>5.79636289313381</text:p>
              </table:table-cell>
              <table:table-cell office:value-type="float" office:value="4.61771442524792">
                <text:p>4.61771442524792</text:p>
              </table:table-cell>
              <table:table-cell office:value-type="float" office:value="4.33167665900366">
                <text:p>4.3316766590036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21368729788152">
                <text:p>6.21368729788152</text:p>
              </table:table-cell>
              <table:table-cell office:value-type="float" office:value="6.91305979858766">
                <text:p>6.91305979858766</text:p>
              </table:table-cell>
              <table:table-cell office:value-type="float" office:value="3.5929495778208">
                <text:p>3.5929495778208</text:p>
              </table:table-cell>
              <table:table-cell office:value-type="float" office:value="3.40497666034411">
                <text:p>3.404976660344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6.63888753796458">
                <text:p>6.63888753796458</text:p>
              </table:table-cell>
              <table:table-cell office:value-type="float" office:value="7.13590543936671">
                <text:p>7.13590543936671</text:p>
              </table:table-cell>
              <table:table-cell office:value-type="float" office:value="4.60658440646272">
                <text:p>4.60658440646272</text:p>
              </table:table-cell>
              <table:table-cell office:value-type="float" office:value="3.34833921817418">
                <text:p>3.348339218174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7.00155514419147">
                <text:p>7.00155514419147</text:p>
              </table:table-cell>
              <table:table-cell office:value-type="float" office:value="6.61228819014324">
                <text:p>6.61228819014324</text:p>
              </table:table-cell>
              <table:table-cell office:value-type="float" office:value="5.77361286829698">
                <text:p>5.77361286829698</text:p>
              </table:table-cell>
              <table:table-cell office:value-type="float" office:value="3.57055078419802">
                <text:p>3.5705507841980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.10352305779928">
                <text:p>6.10352305779928</text:p>
              </table:table-cell>
              <table:table-cell office:value-type="float" office:value="5.72659908884532">
                <text:p>5.72659908884532</text:p>
              </table:table-cell>
              <table:table-cell office:value-type="float" office:value="6.31601321379669">
                <text:p>6.31601321379669</text:p>
              </table:table-cell>
              <table:table-cell office:value-type="float" office:value="3.68922754772486">
                <text:p>3.6892275477248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6.30969577603539">
                <text:p>6.30969577603539</text:p>
              </table:table-cell>
              <table:table-cell office:value-type="float" office:value="5.89155841838555">
                <text:p>5.89155841838555</text:p>
              </table:table-cell>
              <table:table-cell office:value-type="float" office:value="6.02985080894684">
                <text:p>6.02985080894684</text:p>
              </table:table-cell>
              <table:table-cell office:value-type="float" office:value="3.79991868189609">
                <text:p>3.799918681896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.98627381929539">
                <text:p>5.98627381929539</text:p>
              </table:table-cell>
              <table:table-cell office:value-type="float" office:value="6.5025411700495">
                <text:p>6.5025411700495</text:p>
              </table:table-cell>
              <table:table-cell office:value-type="float" office:value="3.87966812186621">
                <text:p>3.87966812186621</text:p>
              </table:table-cell>
              <table:table-cell office:value-type="float" office:value="3.69828332503345">
                <text:p>3.698283325033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.79916515007452">
                <text:p>5.79916515007452</text:p>
              </table:table-cell>
              <table:table-cell office:value-type="float" office:value="5.819421609332">
                <text:p>5.819421609332</text:p>
              </table:table-cell>
              <table:table-cell office:value-type="float" office:value="3.50627869471803">
                <text:p>3.50627869471803</text:p>
              </table:table-cell>
              <table:table-cell office:value-type="float" office:value="2.5277103350306">
                <text:p>2.5277103350306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3" loext:min-decimal-places="3"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style:rotation-angle="33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2pt" fo:text-shadow="1pt 1pt" style:font-size-asian="9pt" style:font-size-complex="9pt"/>
    </style:style>
    <style:style style:name="ch8" style:family="chart" style:data-style-name="N107">
      <style:chart-properties chart:display-label="true" chart:tick-marks-major-inner="false" chart:tick-marks-major-outer="false" chart:logarithmic="false" chart:minimum="0" chart:maximum="1" chart:origin="0" chart:reverse-direction="false" text:line-break="false" chart:link-data-style-to-source="false" chart:axis-position="1" chart:axis-label-position="near-axis-other-side"/>
      <style:graphic-properties svg:stroke-color="#b3b3b3"/>
      <style:text-properties fo:font-size="10pt" fo:font-style="italic" fo:font-weight="bold" style:font-size-asian="10pt" style:font-size-complex="10pt"/>
    </style:style>
    <style:style style:name="ch9" style:family="chart">
      <style:chart-properties style:rotation-angle="0"/>
      <style:graphic-properties draw:fill="solid" draw:fill-color="#ffffff" draw:opacity="80%"/>
      <style:text-properties fo:font-size="12pt" fo:text-shadow="1pt 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06">
      <style:chart-properties chart:symbol-type="none" chart:link-data-style-to-source="true"/>
      <style:graphic-properties draw:stroke="dash" draw:stroke-dash="Fine_20_Dashed" svg:stroke-width="0.08cm" svg:stroke-color="#000000" draw:fill-color="#0000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001cm" svg:height="10.001cm" xlink:href=".." xlink:type="simple" chart:class="chart:line" chart:style-name="ch1">
        <chart:title svg:x="9.622cm" svg:y="8.316cm" chart:style-name="ch2">
          <text:p>e) Efficiency</text:p>
        </chart:title>
        <chart:subtitle svg:x="10.346cm" svg:y="9.297cm" chart:style-name="ch3">
          <text:p>Xeon Phi</text:p>
        </chart:subtitle>
        <chart:legend svg:x="0.135cm" svg:y="8.148cm" style:legend-expansion="custom" chartooo:width="7.18cm" chartooo:height="1.3cm" style:legend-expansion-aspect-ratio="5.52307692307692" chart:style-name="ch4"/>
        <chart:plot-area chart:style-name="ch5" table:cell-range-address="data.A24:data.A48 data.L24:data.L48 data.L72:data.L96 data.Y24:data.Y48 data.Y72:data.Y96 data.M1:data.M1" chart:data-source-has-labels="both" svg:x="0.026cm" svg:y="0.153cm" svg:width="13.295cm" svg:height="8.316cm">
          <chartooo:coordinate-region svg:x="0.126cm" svg:y="0.352cm" svg:width="12.612cm" svg:height="7.244cm"/>
          <chart:axis chart:dimension="x" chart:name="primary-x" chart:style-name="ch6" chartooo:axis-type="auto">
            <chartooo:date-scale/>
            <chart:title svg:x="9.295cm" svg:y="7.003cm" chart:style-name="ch7">
              <text:p>Numer of Threads</text:p>
            </chart:title>
            <chart:categories table:cell-range-address="data.A24:data.A48"/>
          </chart:axis>
          <chart:axis chart:dimension="y" chart:name="primary-y" chart:style-name="ch8">
            <chart:title svg:x="0.16cm" svg:y="0.539cm" chart:style-name="ch9">
              <text:p>Efficiency</text:p>
            </chart:title>
            <chart:grid chart:style-name="ch10" chart:class="major"/>
          </chart:axis>
          <chart:series chart:style-name="ch11" chart:values-cell-range-address="data.L24:data.L48" loext:label-string="thread" chart:class="chart:line">
            <chart:data-point chart:repeated="25"/>
          </chart:series>
          <chart:series chart:style-name="ch12" chart:values-cell-range-address="data.L72:data.L96" loext:label-string="vect_thread" chart:class="chart:line">
            <chart:data-point chart:repeated="25"/>
          </chart:series>
          <chart:series chart:style-name="ch13" chart:values-cell-range-address="data.Y24:data.Y48" loext:label-string="ff" chart:class="chart:line">
            <chart:data-point chart:repeated="25"/>
          </chart:series>
          <chart:series chart:style-name="ch14" chart:values-cell-range-address="data.Y72:data.Y96" loext:label-string="vect_ff" chart:class="chart:line">
            <chart:data-point chart:repeated="25"/>
          </chart:series>
          <chart:series chart:style-name="ch15" chart:values-cell-range-address="data.M1:data.M1" loext:label-string="ideal" chart:class="chart:line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</text:p>
              </table:table-cell>
              <table:table-cell office:value-type="string">
                <text:p>vect_thread</text:p>
              </table:table-cell>
              <table:table-cell office:value-type="string">
                <text:p>ff</text:p>
              </table:table-cell>
              <table:table-cell office:value-type="string">
                <text:p>vect_ff</text:p>
              </table:table-cell>
              <table:table-cell office:value-type="string">
                <text:p>ideal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data.A24:data.A48</svg:desc>
                </draw:g>
              </table:table-cell>
              <table:table-cell office:value-type="float" office:value="1.00038229605657">
                <text:p>1.00038229605657</text:p>
                <draw:g>
                  <svg:desc>data.L24:data.L48</svg:desc>
                </draw:g>
              </table:table-cell>
              <table:table-cell office:value-type="float" office:value="0.994828774569034">
                <text:p>0.994828774569034</text:p>
                <draw:g>
                  <svg:desc>data.L72:data.L96</svg:desc>
                </draw:g>
              </table:table-cell>
              <table:table-cell office:value-type="float" office:value="1.03565664382385">
                <text:p>1.03565664382385</text:p>
                <draw:g>
                  <svg:desc>data.Y24:data.Y48</svg:desc>
                </draw:g>
              </table:table-cell>
              <table:table-cell office:value-type="float" office:value="0.99883711928885">
                <text:p>0.99883711928885</text:p>
                <draw:g>
                  <svg:desc>data.Y72:data.Y96</svg:desc>
                </draw:g>
              </table:table-cell>
              <table:table-cell office:value-type="float" office:value="NaN">
                <text:p>NaN</text:p>
                <draw:g>
                  <svg:desc>data.M1:data.M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12347195284384">
                <text:p>0.312347195284384</text:p>
              </table:table-cell>
              <table:table-cell office:value-type="float" office:value="0.321814165876762">
                <text:p>0.321814165876762</text:p>
              </table:table-cell>
              <table:table-cell office:value-type="float" office:value="0.801765411772947">
                <text:p>0.801765411772947</text:p>
              </table:table-cell>
              <table:table-cell office:value-type="float" office:value="0.31973256433393">
                <text:p>0.31973256433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81552845614099">
                <text:p>0.481552845614099</text:p>
              </table:table-cell>
              <table:table-cell office:value-type="float" office:value="0.288977515823575">
                <text:p>0.288977515823575</text:p>
              </table:table-cell>
              <table:table-cell office:value-type="float" office:value="0.591298133213591">
                <text:p>0.591298133213591</text:p>
              </table:table-cell>
              <table:table-cell office:value-type="float" office:value="0.203349756936935">
                <text:p>0.2033497569369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482800428600056">
                <text:p>0.482800428600056</text:p>
              </table:table-cell>
              <table:table-cell office:value-type="float" office:value="0.201730183625478">
                <text:p>0.201730183625478</text:p>
              </table:table-cell>
              <table:table-cell office:value-type="float" office:value="0.501766280365397">
                <text:p>0.501766280365397</text:p>
              </table:table-cell>
              <table:table-cell office:value-type="float" office:value="0.223050696208953">
                <text:p>0.2230506962089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279138147717824">
                <text:p>0.279138147717824</text:p>
              </table:table-cell>
              <table:table-cell office:value-type="float" office:value="0.162078829996517">
                <text:p>0.162078829996517</text:p>
              </table:table-cell>
              <table:table-cell office:value-type="float" office:value="0.424401764301274">
                <text:p>0.424401764301274</text:p>
              </table:table-cell>
              <table:table-cell office:value-type="float" office:value="0.173786111808907">
                <text:p>0.173786111808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09405874948974">
                <text:p>0.209405874948974</text:p>
              </table:table-cell>
              <table:table-cell office:value-type="float" office:value="0.123302126335661">
                <text:p>0.123302126335661</text:p>
              </table:table-cell>
              <table:table-cell office:value-type="float" office:value="0.381379601567556">
                <text:p>0.381379601567556</text:p>
              </table:table-cell>
              <table:table-cell office:value-type="float" office:value="0.14255058522782">
                <text:p>0.14255058522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161491324784749">
                <text:p>0.161491324784749</text:p>
              </table:table-cell>
              <table:table-cell office:value-type="float" office:value="0.103948691953175">
                <text:p>0.103948691953175</text:p>
              </table:table-cell>
              <table:table-cell office:value-type="float" office:value="0.340664430335474">
                <text:p>0.340664430335474</text:p>
              </table:table-cell>
              <table:table-cell office:value-type="float" office:value="0.119786932630614">
                <text:p>0.119786932630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18996882640774">
                <text:p>0.18996882640774</text:p>
              </table:table-cell>
              <table:table-cell office:value-type="float" office:value="0.0880455819531245">
                <text:p>0.0880455819531245</text:p>
              </table:table-cell>
              <table:table-cell office:value-type="float" office:value="0.304384369376556">
                <text:p>0.304384369376556</text:p>
              </table:table-cell>
              <table:table-cell office:value-type="float" office:value="0.0977719898762283">
                <text:p>0.0977719898762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144372989962863">
                <text:p>0.144372989962863</text:p>
              </table:table-cell>
              <table:table-cell office:value-type="float" office:value="0.0789790699498666">
                <text:p>0.0789790699498666</text:p>
              </table:table-cell>
              <table:table-cell office:value-type="float" office:value="0.274305405303392">
                <text:p>0.274305405303392</text:p>
              </table:table-cell>
              <table:table-cell office:value-type="float" office:value="0.08689111297367">
                <text:p>0.08689111297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22685112339939">
                <text:p>0.22685112339939</text:p>
              </table:table-cell>
              <table:table-cell office:value-type="float" office:value="0.0703669089330866">
                <text:p>0.0703669089330866</text:p>
              </table:table-cell>
              <table:table-cell office:value-type="float" office:value="0.248939368303767">
                <text:p>0.248939368303767</text:p>
              </table:table-cell>
              <table:table-cell office:value-type="float" office:value="0.0768810482046436">
                <text:p>0.0768810482046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04661920298361">
                <text:p>0.204661920298361</text:p>
              </table:table-cell>
              <table:table-cell office:value-type="float" office:value="0.0635847602124059">
                <text:p>0.0635847602124059</text:p>
              </table:table-cell>
              <table:table-cell office:value-type="float" office:value="0.228072501746026">
                <text:p>0.228072501746026</text:p>
              </table:table-cell>
              <table:table-cell office:value-type="float" office:value="0.0701300888489884">
                <text:p>0.0701300888489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195102945584196">
                <text:p>0.195102945584196</text:p>
              </table:table-cell>
              <table:table-cell office:value-type="float" office:value="0.0578456284068401">
                <text:p>0.0578456284068401</text:p>
              </table:table-cell>
              <table:table-cell office:value-type="float" office:value="0.21072200236471">
                <text:p>0.21072200236471</text:p>
              </table:table-cell>
              <table:table-cell office:value-type="float" office:value="0.0645938500973193">
                <text:p>0.0645938500973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155279404589894">
                <text:p>0.155279404589894</text:p>
              </table:table-cell>
              <table:table-cell office:value-type="float" office:value="0.0519048335382902">
                <text:p>0.0519048335382902</text:p>
              </table:table-cell>
              <table:table-cell office:value-type="float" office:value="0.192415807511028">
                <text:p>0.192415807511028</text:p>
              </table:table-cell>
              <table:table-cell office:value-type="float" office:value="0.0586165120908963">
                <text:p>0.0586165120908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13147936824927">
                <text:p>0.13147936824927</text:p>
              </table:table-cell>
              <table:table-cell office:value-type="float" office:value="0.0472447571013306">
                <text:p>0.0472447571013306</text:p>
              </table:table-cell>
              <table:table-cell office:value-type="float" office:value="0.175375070859472">
                <text:p>0.175375070859472</text:p>
              </table:table-cell>
              <table:table-cell office:value-type="float" office:value="0.0544008245950377">
                <text:p>0.0544008245950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46086334120056">
                <text:p>0.146086334120056</text:p>
              </table:table-cell>
              <table:table-cell office:value-type="float" office:value="0.0434075257135806">
                <text:p>0.0434075257135806</text:p>
              </table:table-cell>
              <table:table-cell office:value-type="float" office:value="0.160314439933469">
                <text:p>0.160314439933469</text:p>
              </table:table-cell>
              <table:table-cell office:value-type="float" office:value="0.050417347574086">
                <text:p>0.050417347574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137290254095484">
                <text:p>0.137290254095484</text:p>
              </table:table-cell>
              <table:table-cell office:value-type="float" office:value="0.0403636437042767">
                <text:p>0.0403636437042767</text:p>
              </table:table-cell>
              <table:table-cell office:value-type="float" office:value="0.151518031769378">
                <text:p>0.151518031769378</text:p>
              </table:table-cell>
              <table:table-cell office:value-type="float" office:value="0.0468010999579301">
                <text:p>0.0468010999579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130338979626719">
                <text:p>0.130338979626719</text:p>
              </table:table-cell>
              <table:table-cell office:value-type="float" office:value="0.0382651420103448">
                <text:p>0.0382651420103448</text:p>
              </table:table-cell>
              <table:table-cell office:value-type="float" office:value="0.143168968989753">
                <text:p>0.143168968989753</text:p>
              </table:table-cell>
              <table:table-cell office:value-type="float" office:value="0.0433920412969449">
                <text:p>0.0433920412969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124522071334516">
                <text:p>0.124522071334516</text:p>
              </table:table-cell>
              <table:table-cell office:value-type="float" office:value="0.0353048305829138">
                <text:p>0.0353048305829138</text:p>
              </table:table-cell>
              <table:table-cell office:value-type="float" office:value="0.134652965815992">
                <text:p>0.134652965815992</text:p>
              </table:table-cell>
              <table:table-cell office:value-type="float" office:value="0.0410032935214853">
                <text:p>0.0410032935214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115720933336438">
                <text:p>0.115720933336438</text:p>
              </table:table-cell>
              <table:table-cell office:value-type="float" office:value="0.0322647377686312">
                <text:p>0.0322647377686312</text:p>
              </table:table-cell>
              <table:table-cell office:value-type="float" office:value="0.12547375141517">
                <text:p>0.12547375141517</text:p>
              </table:table-cell>
              <table:table-cell office:value-type="float" office:value="0.0387192827509503">
                <text:p>0.0387192827509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107628892271823">
                <text:p>0.107628892271823</text:p>
              </table:table-cell>
              <table:table-cell office:value-type="float" office:value="0.0299804920882236">
                <text:p>0.0299804920882236</text:p>
              </table:table-cell>
              <table:table-cell office:value-type="float" office:value="0.117884529193169">
                <text:p>0.117884529193169</text:p>
              </table:table-cell>
              <table:table-cell office:value-type="float" office:value="0.0363148659205233">
                <text:p>0.0363148659205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101932248639891">
                <text:p>0.101932248639891</text:p>
              </table:table-cell>
              <table:table-cell office:value-type="float" office:value="0.0252811224515729">
                <text:p>0.0252811224515729</text:p>
              </table:table-cell>
              <table:table-cell office:value-type="float" office:value="0.111411685289402">
                <text:p>0.111411685289402</text:p>
              </table:table-cell>
              <table:table-cell office:value-type="float" office:value="0.0341929559843543">
                <text:p>0.0341929559843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973338343992014">
                <text:p>0.0973338343992014</text:p>
              </table:table-cell>
              <table:table-cell office:value-type="float" office:value="0.0151070221251532">
                <text:p>0.0151070221251532</text:p>
              </table:table-cell>
              <table:table-cell office:value-type="float" office:value="0.106924220048284">
                <text:p>0.106924220048284</text:p>
              </table:table-cell>
              <table:table-cell office:value-type="float" office:value="0.0325134480135427">
                <text:p>0.0325134480135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936477217974939">
                <text:p>0.0936477217974939</text:p>
              </table:table-cell>
              <table:table-cell office:value-type="float" office:value="0.0142906942671657">
                <text:p>0.0142906942671657</text:p>
              </table:table-cell>
              <table:table-cell office:value-type="float" office:value="0.10194437814093">
                <text:p>0.10194437814093</text:p>
              </table:table-cell>
              <table:table-cell office:value-type="float" office:value="0.0309147380058781">
                <text:p>0.0309147380058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893117842469941">
                <text:p>0.0893117842469941</text:p>
              </table:table-cell>
              <table:table-cell office:value-type="float" office:value="0.0138042640955717">
                <text:p>0.0138042640955717</text:p>
              </table:table-cell>
              <table:table-cell office:value-type="float" office:value="0.0978477812618002">
                <text:p>0.0978477812618002</text:p>
              </table:table-cell>
              <table:table-cell office:value-type="float" office:value="0.0295625749907815">
                <text:p>0.0295625749907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679705588969966">
                <text:p>0.0679705588969966</text:p>
              </table:table-cell>
              <table:table-cell office:value-type="float" office:value="0.0151185709146965">
                <text:p>0.0151185709146965</text:p>
              </table:table-cell>
              <table:table-cell office:value-type="float" office:value="0.0923952392518682">
                <text:p>0.0923952392518682</text:p>
              </table:table-cell>
              <table:table-cell office:value-type="float" office:value="0.0275270473326661">
                <text:p>0.027527047332666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6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style:rotation-angle="33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2pt" fo:text-shadow="1pt 1pt" style:font-size-asian="9pt" style:font-size-complex="9pt"/>
    </style:style>
    <style:style style:name="ch8" style:family="chart" style:data-style-name="N1">
      <style:chart-properties chart:display-label="true" chart:tick-marks-major-inner="false" chart:tick-marks-major-outer="false" chart:logarithmic="false" chart:minimum="0" chart:maximum="25" chart:origin="0" chart:reverse-direction="false" text:line-break="false" chart:link-data-style-to-source="false" chart:axis-position="1" chart:axis-label-position="near-axis-other-side"/>
      <style:graphic-properties svg:stroke-color="#b3b3b3"/>
      <style:text-properties fo:font-size="10pt" fo:font-style="italic" fo:font-weight="bold" style:font-size-asian="10pt" style:font-size-complex="10pt"/>
    </style:style>
    <style:style style:name="ch9" style:family="chart">
      <style:chart-properties style:rotation-angle="0"/>
      <style:graphic-properties draw:fill="solid" draw:fill-color="#ffffff" draw:opacity="80%"/>
      <style:text-properties fo:font-size="12pt" fo:text-shadow="1pt 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06">
      <style:chart-properties chart:symbol-type="none" chart:link-data-style-to-source="true"/>
      <style:graphic-properties draw:stroke="dash" draw:stroke-dash="Fine_20_Dashed" svg:stroke-width="0.08cm" svg:stroke-color="#000000" draw:fill-color="#0000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001cm" svg:height="10.001cm" xlink:href=".." xlink:type="simple" chart:class="chart:line" chart:style-name="ch1">
        <chart:title svg:x="9.622cm" svg:y="8.312cm" chart:style-name="ch2">
          <text:p>c) Speedup</text:p>
        </chart:title>
        <chart:subtitle svg:x="10.346cm" svg:y="9.297cm" chart:style-name="ch3">
          <text:p>Xeon Phi</text:p>
        </chart:subtitle>
        <chart:legend svg:x="0.135cm" svg:y="8.148cm" style:legend-expansion="custom" chartooo:width="7.18cm" chartooo:height="1.3cm" style:legend-expansion-aspect-ratio="5.52307692307692" chart:style-name="ch4"/>
        <chart:plot-area chart:style-name="ch5" table:cell-range-address="data.A24:data.A48 data.J24:data.J48 data.J72:data.J96 data.W24:data.W48 data.W72:data.W96" chart:data-source-has-labels="both" svg:x="0.026cm" svg:y="0.153cm" svg:width="13.295cm" svg:height="8.316cm">
          <chartooo:coordinate-region svg:x="0.126cm" svg:y="0.352cm" svg:width="12.612cm" svg:height="7.244cm"/>
          <chart:axis chart:dimension="x" chart:name="primary-x" chart:style-name="ch6" chartooo:axis-type="auto">
            <chartooo:date-scale/>
            <chart:title svg:x="9.291cm" svg:y="7.003cm" chart:style-name="ch7">
              <text:p>Numer of Threads</text:p>
            </chart:title>
            <chart:categories table:cell-range-address="data.A24:data.A48"/>
          </chart:axis>
          <chart:axis chart:dimension="y" chart:name="primary-y" chart:style-name="ch8">
            <chart:title svg:x="0.164cm" svg:y="0.535cm" chart:style-name="ch9">
              <text:p>Speedup</text:p>
            </chart:title>
            <chart:grid chart:style-name="ch10" chart:class="major"/>
          </chart:axis>
          <chart:series chart:style-name="ch11" chart:values-cell-range-address="data.J24:data.J48" loext:label-string="thread" chart:class="chart:line">
            <chart:data-point chart:repeated="25"/>
          </chart:series>
          <chart:series chart:style-name="ch12" chart:values-cell-range-address="data.J72:data.J96" loext:label-string="vect_thread" chart:class="chart:line">
            <chart:data-point chart:repeated="25"/>
          </chart:series>
          <chart:series chart:style-name="ch13" chart:values-cell-range-address="data.W24:data.W48" loext:label-string="ff" chart:class="chart:line">
            <chart:data-point chart:repeated="25"/>
          </chart:series>
          <chart:series chart:style-name="ch14" chart:values-cell-range-address="data.W72:data.W96" loext:label-string="vect_ff" chart:class="chart:line">
            <chart:data-point chart:repeated="25"/>
          </chart:series>
          <chart:series chart:style-name="ch15" chart:values-cell-range-address="data.A24:data.A48" loext:label-string="ideal" chart:class="chart:line">
            <chart:data-point chart:repeated="2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</text:p>
              </table:table-cell>
              <table:table-cell office:value-type="string">
                <text:p>vect_thread</text:p>
              </table:table-cell>
              <table:table-cell office:value-type="string">
                <text:p>ff</text:p>
              </table:table-cell>
              <table:table-cell office:value-type="string">
                <text:p>vect_ff</text:p>
              </table:table-cell>
              <table:table-cell office:value-type="string">
                <text:p>ideal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data.A24:data.A48</svg:desc>
                </draw:g>
              </table:table-cell>
              <table:table-cell office:value-type="float" office:value="1.00038229605657">
                <text:p>1.00038229605657</text:p>
                <draw:g>
                  <svg:desc>data.J24:data.J48</svg:desc>
                </draw:g>
              </table:table-cell>
              <table:table-cell office:value-type="float" office:value="0.994828774569034">
                <text:p>0.994828774569034</text:p>
                <draw:g>
                  <svg:desc>data.J72:data.J96</svg:desc>
                </draw:g>
              </table:table-cell>
              <table:table-cell office:value-type="float" office:value="1.03565664382385">
                <text:p>1.03565664382385</text:p>
                <draw:g>
                  <svg:desc>data.W24:data.W48</svg:desc>
                </draw:g>
              </table:table-cell>
              <table:table-cell office:value-type="float" office:value="0.99883711928885">
                <text:p>0.99883711928885</text:p>
                <draw:g>
                  <svg:desc>data.W72:data.W96</svg:desc>
                </draw:g>
              </table:table-cell>
              <table:table-cell office:value-type="float" office:value="1">
                <text:p>1</text:p>
                <draw:g>
                  <svg:desc>data.A24:data.A4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12347195284384">
                <text:p>3.12347195284384</text:p>
              </table:table-cell>
              <table:table-cell office:value-type="float" office:value="3.21814165876762">
                <text:p>3.21814165876762</text:p>
              </table:table-cell>
              <table:table-cell office:value-type="float" office:value="8.01765411772947">
                <text:p>8.01765411772947</text:p>
              </table:table-cell>
              <table:table-cell office:value-type="float" office:value="3.1973256433393">
                <text:p>3.19732564333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.63105691228198">
                <text:p>9.63105691228198</text:p>
              </table:table-cell>
              <table:table-cell office:value-type="float" office:value="5.77955031647151">
                <text:p>5.77955031647151</text:p>
              </table:table-cell>
              <table:table-cell office:value-type="float" office:value="11.8259626642718">
                <text:p>11.8259626642718</text:p>
              </table:table-cell>
              <table:table-cell office:value-type="float" office:value="4.0669951387387">
                <text:p>4.066995138738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4.4840128580017">
                <text:p>14.4840128580017</text:p>
              </table:table-cell>
              <table:table-cell office:value-type="float" office:value="6.05190550876433">
                <text:p>6.05190550876433</text:p>
              </table:table-cell>
              <table:table-cell office:value-type="float" office:value="15.0529884109619">
                <text:p>15.0529884109619</text:p>
              </table:table-cell>
              <table:table-cell office:value-type="float" office:value="6.69152088626859">
                <text:p>6.6915208862685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.165525908713">
                <text:p>11.165525908713</text:p>
              </table:table-cell>
              <table:table-cell office:value-type="float" office:value="6.48315319986066">
                <text:p>6.48315319986066</text:p>
              </table:table-cell>
              <table:table-cell office:value-type="float" office:value="16.976070572051">
                <text:p>16.976070572051</text:p>
              </table:table-cell>
              <table:table-cell office:value-type="float" office:value="6.95144447235628">
                <text:p>6.951444472356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.4702937474487">
                <text:p>10.4702937474487</text:p>
              </table:table-cell>
              <table:table-cell office:value-type="float" office:value="6.16510631678305">
                <text:p>6.16510631678305</text:p>
              </table:table-cell>
              <table:table-cell office:value-type="float" office:value="19.0689800783778">
                <text:p>19.0689800783778</text:p>
              </table:table-cell>
              <table:table-cell office:value-type="float" office:value="7.12752926139101">
                <text:p>7.1275292613910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9.68947948708491">
                <text:p>9.68947948708491</text:p>
              </table:table-cell>
              <table:table-cell office:value-type="float" office:value="6.23692151719053">
                <text:p>6.23692151719053</text:p>
              </table:table-cell>
              <table:table-cell office:value-type="float" office:value="20.4398658201284">
                <text:p>20.4398658201284</text:p>
              </table:table-cell>
              <table:table-cell office:value-type="float" office:value="7.18721595783686">
                <text:p>7.1872159578368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3.2978178485418">
                <text:p>13.2978178485418</text:p>
              </table:table-cell>
              <table:table-cell office:value-type="float" office:value="6.16319073671871">
                <text:p>6.16319073671871</text:p>
              </table:table-cell>
              <table:table-cell office:value-type="float" office:value="21.3069058563589">
                <text:p>21.3069058563589</text:p>
              </table:table-cell>
              <table:table-cell office:value-type="float" office:value="6.84403929133598">
                <text:p>6.8440392913359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1.549839197029">
                <text:p>11.549839197029</text:p>
              </table:table-cell>
              <table:table-cell office:value-type="float" office:value="6.31832559598933">
                <text:p>6.31832559598933</text:p>
              </table:table-cell>
              <table:table-cell office:value-type="float" office:value="21.9444324242713">
                <text:p>21.9444324242713</text:p>
              </table:table-cell>
              <table:table-cell office:value-type="float" office:value="6.9512890378936">
                <text:p>6.951289037893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0.4166011059451">
                <text:p>20.4166011059451</text:p>
              </table:table-cell>
              <table:table-cell office:value-type="float" office:value="6.33302180397779">
                <text:p>6.33302180397779</text:p>
              </table:table-cell>
              <table:table-cell office:value-type="float" office:value="22.4045431473391">
                <text:p>22.4045431473391</text:p>
              </table:table-cell>
              <table:table-cell office:value-type="float" office:value="6.91929433841792">
                <text:p>6.9192943384179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0.4661920298361">
                <text:p>20.4661920298361</text:p>
              </table:table-cell>
              <table:table-cell office:value-type="float" office:value="6.35847602124059">
                <text:p>6.35847602124059</text:p>
              </table:table-cell>
              <table:table-cell office:value-type="float" office:value="22.8072501746026">
                <text:p>22.8072501746026</text:p>
              </table:table-cell>
              <table:table-cell office:value-type="float" office:value="7.01300888489884">
                <text:p>7.013008884898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1.4613240142615">
                <text:p>21.4613240142615</text:p>
              </table:table-cell>
              <table:table-cell office:value-type="float" office:value="6.36301912475241">
                <text:p>6.36301912475241</text:p>
              </table:table-cell>
              <table:table-cell office:value-type="float" office:value="23.1794202601181">
                <text:p>23.1794202601181</text:p>
              </table:table-cell>
              <table:table-cell office:value-type="float" office:value="7.10532351070512">
                <text:p>7.1053235107051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8.6335285507873">
                <text:p>18.6335285507873</text:p>
              </table:table-cell>
              <table:table-cell office:value-type="float" office:value="6.22858002459482">
                <text:p>6.22858002459482</text:p>
              </table:table-cell>
              <table:table-cell office:value-type="float" office:value="23.0898969013233">
                <text:p>23.0898969013233</text:p>
              </table:table-cell>
              <table:table-cell office:value-type="float" office:value="7.03398145090755">
                <text:p>7.0339814509075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7.0923178724051">
                <text:p>17.0923178724051</text:p>
              </table:table-cell>
              <table:table-cell office:value-type="float" office:value="6.14181842317298">
                <text:p>6.14181842317298</text:p>
              </table:table-cell>
              <table:table-cell office:value-type="float" office:value="22.7987592117314">
                <text:p>22.7987592117314</text:p>
              </table:table-cell>
              <table:table-cell office:value-type="float" office:value="7.0721071973549">
                <text:p>7.072107197354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0.4520867768078">
                <text:p>20.4520867768078</text:p>
              </table:table-cell>
              <table:table-cell office:value-type="float" office:value="6.07705359990128">
                <text:p>6.07705359990128</text:p>
              </table:table-cell>
              <table:table-cell office:value-type="float" office:value="22.4440215906857">
                <text:p>22.4440215906857</text:p>
              </table:table-cell>
              <table:table-cell office:value-type="float" office:value="7.05842866037204">
                <text:p>7.0584286603720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0.5935381143226">
                <text:p>20.5935381143226</text:p>
              </table:table-cell>
              <table:table-cell office:value-type="float" office:value="6.05454655564151">
                <text:p>6.05454655564151</text:p>
              </table:table-cell>
              <table:table-cell office:value-type="float" office:value="22.7277047654066">
                <text:p>22.7277047654066</text:p>
              </table:table-cell>
              <table:table-cell office:value-type="float" office:value="7.02016499368951">
                <text:p>7.0201649936895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0.854236740275">
                <text:p>20.854236740275</text:p>
              </table:table-cell>
              <table:table-cell office:value-type="float" office:value="6.12242272165517">
                <text:p>6.12242272165517</text:p>
              </table:table-cell>
              <table:table-cell office:value-type="float" office:value="22.9070350383606">
                <text:p>22.9070350383606</text:p>
              </table:table-cell>
              <table:table-cell office:value-type="float" office:value="6.94272660751118">
                <text:p>6.9427266075111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1.1687521268678">
                <text:p>21.1687521268678</text:p>
              </table:table-cell>
              <table:table-cell office:value-type="float" office:value="6.00182119909534">
                <text:p>6.00182119909534</text:p>
              </table:table-cell>
              <table:table-cell office:value-type="float" office:value="22.8910041887187">
                <text:p>22.8910041887187</text:p>
              </table:table-cell>
              <table:table-cell office:value-type="float" office:value="6.97055989865251">
                <text:p>6.9705598986525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0.8297680005588">
                <text:p>20.8297680005588</text:p>
              </table:table-cell>
              <table:table-cell office:value-type="float" office:value="5.80765279835361">
                <text:p>5.80765279835361</text:p>
              </table:table-cell>
              <table:table-cell office:value-type="float" office:value="22.5852752547306">
                <text:p>22.5852752547306</text:p>
              </table:table-cell>
              <table:table-cell office:value-type="float" office:value="6.96947089517105">
                <text:p>6.969470895171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0.4494895316464">
                <text:p>20.4494895316464</text:p>
              </table:table-cell>
              <table:table-cell office:value-type="float" office:value="5.69629349676248">
                <text:p>5.69629349676248</text:p>
              </table:table-cell>
              <table:table-cell office:value-type="float" office:value="22.3980605467022">
                <text:p>22.3980605467022</text:p>
              </table:table-cell>
              <table:table-cell office:value-type="float" office:value="6.89982452489943">
                <text:p>6.8998245248994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.3864497279782">
                <text:p>20.3864497279782</text:p>
              </table:table-cell>
              <table:table-cell office:value-type="float" office:value="5.05622449031458">
                <text:p>5.05622449031458</text:p>
              </table:table-cell>
              <table:table-cell office:value-type="float" office:value="22.2823370578804">
                <text:p>22.2823370578804</text:p>
              </table:table-cell>
              <table:table-cell office:value-type="float" office:value="6.83859119687085">
                <text:p>6.8385911968708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0.4401052238323">
                <text:p>20.4401052238323</text:p>
              </table:table-cell>
              <table:table-cell office:value-type="float" office:value="3.17247464628217">
                <text:p>3.17247464628217</text:p>
              </table:table-cell>
              <table:table-cell office:value-type="float" office:value="22.4540862101396">
                <text:p>22.4540862101396</text:p>
              </table:table-cell>
              <table:table-cell office:value-type="float" office:value="6.82782408284397">
                <text:p>6.82782408284397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0.6024987954487">
                <text:p>20.6024987954487</text:p>
              </table:table-cell>
              <table:table-cell office:value-type="float" office:value="3.14395273877646">
                <text:p>3.14395273877646</text:p>
              </table:table-cell>
              <table:table-cell office:value-type="float" office:value="22.4277631910046">
                <text:p>22.4277631910046</text:p>
              </table:table-cell>
              <table:table-cell office:value-type="float" office:value="6.80124236129319">
                <text:p>6.80124236129319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0.5417103768086">
                <text:p>20.5417103768086</text:p>
              </table:table-cell>
              <table:table-cell office:value-type="float" office:value="3.17498074198149">
                <text:p>3.17498074198149</text:p>
              </table:table-cell>
              <table:table-cell office:value-type="float" office:value="22.5049896902141">
                <text:p>22.5049896902141</text:p>
              </table:table-cell>
              <table:table-cell office:value-type="float" office:value="6.79939224787975">
                <text:p>6.7993922478797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6.3129341352792">
                <text:p>16.3129341352792</text:p>
              </table:table-cell>
              <table:table-cell office:value-type="float" office:value="3.62845701952715">
                <text:p>3.62845701952715</text:p>
              </table:table-cell>
              <table:table-cell office:value-type="float" office:value="22.1748574204484">
                <text:p>22.1748574204484</text:p>
              </table:table-cell>
              <table:table-cell office:value-type="float" office:value="6.60649135983987">
                <text:p>6.60649135983987</text:p>
              </table:table-cell>
              <table:table-cell office:value-type="float" office:value="240">
                <text:p>2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style:rotation-angle="33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2pt" fo:text-shadow="1pt 1pt" style:font-size-asian="9pt" style:font-size-complex="9pt"/>
    </style:style>
    <style:style style:name="ch8" style:family="chart" style:data-style-name="N1">
      <style:chart-properties chart:display-label="true" chart:tick-marks-major-inner="false" chart:tick-marks-major-outer="false" chart:logarithmic="true" chart:minimum="700" chart:maximum="70000" chart:origin="0" chart:reverse-direction="false" text:line-break="false" chart:link-data-style-to-source="true" chart:axis-position="1" chart:axis-label-position="near-axis-other-side"/>
      <style:graphic-properties svg:stroke-color="#b3b3b3"/>
      <style:text-properties fo:font-size="10pt" fo:font-style="italic" fo:font-weight="bold" style:font-size-asian="10pt" style:font-size-complex="10pt"/>
    </style:style>
    <style:style style:name="ch9" style:family="chart">
      <style:chart-properties style:rotation-angle="0"/>
      <style:graphic-properties draw:fill="solid" draw:fill-color="#ffffff" draw:opacity="80%"/>
      <style:text-properties fo:font-size="12pt" fo:text-shadow="1pt 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draw:stroke="dash" draw:stroke-dash="Fine_20_Dashed" svg:stroke-color="#004586" draw:fill-color="#004586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draw:stroke="dash" draw:stroke-dash="Fine_20_Dashed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draw:stroke="dash" draw:stroke-dash="Fine_20_Dashed" svg:stroke-color="#579d1c" draw:fill-color="#579d1c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draw:stroke="dash" draw:stroke-dash="Ultrafine_20_Dashed" svg:stroke-color="#aecf00" draw:fill-color="#aecf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3.001cm" svg:height="10.001cm" xlink:href=".." xlink:type="simple" chart:class="chart:line" chart:style-name="ch1">
        <chart:title svg:x="7.6cm" svg:y="8.313cm" chart:style-name="ch2">
          <text:p>a) Completion Time</text:p>
        </chart:title>
        <chart:subtitle svg:x="10.35cm" svg:y="9.297cm" chart:style-name="ch3">
          <text:p>Xeon Host</text:p>
        </chart:subtitle>
        <chart:legend svg:x="0.135cm" svg:y="8.148cm" style:legend-expansion="custom" chartooo:width="7.176cm" chartooo:height="1.301cm" style:legend-expansion-aspect-ratio="5.51575710991545" chart:style-name="ch4"/>
        <chart:plot-area chart:style-name="ch5" table:cell-range-address="data.A5:data.A20 data.G5:data.G20 data.G53:data.G68 data.T5:data.T20 data.T53:data.T68 data.I5:data.I20 data.I53:data.I68 data.V5:data.V20 data.V53:data.V68" chart:data-source-has-labels="both" svg:x="0.026cm" svg:y="0.152cm" svg:width="13.134cm" svg:height="8.225cm">
          <chartooo:coordinate-region svg:x="0.126cm" svg:y="0.352cm" svg:width="12.612cm" svg:height="7.244cm"/>
          <chart:axis chart:dimension="x" chart:name="primary-x" chart:style-name="ch6" chartooo:axis-type="auto">
            <chartooo:date-scale/>
            <chart:title svg:x="9.285cm" svg:y="6.997cm" chart:style-name="ch7">
              <text:p>Numer of Threads</text:p>
            </chart:title>
            <chart:categories table:cell-range-address="data.A5:data.A20"/>
          </chart:axis>
          <chart:axis chart:dimension="y" chart:name="primary-y" chart:style-name="ch8">
            <chart:title svg:x="0.158cm" svg:y="0.529cm" chart:style-name="ch9">
              <text:p>Time (ms)</text:p>
            </chart:title>
            <chart:grid chart:style-name="ch10" chart:class="major"/>
          </chart:axis>
          <chart:series chart:style-name="ch11" chart:values-cell-range-address="data.G5:data.G20" loext:label-string="thread" chart:class="chart:line">
            <chart:data-point chart:repeated="16"/>
          </chart:series>
          <chart:series chart:style-name="ch12" chart:values-cell-range-address="data.G53:data.G68" loext:label-string="vect_thread" chart:class="chart:line">
            <chart:data-point chart:repeated="16"/>
          </chart:series>
          <chart:series chart:style-name="ch13" chart:values-cell-range-address="data.T5:data.T20" loext:label-string="ff" chart:class="chart:line">
            <chart:data-point chart:repeated="16"/>
          </chart:series>
          <chart:series chart:style-name="ch14" chart:values-cell-range-address="data.T53:data.T68" loext:label-string="vect_ff" chart:class="chart:line">
            <chart:data-point chart:repeated="16"/>
          </chart:series>
          <chart:series chart:style-name="ch15" chart:values-cell-range-address="data.I5:data.I20" loext:label-string="ideal_t" chart:class="chart:line">
            <chart:data-point chart:repeated="16"/>
          </chart:series>
          <chart:series chart:style-name="ch16" chart:values-cell-range-address="data.I53:data.I68" loext:label-string="ideal_vt" chart:class="chart:line">
            <chart:data-point chart:repeated="16"/>
          </chart:series>
          <chart:series chart:style-name="ch17" chart:values-cell-range-address="data.V5:data.V20" loext:label-string="ideal_ff" chart:class="chart:line">
            <chart:data-point chart:repeated="16"/>
          </chart:series>
          <chart:series chart:style-name="ch18" chart:values-cell-range-address="data.V53:data.V68" loext:label-string="ideal_vff" chart:class="chart:line">
            <chart:data-point chart:repeated="1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</text:p>
              </table:table-cell>
              <table:table-cell office:value-type="string">
                <text:p>vect_thread</text:p>
              </table:table-cell>
              <table:table-cell office:value-type="string">
                <text:p>ff</text:p>
              </table:table-cell>
              <table:table-cell office:value-type="string">
                <text:p>vect_ff</text:p>
              </table:table-cell>
              <table:table-cell office:value-type="string">
                <text:p>ideal_t</text:p>
              </table:table-cell>
              <table:table-cell office:value-type="string">
                <text:p>ideal_vt</text:p>
              </table:table-cell>
              <table:table-cell office:value-type="string">
                <text:p>ideal_ff</text:p>
              </table:table-cell>
              <table:table-cell office:value-type="string">
                <text:p>ideal_vff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data.A5:data.A20</svg:desc>
                </draw:g>
              </table:table-cell>
              <table:table-cell office:value-type="float" office:value="17882.7">
                <text:p>17882.7</text:p>
                <draw:g>
                  <svg:desc>data.G5:data.G20</svg:desc>
                </draw:g>
              </table:table-cell>
              <table:table-cell office:value-type="float" office:value="9245.222">
                <text:p>9245.222</text:p>
                <draw:g>
                  <svg:desc>data.G53:data.G68</svg:desc>
                </draw:g>
              </table:table-cell>
              <table:table-cell office:value-type="float" office:value="20102.19">
                <text:p>20102.19</text:p>
                <draw:g>
                  <svg:desc>data.T5:data.T20</svg:desc>
                </draw:g>
              </table:table-cell>
              <table:table-cell office:value-type="float" office:value="6074.778">
                <text:p>6074.778</text:p>
                <draw:g>
                  <svg:desc>data.T53:data.T68</svg:desc>
                </draw:g>
              </table:table-cell>
              <table:table-cell office:value-type="float" office:value="17542.912">
                <text:p>17542.912</text:p>
                <draw:g>
                  <svg:desc>data.I5:data.I20</svg:desc>
                </draw:g>
              </table:table-cell>
              <table:table-cell office:value-type="float" office:value="7397.777">
                <text:p>7397.777</text:p>
                <draw:g>
                  <svg:desc>data.I53:data.I68</svg:desc>
                </draw:g>
              </table:table-cell>
              <table:table-cell office:value-type="float" office:value="19038.642">
                <text:p>19038.642</text:p>
                <draw:g>
                  <svg:desc>data.V5:data.V20</svg:desc>
                </draw:g>
              </table:table-cell>
              <table:table-cell office:value-type="float" office:value="6050.854">
                <text:p>6050.854</text:p>
                <draw:g>
                  <svg:desc>data.V53:data.V6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9904.207">
                <text:p>9904.207</text:p>
              </table:table-cell>
              <table:table-cell office:value-type="float" office:value="4655.74">
                <text:p>4655.74</text:p>
              </table:table-cell>
              <table:table-cell office:value-type="float" office:value="9119.307">
                <text:p>9119.307</text:p>
              </table:table-cell>
              <table:table-cell office:value-type="float" office:value="3475.768">
                <text:p>3475.768</text:p>
              </table:table-cell>
              <table:table-cell office:value-type="float" office:value="8771.456">
                <text:p>8771.456</text:p>
              </table:table-cell>
              <table:table-cell office:value-type="float" office:value="3698.8885">
                <text:p>3698.8885</text:p>
              </table:table-cell>
              <table:table-cell office:value-type="float" office:value="9519.321">
                <text:p>9519.321</text:p>
              </table:table-cell>
              <table:table-cell office:value-type="float" office:value="3025.427">
                <text:p>3025.42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7067.249">
                <text:p>7067.249</text:p>
              </table:table-cell>
              <table:table-cell office:value-type="float" office:value="3478.144">
                <text:p>3478.144</text:p>
              </table:table-cell>
              <table:table-cell office:value-type="float" office:value="11616.324">
                <text:p>11616.324</text:p>
              </table:table-cell>
              <table:table-cell office:value-type="float" office:value="2562.179">
                <text:p>2562.179</text:p>
              </table:table-cell>
              <table:table-cell office:value-type="float" office:value="5847.63733333333">
                <text:p>5847.63733333333</text:p>
              </table:table-cell>
              <table:table-cell office:value-type="float" office:value="2465.92566666667">
                <text:p>2465.92566666667</text:p>
              </table:table-cell>
              <table:table-cell office:value-type="float" office:value="6346.214">
                <text:p>6346.214</text:p>
              </table:table-cell>
              <table:table-cell office:value-type="float" office:value="2016.95133333333">
                <text:p>2016.9513333333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382.038">
                <text:p>5382.038</text:p>
              </table:table-cell>
              <table:table-cell office:value-type="float" office:value="2542.254">
                <text:p>2542.254</text:p>
              </table:table-cell>
              <table:table-cell office:value-type="float" office:value="5325.722">
                <text:p>5325.722</text:p>
              </table:table-cell>
              <table:table-cell office:value-type="float" office:value="2463.521">
                <text:p>2463.521</text:p>
              </table:table-cell>
              <table:table-cell office:value-type="float" office:value="4385.728">
                <text:p>4385.728</text:p>
              </table:table-cell>
              <table:table-cell office:value-type="float" office:value="1849.44425">
                <text:p>1849.44425</text:p>
              </table:table-cell>
              <table:table-cell office:value-type="float" office:value="4759.6605">
                <text:p>4759.6605</text:p>
              </table:table-cell>
              <table:table-cell office:value-type="float" office:value="1512.7135">
                <text:p>1512.713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632.043">
                <text:p>4632.043</text:p>
              </table:table-cell>
              <table:table-cell office:value-type="float" office:value="1854.922">
                <text:p>1854.922</text:p>
              </table:table-cell>
              <table:table-cell office:value-type="float" office:value="5180.906">
                <text:p>5180.906</text:p>
              </table:table-cell>
              <table:table-cell office:value-type="float" office:value="2207.443">
                <text:p>2207.443</text:p>
              </table:table-cell>
              <table:table-cell office:value-type="float" office:value="3508.5824">
                <text:p>3508.5824</text:p>
              </table:table-cell>
              <table:table-cell office:value-type="float" office:value="1479.5554">
                <text:p>1479.5554</text:p>
              </table:table-cell>
              <table:table-cell office:value-type="float" office:value="3807.7284">
                <text:p>3807.7284</text:p>
              </table:table-cell>
              <table:table-cell office:value-type="float" office:value="1210.1708">
                <text:p>1210.170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027.809">
                <text:p>4027.809</text:p>
              </table:table-cell>
              <table:table-cell office:value-type="float" office:value="1637.958">
                <text:p>1637.958</text:p>
              </table:table-cell>
              <table:table-cell office:value-type="float" office:value="8001.789">
                <text:p>8001.789</text:p>
              </table:table-cell>
              <table:table-cell office:value-type="float" office:value="1955.142">
                <text:p>1955.142</text:p>
              </table:table-cell>
              <table:table-cell office:value-type="float" office:value="2923.81866666667">
                <text:p>2923.81866666667</text:p>
              </table:table-cell>
              <table:table-cell office:value-type="float" office:value="1232.96283333333">
                <text:p>1232.96283333333</text:p>
              </table:table-cell>
              <table:table-cell office:value-type="float" office:value="3173.107">
                <text:p>3173.107</text:p>
              </table:table-cell>
              <table:table-cell office:value-type="float" office:value="1008.47566666667">
                <text:p>1008.4756666666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572.767">
                <text:p>3572.767</text:p>
              </table:table-cell>
              <table:table-cell office:value-type="float" office:value="1491.625">
                <text:p>1491.625</text:p>
              </table:table-cell>
              <table:table-cell office:value-type="float" office:value="4856.373">
                <text:p>4856.373</text:p>
              </table:table-cell>
              <table:table-cell office:value-type="float" office:value="1891.836">
                <text:p>1891.836</text:p>
              </table:table-cell>
              <table:table-cell office:value-type="float" office:value="2506.13028571429">
                <text:p>2506.13028571429</text:p>
              </table:table-cell>
              <table:table-cell office:value-type="float" office:value="1056.82528571429">
                <text:p>1056.82528571429</text:p>
              </table:table-cell>
              <table:table-cell office:value-type="float" office:value="2719.806">
                <text:p>2719.806</text:p>
              </table:table-cell>
              <table:table-cell office:value-type="float" office:value="864.407714285714">
                <text:p>864.40771428571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252.334">
                <text:p>3252.334</text:p>
              </table:table-cell>
              <table:table-cell office:value-type="float" office:value="1392.506">
                <text:p>1392.506</text:p>
              </table:table-cell>
              <table:table-cell office:value-type="float" office:value="4072.996">
                <text:p>4072.996</text:p>
              </table:table-cell>
              <table:table-cell office:value-type="float" office:value="1562.513">
                <text:p>1562.513</text:p>
              </table:table-cell>
              <table:table-cell office:value-type="float" office:value="2192.864">
                <text:p>2192.864</text:p>
              </table:table-cell>
              <table:table-cell office:value-type="float" office:value="924.722125">
                <text:p>924.722125</text:p>
              </table:table-cell>
              <table:table-cell office:value-type="float" office:value="2379.83025">
                <text:p>2379.83025</text:p>
              </table:table-cell>
              <table:table-cell office:value-type="float" office:value="756.35675">
                <text:p>756.3567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023.242">
                <text:p>3023.242</text:p>
              </table:table-cell>
              <table:table-cell office:value-type="float" office:value="1595.004">
                <text:p>1595.004</text:p>
              </table:table-cell>
              <table:table-cell office:value-type="float" office:value="4353.277">
                <text:p>4353.277</text:p>
              </table:table-cell>
              <table:table-cell office:value-type="float" office:value="1402.408">
                <text:p>1402.408</text:p>
              </table:table-cell>
              <table:table-cell office:value-type="float" office:value="1949.21244444444">
                <text:p>1949.21244444444</text:p>
              </table:table-cell>
              <table:table-cell office:value-type="float" office:value="821.975222222222">
                <text:p>821.975222222222</text:p>
              </table:table-cell>
              <table:table-cell office:value-type="float" office:value="2115.40466666667">
                <text:p>2115.40466666667</text:p>
              </table:table-cell>
              <table:table-cell office:value-type="float" office:value="672.317111111111">
                <text:p>672.31711111111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877.953">
                <text:p>2877.953</text:p>
              </table:table-cell>
              <table:table-cell office:value-type="float" office:value="1337.356">
                <text:p>1337.356</text:p>
              </table:table-cell>
              <table:table-cell office:value-type="float" office:value="5594.899">
                <text:p>5594.899</text:p>
              </table:table-cell>
              <table:table-cell office:value-type="float" office:value="1784.088">
                <text:p>1784.088</text:p>
              </table:table-cell>
              <table:table-cell office:value-type="float" office:value="1754.2912">
                <text:p>1754.2912</text:p>
              </table:table-cell>
              <table:table-cell office:value-type="float" office:value="739.7777">
                <text:p>739.7777</text:p>
              </table:table-cell>
              <table:table-cell office:value-type="float" office:value="1903.8642">
                <text:p>1903.8642</text:p>
              </table:table-cell>
              <table:table-cell office:value-type="float" office:value="605.0854">
                <text:p>605.085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693.629">
                <text:p>2693.629</text:p>
              </table:table-cell>
              <table:table-cell office:value-type="float" office:value="1295.592">
                <text:p>1295.592</text:p>
              </table:table-cell>
              <table:table-cell office:value-type="float" office:value="4363.795">
                <text:p>4363.795</text:p>
              </table:table-cell>
              <table:table-cell office:value-type="float" office:value="1814.266">
                <text:p>1814.266</text:p>
              </table:table-cell>
              <table:table-cell office:value-type="float" office:value="1594.81018181818">
                <text:p>1594.81018181818</text:p>
              </table:table-cell>
              <table:table-cell office:value-type="float" office:value="672.525181818182">
                <text:p>672.525181818182</text:p>
              </table:table-cell>
              <table:table-cell office:value-type="float" office:value="1730.78563636364">
                <text:p>1730.78563636364</text:p>
              </table:table-cell>
              <table:table-cell office:value-type="float" office:value="550.077636363637">
                <text:p>550.07763636363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554.104">
                <text:p>2554.104</text:p>
              </table:table-cell>
              <table:table-cell office:value-type="float" office:value="1398.188">
                <text:p>1398.188</text:p>
              </table:table-cell>
              <table:table-cell office:value-type="float" office:value="3481.735">
                <text:p>3481.735</text:p>
              </table:table-cell>
              <table:table-cell office:value-type="float" office:value="1701.356">
                <text:p>1701.356</text:p>
              </table:table-cell>
              <table:table-cell office:value-type="float" office:value="1461.90933333333">
                <text:p>1461.90933333333</text:p>
              </table:table-cell>
              <table:table-cell office:value-type="float" office:value="616.481416666667">
                <text:p>616.481416666667</text:p>
              </table:table-cell>
              <table:table-cell office:value-type="float" office:value="1586.5535">
                <text:p>1586.5535</text:p>
              </table:table-cell>
              <table:table-cell office:value-type="float" office:value="504.237833333333">
                <text:p>504.23783333333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929.898">
                <text:p>2929.898</text:p>
              </table:table-cell>
              <table:table-cell office:value-type="float" office:value="1614.435">
                <text:p>1614.435</text:p>
              </table:table-cell>
              <table:table-cell office:value-type="float" office:value="3182.734">
                <text:p>3182.734</text:p>
              </table:table-cell>
              <table:table-cell office:value-type="float" office:value="1646.626">
                <text:p>1646.626</text:p>
              </table:table-cell>
              <table:table-cell office:value-type="float" office:value="1349.45476923077">
                <text:p>1349.45476923077</text:p>
              </table:table-cell>
              <table:table-cell office:value-type="float" office:value="569.059769230769">
                <text:p>569.059769230769</text:p>
              </table:table-cell>
              <table:table-cell office:value-type="float" office:value="1464.51092307692">
                <text:p>1464.51092307692</text:p>
              </table:table-cell>
              <table:table-cell office:value-type="float" office:value="465.450307692308">
                <text:p>465.45030769230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834.162">
                <text:p>2834.162</text:p>
              </table:table-cell>
              <table:table-cell office:value-type="float" office:value="1569.232">
                <text:p>1569.232</text:p>
              </table:table-cell>
              <table:table-cell office:value-type="float" office:value="3333.779">
                <text:p>3333.779</text:p>
              </table:table-cell>
              <table:table-cell office:value-type="float" office:value="1598.66">
                <text:p>1598.66</text:p>
              </table:table-cell>
              <table:table-cell office:value-type="float" office:value="1253.06514285714">
                <text:p>1253.06514285714</text:p>
              </table:table-cell>
              <table:table-cell office:value-type="float" office:value="528.412642857143">
                <text:p>528.412642857143</text:p>
              </table:table-cell>
              <table:table-cell office:value-type="float" office:value="1359.903">
                <text:p>1359.903</text:p>
              </table:table-cell>
              <table:table-cell office:value-type="float" office:value="432.203857142857">
                <text:p>432.20385714285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987.284">
                <text:p>2987.284</text:p>
              </table:table-cell>
              <table:table-cell office:value-type="float" office:value="1421.786">
                <text:p>1421.786</text:p>
              </table:table-cell>
              <table:table-cell office:value-type="float" office:value="5181.42">
                <text:p>5181.42</text:p>
              </table:table-cell>
              <table:table-cell office:value-type="float" office:value="1642.594">
                <text:p>1642.594</text:p>
              </table:table-cell>
              <table:table-cell office:value-type="float" office:value="1169.52746666667">
                <text:p>1169.52746666667</text:p>
              </table:table-cell>
              <table:table-cell office:value-type="float" office:value="493.185133333333">
                <text:p>493.185133333333</text:p>
              </table:table-cell>
              <table:table-cell office:value-type="float" office:value="1269.2428">
                <text:p>1269.2428</text:p>
              </table:table-cell>
              <table:table-cell office:value-type="float" office:value="403.390266666667">
                <text:p>403.39026666666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083.668">
                <text:p>3083.668</text:p>
              </table:table-cell>
              <table:table-cell office:value-type="float" office:value="1588.684">
                <text:p>1588.684</text:p>
              </table:table-cell>
              <table:table-cell office:value-type="float" office:value="5733.198">
                <text:p>5733.198</text:p>
              </table:table-cell>
              <table:table-cell office:value-type="float" office:value="2403.273">
                <text:p>2403.273</text:p>
              </table:table-cell>
              <table:table-cell office:value-type="float" office:value="1096.432">
                <text:p>1096.432</text:p>
              </table:table-cell>
              <table:table-cell office:value-type="float" office:value="462.3610625">
                <text:p>462.3610625</text:p>
              </table:table-cell>
              <table:table-cell office:value-type="float" office:value="1189.915125">
                <text:p>1189.915125</text:p>
              </table:table-cell>
              <table:table-cell office:value-type="float" office:value="378.178375">
                <text:p>378.1783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style:rotation-angle="33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2pt" fo:text-shadow="1pt 1pt" style:font-size-asian="9pt" style:font-size-complex="9pt"/>
    </style:style>
    <style:style style:name="ch8" style:family="chart" style:data-style-name="N1">
      <style:chart-properties chart:display-label="true" chart:tick-marks-major-inner="false" chart:tick-marks-major-outer="false" chart:logarithmic="true" chart:minimum="3" chart:maximum="3000" chart:origin="0" chart:reverse-direction="false" text:line-break="false" chart:link-data-style-to-source="true" chart:axis-position="1" chart:axis-label-position="near-axis-other-side"/>
      <style:graphic-properties svg:stroke-color="#b3b3b3"/>
      <style:text-properties fo:font-size="10pt" fo:font-style="italic" fo:font-weight="bold" style:font-size-asian="10pt" style:font-size-complex="10pt"/>
    </style:style>
    <style:style style:name="ch9" style:family="chart">
      <style:chart-properties style:rotation-angle="0"/>
      <style:graphic-properties draw:fill="solid" draw:fill-color="#ffffff" draw:opacity="80%"/>
      <style:text-properties fo:font-size="12pt" fo:text-shadow="1pt 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001cm" svg:height="10.001cm" xlink:href=".." xlink:type="simple" chart:class="chart:line" chart:style-name="ch1">
        <chart:title svg:x="9.375cm" svg:y="8.31cm" chart:style-name="ch2">
          <text:p>b) Overhead</text:p>
        </chart:title>
        <chart:subtitle svg:x="10.352cm" svg:y="9.297cm" chart:style-name="ch3">
          <text:p>Xeon Host</text:p>
        </chart:subtitle>
        <chart:legend svg:x="0.135cm" svg:y="8.148cm" style:legend-expansion="custom" chartooo:width="5.5cm" chartooo:height="1.301cm" style:legend-expansion-aspect-ratio="4.22751729438893" chart:style-name="ch4"/>
        <chart:plot-area chart:style-name="ch5" table:cell-range-address="data.A5:data.A20 data.H5:data.H20 data.H53:data.H68 data.U5:data.U20 data.U53:data.U68" chart:data-source-has-labels="both" svg:x="0.026cm" svg:y="0.152cm" svg:width="13.134cm" svg:height="8.225cm">
          <chartooo:coordinate-region svg:x="0.126cm" svg:y="0.352cm" svg:width="12.612cm" svg:height="7.244cm"/>
          <chart:axis chart:dimension="x" chart:name="primary-x" chart:style-name="ch6" chartooo:axis-type="auto">
            <chartooo:date-scale/>
            <chart:title svg:x="9.287cm" svg:y="6.999cm" chart:style-name="ch7">
              <text:p>Numer of Threads</text:p>
            </chart:title>
            <chart:categories table:cell-range-address="data.A5:data.A20"/>
          </chart:axis>
          <chart:axis chart:dimension="y" chart:name="primary-y" chart:style-name="ch8">
            <chart:title svg:x="0.16cm" svg:y="0.531cm" chart:style-name="ch9">
              <text:p>Time (ms)</text:p>
            </chart:title>
            <chart:grid chart:style-name="ch10" chart:class="major"/>
          </chart:axis>
          <chart:series chart:style-name="ch11" chart:values-cell-range-address="data.H5:data.H20" loext:label-string="thread" chart:class="chart:line">
            <chart:data-point chart:repeated="16"/>
          </chart:series>
          <chart:series chart:style-name="ch12" chart:values-cell-range-address="data.H53:data.H68" loext:label-string="vect_thread" chart:class="chart:line">
            <chart:data-point chart:repeated="16"/>
          </chart:series>
          <chart:series chart:style-name="ch13" chart:values-cell-range-address="data.U5:data.U20" loext:label-string="ff" chart:class="chart:line">
            <chart:data-point chart:repeated="16"/>
          </chart:series>
          <chart:series chart:style-name="ch14" chart:values-cell-range-address="data.U53:data.U68" loext:label-string="vect_ff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</text:p>
              </table:table-cell>
              <table:table-cell office:value-type="string">
                <text:p>vect_thread</text:p>
              </table:table-cell>
              <table:table-cell office:value-type="string">
                <text:p>ff</text:p>
              </table:table-cell>
              <table:table-cell office:value-type="string">
                <text:p>vect_ff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data.A5:data.A20</svg:desc>
                </draw:g>
              </table:table-cell>
              <table:table-cell office:value-type="float" office:value="5.62">
                <text:p>5.62</text:p>
                <draw:g>
                  <svg:desc>data.H5:data.H20</svg:desc>
                </draw:g>
              </table:table-cell>
              <table:table-cell office:value-type="float" office:value="2.99">
                <text:p>2.99</text:p>
                <draw:g>
                  <svg:desc>data.H53:data.H68</svg:desc>
                </draw:g>
              </table:table-cell>
              <table:table-cell office:value-type="float" office:value="4.379">
                <text:p>4.379</text:p>
                <draw:g>
                  <svg:desc>data.U5:data.U20</svg:desc>
                </draw:g>
              </table:table-cell>
              <table:table-cell office:value-type="float" office:value="3.786">
                <text:p>3.786</text:p>
                <draw:g>
                  <svg:desc>data.U53:data.U6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.035">
                <text:p>6.035</text:p>
              </table:table-cell>
              <table:table-cell office:value-type="float" office:value="3.087">
                <text:p>3.087</text:p>
              </table:table-cell>
              <table:table-cell office:value-type="float" office:value="171.425">
                <text:p>171.425</text:p>
              </table:table-cell>
              <table:table-cell office:value-type="float" office:value="376.646">
                <text:p>376.64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6.083">
                <text:p>6.083</text:p>
              </table:table-cell>
              <table:table-cell office:value-type="float" office:value="3.116">
                <text:p>3.116</text:p>
              </table:table-cell>
              <table:table-cell office:value-type="float" office:value="290.524">
                <text:p>290.524</text:p>
              </table:table-cell>
              <table:table-cell office:value-type="float" office:value="243.713">
                <text:p>243.71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.715">
                <text:p>6.715</text:p>
              </table:table-cell>
              <table:table-cell office:value-type="float" office:value="3.652">
                <text:p>3.652</text:p>
              </table:table-cell>
              <table:table-cell office:value-type="float" office:value="213.199">
                <text:p>213.199</text:p>
              </table:table-cell>
              <table:table-cell office:value-type="float" office:value="445.522">
                <text:p>445.52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7.003">
                <text:p>7.003</text:p>
              </table:table-cell>
              <table:table-cell office:value-type="float" office:value="3.735">
                <text:p>3.735</text:p>
              </table:table-cell>
              <table:table-cell office:value-type="float" office:value="276.698">
                <text:p>276.698</text:p>
              </table:table-cell>
              <table:table-cell office:value-type="float" office:value="481.467">
                <text:p>481.46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7.485">
                <text:p>7.485</text:p>
              </table:table-cell>
              <table:table-cell office:value-type="float" office:value="4.358">
                <text:p>4.358</text:p>
              </table:table-cell>
              <table:table-cell office:value-type="float" office:value="640.784">
                <text:p>640.784</text:p>
              </table:table-cell>
              <table:table-cell office:value-type="float" office:value="463.844">
                <text:p>463.84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.543">
                <text:p>7.543</text:p>
              </table:table-cell>
              <table:table-cell office:value-type="float" office:value="4.058">
                <text:p>4.058</text:p>
              </table:table-cell>
              <table:table-cell office:value-type="float" office:value="800.949">
                <text:p>800.949</text:p>
              </table:table-cell>
              <table:table-cell office:value-type="float" office:value="520.866">
                <text:p>520.86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.661">
                <text:p>7.661</text:p>
              </table:table-cell>
              <table:table-cell office:value-type="float" office:value="4.529">
                <text:p>4.529</text:p>
              </table:table-cell>
              <table:table-cell office:value-type="float" office:value="669.425">
                <text:p>669.425</text:p>
              </table:table-cell>
              <table:table-cell office:value-type="float" office:value="443.007">
                <text:p>443.00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8.248">
                <text:p>8.248</text:p>
              </table:table-cell>
              <table:table-cell office:value-type="float" office:value="6.424">
                <text:p>6.424</text:p>
              </table:table-cell>
              <table:table-cell office:value-type="float" office:value="680.938">
                <text:p>680.938</text:p>
              </table:table-cell>
              <table:table-cell office:value-type="float" office:value="301.185">
                <text:p>301.18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481">
                <text:p>8.481</text:p>
              </table:table-cell>
              <table:table-cell office:value-type="float" office:value="5.861">
                <text:p>5.861</text:p>
              </table:table-cell>
              <table:table-cell office:value-type="float" office:value="609.967">
                <text:p>609.967</text:p>
              </table:table-cell>
              <table:table-cell office:value-type="float" office:value="680.162">
                <text:p>680.16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8.591">
                <text:p>8.591</text:p>
              </table:table-cell>
              <table:table-cell office:value-type="float" office:value="74.251">
                <text:p>74.251</text:p>
              </table:table-cell>
              <table:table-cell office:value-type="float" office:value="446.794">
                <text:p>446.794</text:p>
              </table:table-cell>
              <table:table-cell office:value-type="float" office:value="637.239">
                <text:p>637.23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9.068">
                <text:p>9.068</text:p>
              </table:table-cell>
              <table:table-cell office:value-type="float" office:value="105.223">
                <text:p>105.223</text:p>
              </table:table-cell>
              <table:table-cell office:value-type="float" office:value="655.264">
                <text:p>655.264</text:p>
              </table:table-cell>
              <table:table-cell office:value-type="float" office:value="575.541">
                <text:p>575.54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54.135">
                <text:p>454.135</text:p>
              </table:table-cell>
              <table:table-cell office:value-type="float" office:value="418.024">
                <text:p>418.024</text:p>
              </table:table-cell>
              <table:table-cell office:value-type="float" office:value="394.729">
                <text:p>394.729</text:p>
              </table:table-cell>
              <table:table-cell office:value-type="float" office:value="534.05">
                <text:p>534.0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79.264">
                <text:p>479.264</text:p>
              </table:table-cell>
              <table:table-cell office:value-type="float" office:value="416.019">
                <text:p>416.019</text:p>
              </table:table-cell>
              <table:table-cell office:value-type="float" office:value="629.456">
                <text:p>629.456</text:p>
              </table:table-cell>
              <table:table-cell office:value-type="float" office:value="564.392">
                <text:p>564.39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655.213">
                <text:p>655.213</text:p>
              </table:table-cell>
              <table:table-cell office:value-type="float" office:value="439.828">
                <text:p>439.828</text:p>
              </table:table-cell>
              <table:table-cell office:value-type="float" office:value="1887.7">
                <text:p>1887.7</text:p>
              </table:table-cell>
              <table:table-cell office:value-type="float" office:value="721.969">
                <text:p>721.96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15.005">
                <text:p>715.005</text:p>
              </table:table-cell>
              <table:table-cell office:value-type="float" office:value="685.757">
                <text:p>685.757</text:p>
              </table:table-cell>
              <table:table-cell office:value-type="float" office:value="2339.164">
                <text:p>2339.164</text:p>
              </table:table-cell>
              <table:table-cell office:value-type="float" office:value="1496.634">
                <text:p>1496.63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style:rotation-angle="33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2pt" fo:text-shadow="1pt 1pt" style:font-size-asian="9pt" style:font-size-complex="9pt"/>
    </style:style>
    <style:style style:name="ch8" style:family="chart" style:data-style-name="N1">
      <style:chart-properties chart:display-label="true" chart:tick-marks-major-inner="false" chart:tick-marks-major-outer="false" chart:logarithmic="true" chart:minimum="80" chart:maximum="8000" chart:origin="0" chart:reverse-direction="false" text:line-break="false" chart:link-data-style-to-source="true" chart:axis-position="1" chart:axis-label-position="near-axis-other-side"/>
      <style:graphic-properties svg:stroke-color="#b3b3b3"/>
      <style:text-properties fo:font-size="10pt" fo:font-style="italic" fo:font-weight="bold" style:font-size-asian="10pt" style:font-size-complex="10pt"/>
    </style:style>
    <style:style style:name="ch9" style:family="chart">
      <style:chart-properties style:rotation-angle="0"/>
      <style:graphic-properties draw:fill="solid" draw:fill-color="#ffffff" draw:opacity="80%"/>
      <style:text-properties fo:font-size="12pt" fo:text-shadow="1pt 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001cm" svg:height="10.001cm" xlink:href=".." xlink:type="simple" chart:class="chart:line" chart:style-name="ch1">
        <chart:title svg:x="9.375cm" svg:y="8.31cm" chart:style-name="ch2">
          <text:p>b) Overhead</text:p>
        </chart:title>
        <chart:subtitle svg:x="10.342cm" svg:y="9.297cm" chart:style-name="ch3">
          <text:p>Xeon Phi</text:p>
        </chart:subtitle>
        <chart:legend svg:x="0.135cm" svg:y="8.148cm" style:legend-expansion="custom" chartooo:width="5.884cm" chartooo:height="1.301cm" style:legend-expansion-aspect-ratio="4.52267486548809" chart:style-name="ch4"/>
        <chart:plot-area chart:style-name="ch5" table:cell-range-address="data.A24:data.A48 data.H24:data.H48 data.H72:data.H96 data.U24:data.U48 data.U72:data.U96" chart:data-source-has-labels="both" svg:x="0.026cm" svg:y="0.153cm" svg:width="13.295cm" svg:height="8.316cm">
          <chartooo:coordinate-region svg:x="0.126cm" svg:y="0.352cm" svg:width="12.612cm" svg:height="7.244cm"/>
          <chart:axis chart:dimension="x" chart:name="primary-x" chart:style-name="ch6" chartooo:axis-type="auto">
            <chartooo:date-scale/>
            <chart:title svg:x="9.289cm" svg:y="7.001cm" chart:style-name="ch7">
              <text:p>Numer of Threads</text:p>
            </chart:title>
            <chart:categories table:cell-range-address="data.A24:data.A48"/>
          </chart:axis>
          <chart:axis chart:dimension="y" chart:name="primary-y" chart:style-name="ch8">
            <chart:title svg:x="0.162cm" svg:y="0.533cm" chart:style-name="ch9">
              <text:p>Time (ms)</text:p>
            </chart:title>
            <chart:grid chart:style-name="ch10" chart:class="major"/>
          </chart:axis>
          <chart:series chart:style-name="ch11" chart:values-cell-range-address="data.H24:data.H48" loext:label-string="thread" chart:class="chart:line">
            <chart:data-point chart:repeated="25"/>
          </chart:series>
          <chart:series chart:style-name="ch12" chart:values-cell-range-address="data.H72:data.H96" loext:label-string="vect_thread" chart:class="chart:line">
            <chart:data-point chart:repeated="25"/>
          </chart:series>
          <chart:series chart:style-name="ch13" chart:values-cell-range-address="data.U24:data.U48" loext:label-string="ff" chart:class="chart:line">
            <chart:data-point chart:repeated="25"/>
          </chart:series>
          <chart:series chart:style-name="ch14" chart:values-cell-range-address="data.U72:data.U96" loext:label-string="vect_ff" chart:class="chart:line">
            <chart:data-point chart:repeated="2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</text:p>
              </table:table-cell>
              <table:table-cell office:value-type="string">
                <text:p>vect_thread</text:p>
              </table:table-cell>
              <table:table-cell office:value-type="string">
                <text:p>ff</text:p>
              </table:table-cell>
              <table:table-cell office:value-type="string">
                <text:p>vect_ff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data.A24:data.A48</svg:desc>
                </draw:g>
              </table:table-cell>
              <table:table-cell office:value-type="float" office:value="134375.429">
                <text:p>134375.429</text:p>
                <draw:g>
                  <svg:desc>data.H24:data.H48</svg:desc>
                </draw:g>
              </table:table-cell>
              <table:table-cell office:value-type="float" office:value="17547.988">
                <text:p>17547.988</text:p>
                <draw:g>
                  <svg:desc>data.H72:data.H96</svg:desc>
                </draw:g>
              </table:table-cell>
              <table:table-cell office:value-type="float" office:value="1.66">
                <text:p>1.66</text:p>
                <draw:g>
                  <svg:desc>data.U24:data.U48</svg:desc>
                </draw:g>
              </table:table-cell>
              <table:table-cell office:value-type="float" office:value="1.61">
                <text:p>1.61</text:p>
                <draw:g>
                  <svg:desc>data.U72:data.U9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232.063">
                <text:p>27232.063</text:p>
              </table:table-cell>
              <table:table-cell office:value-type="float" office:value="1986.523">
                <text:p>1986.523</text:p>
              </table:table-cell>
              <table:table-cell office:value-type="float" office:value="9201.521">
                <text:p>9201.521</text:p>
              </table:table-cell>
              <table:table-cell office:value-type="float" office:value="1335.073">
                <text:p>1335.07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309.883">
                <text:p>3309.883</text:p>
              </table:table-cell>
              <table:table-cell office:value-type="float" office:value="93.909">
                <text:p>93.909</text:p>
              </table:table-cell>
              <table:table-cell office:value-type="float" office:value="4941.498">
                <text:p>4941.498</text:p>
              </table:table-cell>
              <table:table-cell office:value-type="float" office:value="569.465">
                <text:p>569.46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49.053">
                <text:p>549.053</text:p>
              </table:table-cell>
              <table:table-cell office:value-type="float" office:value="110.27">
                <text:p>110.27</text:p>
              </table:table-cell>
              <table:table-cell office:value-type="float" office:value="3133.388">
                <text:p>3133.388</text:p>
              </table:table-cell>
              <table:table-cell office:value-type="float" office:value="323.973">
                <text:p>323.97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506.446">
                <text:p>4506.446</text:p>
              </table:table-cell>
              <table:table-cell office:value-type="float" office:value="115.525">
                <text:p>115.525</text:p>
              </table:table-cell>
              <table:table-cell office:value-type="float" office:value="2136.41">
                <text:p>2136.41</text:p>
              </table:table-cell>
              <table:table-cell office:value-type="float" office:value="251.174">
                <text:p>251.17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663.141">
                <text:p>5663.141</text:p>
              </table:table-cell>
              <table:table-cell office:value-type="float" office:value="360.352">
                <text:p>360.352</text:p>
              </table:table-cell>
              <table:table-cell office:value-type="float" office:value="1848">
                <text:p>1848</text:p>
              </table:table-cell>
              <table:table-cell office:value-type="float" office:value="169.943">
                <text:p>169.94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114.63">
                <text:p>7114.63</text:p>
              </table:table-cell>
              <table:table-cell office:value-type="float" office:value="341.844">
                <text:p>341.844</text:p>
              </table:table-cell>
              <table:table-cell office:value-type="float" office:value="1463.306">
                <text:p>1463.306</text:p>
              </table:table-cell>
              <table:table-cell office:value-type="float" office:value="170.326">
                <text:p>170.32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919.153">
                <text:p>3919.153</text:p>
              </table:table-cell>
              <table:table-cell office:value-type="float" office:value="407.937">
                <text:p>407.937</text:p>
              </table:table-cell>
              <table:table-cell office:value-type="float" office:value="1224.208">
                <text:p>1224.208</text:p>
              </table:table-cell>
              <table:table-cell office:value-type="float" office:value="194.818">
                <text:p>194.81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611.484">
                <text:p>5611.484</text:p>
              </table:table-cell>
              <table:table-cell office:value-type="float" office:value="355.873">
                <text:p>355.873</text:p>
              </table:table-cell>
              <table:table-cell office:value-type="float" office:value="1140.338">
                <text:p>1140.338</text:p>
              </table:table-cell>
              <table:table-cell office:value-type="float" office:value="191.332">
                <text:p>191.33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673.622">
                <text:p>673.622</text:p>
              </table:table-cell>
              <table:table-cell office:value-type="float" office:value="365.769">
                <text:p>365.769</text:p>
              </table:table-cell>
              <table:table-cell office:value-type="float" office:value="1050.769">
                <text:p>1050.769</text:p>
              </table:table-cell>
              <table:table-cell office:value-type="float" office:value="179.431">
                <text:p>179.43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91.229">
                <text:p>791.229</text:p>
              </table:table-cell>
              <table:table-cell office:value-type="float" office:value="359.735">
                <text:p>359.735</text:p>
              </table:table-cell>
              <table:table-cell office:value-type="float" office:value="875.538">
                <text:p>875.538</text:p>
              </table:table-cell>
              <table:table-cell office:value-type="float" office:value="158.046">
                <text:p>158.04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623.498">
                <text:p>623.498</text:p>
              </table:table-cell>
              <table:table-cell office:value-type="float" office:value="368.123">
                <text:p>368.123</text:p>
              </table:table-cell>
              <table:table-cell office:value-type="float" office:value="811.9">
                <text:p>811.9</text:p>
              </table:table-cell>
              <table:table-cell office:value-type="float" office:value="156.499">
                <text:p>156.49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576.472">
                <text:p>1576.472</text:p>
              </table:table-cell>
              <table:table-cell office:value-type="float" office:value="423.708">
                <text:p>423.708</text:p>
              </table:table-cell>
              <table:table-cell office:value-type="float" office:value="753.77">
                <text:p>753.77</text:p>
              </table:table-cell>
              <table:table-cell office:value-type="float" office:value="154.415">
                <text:p>154.41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281.282">
                <text:p>2281.282</text:p>
              </table:table-cell>
              <table:table-cell office:value-type="float" office:value="465.744">
                <text:p>465.744</text:p>
              </table:table-cell>
              <table:table-cell office:value-type="float" office:value="985.887">
                <text:p>985.887</text:p>
              </table:table-cell>
              <table:table-cell office:value-type="float" office:value="188.576">
                <text:p>188.57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058.02">
                <text:p>1058.02</text:p>
              </table:table-cell>
              <table:table-cell office:value-type="float" office:value="502.784">
                <text:p>502.784</text:p>
              </table:table-cell>
              <table:table-cell office:value-type="float" office:value="1029.229">
                <text:p>1029.229</text:p>
              </table:table-cell>
              <table:table-cell office:value-type="float" office:value="192.277">
                <text:p>192.27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043.16">
                <text:p>1043.16</text:p>
              </table:table-cell>
              <table:table-cell office:value-type="float" office:value="525.834">
                <text:p>525.834</text:p>
              </table:table-cell>
              <table:table-cell office:value-type="float" office:value="1007.976">
                <text:p>1007.976</text:p>
              </table:table-cell>
              <table:table-cell office:value-type="float" office:value="193.155">
                <text:p>193.15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46.695">
                <text:p>1046.695</text:p>
              </table:table-cell>
              <table:table-cell office:value-type="float" office:value="483.696">
                <text:p>483.696</text:p>
              </table:table-cell>
              <table:table-cell office:value-type="float" office:value="800.383">
                <text:p>800.383</text:p>
              </table:table-cell>
              <table:table-cell office:value-type="float" office:value="178.683">
                <text:p>178.68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977.169">
                <text:p>977.169</text:p>
              </table:table-cell>
              <table:table-cell office:value-type="float" office:value="555.481">
                <text:p>555.481</text:p>
              </table:table-cell>
              <table:table-cell office:value-type="float" office:value="850.676">
                <text:p>850.676</text:p>
              </table:table-cell>
              <table:table-cell office:value-type="float" office:value="170.437">
                <text:p>170.43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893.89">
                <text:p>893.89</text:p>
              </table:table-cell>
              <table:table-cell office:value-type="float" office:value="619.813">
                <text:p>619.813</text:p>
              </table:table-cell>
              <table:table-cell office:value-type="float" office:value="893.848">
                <text:p>893.848</text:p>
              </table:table-cell>
              <table:table-cell office:value-type="float" office:value="188.075">
                <text:p>188.07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025.823">
                <text:p>1025.823</text:p>
              </table:table-cell>
              <table:table-cell office:value-type="float" office:value="674.325">
                <text:p>674.325</text:p>
              </table:table-cell>
              <table:table-cell office:value-type="float" office:value="1032.131">
                <text:p>1032.131</text:p>
              </table:table-cell>
              <table:table-cell office:value-type="float" office:value="199.622">
                <text:p>199.62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78.091">
                <text:p>1078.091</text:p>
              </table:table-cell>
              <table:table-cell office:value-type="float" office:value="1134.949">
                <text:p>1134.949</text:p>
              </table:table-cell>
              <table:table-cell office:value-type="float" office:value="1070.805">
                <text:p>1070.805</text:p>
              </table:table-cell>
              <table:table-cell office:value-type="float" office:value="201.49">
                <text:p>201.4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089.093">
                <text:p>1089.093</text:p>
              </table:table-cell>
              <table:table-cell office:value-type="float" office:value="3442.32">
                <text:p>3442.32</text:p>
              </table:table-cell>
              <table:table-cell office:value-type="float" office:value="1077.983">
                <text:p>1077.983</text:p>
              </table:table-cell>
              <table:table-cell office:value-type="float" office:value="203.144">
                <text:p>203.14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067.811">
                <text:p>1067.811</text:p>
              </table:table-cell>
              <table:table-cell office:value-type="float" office:value="3513.289">
                <text:p>3513.289</text:p>
              </table:table-cell>
              <table:table-cell office:value-type="float" office:value="1058.101">
                <text:p>1058.101</text:p>
              </table:table-cell>
              <table:table-cell office:value-type="float" office:value="205.146">
                <text:p>205.14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155.249">
                <text:p>1155.249</text:p>
              </table:table-cell>
              <table:table-cell office:value-type="float" office:value="3451.839">
                <text:p>3451.839</text:p>
              </table:table-cell>
              <table:table-cell office:value-type="float" office:value="1055.028">
                <text:p>1055.028</text:p>
              </table:table-cell>
              <table:table-cell office:value-type="float" office:value="212.488">
                <text:p>212.48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823.676">
                <text:p>2823.676</text:p>
              </table:table-cell>
              <table:table-cell office:value-type="float" office:value="2622.415">
                <text:p>2622.415</text:p>
              </table:table-cell>
              <table:table-cell office:value-type="float" office:value="1009.819">
                <text:p>1009.819</text:p>
              </table:table-cell>
              <table:table-cell office:value-type="float" office:value="239.912">
                <text:p>239.91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6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style:rotation-angle="33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2pt" fo:text-shadow="1pt 1pt" style:font-size-asian="9pt" style:font-size-complex="9pt"/>
    </style:style>
    <style:style style:name="ch8" style:family="chart" style:data-style-name="N1">
      <style:chart-properties chart:display-label="true" chart:tick-marks-major-inner="false" chart:tick-marks-major-outer="false" chart:logarithmic="false" chart:minimum="0" chart:maximum="8" chart:origin="0" chart:reverse-direction="false" text:line-break="false" chart:link-data-style-to-source="false" chart:axis-position="1" chart:axis-label-position="near-axis-other-side"/>
      <style:graphic-properties svg:stroke-color="#b3b3b3"/>
      <style:text-properties fo:font-size="10pt" fo:font-style="italic" fo:font-weight="bold" style:font-size-asian="10pt" style:font-size-complex="10pt"/>
    </style:style>
    <style:style style:name="ch9" style:family="chart">
      <style:chart-properties style:rotation-angle="0"/>
      <style:graphic-properties draw:fill="solid" draw:fill-color="#ffffff" draw:opacity="80%"/>
      <style:text-properties fo:font-size="12pt" fo:text-shadow="1pt 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06">
      <style:chart-properties chart:symbol-type="none" chart:link-data-style-to-source="true"/>
      <style:graphic-properties draw:stroke="dash" draw:stroke-dash="Fine_20_Dashed" svg:stroke-width="0.08cm" svg:stroke-color="#000000" draw:fill-color="#0000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001cm" svg:height="10.001cm" xlink:href=".." xlink:type="simple" chart:class="chart:line" chart:style-name="ch1">
        <chart:title svg:x="9.62cm" svg:y="8.31cm" chart:style-name="ch2">
          <text:p>c) Speedup</text:p>
        </chart:title>
        <chart:subtitle svg:x="10.354cm" svg:y="9.297cm" chart:style-name="ch3">
          <text:p>Xeon Host</text:p>
        </chart:subtitle>
        <chart:legend svg:x="0.135cm" svg:y="8.148cm" style:legend-expansion="custom" chartooo:width="7.18cm" chartooo:height="1.3cm" style:legend-expansion-aspect-ratio="5.52307692307692" chart:style-name="ch4"/>
        <chart:plot-area chart:style-name="ch5" table:cell-range-address="data.A5:data.A20 data.J5:data.J20 data.J53:data.J68 data.W5:data.W20 data.W53:data.W68" chart:data-source-has-labels="both" svg:x="0.026cm" svg:y="0.153cm" svg:width="13.134cm" svg:height="8.224cm">
          <chartooo:coordinate-region svg:x="0.126cm" svg:y="0.352cm" svg:width="12.612cm" svg:height="7.244cm"/>
          <chart:axis chart:dimension="x" chart:name="primary-x" chart:style-name="ch6" chartooo:axis-type="auto">
            <chartooo:date-scale/>
            <chart:title svg:x="9.289cm" svg:y="7.001cm" chart:style-name="ch7">
              <text:p>Numer of Threads</text:p>
            </chart:title>
            <chart:categories table:cell-range-address="data.A5:data.A20"/>
          </chart:axis>
          <chart:axis chart:dimension="y" chart:name="primary-y" chart:style-name="ch8">
            <chart:title svg:x="0.162cm" svg:y="0.533cm" chart:style-name="ch9">
              <text:p>Speedup</text:p>
            </chart:title>
            <chart:grid chart:style-name="ch10" chart:class="major"/>
          </chart:axis>
          <chart:series chart:style-name="ch11" chart:values-cell-range-address="data.J5:data.J20" loext:label-string="thread" chart:class="chart:line">
            <chart:data-point chart:repeated="16"/>
          </chart:series>
          <chart:series chart:style-name="ch12" chart:values-cell-range-address="data.J53:data.J68" loext:label-string="vect_thread" chart:class="chart:line">
            <chart:data-point chart:repeated="16"/>
          </chart:series>
          <chart:series chart:style-name="ch13" chart:values-cell-range-address="data.W5:data.W20" loext:label-string="ff" chart:class="chart:line">
            <chart:data-point chart:repeated="16"/>
          </chart:series>
          <chart:series chart:style-name="ch14" chart:values-cell-range-address="data.W53:data.W68" loext:label-string="vect_ff" chart:class="chart:line">
            <chart:data-point chart:repeated="16"/>
          </chart:series>
          <chart:series chart:style-name="ch15" chart:values-cell-range-address="data.A5:data.A20" loext:label-string="ideal" chart:class="chart:line">
            <chart:data-point chart:repeated="1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</text:p>
              </table:table-cell>
              <table:table-cell office:value-type="string">
                <text:p>vect_thread</text:p>
              </table:table-cell>
              <table:table-cell office:value-type="string">
                <text:p>ff</text:p>
              </table:table-cell>
              <table:table-cell office:value-type="string">
                <text:p>vect_ff</text:p>
              </table:table-cell>
              <table:table-cell office:value-type="string">
                <text:p>ideal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data.A5:data.A20</svg:desc>
                </draw:g>
              </table:table-cell>
              <table:table-cell office:value-type="float" office:value="0.980999066136545">
                <text:p>0.980999066136545</text:p>
                <draw:g>
                  <svg:desc>data.J5:data.J20</svg:desc>
                </draw:g>
              </table:table-cell>
              <table:table-cell office:value-type="float" office:value="0.800172997468314">
                <text:p>0.800172997468314</text:p>
                <draw:g>
                  <svg:desc>data.J53:data.J68</svg:desc>
                </draw:g>
              </table:table-cell>
              <table:table-cell office:value-type="float" office:value="0.947092928680905">
                <text:p>0.947092928680905</text:p>
                <draw:g>
                  <svg:desc>data.W5:data.W20</svg:desc>
                </draw:g>
              </table:table-cell>
              <table:table-cell office:value-type="float" office:value="0.996061749087786">
                <text:p>0.996061749087786</text:p>
                <draw:g>
                  <svg:desc>data.W53:data.W68</svg:desc>
                </draw:g>
              </table:table-cell>
              <table:table-cell office:value-type="float" office:value="1">
                <text:p>1</text:p>
                <draw:g>
                  <svg:desc>data.A5:data.A2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77125861767631">
                <text:p>1.77125861767631</text:p>
              </table:table-cell>
              <table:table-cell office:value-type="float" office:value="1.58895836107686">
                <text:p>1.58895836107686</text:p>
              </table:table-cell>
              <table:table-cell office:value-type="float" office:value="2.08772903467336">
                <text:p>2.08772903467336</text:p>
              </table:table-cell>
              <table:table-cell office:value-type="float" office:value="1.7408682052427">
                <text:p>1.74086820524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48228299300053">
                <text:p>2.48228299300053</text:p>
              </table:table-cell>
              <table:table-cell office:value-type="float" office:value="2.12693235242704">
                <text:p>2.12693235242704</text:p>
              </table:table-cell>
              <table:table-cell office:value-type="float" office:value="1.63895583490956">
                <text:p>1.63895583490956</text:p>
              </table:table-cell>
              <table:table-cell office:value-type="float" office:value="2.36160471223907">
                <text:p>2.361604712239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25952956853891">
                <text:p>3.25952956853891</text:p>
              </table:table-cell>
              <table:table-cell office:value-type="float" office:value="2.90992835491654">
                <text:p>2.90992835491654</text:p>
              </table:table-cell>
              <table:table-cell office:value-type="float" office:value="3.57484712870856">
                <text:p>3.57484712870856</text:p>
              </table:table-cell>
              <table:table-cell office:value-type="float" office:value="2.45618121379927">
                <text:p>2.456181213799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.78729472070963">
                <text:p>3.78729472070963</text:p>
              </table:table-cell>
              <table:table-cell office:value-type="float" office:value="3.98818764346964">
                <text:p>3.98818764346964</text:p>
              </table:table-cell>
              <table:table-cell office:value-type="float" office:value="3.67477078333403">
                <text:p>3.67477078333403</text:p>
              </table:table-cell>
              <table:table-cell office:value-type="float" office:value="2.74111449310356">
                <text:p>2.741114493103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.35544783776986">
                <text:p>4.35544783776986</text:p>
              </table:table-cell>
              <table:table-cell office:value-type="float" office:value="4.51646318159562">
                <text:p>4.51646318159562</text:p>
              </table:table-cell>
              <table:table-cell office:value-type="float" office:value="2.37929817944462">
                <text:p>2.37929817944462</text:p>
              </table:table-cell>
              <table:table-cell office:value-type="float" office:value="3.0948411931205">
                <text:p>3.09484119312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.91017522273353">
                <text:p>4.91017522273353</text:p>
              </table:table-cell>
              <table:table-cell office:value-type="float" office:value="4.95954211011481">
                <text:p>4.95954211011481</text:p>
              </table:table-cell>
              <table:table-cell office:value-type="float" office:value="3.92034178593778">
                <text:p>3.92034178593778</text:p>
              </table:table-cell>
              <table:table-cell office:value-type="float" office:value="3.19840303282103">
                <text:p>3.1984030328210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.39394539429222">
                <text:p>5.39394539429222</text:p>
              </table:table-cell>
              <table:table-cell office:value-type="float" office:value="5.31256382378245">
                <text:p>5.31256382378245</text:p>
              </table:table-cell>
              <table:table-cell office:value-type="float" office:value="4.67435813833355">
                <text:p>4.67435813833355</text:p>
              </table:table-cell>
              <table:table-cell office:value-type="float" office:value="3.87251434068069">
                <text:p>3.872514340680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5.80268202148554">
                <text:p>5.80268202148554</text:p>
              </table:table-cell>
              <table:table-cell office:value-type="float" office:value="4.63809307061299">
                <text:p>4.63809307061299</text:p>
              </table:table-cell>
              <table:table-cell office:value-type="float" office:value="4.37340467882012">
                <text:p>4.37340467882012</text:p>
              </table:table-cell>
              <table:table-cell office:value-type="float" office:value="4.31461742944992">
                <text:p>4.314617429449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09562143648628">
                <text:p>6.09562143648628</text:p>
              </table:table-cell>
              <table:table-cell office:value-type="float" office:value="5.53164378071359">
                <text:p>5.53164378071359</text:p>
              </table:table-cell>
              <table:table-cell office:value-type="float" office:value="3.40285713826112">
                <text:p>3.40285713826112</text:p>
              </table:table-cell>
              <table:table-cell office:value-type="float" office:value="3.39156700790544">
                <text:p>3.391567007905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6.51274247492881">
                <text:p>6.51274247492881</text:p>
              </table:table-cell>
              <table:table-cell office:value-type="float" office:value="5.70995884506851">
                <text:p>5.70995884506851</text:p>
              </table:table-cell>
              <table:table-cell office:value-type="float" office:value="4.36286351673257">
                <text:p>4.36286351673257</text:p>
              </table:table-cell>
              <table:table-cell office:value-type="float" office:value="3.3351526181938">
                <text:p>3.33515261819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.86851905795535">
                <text:p>6.86851905795535</text:p>
              </table:table-cell>
              <table:table-cell office:value-type="float" office:value="5.29097446123125">
                <text:p>5.29097446123125</text:p>
              </table:table-cell>
              <table:table-cell office:value-type="float" office:value="5.46814792050515">
                <text:p>5.46814792050515</text:p>
              </table:table-cell>
              <table:table-cell office:value-type="float" office:value="3.55648905931504">
                <text:p>3.5564890593150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.98755041984397">
                <text:p>5.98755041984397</text:p>
              </table:table-cell>
              <table:table-cell office:value-type="float" office:value="4.58226995822068">
                <text:p>4.58226995822068</text:p>
              </table:table-cell>
              <table:table-cell office:value-type="float" office:value="5.981851452242">
                <text:p>5.981851452242</text:p>
              </table:table-cell>
              <table:table-cell office:value-type="float" office:value="3.67469844396967">
                <text:p>3.6746984439696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6.18980566389642">
                <text:p>6.18980566389642</text:p>
              </table:table-cell>
              <table:table-cell office:value-type="float" office:value="4.71426595939925">
                <text:p>4.71426595939925</text:p>
              </table:table-cell>
              <table:table-cell office:value-type="float" office:value="5.71082906215439">
                <text:p>5.71082906215439</text:p>
              </table:table-cell>
              <table:table-cell office:value-type="float" office:value="3.78495364868077">
                <text:p>3.7849536486807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.87252902636643">
                <text:p>5.87252902636643</text:p>
              </table:table-cell>
              <table:table-cell office:value-type="float" office:value="5.20315785919963">
                <text:p>5.20315785919963</text:p>
              </table:table-cell>
              <table:table-cell office:value-type="float" office:value="3.67440624384821">
                <text:p>3.67440624384821</text:p>
              </table:table-cell>
              <table:table-cell office:value-type="float" office:value="3.68371855735501">
                <text:p>3.683718557355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.6889755965947">
                <text:p>5.6889755965947</text:p>
              </table:table-cell>
              <table:table-cell office:value-type="float" office:value="4.65654403267107">
                <text:p>4.65654403267107</text:p>
              </table:table-cell>
              <table:table-cell office:value-type="float" office:value="3.32077175775196">
                <text:p>3.32077175775196</text:p>
              </table:table-cell>
              <table:table-cell office:value-type="float" office:value="2.51775557749785">
                <text:p>2.51775557749785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style:rotation-angle="33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2pt" fo:text-shadow="1pt 1pt" style:font-size-asian="9pt" style:font-size-complex="9pt"/>
    </style:style>
    <style:style style:name="ch8" style:family="chart" style:data-style-name="N1">
      <style:chart-properties chart:display-label="true" chart:tick-marks-major-inner="false" chart:tick-marks-major-outer="false" chart:logarithmic="true" chart:minimum="1000" chart:maximum="100000" chart:origin="0" chart:reverse-direction="false" text:line-break="false" chart:link-data-style-to-source="true" chart:axis-position="1" chart:axis-label-position="near-axis-other-side"/>
      <style:graphic-properties svg:stroke-color="#b3b3b3"/>
      <style:text-properties fo:font-size="10pt" fo:font-style="italic" fo:font-weight="bold" style:font-size-asian="10pt" style:font-size-complex="10pt"/>
    </style:style>
    <style:style style:name="ch9" style:family="chart">
      <style:chart-properties style:rotation-angle="0"/>
      <style:graphic-properties draw:fill="solid" draw:fill-color="#ffffff" draw:opacity="80%"/>
      <style:text-properties fo:font-size="12pt" fo:text-shadow="1pt 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draw:stroke="dash" draw:stroke-dash="Fine_20_Dashed" svg:stroke-color="#004586" draw:fill-color="#004586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draw:stroke="dash" draw:stroke-dash="Fine_20_Dashed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draw:stroke="dash" draw:stroke-dash="Fine_20_Dashed" svg:stroke-color="#579d1c" draw:fill-color="#579d1c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draw:stroke="dash" draw:stroke-dash="Ultrafine_20_Dashed" svg:stroke-color="#aecf00" draw:fill-color="#aecf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3.001cm" svg:height="10.001cm" xlink:href=".." xlink:type="simple" chart:class="chart:line" chart:style-name="ch1">
        <chart:title svg:x="7.6cm" svg:y="8.311cm" chart:style-name="ch2">
          <text:p>a) Completion Time</text:p>
        </chart:title>
        <chart:subtitle svg:x="10.342cm" svg:y="9.297cm" chart:style-name="ch3">
          <text:p>Xeon Phi</text:p>
        </chart:subtitle>
        <chart:legend svg:x="0.135cm" svg:y="8.148cm" style:legend-expansion="custom" chartooo:width="7.176cm" chartooo:height="1.301cm" style:legend-expansion-aspect-ratio="5.51575710991545" chart:style-name="ch4"/>
        <chart:plot-area chart:style-name="ch5" table:cell-range-address="data.A24:data.A48 data.G24:data.G48 data.G72:data.G96 data.T24:data.T48 data.T72:data.T96 data.I24:data.I48 data.I72:data.I96 data.V24:data.V48 data.V72:data.V96" chart:data-source-has-labels="both" svg:x="0.026cm" svg:y="0.153cm" svg:width="13.295cm" svg:height="8.316cm">
          <chartooo:coordinate-region svg:x="0.126cm" svg:y="0.352cm" svg:width="12.612cm" svg:height="7.244cm"/>
          <chart:axis chart:dimension="x" chart:name="primary-x" chart:style-name="ch6" chartooo:axis-type="auto">
            <chartooo:date-scale/>
            <chart:title svg:x="9.287cm" svg:y="6.999cm" chart:style-name="ch7">
              <text:p>Numer of Threads</text:p>
            </chart:title>
            <chart:categories table:cell-range-address="data.A24:data.A48"/>
          </chart:axis>
          <chart:axis chart:dimension="y" chart:name="primary-y" chart:style-name="ch8">
            <chart:title svg:x="0.16cm" svg:y="0.531cm" chart:style-name="ch9">
              <text:p>Time (ms)</text:p>
            </chart:title>
            <chart:grid chart:style-name="ch10" chart:class="major"/>
          </chart:axis>
          <chart:series chart:style-name="ch11" chart:values-cell-range-address="data.G24:data.G48" loext:label-string="thread" chart:class="chart:line">
            <chart:data-point chart:repeated="25"/>
          </chart:series>
          <chart:series chart:style-name="ch12" chart:values-cell-range-address="data.G72:data.G96" loext:label-string="vect_thread" chart:class="chart:line">
            <chart:data-point chart:repeated="25"/>
          </chart:series>
          <chart:series chart:style-name="ch13" chart:values-cell-range-address="data.T24:data.T48" loext:label-string="ff" chart:class="chart:line">
            <chart:data-point chart:repeated="25"/>
          </chart:series>
          <chart:series chart:style-name="ch14" chart:values-cell-range-address="data.T72:data.T96" loext:label-string="vect_ff" chart:class="chart:line">
            <chart:data-point chart:repeated="25"/>
          </chart:series>
          <chart:series chart:style-name="ch15" chart:values-cell-range-address="data.I24:data.I48" loext:label-string="ideal_t" chart:class="chart:line">
            <chart:data-point chart:repeated="25"/>
          </chart:series>
          <chart:series chart:style-name="ch16" chart:values-cell-range-address="data.I72:data.I96" loext:label-string="ideal_vt" chart:class="chart:line">
            <chart:data-point chart:repeated="25"/>
          </chart:series>
          <chart:series chart:style-name="ch17" chart:values-cell-range-address="data.V24:data.V48" loext:label-string="ideal_ff" chart:class="chart:line">
            <chart:data-point chart:repeated="25"/>
          </chart:series>
          <chart:series chart:style-name="ch18" chart:values-cell-range-address="data.V72:data.V96" loext:label-string="ideal_vff" chart:class="chart:line">
            <chart:data-point chart:repeated="2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</text:p>
              </table:table-cell>
              <table:table-cell office:value-type="string">
                <text:p>vect_thread</text:p>
              </table:table-cell>
              <table:table-cell office:value-type="string">
                <text:p>ff</text:p>
              </table:table-cell>
              <table:table-cell office:value-type="string">
                <text:p>vect_ff</text:p>
              </table:table-cell>
              <table:table-cell office:value-type="string">
                <text:p>ideal_t</text:p>
              </table:table-cell>
              <table:table-cell office:value-type="string">
                <text:p>ideal_vt</text:p>
              </table:table-cell>
              <table:table-cell office:value-type="string">
                <text:p>ideal_ff</text:p>
              </table:table-cell>
              <table:table-cell office:value-type="string">
                <text:p>ideal_vff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data.A24:data.A48</svg:desc>
                </draw:g>
              </table:table-cell>
              <table:table-cell office:value-type="float" office:value="138915.898">
                <text:p>138915.898</text:p>
                <draw:g>
                  <svg:desc>data.G24:data.G48</svg:desc>
                </draw:g>
              </table:table-cell>
              <table:table-cell office:value-type="float" office:value="19998.548">
                <text:p>19998.548</text:p>
                <draw:g>
                  <svg:desc>data.G72:data.G96</svg:desc>
                </draw:g>
              </table:table-cell>
              <table:table-cell office:value-type="float" office:value="134167.058">
                <text:p>134167.058</text:p>
                <draw:g>
                  <svg:desc>data.T24:data.T48</svg:desc>
                </draw:g>
              </table:table-cell>
              <table:table-cell office:value-type="float" office:value="19919.498">
                <text:p>19919.498</text:p>
                <draw:g>
                  <svg:desc>data.T72:data.T96</svg:desc>
                </draw:g>
              </table:table-cell>
              <table:table-cell office:value-type="float" office:value="138969.005">
                <text:p>138969.005</text:p>
                <draw:g>
                  <svg:desc>data.I24:data.I48</svg:desc>
                </draw:g>
              </table:table-cell>
              <table:table-cell office:value-type="float" office:value="19895.131">
                <text:p>19895.131</text:p>
                <draw:g>
                  <svg:desc>data.I72:data.I96</svg:desc>
                </draw:g>
              </table:table-cell>
              <table:table-cell office:value-type="float" office:value="138951.005">
                <text:p>138951.005</text:p>
                <draw:g>
                  <svg:desc>data.V24:data.V48</svg:desc>
                </draw:g>
              </table:table-cell>
              <table:table-cell office:value-type="float" office:value="19896.334">
                <text:p>19896.334</text:p>
                <draw:g>
                  <svg:desc>data.V72:data.V9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4491.837">
                <text:p>44491.837</text:p>
              </table:table-cell>
              <table:table-cell office:value-type="float" office:value="6182.18">
                <text:p>6182.18</text:p>
              </table:table-cell>
              <table:table-cell office:value-type="float" office:value="17330.631">
                <text:p>17330.631</text:p>
              </table:table-cell>
              <table:table-cell office:value-type="float" office:value="6222.805">
                <text:p>6222.805</text:p>
              </table:table-cell>
              <table:table-cell office:value-type="float" office:value="13896.9005">
                <text:p>13896.9005</text:p>
              </table:table-cell>
              <table:table-cell office:value-type="float" office:value="1989.5131">
                <text:p>1989.5131</text:p>
              </table:table-cell>
              <table:table-cell office:value-type="float" office:value="13895.1005">
                <text:p>13895.1005</text:p>
              </table:table-cell>
              <table:table-cell office:value-type="float" office:value="1989.6334">
                <text:p>1989.633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429.258">
                <text:p>14429.258</text:p>
              </table:table-cell>
              <table:table-cell office:value-type="float" office:value="3442.332">
                <text:p>3442.332</text:p>
              </table:table-cell>
              <table:table-cell office:value-type="float" office:value="11749.657">
                <text:p>11749.657</text:p>
              </table:table-cell>
              <table:table-cell office:value-type="float" office:value="4892.146">
                <text:p>4892.146</text:p>
              </table:table-cell>
              <table:table-cell office:value-type="float" office:value="6948.45025">
                <text:p>6948.45025</text:p>
              </table:table-cell>
              <table:table-cell office:value-type="float" office:value="994.75655">
                <text:p>994.75655</text:p>
              </table:table-cell>
              <table:table-cell office:value-type="float" office:value="6947.55025">
                <text:p>6947.55025</text:p>
              </table:table-cell>
              <table:table-cell office:value-type="float" office:value="994.8167">
                <text:p>994.816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9594.648">
                <text:p>9594.648</text:p>
              </table:table-cell>
              <table:table-cell office:value-type="float" office:value="3287.416">
                <text:p>3287.416</text:p>
              </table:table-cell>
              <table:table-cell office:value-type="float" office:value="9230.792">
                <text:p>9230.792</text:p>
              </table:table-cell>
              <table:table-cell office:value-type="float" office:value="2973.365">
                <text:p>2973.365</text:p>
              </table:table-cell>
              <table:table-cell office:value-type="float" office:value="4632.30016666667">
                <text:p>4632.30016666667</text:p>
              </table:table-cell>
              <table:table-cell office:value-type="float" office:value="663.171033333333">
                <text:p>663.171033333333</text:p>
              </table:table-cell>
              <table:table-cell office:value-type="float" office:value="4631.70016666667">
                <text:p>4631.70016666667</text:p>
              </table:table-cell>
              <table:table-cell office:value-type="float" office:value="663.211133333333">
                <text:p>663.21113333333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446.257">
                <text:p>12446.257</text:p>
              </table:table-cell>
              <table:table-cell office:value-type="float" office:value="3068.743">
                <text:p>3068.743</text:p>
              </table:table-cell>
              <table:table-cell office:value-type="float" office:value="8185.11">
                <text:p>8185.11</text:p>
              </table:table-cell>
              <table:table-cell office:value-type="float" office:value="2862.187">
                <text:p>2862.187</text:p>
              </table:table-cell>
              <table:table-cell office:value-type="float" office:value="3474.225125">
                <text:p>3474.225125</text:p>
              </table:table-cell>
              <table:table-cell office:value-type="float" office:value="497.378275">
                <text:p>497.378275</text:p>
              </table:table-cell>
              <table:table-cell office:value-type="float" office:value="3473.775125">
                <text:p>3473.775125</text:p>
              </table:table-cell>
              <table:table-cell office:value-type="float" office:value="497.40835">
                <text:p>497.4083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272.694">
                <text:p>13272.694</text:p>
              </table:table-cell>
              <table:table-cell office:value-type="float" office:value="3227.054">
                <text:p>3227.054</text:p>
              </table:table-cell>
              <table:table-cell office:value-type="float" office:value="7286.756">
                <text:p>7286.756</text:p>
              </table:table-cell>
              <table:table-cell office:value-type="float" office:value="2791.477">
                <text:p>2791.477</text:p>
              </table:table-cell>
              <table:table-cell office:value-type="float" office:value="2779.3801">
                <text:p>2779.3801</text:p>
              </table:table-cell>
              <table:table-cell office:value-type="float" office:value="397.90262">
                <text:p>397.90262</text:p>
              </table:table-cell>
              <table:table-cell office:value-type="float" office:value="2779.0201">
                <text:p>2779.0201</text:p>
              </table:table-cell>
              <table:table-cell office:value-type="float" office:value="397.92668">
                <text:p>397.9266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4342.257">
                <text:p>14342.257</text:p>
              </table:table-cell>
              <table:table-cell office:value-type="float" office:value="3189.896">
                <text:p>3189.896</text:p>
              </table:table-cell>
              <table:table-cell office:value-type="float" office:value="6798.039">
                <text:p>6798.039</text:p>
              </table:table-cell>
              <table:table-cell office:value-type="float" office:value="2768.295">
                <text:p>2768.295</text:p>
              </table:table-cell>
              <table:table-cell office:value-type="float" office:value="2316.15008333333">
                <text:p>2316.15008333333</text:p>
              </table:table-cell>
              <table:table-cell office:value-type="float" office:value="331.585516666667">
                <text:p>331.585516666667</text:p>
              </table:table-cell>
              <table:table-cell office:value-type="float" office:value="2315.85008333333">
                <text:p>2315.85008333333</text:p>
              </table:table-cell>
              <table:table-cell office:value-type="float" office:value="331.605566666667">
                <text:p>331.60556666666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450.512">
                <text:p>10450.512</text:p>
              </table:table-cell>
              <table:table-cell office:value-type="float" office:value="3228.057">
                <text:p>3228.057</text:p>
              </table:table-cell>
              <table:table-cell office:value-type="float" office:value="6521.407">
                <text:p>6521.407</text:p>
              </table:table-cell>
              <table:table-cell office:value-type="float" office:value="2907.104">
                <text:p>2907.104</text:p>
              </table:table-cell>
              <table:table-cell office:value-type="float" office:value="1985.2715">
                <text:p>1985.2715</text:p>
              </table:table-cell>
              <table:table-cell office:value-type="float" office:value="284.216157142857">
                <text:p>284.216157142857</text:p>
              </table:table-cell>
              <table:table-cell office:value-type="float" office:value="1985.01435714286">
                <text:p>1985.01435714286</text:p>
              </table:table-cell>
              <table:table-cell office:value-type="float" office:value="284.233342857143">
                <text:p>284.23334285714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2032.116">
                <text:p>12032.116</text:p>
              </table:table-cell>
              <table:table-cell office:value-type="float" office:value="3148.798">
                <text:p>3148.798</text:p>
              </table:table-cell>
              <table:table-cell office:value-type="float" office:value="6331.948">
                <text:p>6331.948</text:p>
              </table:table-cell>
              <table:table-cell office:value-type="float" office:value="2862.251">
                <text:p>2862.251</text:p>
              </table:table-cell>
              <table:table-cell office:value-type="float" office:value="1737.1125625">
                <text:p>1737.1125625</text:p>
              </table:table-cell>
              <table:table-cell office:value-type="float" office:value="248.6891375">
                <text:p>248.6891375</text:p>
              </table:table-cell>
              <table:table-cell office:value-type="float" office:value="1736.8875625">
                <text:p>1736.8875625</text:p>
              </table:table-cell>
              <table:table-cell office:value-type="float" office:value="248.704175">
                <text:p>248.70417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6806.667">
                <text:p>6806.667</text:p>
              </table:table-cell>
              <table:table-cell office:value-type="float" office:value="3141.491">
                <text:p>3141.491</text:p>
              </table:table-cell>
              <table:table-cell office:value-type="float" office:value="6201.912">
                <text:p>6201.912</text:p>
              </table:table-cell>
              <table:table-cell office:value-type="float" office:value="2875.486">
                <text:p>2875.486</text:p>
              </table:table-cell>
              <table:table-cell office:value-type="float" office:value="1544.10005555556">
                <text:p>1544.10005555556</text:p>
              </table:table-cell>
              <table:table-cell office:value-type="float" office:value="221.057011111111">
                <text:p>221.057011111111</text:p>
              </table:table-cell>
              <table:table-cell office:value-type="float" office:value="1543.90005555556">
                <text:p>1543.90005555556</text:p>
              </table:table-cell>
              <table:table-cell office:value-type="float" office:value="221.070377777778">
                <text:p>221.07037777777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790.174">
                <text:p>6790.174</text:p>
              </table:table-cell>
              <table:table-cell office:value-type="float" office:value="3128.915">
                <text:p>3128.915</text:p>
              </table:table-cell>
              <table:table-cell office:value-type="float" office:value="6092.405">
                <text:p>6092.405</text:p>
              </table:table-cell>
              <table:table-cell office:value-type="float" office:value="2837.061">
                <text:p>2837.061</text:p>
              </table:table-cell>
              <table:table-cell office:value-type="float" office:value="1389.69005">
                <text:p>1389.69005</text:p>
              </table:table-cell>
              <table:table-cell office:value-type="float" office:value="198.95131">
                <text:p>198.95131</text:p>
              </table:table-cell>
              <table:table-cell office:value-type="float" office:value="1389.51005">
                <text:p>1389.51005</text:p>
              </table:table-cell>
              <table:table-cell office:value-type="float" office:value="198.96334">
                <text:p>198.9633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6475.323">
                <text:p>6475.323</text:p>
              </table:table-cell>
              <table:table-cell office:value-type="float" office:value="3126.681">
                <text:p>3126.681</text:p>
              </table:table-cell>
              <table:table-cell office:value-type="float" office:value="5994.585">
                <text:p>5994.585</text:p>
              </table:table-cell>
              <table:table-cell office:value-type="float" office:value="2800.201">
                <text:p>2800.201</text:p>
              </table:table-cell>
              <table:table-cell office:value-type="float" office:value="1263.35459090909">
                <text:p>1263.35459090909</text:p>
              </table:table-cell>
              <table:table-cell office:value-type="float" office:value="180.864827272727">
                <text:p>180.864827272727</text:p>
              </table:table-cell>
              <table:table-cell office:value-type="float" office:value="1263.19095454545">
                <text:p>1263.19095454545</text:p>
              </table:table-cell>
              <table:table-cell office:value-type="float" office:value="180.875763636364">
                <text:p>180.87576363636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7458.008">
                <text:p>7458.008</text:p>
              </table:table-cell>
              <table:table-cell office:value-type="float" office:value="3194.168">
                <text:p>3194.168</text:p>
              </table:table-cell>
              <table:table-cell office:value-type="float" office:value="6017.827">
                <text:p>6017.827</text:p>
              </table:table-cell>
              <table:table-cell office:value-type="float" office:value="2828.602">
                <text:p>2828.602</text:p>
              </table:table-cell>
              <table:table-cell office:value-type="float" office:value="1158.07504166667">
                <text:p>1158.07504166667</text:p>
              </table:table-cell>
              <table:table-cell office:value-type="float" office:value="165.792758333333">
                <text:p>165.792758333333</text:p>
              </table:table-cell>
              <table:table-cell office:value-type="float" office:value="1157.92504166667">
                <text:p>1157.92504166667</text:p>
              </table:table-cell>
              <table:table-cell office:value-type="float" office:value="165.802783333333">
                <text:p>165.80278333333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8130.495">
                <text:p>8130.495</text:p>
              </table:table-cell>
              <table:table-cell office:value-type="float" office:value="3239.29">
                <text:p>3239.29</text:p>
              </table:table-cell>
              <table:table-cell office:value-type="float" office:value="6094.674">
                <text:p>6094.674</text:p>
              </table:table-cell>
              <table:table-cell office:value-type="float" office:value="2813.353">
                <text:p>2813.353</text:p>
              </table:table-cell>
              <table:table-cell office:value-type="float" office:value="1068.99234615385">
                <text:p>1068.99234615385</text:p>
              </table:table-cell>
              <table:table-cell office:value-type="float" office:value="153.039469230769">
                <text:p>153.039469230769</text:p>
              </table:table-cell>
              <table:table-cell office:value-type="float" office:value="1068.85388461538">
                <text:p>1068.85388461538</text:p>
              </table:table-cell>
              <table:table-cell office:value-type="float" office:value="153.048723076923">
                <text:p>153.04872307692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6794.857">
                <text:p>6794.857</text:p>
              </table:table-cell>
              <table:table-cell office:value-type="float" office:value="3273.812">
                <text:p>3273.812</text:p>
              </table:table-cell>
              <table:table-cell office:value-type="float" office:value="6191.003">
                <text:p>6191.003</text:p>
              </table:table-cell>
              <table:table-cell office:value-type="float" office:value="2818.805">
                <text:p>2818.805</text:p>
              </table:table-cell>
              <table:table-cell office:value-type="float" office:value="992.63575">
                <text:p>992.63575</text:p>
              </table:table-cell>
              <table:table-cell office:value-type="float" office:value="142.108078571429">
                <text:p>142.108078571429</text:p>
              </table:table-cell>
              <table:table-cell office:value-type="float" office:value="992.507178571429">
                <text:p>992.507178571429</text:p>
              </table:table-cell>
              <table:table-cell office:value-type="float" office:value="142.116671428571">
                <text:p>142.11667142857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6748.185">
                <text:p>6748.185</text:p>
              </table:table-cell>
              <table:table-cell office:value-type="float" office:value="3285.982">
                <text:p>3285.982</text:p>
              </table:table-cell>
              <table:table-cell office:value-type="float" office:value="6113.728">
                <text:p>6113.728</text:p>
              </table:table-cell>
              <table:table-cell office:value-type="float" office:value="2834.169">
                <text:p>2834.169</text:p>
              </table:table-cell>
              <table:table-cell office:value-type="float" office:value="926.460033333333">
                <text:p>926.460033333333</text:p>
              </table:table-cell>
              <table:table-cell office:value-type="float" office:value="132.634206666667">
                <text:p>132.634206666667</text:p>
              </table:table-cell>
              <table:table-cell office:value-type="float" office:value="926.340033333333">
                <text:p>926.340033333333</text:p>
              </table:table-cell>
              <table:table-cell office:value-type="float" office:value="132.642226666667">
                <text:p>132.64222666666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6663.826">
                <text:p>6663.826</text:p>
              </table:table-cell>
              <table:table-cell office:value-type="float" office:value="3249.552">
                <text:p>3249.552</text:p>
              </table:table-cell>
              <table:table-cell office:value-type="float" office:value="6065.866">
                <text:p>6065.866</text:p>
              </table:table-cell>
              <table:table-cell office:value-type="float" office:value="2865.781">
                <text:p>2865.781</text:p>
              </table:table-cell>
              <table:table-cell office:value-type="float" office:value="868.55628125">
                <text:p>868.55628125</text:p>
              </table:table-cell>
              <table:table-cell office:value-type="float" office:value="124.34456875">
                <text:p>124.34456875</text:p>
              </table:table-cell>
              <table:table-cell office:value-type="float" office:value="868.44378125">
                <text:p>868.44378125</text:p>
              </table:table-cell>
              <table:table-cell office:value-type="float" office:value="124.3520875">
                <text:p>124.352087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6564.818">
                <text:p>6564.818</text:p>
              </table:table-cell>
              <table:table-cell office:value-type="float" office:value="3314.849">
                <text:p>3314.849</text:p>
              </table:table-cell>
              <table:table-cell office:value-type="float" office:value="6070.114">
                <text:p>6070.114</text:p>
              </table:table-cell>
              <table:table-cell office:value-type="float" office:value="2854.338">
                <text:p>2854.338</text:p>
              </table:table-cell>
              <table:table-cell office:value-type="float" office:value="817.464735294118">
                <text:p>817.464735294118</text:p>
              </table:table-cell>
              <table:table-cell office:value-type="float" office:value="117.030182352941">
                <text:p>117.030182352941</text:p>
              </table:table-cell>
              <table:table-cell office:value-type="float" office:value="817.358852941177">
                <text:p>817.358852941177</text:p>
              </table:table-cell>
              <table:table-cell office:value-type="float" office:value="117.037258823529">
                <text:p>117.03725882352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6671.654">
                <text:p>6671.654</text:p>
              </table:table-cell>
              <table:table-cell office:value-type="float" office:value="3425.675">
                <text:p>3425.675</text:p>
              </table:table-cell>
              <table:table-cell office:value-type="float" office:value="6152.283">
                <text:p>6152.283</text:p>
              </table:table-cell>
              <table:table-cell office:value-type="float" office:value="2854.784">
                <text:p>2854.784</text:p>
              </table:table-cell>
              <table:table-cell office:value-type="float" office:value="772.050027777778">
                <text:p>772.050027777778</text:p>
              </table:table-cell>
              <table:table-cell office:value-type="float" office:value="110.528505555556">
                <text:p>110.528505555556</text:p>
              </table:table-cell>
              <table:table-cell office:value-type="float" office:value="771.950027777778">
                <text:p>771.950027777778</text:p>
              </table:table-cell>
              <table:table-cell office:value-type="float" office:value="110.535188888889">
                <text:p>110.53518888888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6795.72">
                <text:p>6795.72</text:p>
              </table:table-cell>
              <table:table-cell office:value-type="float" office:value="3492.645">
                <text:p>3492.645</text:p>
              </table:table-cell>
              <table:table-cell office:value-type="float" office:value="6203.707">
                <text:p>6203.707</text:p>
              </table:table-cell>
              <table:table-cell office:value-type="float" office:value="2883.6">
                <text:p>2883.6</text:p>
              </table:table-cell>
              <table:table-cell office:value-type="float" office:value="731.415815789474">
                <text:p>731.415815789474</text:p>
              </table:table-cell>
              <table:table-cell office:value-type="float" office:value="104.711215789474">
                <text:p>104.711215789474</text:p>
              </table:table-cell>
              <table:table-cell office:value-type="float" office:value="731.321078947368">
                <text:p>731.321078947368</text:p>
              </table:table-cell>
              <table:table-cell office:value-type="float" office:value="104.717547368421">
                <text:p>104.71754736842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816.734">
                <text:p>6816.734</text:p>
              </table:table-cell>
              <table:table-cell office:value-type="float" office:value="3934.78">
                <text:p>3934.78</text:p>
              </table:table-cell>
              <table:table-cell office:value-type="float" office:value="6235.926">
                <text:p>6235.926</text:p>
              </table:table-cell>
              <table:table-cell office:value-type="float" office:value="2909.42">
                <text:p>2909.42</text:p>
              </table:table-cell>
              <table:table-cell office:value-type="float" office:value="694.845025">
                <text:p>694.845025</text:p>
              </table:table-cell>
              <table:table-cell office:value-type="float" office:value="99.475655">
                <text:p>99.475655</text:p>
              </table:table-cell>
              <table:table-cell office:value-type="float" office:value="694.755025">
                <text:p>694.755025</text:p>
              </table:table-cell>
              <table:table-cell office:value-type="float" office:value="99.48167">
                <text:p>99.4816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6798.84">
                <text:p>6798.84</text:p>
              </table:table-cell>
              <table:table-cell office:value-type="float" office:value="6271.171">
                <text:p>6271.171</text:p>
              </table:table-cell>
              <table:table-cell office:value-type="float" office:value="6188.228">
                <text:p>6188.228</text:p>
              </table:table-cell>
              <table:table-cell office:value-type="float" office:value="2914.008">
                <text:p>2914.008</text:p>
              </table:table-cell>
              <table:table-cell office:value-type="float" office:value="661.757166666667">
                <text:p>661.757166666667</text:p>
              </table:table-cell>
              <table:table-cell office:value-type="float" office:value="94.7387190476191">
                <text:p>94.7387190476191</text:p>
              </table:table-cell>
              <table:table-cell office:value-type="float" office:value="661.671452380952">
                <text:p>661.671452380952</text:p>
              </table:table-cell>
              <table:table-cell office:value-type="float" office:value="94.7444476190476">
                <text:p>94.744447619047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6745.25">
                <text:p>6745.25</text:p>
              </table:table-cell>
              <table:table-cell office:value-type="float" office:value="6328.063">
                <text:p>6328.063</text:p>
              </table:table-cell>
              <table:table-cell office:value-type="float" office:value="6195.491">
                <text:p>6195.491</text:p>
              </table:table-cell>
              <table:table-cell office:value-type="float" office:value="2925.397">
                <text:p>2925.397</text:p>
              </table:table-cell>
              <table:table-cell office:value-type="float" office:value="631.677295454546">
                <text:p>631.677295454546</text:p>
              </table:table-cell>
              <table:table-cell office:value-type="float" office:value="90.4324136363637">
                <text:p>90.4324136363637</text:p>
              </table:table-cell>
              <table:table-cell office:value-type="float" office:value="631.595477272727">
                <text:p>631.595477272727</text:p>
              </table:table-cell>
              <table:table-cell office:value-type="float" office:value="90.4378818181818">
                <text:p>90.437881818181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6765.211">
                <text:p>6765.211</text:p>
              </table:table-cell>
              <table:table-cell office:value-type="float" office:value="6266.221">
                <text:p>6266.221</text:p>
              </table:table-cell>
              <table:table-cell office:value-type="float" office:value="6174.231">
                <text:p>6174.231</text:p>
              </table:table-cell>
              <table:table-cell office:value-type="float" office:value="2926.193">
                <text:p>2926.193</text:p>
              </table:table-cell>
              <table:table-cell office:value-type="float" office:value="604.213065217391">
                <text:p>604.213065217391</text:p>
              </table:table-cell>
              <table:table-cell office:value-type="float" office:value="86.5005695652174">
                <text:p>86.5005695652174</text:p>
              </table:table-cell>
              <table:table-cell office:value-type="float" office:value="604.134804347826">
                <text:p>604.134804347826</text:p>
              </table:table-cell>
              <table:table-cell office:value-type="float" office:value="86.5058">
                <text:p>86.505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8518.946">
                <text:p>8518.946</text:p>
              </table:table-cell>
              <table:table-cell office:value-type="float" office:value="5483.083">
                <text:p>5483.083</text:p>
              </table:table-cell>
              <table:table-cell office:value-type="float" office:value="6266.151">
                <text:p>6266.151</text:p>
              </table:table-cell>
              <table:table-cell office:value-type="float" office:value="3011.634">
                <text:p>3011.634</text:p>
              </table:table-cell>
              <table:table-cell office:value-type="float" office:value="579.037520833333">
                <text:p>579.037520833333</text:p>
              </table:table-cell>
              <table:table-cell office:value-type="float" office:value="82.8963791666667">
                <text:p>82.8963791666667</text:p>
              </table:table-cell>
              <table:table-cell office:value-type="float" office:value="578.962520833333">
                <text:p>578.962520833333</text:p>
              </table:table-cell>
              <table:table-cell office:value-type="float" office:value="82.9013916666667">
                <text:p>82.901391666666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3" loext:min-decimal-places="3"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style:rotation-angle="33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2pt" fo:text-shadow="1pt 1pt" style:font-size-asian="9pt" style:font-size-complex="9pt"/>
    </style:style>
    <style:style style:name="ch8" style:family="chart" style:data-style-name="N107">
      <style:chart-properties chart:display-label="true" chart:tick-marks-major-inner="false" chart:tick-marks-major-outer="false" chart:logarithmic="false" chart:minimum="0" chart:maximum="1" chart:origin="0" chart:reverse-direction="false" text:line-break="false" chart:link-data-style-to-source="false" chart:axis-position="1" chart:axis-label-position="near-axis-other-side"/>
      <style:graphic-properties svg:stroke-color="#b3b3b3"/>
      <style:text-properties fo:font-size="10pt" fo:font-style="italic" fo:font-weight="bold" style:font-size-asian="10pt" style:font-size-complex="10pt"/>
    </style:style>
    <style:style style:name="ch9" style:family="chart">
      <style:chart-properties style:rotation-angle="0"/>
      <style:graphic-properties draw:fill="solid" draw:fill-color="#ffffff" draw:opacity="80%"/>
      <style:text-properties fo:font-size="12pt" fo:text-shadow="1pt 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06">
      <style:chart-properties chart:symbol-type="none" chart:link-data-style-to-source="true"/>
      <style:graphic-properties draw:stroke="dash" draw:stroke-dash="Fine_20_Dashed" svg:stroke-width="0.08cm" svg:stroke-color="#000000" draw:fill-color="#0000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001cm" svg:height="10.001cm" xlink:href=".." xlink:type="simple" chart:class="chart:line" chart:style-name="ch1">
        <chart:title svg:x="9.622cm" svg:y="8.314cm" chart:style-name="ch2">
          <text:p>e) Efficiency</text:p>
        </chart:title>
        <chart:subtitle svg:x="10.358cm" svg:y="9.297cm" chart:style-name="ch3">
          <text:p>Xeon Host</text:p>
        </chart:subtitle>
        <chart:legend svg:x="0.135cm" svg:y="8.148cm" style:legend-expansion="custom" chartooo:width="7.18cm" chartooo:height="1.3cm" style:legend-expansion-aspect-ratio="5.52307692307692" chart:style-name="ch4"/>
        <chart:plot-area chart:style-name="ch5" table:cell-range-address="data.A5:data.A20 data.L5:data.L20 data.L53:data.L68 data.Y5:data.Y20 data.Y53:data.Y68 data.M1:data.M1" chart:data-source-has-labels="both" svg:x="0.026cm" svg:y="0.153cm" svg:width="13.134cm" svg:height="8.224cm">
          <chartooo:coordinate-region svg:x="0.126cm" svg:y="0.352cm" svg:width="12.612cm" svg:height="7.244cm"/>
          <chart:axis chart:dimension="x" chart:name="primary-x" chart:style-name="ch6" chartooo:axis-type="auto">
            <chartooo:date-scale/>
            <chart:title svg:x="9.293cm" svg:y="7.003cm" chart:style-name="ch7">
              <text:p>Numer of Threads</text:p>
            </chart:title>
            <chart:categories table:cell-range-address="data.A5:data.A20"/>
          </chart:axis>
          <chart:axis chart:dimension="y" chart:name="primary-y" chart:style-name="ch8">
            <chart:title svg:x="0.158cm" svg:y="0.537cm" chart:style-name="ch9">
              <text:p>Efficiency</text:p>
            </chart:title>
            <chart:grid chart:style-name="ch10" chart:class="major"/>
          </chart:axis>
          <chart:series chart:style-name="ch11" chart:values-cell-range-address="data.L5:data.L20" loext:label-string="thread" chart:class="chart:line">
            <chart:data-point chart:repeated="16"/>
          </chart:series>
          <chart:series chart:style-name="ch12" chart:values-cell-range-address="data.L53:data.L68" loext:label-string="vect_thread" chart:class="chart:line">
            <chart:data-point chart:repeated="16"/>
          </chart:series>
          <chart:series chart:style-name="ch13" chart:values-cell-range-address="data.Y5:data.Y20" loext:label-string="ff" chart:class="chart:line">
            <chart:data-point chart:repeated="16"/>
          </chart:series>
          <chart:series chart:style-name="ch14" chart:values-cell-range-address="data.Y53:data.Y68" loext:label-string="vect_ff" chart:class="chart:line">
            <chart:data-point chart:repeated="16"/>
          </chart:series>
          <chart:series chart:style-name="ch15" chart:values-cell-range-address="data.M1:data.M1" loext:label-string="ideal" chart:class="chart:line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</text:p>
              </table:table-cell>
              <table:table-cell office:value-type="string">
                <text:p>vect_thread</text:p>
              </table:table-cell>
              <table:table-cell office:value-type="string">
                <text:p>ff</text:p>
              </table:table-cell>
              <table:table-cell office:value-type="string">
                <text:p>vect_ff</text:p>
              </table:table-cell>
              <table:table-cell office:value-type="string">
                <text:p>ideal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data.A5:data.A20</svg:desc>
                </draw:g>
              </table:table-cell>
              <table:table-cell office:value-type="float" office:value="0.980999066136545">
                <text:p>0.980999066136545</text:p>
                <draw:g>
                  <svg:desc>data.L5:data.L20</svg:desc>
                </draw:g>
              </table:table-cell>
              <table:table-cell office:value-type="float" office:value="0.800172997468314">
                <text:p>0.800172997468314</text:p>
                <draw:g>
                  <svg:desc>data.L53:data.L68</svg:desc>
                </draw:g>
              </table:table-cell>
              <table:table-cell office:value-type="float" office:value="0.947092928680905">
                <text:p>0.947092928680905</text:p>
                <draw:g>
                  <svg:desc>data.Y5:data.Y20</svg:desc>
                </draw:g>
              </table:table-cell>
              <table:table-cell office:value-type="float" office:value="0.996061749087786">
                <text:p>0.996061749087786</text:p>
                <draw:g>
                  <svg:desc>data.Y53:data.Y68</svg:desc>
                </draw:g>
              </table:table-cell>
              <table:table-cell office:value-type="float" office:value="NaN">
                <text:p>NaN</text:p>
                <draw:g>
                  <svg:desc>data.M1:data.M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885629308838153">
                <text:p>0.885629308838153</text:p>
              </table:table-cell>
              <table:table-cell office:value-type="float" office:value="0.794479180538432">
                <text:p>0.794479180538432</text:p>
              </table:table-cell>
              <table:table-cell office:value-type="float" office:value="1.04386451733668">
                <text:p>1.04386451733668</text:p>
              </table:table-cell>
              <table:table-cell office:value-type="float" office:value="0.870434102621349">
                <text:p>0.870434102621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82742766433351">
                <text:p>0.82742766433351</text:p>
              </table:table-cell>
              <table:table-cell office:value-type="float" office:value="0.708977450809014">
                <text:p>0.708977450809014</text:p>
              </table:table-cell>
              <table:table-cell office:value-type="float" office:value="0.546318611636521">
                <text:p>0.546318611636521</text:p>
              </table:table-cell>
              <table:table-cell office:value-type="float" office:value="0.787201570746358">
                <text:p>0.787201570746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814882392134727">
                <text:p>0.814882392134727</text:p>
              </table:table-cell>
              <table:table-cell office:value-type="float" office:value="0.727482088729136">
                <text:p>0.727482088729136</text:p>
              </table:table-cell>
              <table:table-cell office:value-type="float" office:value="0.89371178217714">
                <text:p>0.89371178217714</text:p>
              </table:table-cell>
              <table:table-cell office:value-type="float" office:value="0.614045303449818">
                <text:p>0.614045303449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757458944141926">
                <text:p>0.757458944141926</text:p>
              </table:table-cell>
              <table:table-cell office:value-type="float" office:value="0.797637528693929">
                <text:p>0.797637528693929</text:p>
              </table:table-cell>
              <table:table-cell office:value-type="float" office:value="0.734954156666807">
                <text:p>0.734954156666807</text:p>
              </table:table-cell>
              <table:table-cell office:value-type="float" office:value="0.548222898620712">
                <text:p>0.548222898620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725907972961644">
                <text:p>0.725907972961644</text:p>
              </table:table-cell>
              <table:table-cell office:value-type="float" office:value="0.75274386359927">
                <text:p>0.75274386359927</text:p>
              </table:table-cell>
              <table:table-cell office:value-type="float" office:value="0.396549696574104">
                <text:p>0.396549696574104</text:p>
              </table:table-cell>
              <table:table-cell office:value-type="float" office:value="0.515806865520083">
                <text:p>0.515806865520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701453603247647">
                <text:p>0.701453603247647</text:p>
              </table:table-cell>
              <table:table-cell office:value-type="float" office:value="0.708506015730687">
                <text:p>0.708506015730687</text:p>
              </table:table-cell>
              <table:table-cell office:value-type="float" office:value="0.56004882656254">
                <text:p>0.56004882656254</text:p>
              </table:table-cell>
              <table:table-cell office:value-type="float" office:value="0.456914718974432">
                <text:p>0.456914718974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74243174286528">
                <text:p>0.674243174286528</text:p>
              </table:table-cell>
              <table:table-cell office:value-type="float" office:value="0.664070477972806">
                <text:p>0.664070477972806</text:p>
              </table:table-cell>
              <table:table-cell office:value-type="float" office:value="0.584294767291694">
                <text:p>0.584294767291694</text:p>
              </table:table-cell>
              <table:table-cell office:value-type="float" office:value="0.484064292585086">
                <text:p>0.484064292585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644742446831727">
                <text:p>0.644742446831727</text:p>
              </table:table-cell>
              <table:table-cell office:value-type="float" office:value="0.515343674512554">
                <text:p>0.515343674512554</text:p>
              </table:table-cell>
              <table:table-cell office:value-type="float" office:value="0.485933853202235">
                <text:p>0.485933853202235</text:p>
              </table:table-cell>
              <table:table-cell office:value-type="float" office:value="0.479401936605546">
                <text:p>0.479401936605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09562143648628">
                <text:p>0.609562143648628</text:p>
              </table:table-cell>
              <table:table-cell office:value-type="float" office:value="0.553164378071359">
                <text:p>0.553164378071359</text:p>
              </table:table-cell>
              <table:table-cell office:value-type="float" office:value="0.340285713826112">
                <text:p>0.340285713826112</text:p>
              </table:table-cell>
              <table:table-cell office:value-type="float" office:value="0.339156700790544">
                <text:p>0.339156700790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5920674977208">
                <text:p>0.5920674977208</text:p>
              </table:table-cell>
              <table:table-cell office:value-type="float" office:value="0.519087167733501">
                <text:p>0.519087167733501</text:p>
              </table:table-cell>
              <table:table-cell office:value-type="float" office:value="0.396623956066597">
                <text:p>0.396623956066597</text:p>
              </table:table-cell>
              <table:table-cell office:value-type="float" office:value="0.303195692563073">
                <text:p>0.303195692563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572376588162946">
                <text:p>0.572376588162946</text:p>
              </table:table-cell>
              <table:table-cell office:value-type="float" office:value="0.440914538435938">
                <text:p>0.440914538435938</text:p>
              </table:table-cell>
              <table:table-cell office:value-type="float" office:value="0.455678993375429">
                <text:p>0.455678993375429</text:p>
              </table:table-cell>
              <table:table-cell office:value-type="float" office:value="0.296374088276253">
                <text:p>0.296374088276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460580801526459">
                <text:p>0.460580801526459</text:p>
              </table:table-cell>
              <table:table-cell office:value-type="float" office:value="0.352482304478514">
                <text:p>0.352482304478514</text:p>
              </table:table-cell>
              <table:table-cell office:value-type="float" office:value="0.460142419403231">
                <text:p>0.460142419403231</text:p>
              </table:table-cell>
              <table:table-cell office:value-type="float" office:value="0.28266911107459">
                <text:p>0.28266911107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442128975992601">
                <text:p>0.442128975992601</text:p>
              </table:table-cell>
              <table:table-cell office:value-type="float" office:value="0.336733282814232">
                <text:p>0.336733282814232</text:p>
              </table:table-cell>
              <table:table-cell office:value-type="float" office:value="0.407916361582456">
                <text:p>0.407916361582456</text:p>
              </table:table-cell>
              <table:table-cell office:value-type="float" office:value="0.270353832048626">
                <text:p>0.270353832048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391501935091095">
                <text:p>0.391501935091095</text:p>
              </table:table-cell>
              <table:table-cell office:value-type="float" office:value="0.346877190613308">
                <text:p>0.346877190613308</text:p>
              </table:table-cell>
              <table:table-cell office:value-type="float" office:value="0.244960416256547">
                <text:p>0.244960416256547</text:p>
              </table:table-cell>
              <table:table-cell office:value-type="float" office:value="0.245581237157001">
                <text:p>0.245581237157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355560974787169">
                <text:p>0.355560974787169</text:p>
              </table:table-cell>
              <table:table-cell office:value-type="float" office:value="0.291034002041942">
                <text:p>0.291034002041942</text:p>
              </table:table-cell>
              <table:table-cell office:value-type="float" office:value="0.207548234859497">
                <text:p>0.207548234859497</text:p>
              </table:table-cell>
              <table:table-cell office:value-type="float" office:value="0.157359723593616">
                <text:p>0.15735972359361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6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style:rotation-angle="33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2pt" fo:text-shadow="1pt 1pt" style:font-size-asian="9pt" style:font-size-complex="9pt"/>
    </style:style>
    <style:style style:name="ch8" style:family="chart" style:data-style-name="N1">
      <style:chart-properties chart:display-label="true" chart:tick-marks-major-inner="false" chart:tick-marks-major-outer="false" chart:logarithmic="false" chart:minimum="0" chart:maximum="25" chart:origin="0" chart:reverse-direction="false" text:line-break="false" chart:link-data-style-to-source="false" chart:axis-position="1" chart:axis-label-position="near-axis-other-side"/>
      <style:graphic-properties svg:stroke-color="#b3b3b3"/>
      <style:text-properties fo:font-size="10pt" fo:font-style="italic" fo:font-weight="bold" style:font-size-asian="10pt" style:font-size-complex="10pt"/>
    </style:style>
    <style:style style:name="ch9" style:family="chart">
      <style:chart-properties style:rotation-angle="0"/>
      <style:graphic-properties draw:fill="solid" draw:fill-color="#ffffff" draw:opacity="80%"/>
      <style:text-properties fo:font-size="12pt" fo:text-shadow="1pt 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06">
      <style:chart-properties chart:symbol-type="none" chart:link-data-style-to-source="true"/>
      <style:graphic-properties draw:stroke="dash" draw:stroke-dash="Fine_20_Dashed" svg:stroke-width="0.08cm" svg:stroke-color="#000000" draw:fill-color="#0000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001cm" svg:height="10.001cm" xlink:href=".." xlink:type="simple" chart:class="chart:line" chart:style-name="ch1">
        <chart:title svg:x="9.626cm" svg:y="8.314cm" chart:style-name="ch2">
          <text:p>d) Scalability</text:p>
        </chart:title>
        <chart:subtitle svg:x="10.346cm" svg:y="9.297cm" chart:style-name="ch3">
          <text:p>Xeon Phi</text:p>
        </chart:subtitle>
        <chart:legend svg:x="0.135cm" svg:y="8.148cm" style:legend-expansion="custom" chartooo:width="7.18cm" chartooo:height="1.3cm" style:legend-expansion-aspect-ratio="5.52307692307692" chart:style-name="ch4"/>
        <chart:plot-area chart:style-name="ch5" table:cell-range-address="data.A24:data.A48 data.K24:data.K48 data.K72:data.K96 data.X24:data.X48 data.X72:data.X96" chart:data-source-has-labels="both" svg:x="0.026cm" svg:y="0.153cm" svg:width="13.295cm" svg:height="8.316cm">
          <chartooo:coordinate-region svg:x="0.126cm" svg:y="0.352cm" svg:width="12.612cm" svg:height="7.244cm"/>
          <chart:axis chart:dimension="x" chart:name="primary-x" chart:style-name="ch6" chartooo:axis-type="auto">
            <chartooo:date-scale/>
            <chart:title svg:x="9.293cm" svg:y="7.003cm" chart:style-name="ch7">
              <text:p>Numer of Threads</text:p>
            </chart:title>
            <chart:categories table:cell-range-address="data.A24:data.A48"/>
          </chart:axis>
          <chart:axis chart:dimension="y" chart:name="primary-y" chart:style-name="ch8">
            <chart:title svg:x="0.166cm" svg:y="0.537cm" chart:style-name="ch9">
              <text:p>Scalability</text:p>
            </chart:title>
            <chart:grid chart:style-name="ch10" chart:class="major"/>
          </chart:axis>
          <chart:series chart:style-name="ch11" chart:values-cell-range-address="data.K24:data.K48" loext:label-string="thread" chart:class="chart:line">
            <chart:data-point chart:repeated="25"/>
          </chart:series>
          <chart:series chart:style-name="ch12" chart:values-cell-range-address="data.K72:data.K96" loext:label-string="vect_thread" chart:class="chart:line">
            <chart:data-point chart:repeated="25"/>
          </chart:series>
          <chart:series chart:style-name="ch13" chart:values-cell-range-address="data.X24:data.X48" loext:label-string="ff" chart:class="chart:line">
            <chart:data-point chart:repeated="25"/>
          </chart:series>
          <chart:series chart:style-name="ch14" chart:values-cell-range-address="data.X72:data.X96" loext:label-string="vect_ff" chart:class="chart:line">
            <chart:data-point chart:repeated="25"/>
          </chart:series>
          <chart:series chart:style-name="ch15" chart:values-cell-range-address="data.A24:data.A48" loext:label-string="ideal" chart:class="chart:line">
            <chart:data-point chart:repeated="2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</text:p>
              </table:table-cell>
              <table:table-cell office:value-type="string">
                <text:p>vect_thread</text:p>
              </table:table-cell>
              <table:table-cell office:value-type="string">
                <text:p>ff</text:p>
              </table:table-cell>
              <table:table-cell office:value-type="string">
                <text:p>vect_ff</text:p>
              </table:table-cell>
              <table:table-cell office:value-type="string">
                <text:p>ideal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data.A24:data.A48</svg:desc>
                </draw:g>
              </table:table-cell>
              <table:table-cell office:value-type="float" office:value="1">
                <text:p>1</text:p>
                <draw:g>
                  <svg:desc>data.K24:data.K48</svg:desc>
                </draw:g>
              </table:table-cell>
              <table:table-cell office:value-type="float" office:value="1">
                <text:p>1</text:p>
                <draw:g>
                  <svg:desc>data.K72:data.K96</svg:desc>
                </draw:g>
              </table:table-cell>
              <table:table-cell office:value-type="float" office:value="1">
                <text:p>1</text:p>
                <draw:g>
                  <svg:desc>data.X24:data.X48</svg:desc>
                </draw:g>
              </table:table-cell>
              <table:table-cell office:value-type="float" office:value="1">
                <text:p>1</text:p>
                <draw:g>
                  <svg:desc>data.X72:data.X96</svg:desc>
                </draw:g>
              </table:table-cell>
              <table:table-cell office:value-type="float" office:value="1">
                <text:p>1</text:p>
                <draw:g>
                  <svg:desc>data.A24:data.A4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12227831815531">
                <text:p>3.12227831815531</text:p>
              </table:table-cell>
              <table:table-cell office:value-type="float" office:value="3.23486990026172">
                <text:p>3.23486990026172</text:p>
              </table:table-cell>
              <table:table-cell office:value-type="float" office:value="7.74161413972751">
                <text:p>7.74161413972751</text:p>
              </table:table-cell>
              <table:table-cell office:value-type="float" office:value="3.20104808040747">
                <text:p>3.201048080407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.62737640424754">
                <text:p>9.62737640424754</text:p>
              </table:table-cell>
              <table:table-cell office:value-type="float" office:value="5.8095930317006">
                <text:p>5.8095930317006</text:p>
              </table:table-cell>
              <table:table-cell office:value-type="float" office:value="11.4188063532408">
                <text:p>11.4188063532408</text:p>
              </table:table-cell>
              <table:table-cell office:value-type="float" office:value="4.07173007510406">
                <text:p>4.0717300751040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4.4784777930363">
                <text:p>14.4784777930363</text:p>
              </table:table-cell>
              <table:table-cell office:value-type="float" office:value="6.08336395515505">
                <text:p>6.08336395515505</text:p>
              </table:table-cell>
              <table:table-cell office:value-type="float" office:value="14.5347287643357">
                <text:p>14.5347287643357</text:p>
              </table:table-cell>
              <table:table-cell office:value-type="float" office:value="6.69931138625766">
                <text:p>6.6993113862576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.1612590034096">
                <text:p>11.1612590034096</text:p>
              </table:table-cell>
              <table:table-cell office:value-type="float" office:value="6.51685331746582">
                <text:p>6.51685331746582</text:p>
              </table:table-cell>
              <table:table-cell office:value-type="float" office:value="16.3916010902725">
                <text:p>16.3916010902725</text:p>
              </table:table-cell>
              <table:table-cell office:value-type="float" office:value="6.95953758437167">
                <text:p>6.9595375843716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.4662925250895">
                <text:p>10.4662925250895</text:p>
              </table:table-cell>
              <table:table-cell office:value-type="float" office:value="6.19715319297415">
                <text:p>6.19715319297415</text:p>
              </table:table-cell>
              <table:table-cell office:value-type="float" office:value="18.4124537722959">
                <text:p>18.4124537722959</text:p>
              </table:table-cell>
              <table:table-cell office:value-type="float" office:value="7.1358273774063">
                <text:p>7.135827377406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9.68577665286572">
                <text:p>9.68577665286572</text:p>
              </table:table-cell>
              <table:table-cell office:value-type="float" office:value="6.2693416964064">
                <text:p>6.2693416964064</text:p>
              </table:table-cell>
              <table:table-cell office:value-type="float" office:value="19.7361412607371">
                <text:p>19.7361412607371</text:p>
              </table:table-cell>
              <table:table-cell office:value-type="float" office:value="7.19558356316794">
                <text:p>7.1955835631679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3.2927360879543">
                <text:p>13.2927360879543</text:p>
              </table:table-cell>
              <table:table-cell office:value-type="float" office:value="6.19522765552157">
                <text:p>6.19522765552157</text:p>
              </table:table-cell>
              <table:table-cell office:value-type="float" office:value="20.5733299577836">
                <text:p>20.5733299577836</text:p>
              </table:table-cell>
              <table:table-cell office:value-type="float" office:value="6.85200735852587">
                <text:p>6.8520073585258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1.5454254264171">
                <text:p>11.5454254264171</text:p>
              </table:table-cell>
              <table:table-cell office:value-type="float" office:value="6.35116892223636">
                <text:p>6.35116892223636</text:p>
              </table:table-cell>
              <table:table-cell office:value-type="float" office:value="21.1889071104185">
                <text:p>21.1889071104185</text:p>
              </table:table-cell>
              <table:table-cell office:value-type="float" office:value="6.95938196894682">
                <text:p>6.9593819689468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0.4087989026053">
                <text:p>20.4087989026053</text:p>
              </table:table-cell>
              <table:table-cell office:value-type="float" office:value="6.36594152267188">
                <text:p>6.36594152267188</text:p>
              </table:table-cell>
              <table:table-cell office:value-type="float" office:value="21.6331766719683">
                <text:p>21.6331766719683</text:p>
              </table:table-cell>
              <table:table-cell office:value-type="float" office:value="6.92735002013573">
                <text:p>6.927350020135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0.4583708753266">
                <text:p>20.4583708753266</text:p>
              </table:table-cell>
              <table:table-cell office:value-type="float" office:value="6.39152805365438">
                <text:p>6.39152805365438</text:p>
              </table:table-cell>
              <table:table-cell office:value-type="float" office:value="22.0220188907336">
                <text:p>22.0220188907336</text:p>
              </table:table-cell>
              <table:table-cell office:value-type="float" office:value="7.02117367233204">
                <text:p>7.021173672332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1.4531225701019">
                <text:p>21.4531225701019</text:p>
              </table:table-cell>
              <table:table-cell office:value-type="float" office:value="6.39609477269987">
                <text:p>6.39609477269987</text:p>
              </table:table-cell>
              <table:table-cell office:value-type="float" office:value="22.3813755247444">
                <text:p>22.3813755247444</text:p>
              </table:table-cell>
              <table:table-cell office:value-type="float" office:value="7.11359577401765">
                <text:p>7.1135957740176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8.626407748557">
                <text:p>18.626407748557</text:p>
              </table:table-cell>
              <table:table-cell office:value-type="float" office:value="6.26095684384791">
                <text:p>6.26095684384791</text:p>
              </table:table-cell>
              <table:table-cell office:value-type="float" office:value="22.2949343675051">
                <text:p>22.2949343675051</text:p>
              </table:table-cell>
              <table:table-cell office:value-type="float" office:value="7.04217065532726">
                <text:p>7.0421706553272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7.0857860437772">
                <text:p>17.0857860437772</text:p>
              </table:table-cell>
              <table:table-cell office:value-type="float" office:value="6.17374424642437">
                <text:p>6.17374424642437</text:p>
              </table:table-cell>
              <table:table-cell office:value-type="float" office:value="22.0138202633972">
                <text:p>22.0138202633972</text:p>
              </table:table-cell>
              <table:table-cell office:value-type="float" office:value="7.0803407890869">
                <text:p>7.080340789086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0.4442710126203">
                <text:p>20.4442710126203</text:p>
              </table:table-cell>
              <table:table-cell office:value-type="float" office:value="6.10864276873565">
                <text:p>6.10864276873565</text:p>
              </table:table-cell>
              <table:table-cell office:value-type="float" office:value="21.6712959111795">
                <text:p>21.6712959111795</text:p>
              </table:table-cell>
              <table:table-cell office:value-type="float" office:value="7.06664632707832">
                <text:p>7.0666463270783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0.5856682945118">
                <text:p>20.5856682945118</text:p>
              </table:table-cell>
              <table:table-cell office:value-type="float" office:value="6.08601873047387">
                <text:p>6.08601873047387</text:p>
              </table:table-cell>
              <table:table-cell office:value-type="float" office:value="21.9452121520617">
                <text:p>21.9452121520617</text:p>
              </table:table-cell>
              <table:table-cell office:value-type="float" office:value="7.02833811251199">
                <text:p>7.0283381125119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0.8462672944942">
                <text:p>20.8462672944942</text:p>
              </table:table-cell>
              <table:table-cell office:value-type="float" office:value="6.15424772399395">
                <text:p>6.15424772399395</text:p>
              </table:table-cell>
              <table:table-cell office:value-type="float" office:value="22.1183682593714">
                <text:p>22.1183682593714</text:p>
              </table:table-cell>
              <table:table-cell office:value-type="float" office:value="6.95080956988688">
                <text:p>6.9508095698868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1.1606624890439">
                <text:p>21.1606624890439</text:p>
              </table:table-cell>
              <table:table-cell office:value-type="float" office:value="6.03301930193502">
                <text:p>6.03301930193502</text:p>
              </table:table-cell>
              <table:table-cell office:value-type="float" office:value="22.1028893361805">
                <text:p>22.1028893361805</text:p>
              </table:table-cell>
              <table:table-cell office:value-type="float" office:value="6.97867526550815">
                <text:p>6.9786752655081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0.8218079055059">
                <text:p>20.8218079055059</text:p>
              </table:table-cell>
              <table:table-cell office:value-type="float" office:value="5.83784159326264">
                <text:p>5.83784159326264</text:p>
              </table:table-cell>
              <table:table-cell office:value-type="float" office:value="21.807686349929">
                <text:p>21.807686349929</text:p>
              </table:table-cell>
              <table:table-cell office:value-type="float" office:value="6.97758499417119">
                <text:p>6.9775849941711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0.441674759996">
                <text:p>20.441674759996</text:p>
              </table:table-cell>
              <table:table-cell office:value-type="float" office:value="5.72590343421676">
                <text:p>5.72590343421676</text:p>
              </table:table-cell>
              <table:table-cell office:value-type="float" office:value="21.6269172609216">
                <text:p>21.6269172609216</text:p>
              </table:table-cell>
              <table:table-cell office:value-type="float" office:value="6.90785753918713">
                <text:p>6.9078575391871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.3786590469864">
                <text:p>20.3786590469864</text:p>
              </table:table-cell>
              <table:table-cell office:value-type="float" office:value="5.0825072812203">
                <text:p>5.0825072812203</text:p>
              </table:table-cell>
              <table:table-cell office:value-type="float" office:value="21.5151780184691">
                <text:p>21.5151780184691</text:p>
              </table:table-cell>
              <table:table-cell office:value-type="float" office:value="6.84655292120079">
                <text:p>6.8465529212007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0.4322940383948">
                <text:p>20.4322940383948</text:p>
              </table:table-cell>
              <table:table-cell office:value-type="float" office:value="3.18896550580426">
                <text:p>3.18896550580426</text:p>
              </table:table-cell>
              <table:table-cell office:value-type="float" office:value="21.6810140156439">
                <text:p>21.6810140156439</text:p>
              </table:table-cell>
              <table:table-cell office:value-type="float" office:value="6.83577327172746">
                <text:p>6.83577327172746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0.5946255513139">
                <text:p>20.5946255513139</text:p>
              </table:table-cell>
              <table:table-cell office:value-type="float" office:value="3.16029533839976">
                <text:p>3.16029533839976</text:p>
              </table:table-cell>
              <table:table-cell office:value-type="float" office:value="21.6555972722743">
                <text:p>21.6555972722743</text:p>
              </table:table-cell>
              <table:table-cell office:value-type="float" office:value="6.80916060281733">
                <text:p>6.80916060281733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0.5338603629658">
                <text:p>20.5338603629658</text:p>
              </table:table-cell>
              <table:table-cell office:value-type="float" office:value="3.19148462845469">
                <text:p>3.19148462845469</text:p>
              </table:table-cell>
              <table:table-cell office:value-type="float" office:value="21.7301649387592">
                <text:p>21.7301649387592</text:p>
              </table:table-cell>
              <table:table-cell office:value-type="float" office:value="6.80730833543789">
                <text:p>6.80730833543789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6.3067001481169">
                <text:p>16.3067001481169</text:p>
              </table:table-cell>
              <table:table-cell office:value-type="float" office:value="3.64731812376358">
                <text:p>3.64731812376358</text:p>
              </table:table-cell>
              <table:table-cell office:value-type="float" office:value="21.4113987996778">
                <text:p>21.4113987996778</text:p>
              </table:table-cell>
              <table:table-cell office:value-type="float" office:value="6.6141828655142">
                <text:p>6.6141828655142</text:p>
              </table:table-cell>
              <table:table-cell office:value-type="float" office:value="240">
                <text:p>24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